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color="#000000" style:font-name="Consolas1" fo:font-size="8pt" officeooo:paragraph-rsid="00144640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6pt" officeooo:paragraph-rsid="00144640" style:font-size-asian="16pt" style:font-size-complex="16pt"/>
    </style:style>
    <style:style style:name="P4" style:family="paragraph" style:parent-style-name="Standard">
      <style:text-properties style:font-name="Consolas1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Consolas1" fo:font-size="8pt" officeooo:paragraph-rsid="0014464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Consolas1" fo:font-size="8pt" officeooo:rsid="00138aeb" officeooo:paragraph-rsid="00144640" style:font-size-asian="8pt" style:font-size-complex="8pt"/>
    </style:style>
    <style:style style:name="P7" style:family="paragraph" style:parent-style-name="Standard">
      <style:text-properties style:font-name="Consolas1" fo:font-size="8pt" officeooo:rsid="00138aeb" officeooo:paragraph-rsid="00144640" style:font-size-asian="8pt" style:font-size-complex="8pt"/>
    </style:style>
    <style:style style:name="P8" style:family="paragraph" style:parent-style-name="Standard">
      <style:text-properties style:font-name="Consolas1" fo:font-size="8pt" officeooo:paragraph-rsid="00144640" style:font-size-asian="8pt" style:font-size-complex="8pt"/>
    </style:style>
    <style:style style:name="P9" style:family="paragraph" style:parent-style-name="Standard">
      <style:text-properties style:font-name="Consolas1" fo:font-size="8pt" officeooo:rsid="00151e96" officeooo:paragraph-rsid="00144640" style:font-size-asian="8pt" style:font-size-complex="8pt"/>
    </style:style>
    <style:style style:name="P10" style:family="paragraph" style:parent-style-name="Standard">
      <style:text-properties style:font-name="Consolas1" fo:font-size="8pt" officeooo:rsid="0015dc35" officeooo:paragraph-rsid="00144640" style:font-size-asian="8pt" style:font-size-complex="8pt"/>
    </style:style>
    <style:style style:name="P11" style:family="paragraph" style:parent-style-name="Standard">
      <style:text-properties style:font-name="Consolas1" fo:font-size="8pt" officeooo:rsid="001853eb" officeooo:paragraph-rsid="00144640" style:font-size-asian="8pt" style:font-size-complex="8pt"/>
    </style:style>
    <style:style style:name="P12" style:family="paragraph" style:parent-style-name="Standard">
      <style:text-properties style:font-name="Consolas1" fo:font-size="8pt" officeooo:rsid="00199bb9" officeooo:paragraph-rsid="00144640" style:font-size-asian="8pt" style:font-size-complex="8pt"/>
    </style:style>
    <style:style style:name="P13" style:family="paragraph" style:parent-style-name="Standard">
      <style:paragraph-properties fo:text-align="start" style:justify-single-word="false" fo:break-before="page"/>
      <style:text-properties fo:color="#0000ff" style:font-name="Consolas1" fo:font-size="8pt" officeooo:paragraph-rsid="00144640" style:font-size-asian="8pt" style:font-size-complex="8pt"/>
    </style:style>
    <style:style style:name="P14" style:family="paragraph" style:parent-style-name="Standard">
      <style:text-properties fo:color="#0000ff" style:font-name="Consolas1" fo:font-size="8pt" style:font-size-asian="8pt" style:font-size-complex="8pt"/>
    </style:style>
    <style:style style:name="P15" style:family="paragraph" style:parent-style-name="Standard">
      <style:text-properties fo:color="#808080" style:font-name="Consolas1" fo:font-size="8pt" style:font-size-asian="8pt" style:font-size-complex="8pt"/>
    </style:style>
    <style:style style:name="P16" style:family="paragraph" style:parent-style-name="Standard">
      <style:text-properties fo:color="#008000" style:font-name="Consolas1" fo:font-size="8pt" style:font-size-asian="8pt" style:font-size-complex="8pt"/>
    </style:style>
    <style:style style:name="P17" style:family="paragraph" style:parent-style-name="Standard">
      <style:text-properties fo:color="#000000" style:font-name="Consolas1" fo:font-size="8pt" style:font-size-asian="8pt" style:font-size-complex="8pt"/>
    </style:style>
    <style:style style:name="T1" style:family="text">
      <style:text-properties officeooo:rsid="0001f7e0"/>
    </style:style>
    <style:style style:name="T2" style:family="text">
      <style:text-properties fo:color="#0000ff"/>
    </style:style>
    <style:style style:name="T3" style:family="text">
      <style:text-properties fo:color="#000000"/>
    </style:style>
    <style:style style:name="T4" style:family="text">
      <style:text-properties fo:color="#808080"/>
    </style:style>
    <style:style style:name="T5" style:family="text">
      <style:text-properties fo:color="#008000"/>
    </style:style>
    <style:style style:name="T6" style:family="text">
      <style:text-properties fo:color="#ff0000"/>
    </style:style>
    <style:style style:name="T7" style:family="text">
      <style:text-properties fo:color="#ff00ff"/>
    </style:style>
    <style:style style:name="T8" style:family="text">
      <style:text-properties officeooo:rsid="0015dc35"/>
    </style:style>
    <style:style style:name="T9" style:family="text">
      <style:text-properties officeooo:rsid="00151e96"/>
    </style:style>
    <style:style style:name="T10" style:family="text">
      <style:text-properties officeooo:rsid="001404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antiago C</text:p>
      <text:p text:style-name="P3">Analista Programador - M3A</text:p>
      <text:p text:style-name="P3">B<text:span text:style-name="T1">a</text:span>ses de Datos 2 - Fernando Martínez</text:p>
      <text:p text:style-name="P13"/>
      <text:p text:style-name="P5"><text:span text:style-name="T2">use</text:span><text:span text:style-name="T3"> </text:span><text:span text:style-name="T2">master</text:span></text:p>
      <text:p text:style-name="P4"><text:span text:style-name="T2">create</text:span><text:span text:style-name="T3"> </text:span><text:span text:style-name="T2">database</text:span><text:span text:style-name="T3"> ObligBD2</text:span></text:p>
      <text:p text:style-name="P14">go</text:p>
      <text:p text:style-name="P4"><text:span text:style-name="T2">use</text:span><text:span text:style-name="T3"> ObligBD2</text:span></text:p>
      <text:p text:style-name="P1"/>
      <text:p text:style-name="P4"><text:span text:style-name="T2">CREATE</text:span><text:span text:style-name="T3"> </text:span><text:span text:style-name="T2">TABLE</text:span><text:span text:style-name="T3"> Paises</text:span><text:span text:style-name="T4">(</text:span></text:p>
      <text:p text:style-name="P4"><text:span text:style-name="T3"><text:tab/>paisId </text:span><text:span text:style-name="T2">int</text:span><text:span text:style-name="T3"> </text:span><text:span text:style-name="T2">identity</text:span><text:span text:style-name="T4">,</text:span></text:p>
      <text:p text:style-name="P4"><text:span text:style-name="T3"><text:tab/>paisNombre </text:span><text:span text:style-name="T2">varchar</text:span><text:span text:style-name="T4">(</text:span><text:span text:style-name="T3">30</text:span><text:span text:style-name="T4">),</text:span></text:p>
      <text:p text:style-name="P4"><text:span text:style-name="T3"><text:tab/>paisCodigo </text:span><text:span text:style-name="T2">char</text:span><text:span text:style-name="T4">(</text:span><text:span text:style-name="T3">3</text:span><text:span text:style-name="T4">)</text:span></text:p>
      <text:p text:style-name="P15">)</text:p>
      <text:p text:style-name="P4"><text:span text:style-name="T2">CREATE</text:span><text:span text:style-name="T3"> </text:span><text:span text:style-name="T2">TABLE</text:span><text:span text:style-name="T3"> Jugadores</text:span><text:span text:style-name="T4">(</text:span></text:p>
      <text:p text:style-name="P4"><text:span text:style-name="T3"><text:tab/>jugadorId </text:span><text:span text:style-name="T2">int</text:span><text:span text:style-name="T3"> </text:span><text:span text:style-name="T2">identity</text:span><text:span text:style-name="T4">,</text:span></text:p>
      <text:p text:style-name="P4"><text:span text:style-name="T3"><text:tab/>nombre </text:span><text:span text:style-name="T2">varchar</text:span><text:span text:style-name="T4">(</text:span><text:span text:style-name="T3">50</text:span><text:span text:style-name="T4">),</text:span></text:p>
      <text:p text:style-name="P4"><text:span text:style-name="T3"><text:tab/>fechaNacimiento </text:span><text:span text:style-name="T2">date</text:span><text:span text:style-name="T4">,</text:span></text:p>
      <text:p text:style-name="P4"><text:span text:style-name="T3"><text:tab/>paisNacimiento </text:span><text:span text:style-name="T2">int</text:span><text:span text:style-name="T4">,</text:span></text:p>
      <text:p text:style-name="P4"><text:span text:style-name="T3"><text:tab/>paisResidencia </text:span><text:span text:style-name="T2">int</text:span><text:span text:style-name="T4">,</text:span></text:p>
      <text:p text:style-name="P4"><text:span text:style-name="T3"><text:tab/>estatura </text:span><text:span text:style-name="T2">int</text:span><text:span text:style-name="T4">,</text:span></text:p>
      <text:p text:style-name="P4"><text:span text:style-name="T3"><text:tab/>peso </text:span><text:span text:style-name="T2">int</text:span><text:span text:style-name="T4">,</text:span></text:p>
      <text:p text:style-name="P4"><text:span text:style-name="T3"><text:tab/>juego </text:span><text:span text:style-name="T2">char</text:span><text:span text:style-name="T4">(</text:span><text:span text:style-name="T3">1</text:span><text:span text:style-name="T4">),</text:span></text:p>
      <text:p text:style-name="P4"><text:span text:style-name="T3"><text:tab/>entrenador </text:span><text:span text:style-name="T2">varchar</text:span><text:span text:style-name="T4">(</text:span><text:span text:style-name="T3">30</text:span><text:span text:style-name="T4">),</text:span></text:p>
      <text:p text:style-name="P4"><text:span text:style-name="T3"><text:tab/>profesionalDesde </text:span><text:span text:style-name="T2">int</text:span><text:span text:style-name="T4">,</text:span></text:p>
      <text:p text:style-name="P4"><text:span text:style-name="T3"><text:tab/>partidosGanados </text:span><text:span text:style-name="T2">int</text:span><text:span text:style-name="T4">,</text:span></text:p>
      <text:p text:style-name="P4"><text:span text:style-name="T3"><text:tab/>partidosPerdidos </text:span><text:span text:style-name="T2">int</text:span><text:span text:style-name="T4">,</text:span></text:p>
      <text:p text:style-name="P4"><text:span text:style-name="T3"><text:tab/>titulosGanados </text:span><text:span text:style-name="T2">int</text:span><text:span text:style-name="T4">,</text:span></text:p>
      <text:p text:style-name="P4"><text:span text:style-name="T3"><text:tab/>premiosGanados </text:span><text:span text:style-name="T2">int</text:span></text:p>
      <text:p text:style-name="P15">)</text:p>
      <text:p text:style-name="P4"><text:span text:style-name="T2">CREATE</text:span><text:span text:style-name="T3"> </text:span><text:span text:style-name="T2">TABLE</text:span><text:span text:style-name="T3"> Torneos</text:span><text:span text:style-name="T4">(</text:span></text:p>
      <text:p text:style-name="P4"><text:span text:style-name="T3"><text:tab/>torneoId </text:span><text:span text:style-name="T2">int</text:span><text:span text:style-name="T3"> </text:span><text:span text:style-name="T2">identity</text:span><text:span text:style-name="T4">,</text:span></text:p>
      <text:p text:style-name="P4"><text:span text:style-name="T3"><text:tab/>torneoNombre </text:span><text:span text:style-name="T2">varchar</text:span><text:span text:style-name="T4">(</text:span><text:span text:style-name="T3">30</text:span><text:span text:style-name="T4">),</text:span></text:p>
      <text:p text:style-name="P4"><text:span text:style-name="T3"><text:tab/>torneoTipo </text:span><text:span text:style-name="T2">char</text:span><text:span text:style-name="T4">(</text:span><text:span text:style-name="T3">4</text:span><text:span text:style-name="T4">),</text:span></text:p>
      <text:p text:style-name="P4"><text:span text:style-name="T3"><text:tab/>torneoSuperficie </text:span><text:span text:style-name="T2">char</text:span><text:span text:style-name="T4">(</text:span><text:span text:style-name="T3">1</text:span><text:span text:style-name="T4">),</text:span></text:p>
      <text:p text:style-name="P4"><text:span text:style-name="T3"><text:tab/>torneoPrimeraEdicion </text:span><text:span text:style-name="T2">int</text:span><text:span text:style-name="T4">,</text:span></text:p>
      <text:p text:style-name="P4"><text:span text:style-name="T3"><text:tab/>torneoPais </text:span><text:span text:style-name="T2">int</text:span></text:p>
      <text:p text:style-name="P15">)</text:p>
      <text:p text:style-name="P4"><text:span text:style-name="T2">CREATE</text:span><text:span text:style-name="T3"> </text:span><text:span text:style-name="T2">TABLE</text:span><text:span text:style-name="T3"> TorneoEdicion</text:span><text:span text:style-name="T4">(</text:span></text:p>
      <text:p text:style-name="P4"><text:span text:style-name="T3"><text:tab/>torneoId </text:span><text:span text:style-name="T2">int</text:span><text:span text:style-name="T4">,</text:span></text:p>
      <text:p text:style-name="P4"><text:span text:style-name="T3"><text:tab/>anio </text:span><text:span text:style-name="T2">int</text:span><text:span text:style-name="T4">,</text:span></text:p>
      <text:p text:style-name="P4"><text:span text:style-name="T3"><text:tab/>jugadorGanador </text:span><text:span text:style-name="T2">int</text:span><text:span text:style-name="T4">,</text:span></text:p>
      <text:p text:style-name="P4"><text:span text:style-name="T3"><text:tab/>finalista </text:span><text:span text:style-name="T2">int</text:span><text:span text:style-name="T4">,</text:span></text:p>
      <text:p text:style-name="P4"><text:span text:style-name="T3"><text:tab/>premioGanador </text:span><text:span text:style-name="T2">int</text:span><text:span text:style-name="T4">,</text:span></text:p>
      <text:p text:style-name="P4"><text:span text:style-name="T3"><text:tab/>premiosTotales </text:span><text:span text:style-name="T2">int</text:span><text:span text:style-name="T4">,</text:span></text:p>
      <text:p text:style-name="P4"><text:span text:style-name="T3"><text:tab/>fechaComienzo </text:span><text:span text:style-name="T2">date</text:span><text:span text:style-name="T4">,</text:span></text:p>
      <text:p text:style-name="P4"><text:span text:style-name="T3"><text:tab/>fechaFin </text:span><text:span text:style-name="T2">date</text:span></text:p>
      <text:p text:style-name="P15">)</text:p>
      <text:p text:style-name="P4"><text:span text:style-name="T2">CREATE</text:span><text:span text:style-name="T3"> </text:span><text:span text:style-name="T2">TABLE</text:span><text:span text:style-name="T3"> Partidos</text:span><text:span text:style-name="T4">(</text:span></text:p>
      <text:p text:style-name="P4"><text:span text:style-name="T3"><text:tab/>jugadorGanador </text:span><text:span text:style-name="T2">int</text:span><text:span text:style-name="T4">,</text:span></text:p>
      <text:p text:style-name="P4"><text:span text:style-name="T3"><text:tab/>jugadorPerdedor </text:span><text:span text:style-name="T2">int</text:span><text:span text:style-name="T4">,</text:span></text:p>
      <text:p text:style-name="P4"><text:span text:style-name="T3"><text:tab/>torneoId </text:span><text:span text:style-name="T2">int</text:span><text:span text:style-name="T4">,</text:span></text:p>
      <text:p text:style-name="P4"><text:span text:style-name="T3"><text:tab/>anio </text:span><text:span text:style-name="T2">int</text:span><text:span text:style-name="T4">,</text:span></text:p>
      <text:p text:style-name="P4"><text:span text:style-name="T3"><text:tab/>torneoInstancia </text:span><text:span text:style-name="T2">char</text:span><text:span text:style-name="T4">(</text:span><text:span text:style-name="T3">4</text:span><text:span text:style-name="T4">),</text:span></text:p>
      <text:p text:style-name="P4"><text:span text:style-name="T3"><text:tab/>marcador </text:span><text:span text:style-name="T2">varchar</text:span><text:span text:style-name="T4">(</text:span><text:span text:style-name="T3">30</text:span><text:span text:style-name="T4">),</text:span></text:p>
      <text:p text:style-name="P15">)</text:p>
      <text:p text:style-name="P4"><text:span text:style-name="T2">CREATE</text:span><text:span text:style-name="T3"> </text:span><text:span text:style-name="T2">TABLE</text:span><text:span text:style-name="T3"> FechaRanking</text:span><text:span text:style-name="T4">(</text:span></text:p>
      <text:p text:style-name="P4"><text:span text:style-name="T3"><text:tab/>fechaRankingId </text:span><text:span text:style-name="T2">int</text:span><text:span text:style-name="T3"> </text:span><text:span text:style-name="T2">identity</text:span><text:span text:style-name="T4">,</text:span></text:p>
      <text:p text:style-name="P4"><text:span text:style-name="T3"><text:tab/>fecha </text:span><text:span text:style-name="T2">date</text:span></text:p>
      <text:p text:style-name="P15">)</text:p>
      <text:p text:style-name="P4"><text:span text:style-name="T2">CREATE</text:span><text:span text:style-name="T3"> </text:span><text:span text:style-name="T2">TABLE</text:span><text:span text:style-name="T3"> Ranking</text:span><text:span text:style-name="T4">(</text:span></text:p>
      <text:p text:style-name="P4"><text:span text:style-name="T3"><text:tab/>fechaRanking </text:span><text:span text:style-name="T2">int</text:span><text:span text:style-name="T4">,</text:span></text:p>
      <text:p text:style-name="P4"><text:span text:style-name="T3"><text:tab/>jugadorId </text:span><text:span text:style-name="T2">int</text:span><text:span text:style-name="T4">,</text:span></text:p>
      <text:p text:style-name="P4"><text:span text:style-name="T3"><text:tab/>posicion </text:span><text:span text:style-name="T2">int</text:span><text:span text:style-name="T4">,</text:span></text:p>
      <text:p text:style-name="P4"><text:span text:style-name="T3"><text:tab/>puntos </text:span><text:span text:style-name="T2">int</text:span><text:span text:style-name="T4">,</text:span></text:p>
      <text:p text:style-name="P15">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6">-------------------------------- restricciones de integridad --------------------------------</text:p>
      <text:p text:style-name="P1"/>
      <text:p text:style-name="P4"><text:span text:style-name="T2">use</text:span><text:span text:style-name="T3"> </text:span><text:span text:style-name="T2">master</text:span></text:p>
      <text:p text:style-name="P14">go</text:p>
      <text:p text:style-name="P4"><text:span text:style-name="T2">use</text:span><text:span text:style-name="T3"> ObligBD2</text:span></text:p>
      <text:p text:style-name="P1"/>
      <text:p text:style-name="P1"/>
      <text:p text:style-name="P4"><text:span text:style-name="T2">alter</text:span><text:span text:style-name="T3"> </text:span><text:span text:style-name="T2">table</text:span><text:span text:style-name="T3"> Paises </text:span><text:span text:style-name="T2">add</text:span><text:span text:style-name="T3"> </text:span></text:p>
      <text:p text:style-name="P4"><text:span text:style-name="T3"><text:tab/></text:span><text:span text:style-name="T2">constraint</text:span><text:span text:style-name="T3"> pk_Paises </text:span><text:span text:style-name="T2">primary</text:span><text:span text:style-name="T3"> </text:span><text:span text:style-name="T2">key </text:span><text:span text:style-name="T4">(</text:span><text:span text:style-name="T3">paisId</text:span><text:span text:style-name="T4">),</text:span></text:p>
      <text:p text:style-name="P4"><text:span text:style-name="T3"><text:tab/></text:span><text:span text:style-name="T2">constraint</text:span><text:span text:style-name="T3"> paisNombre_unico </text:span><text:span text:style-name="T2">unique</text:span><text:span text:style-name="T4">(</text:span><text:span text:style-name="T3">paisNombre</text:span><text:span text:style-name="T4">),</text:span></text:p>
      <text:p text:style-name="P4"><text:span text:style-name="T3"><text:tab/></text:span><text:span text:style-name="T2">constraint</text:span><text:span text:style-name="T3"> paisCodigo_unico </text:span><text:span text:style-name="T2">unique</text:span><text:span text:style-name="T4">(</text:span><text:span text:style-name="T3">paisCodigo</text:span><text:span text:style-name="T4">)</text:span></text:p>
      <text:p text:style-name="P1"/>
      <text:p text:style-name="P4"><text:span text:style-name="T2">alter</text:span><text:span text:style-name="T3"> </text:span><text:span text:style-name="T2">table</text:span><text:span text:style-name="T3"> Jugadores </text:span><text:span text:style-name="T2">add</text:span><text:span text:style-name="T3"> </text:span></text:p>
      <text:p text:style-name="P4"><text:span text:style-name="T3"><text:tab/></text:span><text:span text:style-name="T2">constraint</text:span><text:span text:style-name="T3"> pk_Jugadores </text:span><text:span text:style-name="T2">primary</text:span><text:span text:style-name="T3"> </text:span><text:span text:style-name="T2">key </text:span><text:span text:style-name="T4">(</text:span><text:span text:style-name="T3">jugadorId</text:span><text:span text:style-name="T4">),</text:span></text:p>
      <text:p text:style-name="P4"><text:span text:style-name="T3"><text:tab/></text:span><text:span text:style-name="T2">constraint</text:span><text:span text:style-name="T3"> derecho_zurdo </text:span><text:span text:style-name="T2">check</text:span><text:span text:style-name="T4">(</text:span><text:span text:style-name="T3">juego </text:span><text:span text:style-name="T4">in</text:span><text:span text:style-name="T2"> </text:span><text:span text:style-name="T4">(</text:span><text:span text:style-name="T6">'D'</text:span><text:span text:style-name="T4">,</text:span><text:span text:style-name="T6">'Z'</text:span><text:span text:style-name="T4">)),</text:span></text:p>
      <text:p text:style-name="P4"><text:span text:style-name="T3"><text:tab/></text:span><text:span text:style-name="T2">constraint</text:span><text:span text:style-name="T3"> fk_paisNacimiento </text:span><text:span text:style-name="T2">foreign</text:span><text:span text:style-name="T3"> </text:span><text:span text:style-name="T2">key </text:span><text:span text:style-name="T4">(</text:span><text:span text:style-name="T3">paisNacimiento</text:span><text:span text:style-name="T4">)</text:span><text:span text:style-name="T3"> </text:span><text:span text:style-name="T2">references</text:span><text:span text:style-name="T3"> Paises</text:span><text:span text:style-name="T4">,</text:span></text:p>
      <text:p text:style-name="P4"><text:span text:style-name="T3"><text:tab/></text:span><text:span text:style-name="T2">constraint</text:span><text:span text:style-name="T3"> fk_paisResidencia </text:span><text:span text:style-name="T2">foreign</text:span><text:span text:style-name="T3"> </text:span><text:span text:style-name="T2">key </text:span><text:span text:style-name="T4">(</text:span><text:span text:style-name="T3">paisResidencia</text:span><text:span text:style-name="T4">)</text:span><text:span text:style-name="T3"> </text:span><text:span text:style-name="T2">references</text:span><text:span text:style-name="T3"> Paises</text:span><text:span text:style-name="T4">,</text:span></text:p>
      <text:p text:style-name="P4"><text:span text:style-name="T3"><text:tab/></text:span><text:span text:style-name="T2">constraint</text:span><text:span text:style-name="T3"> anio_coherente </text:span><text:span text:style-name="T2">check </text:span><text:span text:style-name="T4">(</text:span><text:span text:style-name="T3">profesionalDesde </text:span><text:span text:style-name="T4">between</text:span><text:span text:style-name="T3"> 1900 </text:span><text:span text:style-name="T4">and</text:span><text:span text:style-name="T3"> </text:span><text:span text:style-name="T7">year</text:span><text:span text:style-name="T4">(</text:span><text:span text:style-name="T7">getdate</text:span><text:span text:style-name="T4">()))</text:span></text:p>
      <text:p text:style-name="P1"/>
      <text:p text:style-name="P4"><text:span text:style-name="T2">alter</text:span><text:span text:style-name="T3"> </text:span><text:span text:style-name="T2">table</text:span><text:span text:style-name="T3"> Torneos </text:span><text:span text:style-name="T2">add</text:span><text:span text:style-name="T3"> </text:span></text:p>
      <text:p text:style-name="P4"><text:span text:style-name="T3"><text:tab/></text:span><text:span text:style-name="T2">constraint</text:span><text:span text:style-name="T3"> pk_Torneos </text:span><text:span text:style-name="T2">primary</text:span><text:span text:style-name="T3"> </text:span><text:span text:style-name="T2">key </text:span><text:span text:style-name="T4">(</text:span><text:span text:style-name="T3">torneoId</text:span><text:span text:style-name="T4">),</text:span></text:p>
      <text:p text:style-name="P4"><text:span text:style-name="T3"><text:tab/></text:span><text:span text:style-name="T2">constraint</text:span><text:span text:style-name="T3"> tipos_de_torneo </text:span><text:span text:style-name="T2">check </text:span><text:span text:style-name="T4">(</text:span><text:span text:style-name="T3">torneoTipo </text:span><text:span text:style-name="T4">in</text:span><text:span text:style-name="T2"> </text:span><text:span text:style-name="T4">(</text:span><text:span text:style-name="T6">'GS'</text:span><text:span text:style-name="T4">,</text:span><text:span text:style-name="T3"> </text:span><text:span text:style-name="T6">'MC'</text:span><text:span text:style-name="T4">,</text:span><text:span text:style-name="T3"> </text:span><text:span text:style-name="T6">'1000'</text:span><text:span text:style-name="T4">,</text:span><text:span text:style-name="T3"> </text:span><text:span text:style-name="T6">'500'</text:span><text:span text:style-name="T4">,</text:span><text:span text:style-name="T3"> </text:span><text:span text:style-name="T6">'250'</text:span><text:span text:style-name="T4">)),</text:span></text:p>
      <text:p text:style-name="P4"><text:span text:style-name="T3"><text:tab/></text:span><text:span text:style-name="T2">constraint</text:span><text:span text:style-name="T3"> superficie </text:span><text:span text:style-name="T2">check </text:span><text:span text:style-name="T4">(</text:span><text:span text:style-name="T3">torneoSuperficie </text:span><text:span text:style-name="T4">in</text:span><text:span text:style-name="T2"> </text:span><text:span text:style-name="T4">(</text:span><text:span text:style-name="T6">'C'</text:span><text:span text:style-name="T4">,</text:span><text:span text:style-name="T3"> </text:span><text:span text:style-name="T6">'P'</text:span><text:span text:style-name="T4">,</text:span><text:span text:style-name="T3"> </text:span><text:span text:style-name="T6">'A'</text:span><text:span text:style-name="T4">)),</text:span></text:p>
      <text:p text:style-name="P4"><text:span text:style-name="T3"><text:tab/></text:span><text:span text:style-name="T2">constraint</text:span><text:span text:style-name="T3"> fk_torneoPais </text:span><text:span text:style-name="T2">foreign</text:span><text:span text:style-name="T3"> </text:span><text:span text:style-name="T2">key </text:span><text:span text:style-name="T4">(</text:span><text:span text:style-name="T3">torneoPais</text:span><text:span text:style-name="T4">)</text:span><text:span text:style-name="T3"> </text:span><text:span text:style-name="T2">references</text:span><text:span text:style-name="T3"> Paises</text:span></text:p>
      <text:p text:style-name="P1"/>
      <text:p text:style-name="P4"><text:span text:style-name="T2">alter</text:span><text:span text:style-name="T3"> </text:span><text:span text:style-name="T2">table</text:span><text:span text:style-name="T3"> TorneoEdicion </text:span><text:span text:style-name="T2">alter</text:span><text:span text:style-name="T3"> </text:span><text:span text:style-name="T2">column</text:span><text:span text:style-name="T3"> anio </text:span><text:span text:style-name="T2">int</text:span><text:span text:style-name="T3"> </text:span><text:span text:style-name="T4">not</text:span><text:span text:style-name="T3"> </text:span><text:span text:style-name="T4">null</text:span></text:p>
      <text:p text:style-name="P4"><text:span text:style-name="T2">alter</text:span><text:span text:style-name="T3"> </text:span><text:span text:style-name="T2">table</text:span><text:span text:style-name="T3"> TorneoEdicion </text:span><text:span text:style-name="T2">alter</text:span><text:span text:style-name="T3"> </text:span><text:span text:style-name="T2">column</text:span><text:span text:style-name="T3"> torneoId </text:span><text:span text:style-name="T2">int</text:span><text:span text:style-name="T3"> </text:span><text:span text:style-name="T4">not</text:span><text:span text:style-name="T3"> </text:span><text:span text:style-name="T4">null</text:span></text:p>
      <text:p text:style-name="P14">go</text:p>
      <text:p text:style-name="P4"><text:span text:style-name="T2">alter</text:span><text:span text:style-name="T3"> </text:span><text:span text:style-name="T2">table</text:span><text:span text:style-name="T3"> TorneoEdicion </text:span><text:span text:style-name="T2">add</text:span></text:p>
      <text:p text:style-name="P4"><text:span text:style-name="T3"><text:tab/></text:span><text:span text:style-name="T2">constraint</text:span><text:span text:style-name="T3"> pk_TorneoEdicion </text:span><text:span text:style-name="T2">primary</text:span><text:span text:style-name="T3"> </text:span><text:span text:style-name="T2">key </text:span><text:span text:style-name="T4">(</text:span><text:span text:style-name="T3">torneoId</text:span><text:span text:style-name="T4">,</text:span><text:span text:style-name="T3"> anio</text:span><text:span text:style-name="T4">),</text:span></text:p>
      <text:p text:style-name="P4"><text:span text:style-name="T3"><text:tab/></text:span><text:span text:style-name="T2">constraint</text:span><text:span text:style-name="T3"> fk_torneoId </text:span><text:span text:style-name="T2">foreign</text:span><text:span text:style-name="T3"> </text:span><text:span text:style-name="T2">key </text:span><text:span text:style-name="T4">(</text:span><text:span text:style-name="T3">torneoId</text:span><text:span text:style-name="T4">)</text:span><text:span text:style-name="T3"> </text:span><text:span text:style-name="T2">references</text:span><text:span text:style-name="T3"> Torneos</text:span><text:span text:style-name="T4">,</text:span></text:p>
      <text:p text:style-name="P4"><text:span text:style-name="T3"><text:tab/></text:span><text:span text:style-name="T2">constraint</text:span><text:span text:style-name="T3"> fk_ganador </text:span><text:span text:style-name="T2">foreign</text:span><text:span text:style-name="T3"> </text:span><text:span text:style-name="T2">key </text:span><text:span text:style-name="T4">(</text:span><text:span text:style-name="T3">jugadorGanador</text:span><text:span text:style-name="T4">)</text:span><text:span text:style-name="T3"> </text:span><text:span text:style-name="T2">references</text:span><text:span text:style-name="T3"> Jugadores</text:span><text:span text:style-name="T4">,</text:span></text:p>
      <text:p text:style-name="P4"><text:span text:style-name="T3"><text:tab/></text:span><text:span text:style-name="T2">constraint</text:span><text:span text:style-name="T3"> fk_finalista </text:span><text:span text:style-name="T2">foreign</text:span><text:span text:style-name="T3"> </text:span><text:span text:style-name="T2">key </text:span><text:span text:style-name="T4">(</text:span><text:span text:style-name="T3">finalista</text:span><text:span text:style-name="T4">)</text:span><text:span text:style-name="T3"> </text:span><text:span text:style-name="T2">references</text:span><text:span text:style-name="T3"> Jugadores</text:span><text:span text:style-name="T4">,</text:span></text:p>
      <text:p text:style-name="P4"><text:span text:style-name="T3"><text:tab/></text:span><text:span text:style-name="T2">constraint</text:span><text:span text:style-name="T3"> ganador_no_finalista </text:span><text:span text:style-name="T2">check </text:span><text:span text:style-name="T4">(</text:span><text:span text:style-name="T3">jugadorGanador </text:span><text:span text:style-name="T4">&lt;&gt;</text:span><text:span text:style-name="T3"> finalista</text:span><text:span text:style-name="T4">),</text:span></text:p>
      <text:p text:style-name="P4"><text:span text:style-name="T3"><text:tab/></text:span><text:span text:style-name="T2">constraint</text:span><text:span text:style-name="T3"> fecha_fechaFin </text:span><text:span text:style-name="T2">check </text:span><text:span text:style-name="T4">(</text:span><text:span text:style-name="T3">fechaFin </text:span><text:span text:style-name="T4">&gt;</text:span><text:span text:style-name="T3"> fechaComienzo</text:span><text:span text:style-name="T4">),</text:span></text:p>
      <text:p text:style-name="P4"><text:span text:style-name="T3"><text:tab/></text:span><text:span text:style-name="T2">constraint</text:span><text:span text:style-name="T3"> anio_fechaComienzo </text:span><text:span text:style-name="T2">check </text:span><text:span text:style-name="T4">(</text:span><text:span text:style-name="T7">year</text:span><text:span text:style-name="T4">(</text:span><text:span text:style-name="T3">fechaComienzo</text:span><text:span text:style-name="T4">)</text:span><text:span text:style-name="T3"> </text:span><text:span text:style-name="T4">=</text:span><text:span text:style-name="T3"> anio</text:span><text:span text:style-name="T4">),</text:span></text:p>
      <text:p text:style-name="P4"><text:span text:style-name="T3"><text:tab/></text:span><text:span text:style-name="T2">constraint</text:span><text:span text:style-name="T3"> anio_fechaFin </text:span><text:span text:style-name="T2">check </text:span><text:span text:style-name="T4">(</text:span><text:span text:style-name="T7">year</text:span><text:span text:style-name="T4">(</text:span><text:span text:style-name="T3">fechaFin</text:span><text:span text:style-name="T4">)</text:span><text:span text:style-name="T3"> </text:span><text:span text:style-name="T4">=</text:span><text:span text:style-name="T3"> anio</text:span><text:span text:style-name="T4">),</text:span></text:p>
      <text:p text:style-name="P4"><text:span text:style-name="T3"><text:tab/></text:span><text:span text:style-name="T2">constraint</text:span><text:span text:style-name="T3"> premio_coherente </text:span><text:span text:style-name="T2">check </text:span><text:span text:style-name="T4">(</text:span><text:span text:style-name="T3">premioGanador </text:span><text:span text:style-name="T4">&lt;=</text:span><text:span text:style-name="T3"> premiosTotales</text:span><text:span text:style-name="T4">)</text:span></text:p>
      <text:p text:style-name="P1"/>
      <text:p text:style-name="P4"><text:span text:style-name="T2">alter</text:span><text:span text:style-name="T3"> </text:span><text:span text:style-name="T2">table</text:span><text:span text:style-name="T3"> Partidos </text:span><text:span text:style-name="T2">alter</text:span><text:span text:style-name="T3"> </text:span><text:span text:style-name="T2">column</text:span><text:span text:style-name="T3"> jugadorGanador </text:span><text:span text:style-name="T2">int</text:span><text:span text:style-name="T3"> </text:span><text:span text:style-name="T4">not</text:span><text:span text:style-name="T3"> </text:span><text:span text:style-name="T4">null</text:span></text:p>
      <text:p text:style-name="P4"><text:span text:style-name="T2">alter</text:span><text:span text:style-name="T3"> </text:span><text:span text:style-name="T2">table</text:span><text:span text:style-name="T3"> Partidos </text:span><text:span text:style-name="T2">alter</text:span><text:span text:style-name="T3"> </text:span><text:span text:style-name="T2">column</text:span><text:span text:style-name="T3"> jugadorPerdedor </text:span><text:span text:style-name="T2">int</text:span><text:span text:style-name="T3"> </text:span><text:span text:style-name="T4">not</text:span><text:span text:style-name="T3"> </text:span><text:span text:style-name="T4">null</text:span></text:p>
      <text:p text:style-name="P4"><text:span text:style-name="T2">alter</text:span><text:span text:style-name="T3"> </text:span><text:span text:style-name="T2">table</text:span><text:span text:style-name="T3"> Partidos </text:span><text:span text:style-name="T2">alter</text:span><text:span text:style-name="T3"> </text:span><text:span text:style-name="T2">column</text:span><text:span text:style-name="T3"> torneoId </text:span><text:span text:style-name="T2">int</text:span><text:span text:style-name="T3"> </text:span><text:span text:style-name="T4">not</text:span><text:span text:style-name="T3"> </text:span><text:span text:style-name="T4">null</text:span></text:p>
      <text:p text:style-name="P4"><text:span text:style-name="T2">alter</text:span><text:span text:style-name="T3"> </text:span><text:span text:style-name="T2">table</text:span><text:span text:style-name="T3"> Partidos </text:span><text:span text:style-name="T2">alter</text:span><text:span text:style-name="T3"> </text:span><text:span text:style-name="T2">column</text:span><text:span text:style-name="T3"> anio </text:span><text:span text:style-name="T2">int</text:span><text:span text:style-name="T3"> </text:span><text:span text:style-name="T4">not</text:span><text:span text:style-name="T3"> </text:span><text:span text:style-name="T4">null</text:span></text:p>
      <text:p text:style-name="P4"><text:span text:style-name="T2">alter</text:span><text:span text:style-name="T3"> </text:span><text:span text:style-name="T2">table</text:span><text:span text:style-name="T3"> Partidos </text:span><text:span text:style-name="T2">alter</text:span><text:span text:style-name="T3"> </text:span><text:span text:style-name="T2">column</text:span><text:span text:style-name="T3"> torneoInstancia </text:span><text:span text:style-name="T2">char</text:span><text:span text:style-name="T4">(</text:span><text:span text:style-name="T3">4</text:span><text:span text:style-name="T4">)</text:span><text:span text:style-name="T3"> </text:span><text:span text:style-name="T4">not</text:span><text:span text:style-name="T3"> </text:span><text:span text:style-name="T4">null</text:span></text:p>
      <text:p text:style-name="P14">go</text:p>
      <text:p text:style-name="P4"><text:span text:style-name="T2">alter</text:span><text:span text:style-name="T3"> </text:span><text:span text:style-name="T2">table</text:span><text:span text:style-name="T3"> Partidos </text:span><text:span text:style-name="T2">add</text:span><text:span text:style-name="T3"> </text:span></text:p>
      <text:p text:style-name="P4"><text:span text:style-name="T3"><text:tab/></text:span><text:span text:style-name="T2">constraint</text:span><text:span text:style-name="T3"> fk_jugadorGanador </text:span><text:span text:style-name="T2">foreign</text:span><text:span text:style-name="T3"> </text:span><text:span text:style-name="T2">key </text:span><text:span text:style-name="T4">(</text:span><text:span text:style-name="T3">jugadorGanador</text:span><text:span text:style-name="T4">)</text:span><text:span text:style-name="T3"> </text:span><text:span text:style-name="T2">references</text:span><text:span text:style-name="T3"> Jugadores</text:span><text:span text:style-name="T4">,</text:span></text:p>
      <text:p text:style-name="P4"><text:span text:style-name="T3"><text:tab/></text:span><text:span text:style-name="T2">constraint</text:span><text:span text:style-name="T3"> fk_jugadorPerdedor </text:span><text:span text:style-name="T2">foreign</text:span><text:span text:style-name="T3"> </text:span><text:span text:style-name="T2">key </text:span><text:span text:style-name="T4">(</text:span><text:span text:style-name="T3">jugadorPerdedor</text:span><text:span text:style-name="T4">)</text:span><text:span text:style-name="T3"> </text:span><text:span text:style-name="T2">references</text:span><text:span text:style-name="T3"> Jugadores</text:span><text:span text:style-name="T4">,</text:span></text:p>
      <text:p text:style-name="P4"><text:span text:style-name="T3"><text:tab/></text:span><text:span text:style-name="T2">constraint</text:span><text:span text:style-name="T3"> fk_torneoId_anio </text:span><text:span text:style-name="T2">foreign</text:span><text:span text:style-name="T3"> </text:span><text:span text:style-name="T2">key </text:span><text:span text:style-name="T4">(</text:span><text:span text:style-name="T3">torneoId</text:span><text:span text:style-name="T4">,</text:span><text:span text:style-name="T3"> anio</text:span><text:span text:style-name="T4">)</text:span><text:span text:style-name="T3"> </text:span><text:span text:style-name="T2">references</text:span><text:span text:style-name="T3"> TorneoEdicion</text:span><text:span text:style-name="T4">(</text:span><text:span text:style-name="T3">torneoId</text:span><text:span text:style-name="T4">,</text:span><text:span text:style-name="T3"> anio</text:span><text:span text:style-name="T4">),</text:span></text:p>
      <text:p text:style-name="P4"><text:span text:style-name="T3"><text:tab/></text:span><text:span text:style-name="T2">constraint</text:span><text:span text:style-name="T3"> tipos_de_instancias </text:span><text:span text:style-name="T2">check </text:span><text:span text:style-name="T4">(</text:span><text:span text:style-name="T3">torneoInstancia </text:span><text:span text:style-name="T4">in</text:span><text:span text:style-name="T2"> </text:span><text:span text:style-name="T4">(</text:span><text:span text:style-name="T6">'RR'</text:span><text:span text:style-name="T4">,</text:span><text:span text:style-name="T3"> </text:span><text:span text:style-name="T6">'R128'</text:span><text:span text:style-name="T4">,</text:span><text:span text:style-name="T3"> </text:span><text:span text:style-name="T6">'R64'</text:span><text:span text:style-name="T4">,</text:span><text:span text:style-name="T3"> </text:span><text:span text:style-name="T6">'R32'</text:span><text:span text:style-name="T4">,</text:span><text:span text:style-name="T3"> </text:span><text:span text:style-name="T6">'R16'</text:span><text:span text:style-name="T4">,</text:span><text:span text:style-name="T3"> </text:span><text:span text:style-name="T6">'CF'</text:span><text:span text:style-name="T4">,</text:span><text:span text:style-name="T3"> </text:span><text:span text:style-name="T6">'SF'</text:span><text:span text:style-name="T4">,</text:span><text:span text:style-name="T3"> </text:span><text:span text:style-name="T6">'F'</text:span><text:span text:style-name="T4">)),</text:span></text:p>
      <text:p text:style-name="P4"><text:span text:style-name="T3"><text:tab/></text:span><text:span text:style-name="T2">constraint</text:span><text:span text:style-name="T3"> ganador_distinto_perdedor </text:span><text:span text:style-name="T2">check </text:span><text:span text:style-name="T4">(</text:span><text:span text:style-name="T3">jugadorGanador </text:span><text:span text:style-name="T4">&lt;&gt;</text:span><text:span text:style-name="T3"> jugadorPerdedor</text:span><text:span text:style-name="T4">),</text:span></text:p>
      <text:p text:style-name="P4"><text:span text:style-name="T3"><text:tab/></text:span><text:span text:style-name="T2">constraint</text:span><text:span text:style-name="T3"> pk_Partidos </text:span><text:span text:style-name="T2">primary</text:span><text:span text:style-name="T3"> </text:span><text:span text:style-name="T2">key </text:span><text:span text:style-name="T4">(</text:span><text:span text:style-name="T3">jugadorGanador</text:span><text:span text:style-name="T4">,</text:span><text:span text:style-name="T3"> jugadorPerdedor</text:span><text:span text:style-name="T4">,</text:span><text:span text:style-name="T3"> torneoId</text:span><text:span text:style-name="T4">,</text:span><text:span text:style-name="T3"> anio</text:span><text:span text:style-name="T4">,</text:span><text:span text:style-name="T3"> torneoInstancia</text:span><text:span text:style-name="T4">)</text:span></text:p>
      <text:p text:style-name="P1"/>
      <text:p text:style-name="P1"/>
      <text:p text:style-name="P4"><text:span text:style-name="T2">alter</text:span><text:span text:style-name="T3"> </text:span><text:span text:style-name="T2">table</text:span><text:span text:style-name="T3"> FechaRanking </text:span><text:span text:style-name="T2">add</text:span><text:span text:style-name="T3"> </text:span></text:p>
      <text:p text:style-name="P4"><text:span text:style-name="T3"><text:tab/></text:span><text:span text:style-name="T2">constraint</text:span><text:span text:style-name="T3"> pk_FechaRanking </text:span><text:span text:style-name="T2">primary</text:span><text:span text:style-name="T3"> </text:span><text:span text:style-name="T2">key </text:span><text:span text:style-name="T4">(</text:span><text:span text:style-name="T3">fechaRankingId</text:span><text:span text:style-name="T4">),</text:span></text:p>
      <text:p text:style-name="P4"><text:span text:style-name="T3"><text:tab/></text:span><text:span text:style-name="T2">constraint</text:span><text:span text:style-name="T3"> es_lunes </text:span><text:span text:style-name="T2">check </text:span><text:span text:style-name="T4">(</text:span><text:span text:style-name="T7">datename</text:span><text:span text:style-name="T4">(</text:span><text:span text:style-name="T2">weekday</text:span><text:span text:style-name="T4">,</text:span><text:span text:style-name="T3"> fecha</text:span><text:span text:style-name="T4">)</text:span><text:span text:style-name="T3"> </text:span><text:span text:style-name="T4">=</text:span><text:span text:style-name="T3"> </text:span><text:span text:style-name="T6">'Monday'</text:span><text:span text:style-name="T3"> </text:span><text:span text:style-name="T4">)</text:span></text:p>
      <text:p text:style-name="P1"/>
      <text:p text:style-name="P1"/>
      <text:p text:style-name="P4"><text:span text:style-name="T2">alter</text:span><text:span text:style-name="T3"> </text:span><text:span text:style-name="T2">table</text:span><text:span text:style-name="T3"> Ranking </text:span><text:span text:style-name="T2">alter</text:span><text:span text:style-name="T3"> </text:span><text:span text:style-name="T2">column</text:span><text:span text:style-name="T3"> fechaRanking </text:span><text:span text:style-name="T2">int</text:span><text:span text:style-name="T3"> </text:span><text:span text:style-name="T4">not</text:span><text:span text:style-name="T3"> </text:span><text:span text:style-name="T4">null</text:span></text:p>
      <text:p text:style-name="P4"><text:span text:style-name="T2">alter</text:span><text:span text:style-name="T3"> </text:span><text:span text:style-name="T2">table</text:span><text:span text:style-name="T3"> Ranking </text:span><text:span text:style-name="T2">alter</text:span><text:span text:style-name="T3"> </text:span><text:span text:style-name="T2">column</text:span><text:span text:style-name="T3"> jugadorId </text:span><text:span text:style-name="T2">int</text:span><text:span text:style-name="T3"> </text:span><text:span text:style-name="T4">not</text:span><text:span text:style-name="T3"> </text:span><text:span text:style-name="T4">null</text:span></text:p>
      <text:p text:style-name="P14">go</text:p>
      <text:p text:style-name="P4"><text:span text:style-name="T2">alter</text:span><text:span text:style-name="T3"> </text:span><text:span text:style-name="T2">table</text:span><text:span text:style-name="T3"> Ranking </text:span><text:span text:style-name="T2">add</text:span><text:span text:style-name="T3"> </text:span></text:p>
      <text:p text:style-name="P4"><text:span text:style-name="T3"><text:tab/></text:span><text:span text:style-name="T2">constraint</text:span><text:span text:style-name="T3"> fk_fechaRanking </text:span><text:span text:style-name="T2">foreign</text:span><text:span text:style-name="T3"> </text:span><text:span text:style-name="T2">key </text:span><text:span text:style-name="T4">(</text:span><text:span text:style-name="T3">fechaRanking</text:span><text:span text:style-name="T4">)</text:span><text:span text:style-name="T3"> </text:span><text:span text:style-name="T2">references</text:span><text:span text:style-name="T3"> FechaRanking</text:span><text:span text:style-name="T4">,</text:span></text:p>
      <text:p text:style-name="P4"><text:span text:style-name="T3"><text:tab/></text:span><text:span text:style-name="T2">constraint</text:span><text:span text:style-name="T3"> fk_jugadorId </text:span><text:span text:style-name="T2">foreign</text:span><text:span text:style-name="T3"> </text:span><text:span text:style-name="T2">key </text:span><text:span text:style-name="T4">(</text:span><text:span text:style-name="T3">jugadorId</text:span><text:span text:style-name="T4">)</text:span><text:span text:style-name="T3"> </text:span><text:span text:style-name="T2">references</text:span><text:span text:style-name="T3"> Jugadores</text:span><text:span text:style-name="T4">,</text:span></text:p>
      <text:p text:style-name="P4"><text:span text:style-name="T3"><text:tab/></text:span><text:span text:style-name="T2">constraint</text:span><text:span text:style-name="T3"> pos_unica_en_fecha </text:span><text:span text:style-name="T2">unique</text:span><text:span text:style-name="T4">(</text:span><text:span text:style-name="T3">fechaRanking</text:span><text:span text:style-name="T4">,</text:span><text:span text:style-name="T3"> posicion</text:span><text:span text:style-name="T4">),</text:span></text:p>
      <text:p text:style-name="P4"><text:span text:style-name="T3"><text:tab/></text:span><text:span text:style-name="T2">constraint</text:span><text:span text:style-name="T3"> pk_Ranking </text:span><text:span text:style-name="T2">primary</text:span><text:span text:style-name="T3"> </text:span><text:span text:style-name="T2">key </text:span><text:span text:style-name="T4">(</text:span><text:span text:style-name="T3">fechaRanking</text:span><text:span text:style-name="T4">,</text:span><text:span text:style-name="T3"> jugadorId</text:span><text:span text:style-name="T4">)</text:span></text:p>
      <text:p text:style-name="P1"/>
      <text:p text:style-name="P1"/>
      <text:p text:style-name="P1"/>
      <text:p text:style-name="P16"><text:soft-page-break/>------------------------------------------ índices ------------------------------------------</text:p>
      <text:p text:style-name="P1"/>
      <text:p text:style-name="P4"><text:span text:style-name="T2">create</text:span><text:span text:style-name="T3"> </text:span><text:span text:style-name="T2">index</text:span><text:span text:style-name="T3"> i1 </text:span><text:span text:style-name="T2">on</text:span><text:span text:style-name="T3"> Jugadores</text:span><text:span text:style-name="T4">(</text:span><text:span text:style-name="T3">paisNacimiento</text:span><text:span text:style-name="T4">)</text:span></text:p>
      <text:p text:style-name="P4"><text:span text:style-name="T2">create</text:span><text:span text:style-name="T3"> </text:span><text:span text:style-name="T2">index</text:span><text:span text:style-name="T3"> i2 </text:span><text:span text:style-name="T2">on</text:span><text:span text:style-name="T3"> Jugadores</text:span><text:span text:style-name="T4">(</text:span><text:span text:style-name="T3">paisResidencia</text:span><text:span text:style-name="T4">)</text:span></text:p>
      <text:p text:style-name="P4"><text:span text:style-name="T2">create</text:span><text:span text:style-name="T3"> </text:span><text:span text:style-name="T2">index</text:span><text:span text:style-name="T3"> i3 </text:span><text:span text:style-name="T2">on</text:span><text:span text:style-name="T3"> Torneos</text:span><text:span text:style-name="T4">(</text:span><text:span text:style-name="T3">torneoPais</text:span><text:span text:style-name="T4">)</text:span></text:p>
      <text:p text:style-name="P4"><text:span text:style-name="T2">create</text:span><text:span text:style-name="T3"> </text:span><text:span text:style-name="T2">index</text:span><text:span text:style-name="T3"> i4 </text:span><text:span text:style-name="T2">on</text:span><text:span text:style-name="T3"> TorneoEdicion</text:span><text:span text:style-name="T4">(</text:span><text:span text:style-name="T3">jugadorGanador</text:span><text:span text:style-name="T4">)</text:span></text:p>
      <text:p text:style-name="P4"><text:span text:style-name="T2">create</text:span><text:span text:style-name="T3"> </text:span><text:span text:style-name="T2">index</text:span><text:span text:style-name="T3"> i5 </text:span><text:span text:style-name="T2">on</text:span><text:span text:style-name="T3"> TorneoEdicion</text:span><text:span text:style-name="T4">(</text:span><text:span text:style-name="T3">finalista</text:span><text:span text:style-name="T4">)</text:span></text:p>
      <text:p text:style-name="P4"><text:span text:style-name="T2">create</text:span><text:span text:style-name="T3"> </text:span><text:span text:style-name="T2">index</text:span><text:span text:style-name="T3"> i6 </text:span><text:span text:style-name="T2">on</text:span><text:span text:style-name="T3"> Partidos</text:span><text:span text:style-name="T4">(</text:span><text:span text:style-name="T3">jugadorPerdedor</text:span><text:span text:style-name="T4">)</text:span></text:p>
      <text:p text:style-name="P4"><text:span text:style-name="T2">create</text:span><text:span text:style-name="T3"> </text:span><text:span text:style-name="T2">index</text:span><text:span text:style-name="T3"> i7 </text:span><text:span text:style-name="T2">on</text:span><text:span text:style-name="T3"> Partidos</text:span><text:span text:style-name="T4">(</text:span><text:span text:style-name="T3">torneoId</text:span><text:span text:style-name="T4">,</text:span><text:span text:style-name="T3"> anio</text:span><text:span text:style-name="T4">)</text:span></text:p>
      <text:p text:style-name="P4"><text:span text:style-name="T2">create</text:span><text:span text:style-name="T3"> </text:span><text:span text:style-name="T2">index</text:span><text:span text:style-name="T3"> i8 </text:span><text:span text:style-name="T2">on</text:span><text:span text:style-name="T3"> Ranking</text:span><text:span text:style-name="T4">(</text:span><text:span text:style-name="T3">jugadorId</text:span><text:span text:style-name="T4">)</text:span></text:p>
      <text:p text:style-name="P1"/>
      <text:p text:style-name="P16">---------------------------------- datos de prueba válidos ----------------------------------</text:p>
      <text:p text:style-name="P1"/>
      <text:p text:style-name="P4"><text:span text:style-name="T2">alter</text:span><text:span text:style-name="T3"> </text:span><text:span text:style-name="T2">table</text:span><text:span text:style-name="T3"> Paises </text:span><text:span text:style-name="T2">alter</text:span><text:span text:style-name="T3"> </text:span><text:span text:style-name="T2">column</text:span><text:span text:style-name="T3"> paisNombre </text:span><text:span text:style-name="T2">varchar</text:span><text:span text:style-name="T4">(</text:span><text:span text:style-name="T3">50</text:span><text:span text:style-name="T4">)</text:span><text:span text:style-name="T3"> </text:span><text:span text:style-name="T5">--lo cambié porque hay alguno más largo</text:span></text:p>
      <text:p text:style-name="P4"><text:span text:style-name="T2">alter</text:span><text:span text:style-name="T3"> </text:span><text:span text:style-name="T2">table</text:span><text:span text:style-name="T3"> Paises </text:span><text:span text:style-name="T2">add</text:span><text:span text:style-name="T3"> codNo </text:span><text:span text:style-name="T2">char</text:span><text:span text:style-name="T4">(</text:span><text:span text:style-name="T3">2</text:span><text:span text:style-name="T4">)</text:span><text:span text:style-name="T3"> </text:span><text:span text:style-name="T5">--agrego esa columna porque el script que conseguí la tiene</text:span></text:p>
      <text:p text:style-name="P14">go</text:p>
      <text:p text:style-name="P4"><text:span text:style-name="T2">insert</text:span><text:span text:style-name="T3"> </text:span><text:span text:style-name="T2">into</text:span><text:span text:style-name="T3"> Paises</text:span><text:span text:style-name="T2"> </text:span><text:span text:style-name="T4">(</text:span><text:span text:style-name="T3">paisCodigo</text:span><text:span text:style-name="T4">,</text:span><text:span text:style-name="T3"> paisNombre</text:span><text:span text:style-name="T4">,</text:span><text:span text:style-name="T3"> codNo</text:span><text:span text:style-name="T4">)</text:span><text:span text:style-name="T3"> </text:span><text:span text:style-name="T2">values</text:span></text:p>
      <text:p text:style-name="P4"><text:span text:style-name="T4">(</text:span><text:span text:style-name="T6">'AFG'</text:span><text:span text:style-name="T4">,</text:span><text:span text:style-name="T6">'Afghanistan'</text:span><text:span text:style-name="T4">,</text:span><text:span text:style-name="T6">'AF'</text:span><text:span text:style-name="T4">),(</text:span><text:span text:style-name="T6">'ALA'</text:span><text:span text:style-name="T4">,</text:span><text:span text:style-name="T6">'Åland'</text:span><text:span text:style-name="T4">,</text:span><text:span text:style-name="T6">'AX'</text:span><text:span text:style-name="T4">),(</text:span><text:span text:style-name="T6">'ALB'</text:span><text:span text:style-name="T4">,</text:span><text:span text:style-name="T6">'Albania'</text:span><text:span text:style-name="T4">,</text:span><text:span text:style-name="T6">'AL'</text:span><text:span text:style-name="T4">),(</text:span><text:span text:style-name="T6">'DZA'</text:span><text:span text:style-name="T4">,</text:span><text:span text:style-name="T6">'Algeria'</text:span><text:span text:style-name="T4">,</text:span><text:span text:style-name="T6">'DZ'</text:span><text:span text:style-name="T4">),</text:span></text:p>
      <text:p text:style-name="P4"><text:span text:style-name="T4">(</text:span><text:span text:style-name="T6">'ASM'</text:span><text:span text:style-name="T4">,</text:span><text:span text:style-name="T6">'American Samoa'</text:span><text:span text:style-name="T4">,</text:span><text:span text:style-name="T6">'AS'</text:span><text:span text:style-name="T4">),(</text:span><text:span text:style-name="T6">'AND'</text:span><text:span text:style-name="T4">,</text:span><text:span text:style-name="T6">'Andorra'</text:span><text:span text:style-name="T4">,</text:span><text:span text:style-name="T6">'AD'</text:span><text:span text:style-name="T4">),(</text:span><text:span text:style-name="T6">'AGO'</text:span><text:span text:style-name="T4">,</text:span><text:span text:style-name="T6">'Angola'</text:span><text:span text:style-name="T4">,</text:span><text:span text:style-name="T6">'AO'</text:span><text:span text:style-name="T4">),(</text:span><text:span text:style-name="T6">'AIA'</text:span><text:span text:style-name="T4">,</text:span><text:span text:style-name="T6">'Anguilla'</text:span><text:span text:style-name="T4">,</text:span><text:span text:style-name="T6">'AI'</text:span><text:span text:style-name="T4">),</text:span></text:p>
      <text:p text:style-name="P4"><text:span text:style-name="T4">(</text:span><text:span text:style-name="T6">'ATA'</text:span><text:span text:style-name="T4">,</text:span><text:span text:style-name="T6">'Antarctica'</text:span><text:span text:style-name="T4">,</text:span><text:span text:style-name="T6">'AQ'</text:span><text:span text:style-name="T4">),(</text:span><text:span text:style-name="T6">'ATG'</text:span><text:span text:style-name="T4">,</text:span><text:span text:style-name="T6">'Antigua and Barbuda'</text:span><text:span text:style-name="T4">,</text:span><text:span text:style-name="T6">'AG'</text:span><text:span text:style-name="T4">),(</text:span><text:span text:style-name="T6">'ARG'</text:span><text:span text:style-name="T4">,</text:span><text:span text:style-name="T6">'Argentina'</text:span><text:span text:style-name="T4">,</text:span><text:span text:style-name="T6">'AR'</text:span><text:span text:style-name="T4">),</text:span></text:p>
      <text:p text:style-name="P4"><text:span text:style-name="T4">(</text:span><text:span text:style-name="T6">'ARM'</text:span><text:span text:style-name="T4">,</text:span><text:span text:style-name="T6">'Armenia'</text:span><text:span text:style-name="T4">,</text:span><text:span text:style-name="T6">'AM'</text:span><text:span text:style-name="T4">),(</text:span><text:span text:style-name="T6">'ABW'</text:span><text:span text:style-name="T4">,</text:span><text:span text:style-name="T6">'Aruba'</text:span><text:span text:style-name="T4">,</text:span><text:span text:style-name="T6">'AW'</text:span><text:span text:style-name="T4">),(</text:span><text:span text:style-name="T6">'AUS'</text:span><text:span text:style-name="T4">,</text:span><text:span text:style-name="T6">'Australia'</text:span><text:span text:style-name="T4">,</text:span><text:span text:style-name="T6">'AU'</text:span><text:span text:style-name="T4">),(</text:span><text:span text:style-name="T6">'AUT'</text:span><text:span text:style-name="T4">,</text:span><text:span text:style-name="T6">'Austria'</text:span><text:span text:style-name="T4">,</text:span><text:span text:style-name="T6">'AT'</text:span><text:span text:style-name="T4">),</text:span></text:p>
      <text:p text:style-name="P4"><text:span text:style-name="T4">(</text:span><text:span text:style-name="T6">'AZE'</text:span><text:span text:style-name="T4">,</text:span><text:span text:style-name="T6">'Azerbaijan'</text:span><text:span text:style-name="T4">,</text:span><text:span text:style-name="T6">'AZ'</text:span><text:span text:style-name="T4">),(</text:span><text:span text:style-name="T6">'BHS'</text:span><text:span text:style-name="T4">,</text:span><text:span text:style-name="T6">'Bahamas'</text:span><text:span text:style-name="T4">,</text:span><text:span text:style-name="T6">'BS'</text:span><text:span text:style-name="T4">),(</text:span><text:span text:style-name="T6">'BHR'</text:span><text:span text:style-name="T4">,</text:span><text:span text:style-name="T6">'Bahrain'</text:span><text:span text:style-name="T4">,</text:span><text:span text:style-name="T6">'BH'</text:span><text:span text:style-name="T4">),(</text:span><text:span text:style-name="T6">'BGD'</text:span><text:span text:style-name="T4">,</text:span><text:span text:style-name="T6">'Bangladesh'</text:span><text:span text:style-name="T4">,</text:span><text:span text:style-name="T6">'BD'</text:span><text:span text:style-name="T4">),</text:span></text:p>
      <text:p text:style-name="P4"><text:span text:style-name="T4">(</text:span><text:span text:style-name="T6">'BRB'</text:span><text:span text:style-name="T4">,</text:span><text:span text:style-name="T6">'Barbados'</text:span><text:span text:style-name="T4">,</text:span><text:span text:style-name="T6">'BB'</text:span><text:span text:style-name="T4">),(</text:span><text:span text:style-name="T6">'BLR'</text:span><text:span text:style-name="T4">,</text:span><text:span text:style-name="T6">'Belarus'</text:span><text:span text:style-name="T4">,</text:span><text:span text:style-name="T6">'BY'</text:span><text:span text:style-name="T4">),(</text:span><text:span text:style-name="T6">'BEL'</text:span><text:span text:style-name="T4">,</text:span><text:span text:style-name="T6">'Belgium'</text:span><text:span text:style-name="T4">,</text:span><text:span text:style-name="T6">'BE'</text:span><text:span text:style-name="T4">),(</text:span><text:span text:style-name="T6">'BLZ'</text:span><text:span text:style-name="T4">,</text:span><text:span text:style-name="T6">'Belize'</text:span><text:span text:style-name="T4">,</text:span><text:span text:style-name="T6">'BZ'</text:span><text:span text:style-name="T4">),</text:span></text:p>
      <text:p text:style-name="P4"><text:span text:style-name="T4">(</text:span><text:span text:style-name="T6">'BEN'</text:span><text:span text:style-name="T4">,</text:span><text:span text:style-name="T6">'Benin'</text:span><text:span text:style-name="T4">,</text:span><text:span text:style-name="T6">'BJ'</text:span><text:span text:style-name="T4">),(</text:span><text:span text:style-name="T6">'BMU'</text:span><text:span text:style-name="T4">,</text:span><text:span text:style-name="T6">'Bermuda'</text:span><text:span text:style-name="T4">,</text:span><text:span text:style-name="T6">'BM'</text:span><text:span text:style-name="T4">),(</text:span><text:span text:style-name="T6">'BTN'</text:span><text:span text:style-name="T4">,</text:span><text:span text:style-name="T6">'Bhutan'</text:span><text:span text:style-name="T4">,</text:span><text:span text:style-name="T6">'BT'</text:span><text:span text:style-name="T4">),(</text:span><text:span text:style-name="T6">'BOL'</text:span><text:span text:style-name="T4">,</text:span><text:span text:style-name="T6">'Bolivia'</text:span><text:span text:style-name="T4">,</text:span><text:span text:style-name="T6">'BO'</text:span><text:span text:style-name="T4">),</text:span></text:p>
      <text:p text:style-name="P4"><text:span text:style-name="T4">(</text:span><text:span text:style-name="T6">'BES'</text:span><text:span text:style-name="T4">,</text:span><text:span text:style-name="T6">'Bonaire'</text:span><text:span text:style-name="T4">,</text:span><text:span text:style-name="T6">'BQ'</text:span><text:span text:style-name="T4">),(</text:span><text:span text:style-name="T6">'BIH'</text:span><text:span text:style-name="T4">,</text:span><text:span text:style-name="T6">'Bosnia and Herzegovina'</text:span><text:span text:style-name="T4">,</text:span><text:span text:style-name="T6">'BA'</text:span><text:span text:style-name="T4">),(</text:span><text:span text:style-name="T6">'BWA'</text:span><text:span text:style-name="T4">,</text:span><text:span text:style-name="T6">'Botswana'</text:span><text:span text:style-name="T4">,</text:span><text:span text:style-name="T6">'BW'</text:span><text:span text:style-name="T4">),</text:span></text:p>
      <text:p text:style-name="P4"><text:span text:style-name="T4">(</text:span><text:span text:style-name="T6">'BVT'</text:span><text:span text:style-name="T4">,</text:span><text:span text:style-name="T6">'Bouvet Island'</text:span><text:span text:style-name="T4">,</text:span><text:span text:style-name="T6">'BV'</text:span><text:span text:style-name="T4">),(</text:span><text:span text:style-name="T6">'BRA'</text:span><text:span text:style-name="T4">,</text:span><text:span text:style-name="T6">'Brazil'</text:span><text:span text:style-name="T4">,</text:span><text:span text:style-name="T6">'BR'</text:span><text:span text:style-name="T4">),(</text:span><text:span text:style-name="T6">'IOT'</text:span><text:span text:style-name="T4">,</text:span><text:span text:style-name="T6">'British Indian Ocean Territory'</text:span><text:span text:style-name="T4">,</text:span><text:span text:style-name="T6">'IO'</text:span><text:span text:style-name="T4">),</text:span></text:p>
      <text:p text:style-name="P4"><text:span text:style-name="T4">(</text:span><text:span text:style-name="T6">'VGB'</text:span><text:span text:style-name="T4">,</text:span><text:span text:style-name="T6">'British Virgin Islands'</text:span><text:span text:style-name="T4">,</text:span><text:span text:style-name="T6">'VG'</text:span><text:span text:style-name="T4">),(</text:span><text:span text:style-name="T6">'BRN'</text:span><text:span text:style-name="T4">,</text:span><text:span text:style-name="T6">'Brunei'</text:span><text:span text:style-name="T4">,</text:span><text:span text:style-name="T6">'BN'</text:span><text:span text:style-name="T4">),(</text:span><text:span text:style-name="T6">'BGR'</text:span><text:span text:style-name="T4">,</text:span><text:span text:style-name="T6">'Bulgaria'</text:span><text:span text:style-name="T4">,</text:span><text:span text:style-name="T6">'BG'</text:span><text:span text:style-name="T4">),</text:span></text:p>
      <text:p text:style-name="P4"><text:span text:style-name="T4">(</text:span><text:span text:style-name="T6">'BFA'</text:span><text:span text:style-name="T4">,</text:span><text:span text:style-name="T6">'Burkina Faso'</text:span><text:span text:style-name="T4">,</text:span><text:span text:style-name="T6">'BF'</text:span><text:span text:style-name="T4">),(</text:span><text:span text:style-name="T6">'BDI'</text:span><text:span text:style-name="T4">,</text:span><text:span text:style-name="T6">'Burundi'</text:span><text:span text:style-name="T4">,</text:span><text:span text:style-name="T6">'BI'</text:span><text:span text:style-name="T4">),(</text:span><text:span text:style-name="T6">'KHM'</text:span><text:span text:style-name="T4">,</text:span><text:span text:style-name="T6">'Cambodia'</text:span><text:span text:style-name="T4">,</text:span><text:span text:style-name="T6">'KH'</text:span><text:span text:style-name="T4">),(</text:span><text:span text:style-name="T6">'CMR'</text:span><text:span text:style-name="T4">,</text:span><text:span text:style-name="T6">'Cameroon'</text:span><text:span text:style-name="T4">,</text:span><text:span text:style-name="T6">'CM'</text:span><text:span text:style-name="T4">),</text:span></text:p>
      <text:p text:style-name="P4"><text:span text:style-name="T4">(</text:span><text:span text:style-name="T6">'CAN'</text:span><text:span text:style-name="T4">,</text:span><text:span text:style-name="T6">'Canada'</text:span><text:span text:style-name="T4">,</text:span><text:span text:style-name="T6">'CA'</text:span><text:span text:style-name="T4">),(</text:span><text:span text:style-name="T6">'CPV'</text:span><text:span text:style-name="T4">,</text:span><text:span text:style-name="T6">'Cape Verde'</text:span><text:span text:style-name="T4">,</text:span><text:span text:style-name="T6">'CV'</text:span><text:span text:style-name="T4">),(</text:span><text:span text:style-name="T6">'CYM'</text:span><text:span text:style-name="T4">,</text:span><text:span text:style-name="T6">'Cayman Islands'</text:span><text:span text:style-name="T4">,</text:span><text:span text:style-name="T6">'KY'</text:span><text:span text:style-name="T4">),</text:span></text:p>
      <text:p text:style-name="P4"><text:span text:style-name="T4">(</text:span><text:span text:style-name="T6">'CAF'</text:span><text:span text:style-name="T4">,</text:span><text:span text:style-name="T6">'Central African Republic'</text:span><text:span text:style-name="T4">,</text:span><text:span text:style-name="T6">'CF'</text:span><text:span text:style-name="T4">),(</text:span><text:span text:style-name="T6">'TCD'</text:span><text:span text:style-name="T4">,</text:span><text:span text:style-name="T6">'Chad'</text:span><text:span text:style-name="T4">,</text:span><text:span text:style-name="T6">'TD'</text:span><text:span text:style-name="T4">),(</text:span><text:span text:style-name="T6">'CHL'</text:span><text:span text:style-name="T4">,</text:span><text:span text:style-name="T6">'Chile'</text:span><text:span text:style-name="T4">,</text:span><text:span text:style-name="T6">'CL'</text:span><text:span text:style-name="T4">),(</text:span><text:span text:style-name="T6">'CHN'</text:span><text:span text:style-name="T4">,</text:span><text:span text:style-name="T6">'China'</text:span><text:span text:style-name="T4">,</text:span><text:span text:style-name="T6">'CN'</text:span><text:span text:style-name="T4">),</text:span></text:p>
      <text:p text:style-name="P4"><text:span text:style-name="T4">(</text:span><text:span text:style-name="T6">'CXR'</text:span><text:span text:style-name="T4">,</text:span><text:span text:style-name="T6">'Christmas Island'</text:span><text:span text:style-name="T4">,</text:span><text:span text:style-name="T6">'CX'</text:span><text:span text:style-name="T4">),(</text:span><text:span text:style-name="T6">'CCK'</text:span><text:span text:style-name="T4">,</text:span><text:span text:style-name="T6">'Cocos [Keeling] Islands'</text:span><text:span text:style-name="T4">,</text:span><text:span text:style-name="T6">'CC'</text:span><text:span text:style-name="T4">),(</text:span><text:span text:style-name="T6">'COL'</text:span><text:span text:style-name="T4">,</text:span><text:span text:style-name="T6">'Colombia'</text:span><text:span text:style-name="T4">,</text:span><text:span text:style-name="T6">'CO'</text:span><text:span text:style-name="T4">),</text:span></text:p>
      <text:p text:style-name="P4"><text:span text:style-name="T4">(</text:span><text:span text:style-name="T6">'COM'</text:span><text:span text:style-name="T4">,</text:span><text:span text:style-name="T6">'Comoros'</text:span><text:span text:style-name="T4">,</text:span><text:span text:style-name="T6">'KM'</text:span><text:span text:style-name="T4">),(</text:span><text:span text:style-name="T6">'COK'</text:span><text:span text:style-name="T4">,</text:span><text:span text:style-name="T6">'Cook Islands'</text:span><text:span text:style-name="T4">,</text:span><text:span text:style-name="T6">'CK'</text:span><text:span text:style-name="T4">),(</text:span><text:span text:style-name="T6">'CRI'</text:span><text:span text:style-name="T4">,</text:span><text:span text:style-name="T6">'Costa Rica'</text:span><text:span text:style-name="T4">,</text:span><text:span text:style-name="T6">'CR'</text:span><text:span text:style-name="T4">),(</text:span><text:span text:style-name="T6">'HRV'</text:span><text:span text:style-name="T4">,</text:span><text:span text:style-name="T6">'Croatia'</text:span><text:span text:style-name="T4">,</text:span><text:span text:style-name="T6">'HR'</text:span><text:span text:style-name="T4">),</text:span></text:p>
      <text:p text:style-name="P4"><text:span text:style-name="T4">(</text:span><text:span text:style-name="T6">'CUB'</text:span><text:span text:style-name="T4">,</text:span><text:span text:style-name="T6">'Cuba'</text:span><text:span text:style-name="T4">,</text:span><text:span text:style-name="T6">'CU'</text:span><text:span text:style-name="T4">),(</text:span><text:span text:style-name="T6">'CUW'</text:span><text:span text:style-name="T4">,</text:span><text:span text:style-name="T6">'Curacao'</text:span><text:span text:style-name="T4">,</text:span><text:span text:style-name="T6">'CW'</text:span><text:span text:style-name="T4">),(</text:span><text:span text:style-name="T6">'CYP'</text:span><text:span text:style-name="T4">,</text:span><text:span text:style-name="T6">'Cyprus'</text:span><text:span text:style-name="T4">,</text:span><text:span text:style-name="T6">'CY'</text:span><text:span text:style-name="T4">),(</text:span><text:span text:style-name="T6">'CZE'</text:span><text:span text:style-name="T4">,</text:span><text:span text:style-name="T6">'Czech Republic'</text:span><text:span text:style-name="T4">,</text:span><text:span text:style-name="T6">'CZ'</text:span><text:span text:style-name="T4">),</text:span></text:p>
      <text:p text:style-name="P4"><text:span text:style-name="T4">(</text:span><text:span text:style-name="T6">'COD'</text:span><text:span text:style-name="T4">,</text:span><text:span text:style-name="T6">'Democratic Republic of the Congo'</text:span><text:span text:style-name="T4">,</text:span><text:span text:style-name="T6">'CD'</text:span><text:span text:style-name="T4">),(</text:span><text:span text:style-name="T6">'DNK'</text:span><text:span text:style-name="T4">,</text:span><text:span text:style-name="T6">'Denmark'</text:span><text:span text:style-name="T4">,</text:span><text:span text:style-name="T6">'DK'</text:span><text:span text:style-name="T4">),(</text:span><text:span text:style-name="T6">'DJI'</text:span><text:span text:style-name="T4">,</text:span><text:span text:style-name="T6">'Djibouti'</text:span><text:span text:style-name="T4">,</text:span><text:span text:style-name="T6">'DJ'</text:span><text:span text:style-name="T4">),</text:span></text:p>
      <text:p text:style-name="P4"><text:span text:style-name="T4">(</text:span><text:span text:style-name="T6">'DMA'</text:span><text:span text:style-name="T4">,</text:span><text:span text:style-name="T6">'Dominica'</text:span><text:span text:style-name="T4">,</text:span><text:span text:style-name="T6">'DM'</text:span><text:span text:style-name="T4">),(</text:span><text:span text:style-name="T6">'DOM'</text:span><text:span text:style-name="T4">,</text:span><text:span text:style-name="T6">'Dominican Republic'</text:span><text:span text:style-name="T4">,</text:span><text:span text:style-name="T6">'DO'</text:span><text:span text:style-name="T4">),(</text:span><text:span text:style-name="T6">'TLS'</text:span><text:span text:style-name="T4">,</text:span><text:span text:style-name="T6">'East Timor'</text:span><text:span text:style-name="T4">,</text:span><text:span text:style-name="T6">'TL'</text:span><text:span text:style-name="T4">),</text:span></text:p>
      <text:p text:style-name="P4"><text:span text:style-name="T4">(</text:span><text:span text:style-name="T6">'ECU'</text:span><text:span text:style-name="T4">,</text:span><text:span text:style-name="T6">'Ecuador'</text:span><text:span text:style-name="T4">,</text:span><text:span text:style-name="T6">'EC'</text:span><text:span text:style-name="T4">),(</text:span><text:span text:style-name="T6">'EGY'</text:span><text:span text:style-name="T4">,</text:span><text:span text:style-name="T6">'Egypt'</text:span><text:span text:style-name="T4">,</text:span><text:span text:style-name="T6">'EG'</text:span><text:span text:style-name="T4">),(</text:span><text:span text:style-name="T6">'SLV'</text:span><text:span text:style-name="T4">,</text:span><text:span text:style-name="T6">'El Salvador'</text:span><text:span text:style-name="T4">,</text:span><text:span text:style-name="T6">'SV'</text:span><text:span text:style-name="T4">),(</text:span><text:span text:style-name="T6">'GNQ'</text:span><text:span text:style-name="T4">,</text:span><text:span text:style-name="T6">'Equatorial Guinea'</text:span><text:span text:style-name="T4">,</text:span><text:span text:style-name="T6">'GQ'</text:span><text:span text:style-name="T4">),</text:span></text:p>
      <text:p text:style-name="P4"><text:span text:style-name="T4">(</text:span><text:span text:style-name="T6">'ERI'</text:span><text:span text:style-name="T4">,</text:span><text:span text:style-name="T6">'Eritrea'</text:span><text:span text:style-name="T4">,</text:span><text:span text:style-name="T6">'ER'</text:span><text:span text:style-name="T4">),(</text:span><text:span text:style-name="T6">'EST'</text:span><text:span text:style-name="T4">,</text:span><text:span text:style-name="T6">'Estonia'</text:span><text:span text:style-name="T4">,</text:span><text:span text:style-name="T6">'EE'</text:span><text:span text:style-name="T4">),(</text:span><text:span text:style-name="T6">'ETH'</text:span><text:span text:style-name="T4">,</text:span><text:span text:style-name="T6">'Ethiopia'</text:span><text:span text:style-name="T4">,</text:span><text:span text:style-name="T6">'ET'</text:span><text:span text:style-name="T4">),(</text:span><text:span text:style-name="T6">'FLK'</text:span><text:span text:style-name="T4">,</text:span><text:span text:style-name="T6">'Falkland Islands'</text:span><text:span text:style-name="T4">,</text:span><text:span text:style-name="T6">'FK'</text:span><text:span text:style-name="T4">),</text:span></text:p>
      <text:p text:style-name="P4"><text:span text:style-name="T4">(</text:span><text:span text:style-name="T6">'FRO'</text:span><text:span text:style-name="T4">,</text:span><text:span text:style-name="T6">'Faroe Islands'</text:span><text:span text:style-name="T4">,</text:span><text:span text:style-name="T6">'FO'</text:span><text:span text:style-name="T4">),(</text:span><text:span text:style-name="T6">'FJI'</text:span><text:span text:style-name="T4">,</text:span><text:span text:style-name="T6">'Fiji'</text:span><text:span text:style-name="T4">,</text:span><text:span text:style-name="T6">'FJ'</text:span><text:span text:style-name="T4">),(</text:span><text:span text:style-name="T6">'FIN'</text:span><text:span text:style-name="T4">,</text:span><text:span text:style-name="T6">'Finland'</text:span><text:span text:style-name="T4">,</text:span><text:span text:style-name="T6">'FI'</text:span><text:span text:style-name="T4">),(</text:span><text:span text:style-name="T6">'FRA'</text:span><text:span text:style-name="T4">,</text:span><text:span text:style-name="T6">'France'</text:span><text:span text:style-name="T4">,</text:span><text:span text:style-name="T6">'FR'</text:span><text:span text:style-name="T4">),</text:span></text:p>
      <text:p text:style-name="P4"><text:span text:style-name="T4">(</text:span><text:span text:style-name="T6">'GUF'</text:span><text:span text:style-name="T4">,</text:span><text:span text:style-name="T6">'French Guiana'</text:span><text:span text:style-name="T4">,</text:span><text:span text:style-name="T6">'GF'</text:span><text:span text:style-name="T4">),(</text:span><text:span text:style-name="T6">'PYF'</text:span><text:span text:style-name="T4">,</text:span><text:span text:style-name="T6">'French Polynesia'</text:span><text:span text:style-name="T4">,</text:span><text:span text:style-name="T6">'PF'</text:span><text:span text:style-name="T4">),(</text:span><text:span text:style-name="T6">'ATF'</text:span><text:span text:style-name="T4">,</text:span><text:span text:style-name="T6">'French Southern Territories'</text:span><text:span text:style-name="T4">,</text:span><text:span text:style-name="T6">'TF'</text:span><text:span text:style-name="T4">),</text:span></text:p>
      <text:p text:style-name="P4"><text:span text:style-name="T4">(</text:span><text:span text:style-name="T6">'GAB'</text:span><text:span text:style-name="T4">,</text:span><text:span text:style-name="T6">'Gabon'</text:span><text:span text:style-name="T4">,</text:span><text:span text:style-name="T6">'GA'</text:span><text:span text:style-name="T4">),(</text:span><text:span text:style-name="T6">'GMB'</text:span><text:span text:style-name="T4">,</text:span><text:span text:style-name="T6">'Gambia'</text:span><text:span text:style-name="T4">,</text:span><text:span text:style-name="T6">'GM'</text:span><text:span text:style-name="T4">),(</text:span><text:span text:style-name="T6">'GEO'</text:span><text:span text:style-name="T4">,</text:span><text:span text:style-name="T6">'Georgia'</text:span><text:span text:style-name="T4">,</text:span><text:span text:style-name="T6">'GE'</text:span><text:span text:style-name="T4">),(</text:span><text:span text:style-name="T6">'DEU'</text:span><text:span text:style-name="T4">,</text:span><text:span text:style-name="T6">'Germany'</text:span><text:span text:style-name="T4">,</text:span><text:span text:style-name="T6">'DE'</text:span><text:span text:style-name="T4">),</text:span></text:p>
      <text:p text:style-name="P4"><text:span text:style-name="T4">(</text:span><text:span text:style-name="T6">'GHA'</text:span><text:span text:style-name="T4">,</text:span><text:span text:style-name="T6">'Ghana'</text:span><text:span text:style-name="T4">,</text:span><text:span text:style-name="T6">'GH'</text:span><text:span text:style-name="T4">),(</text:span><text:span text:style-name="T6">'GIB'</text:span><text:span text:style-name="T4">,</text:span><text:span text:style-name="T6">'Gibraltar'</text:span><text:span text:style-name="T4">,</text:span><text:span text:style-name="T6">'GI'</text:span><text:span text:style-name="T4">),(</text:span><text:span text:style-name="T6">'GRC'</text:span><text:span text:style-name="T4">,</text:span><text:span text:style-name="T6">'Greece'</text:span><text:span text:style-name="T4">,</text:span><text:span text:style-name="T6">'GR'</text:span><text:span text:style-name="T4">),(</text:span><text:span text:style-name="T6">'GRL'</text:span><text:span text:style-name="T4">,</text:span><text:span text:style-name="T6">'Greenland'</text:span><text:span text:style-name="T4">,</text:span><text:span text:style-name="T6">'GL'</text:span><text:span text:style-name="T4">),</text:span></text:p>
      <text:p text:style-name="P4"><text:span text:style-name="T4">(</text:span><text:span text:style-name="T6">'GRD'</text:span><text:span text:style-name="T4">,</text:span><text:span text:style-name="T6">'Grenada'</text:span><text:span text:style-name="T4">,</text:span><text:span text:style-name="T6">'GD'</text:span><text:span text:style-name="T4">),(</text:span><text:span text:style-name="T6">'GLP'</text:span><text:span text:style-name="T4">,</text:span><text:span text:style-name="T6">'Guadeloupe'</text:span><text:span text:style-name="T4">,</text:span><text:span text:style-name="T6">'GP'</text:span><text:span text:style-name="T4">),(</text:span><text:span text:style-name="T6">'GUM'</text:span><text:span text:style-name="T4">,</text:span><text:span text:style-name="T6">'Guam'</text:span><text:span text:style-name="T4">,</text:span><text:span text:style-name="T6">'GU'</text:span><text:span text:style-name="T4">),(</text:span><text:span text:style-name="T6">'GTM'</text:span><text:span text:style-name="T4">,</text:span><text:span text:style-name="T6">'Guatemala'</text:span><text:span text:style-name="T4">,</text:span><text:span text:style-name="T6">'GT'</text:span><text:span text:style-name="T4">),</text:span></text:p>
      <text:p text:style-name="P4"><text:span text:style-name="T4">(</text:span><text:span text:style-name="T6">'GGY'</text:span><text:span text:style-name="T4">,</text:span><text:span text:style-name="T6">'Guernsey'</text:span><text:span text:style-name="T4">,</text:span><text:span text:style-name="T6">'GG'</text:span><text:span text:style-name="T4">),(</text:span><text:span text:style-name="T6">'GIN'</text:span><text:span text:style-name="T4">,</text:span><text:span text:style-name="T6">'Guinea'</text:span><text:span text:style-name="T4">,</text:span><text:span text:style-name="T6">'GN'</text:span><text:span text:style-name="T4">),(</text:span><text:span text:style-name="T6">'GNB'</text:span><text:span text:style-name="T4">,</text:span><text:span text:style-name="T6">'Guinea-Bissau'</text:span><text:span text:style-name="T4">,</text:span><text:span text:style-name="T6">'GW'</text:span><text:span text:style-name="T4">),(</text:span><text:span text:style-name="T6">'GUY'</text:span><text:span text:style-name="T4">,</text:span><text:span text:style-name="T6">'Guyana'</text:span><text:span text:style-name="T4">,</text:span><text:span text:style-name="T6">'GY'</text:span><text:span text:style-name="T4">),</text:span></text:p>
      <text:p text:style-name="P4"><text:span text:style-name="T4">(</text:span><text:span text:style-name="T6">'HTI'</text:span><text:span text:style-name="T4">,</text:span><text:span text:style-name="T6">'Haiti'</text:span><text:span text:style-name="T4">,</text:span><text:span text:style-name="T6">'HT'</text:span><text:span text:style-name="T4">),(</text:span><text:span text:style-name="T6">'HMD'</text:span><text:span text:style-name="T4">,</text:span><text:span text:style-name="T6">'Heard Island and McDonald Islands'</text:span><text:span text:style-name="T4">,</text:span><text:span text:style-name="T6">'HM'</text:span><text:span text:style-name="T4">),(</text:span><text:span text:style-name="T6">'HND'</text:span><text:span text:style-name="T4">,</text:span><text:span text:style-name="T6">'Honduras'</text:span><text:span text:style-name="T4">,</text:span><text:span text:style-name="T6">'HN'</text:span><text:span text:style-name="T4">),</text:span></text:p>
      <text:p text:style-name="P4"><text:span text:style-name="T4">(</text:span><text:span text:style-name="T6">'HKG'</text:span><text:span text:style-name="T4">,</text:span><text:span text:style-name="T6">'Hong Kong'</text:span><text:span text:style-name="T4">,</text:span><text:span text:style-name="T6">'HK'</text:span><text:span text:style-name="T4">),(</text:span><text:span text:style-name="T6">'HUN'</text:span><text:span text:style-name="T4">,</text:span><text:span text:style-name="T6">'Hungary'</text:span><text:span text:style-name="T4">,</text:span><text:span text:style-name="T6">'HU'</text:span><text:span text:style-name="T4">),(</text:span><text:span text:style-name="T6">'ISL'</text:span><text:span text:style-name="T4">,</text:span><text:span text:style-name="T6">'Iceland'</text:span><text:span text:style-name="T4">,</text:span><text:span text:style-name="T6">'IS'</text:span><text:span text:style-name="T4">),(</text:span><text:span text:style-name="T6">'IND'</text:span><text:span text:style-name="T4">,</text:span><text:span text:style-name="T6">'India'</text:span><text:span text:style-name="T4">,</text:span><text:span text:style-name="T6">'IN'</text:span><text:span text:style-name="T4">),</text:span></text:p>
      <text:p text:style-name="P4"><text:span text:style-name="T4">(</text:span><text:span text:style-name="T6">'IDN'</text:span><text:span text:style-name="T4">,</text:span><text:span text:style-name="T6">'Indonesia'</text:span><text:span text:style-name="T4">,</text:span><text:span text:style-name="T6">'ID'</text:span><text:span text:style-name="T4">),(</text:span><text:span text:style-name="T6">'IRN'</text:span><text:span text:style-name="T4">,</text:span><text:span text:style-name="T6">'Iran'</text:span><text:span text:style-name="T4">,</text:span><text:span text:style-name="T6">'IR'</text:span><text:span text:style-name="T4">),(</text:span><text:span text:style-name="T6">'IRQ'</text:span><text:span text:style-name="T4">,</text:span><text:span text:style-name="T6">'Iraq'</text:span><text:span text:style-name="T4">,</text:span><text:span text:style-name="T6">'IQ'</text:span><text:span text:style-name="T4">),(</text:span><text:span text:style-name="T6">'IRL'</text:span><text:span text:style-name="T4">,</text:span><text:span text:style-name="T6">'Ireland'</text:span><text:span text:style-name="T4">,</text:span><text:span text:style-name="T6">'IE'</text:span><text:span text:style-name="T4">),</text:span></text:p>
      <text:p text:style-name="P4"><text:span text:style-name="T4">(</text:span><text:span text:style-name="T6">'IMN'</text:span><text:span text:style-name="T4">,</text:span><text:span text:style-name="T6">'Isle of Man'</text:span><text:span text:style-name="T4">,</text:span><text:span text:style-name="T6">'IM'</text:span><text:span text:style-name="T4">),(</text:span><text:span text:style-name="T6">'ISR'</text:span><text:span text:style-name="T4">,</text:span><text:span text:style-name="T6">'Israel'</text:span><text:span text:style-name="T4">,</text:span><text:span text:style-name="T6">'IL'</text:span><text:span text:style-name="T4">),(</text:span><text:span text:style-name="T6">'ITA'</text:span><text:span text:style-name="T4">,</text:span><text:span text:style-name="T6">'Italy'</text:span><text:span text:style-name="T4">,</text:span><text:span text:style-name="T6">'IT'</text:span><text:span text:style-name="T4">),(</text:span><text:span text:style-name="T6">'CIV'</text:span><text:span text:style-name="T4">,</text:span><text:span text:style-name="T6">'Ivory Coast'</text:span><text:span text:style-name="T4">,</text:span><text:span text:style-name="T6">'CI'</text:span><text:span text:style-name="T4">),</text:span></text:p>
      <text:p text:style-name="P4"><text:span text:style-name="T4">(</text:span><text:span text:style-name="T6">'JAM'</text:span><text:span text:style-name="T4">,</text:span><text:span text:style-name="T6">'Jamaica'</text:span><text:span text:style-name="T4">,</text:span><text:span text:style-name="T6">'JM'</text:span><text:span text:style-name="T4">),(</text:span><text:span text:style-name="T6">'JPN'</text:span><text:span text:style-name="T4">,</text:span><text:span text:style-name="T6">'Japan'</text:span><text:span text:style-name="T4">,</text:span><text:span text:style-name="T6">'JP'</text:span><text:span text:style-name="T4">),(</text:span><text:span text:style-name="T6">'JEY'</text:span><text:span text:style-name="T4">,</text:span><text:span text:style-name="T6">'Jersey'</text:span><text:span text:style-name="T4">,</text:span><text:span text:style-name="T6">'JE'</text:span><text:span text:style-name="T4">),(</text:span><text:span text:style-name="T6">'JOR'</text:span><text:span text:style-name="T4">,</text:span><text:span text:style-name="T6">'Jordan'</text:span><text:span text:style-name="T4">,</text:span><text:span text:style-name="T6">'JO'</text:span><text:span text:style-name="T4">),</text:span></text:p>
      <text:p text:style-name="P4"><text:span text:style-name="T4">(</text:span><text:span text:style-name="T6">'KAZ'</text:span><text:span text:style-name="T4">,</text:span><text:span text:style-name="T6">'Kazakhstan'</text:span><text:span text:style-name="T4">,</text:span><text:span text:style-name="T6">'KZ'</text:span><text:span text:style-name="T4">),(</text:span><text:span text:style-name="T6">'KEN'</text:span><text:span text:style-name="T4">,</text:span><text:span text:style-name="T6">'Kenya'</text:span><text:span text:style-name="T4">,</text:span><text:span text:style-name="T6">'KE'</text:span><text:span text:style-name="T4">),(</text:span><text:span text:style-name="T6">'KIR'</text:span><text:span text:style-name="T4">,</text:span><text:span text:style-name="T6">'Kiribati'</text:span><text:span text:style-name="T4">,</text:span><text:span text:style-name="T6">'KI'</text:span><text:span text:style-name="T4">),(</text:span><text:span text:style-name="T6">'XKX'</text:span><text:span text:style-name="T4">,</text:span><text:span text:style-name="T6">'Kosovo'</text:span><text:span text:style-name="T4">,</text:span><text:span text:style-name="T6">'XK'</text:span><text:span text:style-name="T4">),</text:span></text:p>
      <text:p text:style-name="P4"><text:span text:style-name="T4">(</text:span><text:span text:style-name="T6">'KWT'</text:span><text:span text:style-name="T4">,</text:span><text:span text:style-name="T6">'Kuwait'</text:span><text:span text:style-name="T4">,</text:span><text:span text:style-name="T6">'KW'</text:span><text:span text:style-name="T4">),(</text:span><text:span text:style-name="T6">'KGZ'</text:span><text:span text:style-name="T4">,</text:span><text:span text:style-name="T6">'Kyrgyzstan'</text:span><text:span text:style-name="T4">,</text:span><text:span text:style-name="T6">'KG'</text:span><text:span text:style-name="T4">),(</text:span><text:span text:style-name="T6">'LAO'</text:span><text:span text:style-name="T4">,</text:span><text:span text:style-name="T6">'Laos'</text:span><text:span text:style-name="T4">,</text:span><text:span text:style-name="T6">'LA'</text:span><text:span text:style-name="T4">),(</text:span><text:span text:style-name="T6">'LVA'</text:span><text:span text:style-name="T4">,</text:span><text:span text:style-name="T6">'Latvia'</text:span><text:span text:style-name="T4">,</text:span><text:span text:style-name="T6">'LV'</text:span><text:span text:style-name="T4">),</text:span></text:p>
      <text:p text:style-name="P4"><text:span text:style-name="T4">(</text:span><text:span text:style-name="T6">'LBN'</text:span><text:span text:style-name="T4">,</text:span><text:span text:style-name="T6">'Lebanon'</text:span><text:span text:style-name="T4">,</text:span><text:span text:style-name="T6">'LB'</text:span><text:span text:style-name="T4">),(</text:span><text:span text:style-name="T6">'LSO'</text:span><text:span text:style-name="T4">,</text:span><text:span text:style-name="T6">'Lesotho'</text:span><text:span text:style-name="T4">,</text:span><text:span text:style-name="T6">'LS'</text:span><text:span text:style-name="T4">),(</text:span><text:span text:style-name="T6">'LBR'</text:span><text:span text:style-name="T4">,</text:span><text:span text:style-name="T6">'Liberia'</text:span><text:span text:style-name="T4">,</text:span><text:span text:style-name="T6">'LR'</text:span><text:span text:style-name="T4">),(</text:span><text:span text:style-name="T6">'LBY'</text:span><text:span text:style-name="T4">,</text:span><text:span text:style-name="T6">'Libya'</text:span><text:span text:style-name="T4">,</text:span><text:span text:style-name="T6">'LY'</text:span><text:span text:style-name="T4">),</text:span></text:p>
      <text:p text:style-name="P4"><text:span text:style-name="T4">(</text:span><text:span text:style-name="T6">'LIE'</text:span><text:span text:style-name="T4">,</text:span><text:span text:style-name="T6">'Liechtenstein'</text:span><text:span text:style-name="T4">,</text:span><text:span text:style-name="T6">'LI'</text:span><text:span text:style-name="T4">),(</text:span><text:span text:style-name="T6">'LTU'</text:span><text:span text:style-name="T4">,</text:span><text:span text:style-name="T6">'Lithuania'</text:span><text:span text:style-name="T4">,</text:span><text:span text:style-name="T6">'LT'</text:span><text:span text:style-name="T4">),(</text:span><text:span text:style-name="T6">'LUX'</text:span><text:span text:style-name="T4">,</text:span><text:span text:style-name="T6">'Luxembourg'</text:span><text:span text:style-name="T4">,</text:span><text:span text:style-name="T6">'LU'</text:span><text:span text:style-name="T4">),(</text:span><text:span text:style-name="T6">'MAC'</text:span><text:span text:style-name="T4">,</text:span><text:span text:style-name="T6">'Macao'</text:span><text:span text:style-name="T4">,</text:span><text:span text:style-name="T6">'MO'</text:span><text:span text:style-name="T4">),</text:span></text:p>
      <text:p text:style-name="P4"><text:span text:style-name="T4">(</text:span><text:span text:style-name="T6">'MKD'</text:span><text:span text:style-name="T4">,</text:span><text:span text:style-name="T6">'Macedonia'</text:span><text:span text:style-name="T4">,</text:span><text:span text:style-name="T6">'MK'</text:span><text:span text:style-name="T4">),(</text:span><text:span text:style-name="T6">'MDG'</text:span><text:span text:style-name="T4">,</text:span><text:span text:style-name="T6">'Madagascar'</text:span><text:span text:style-name="T4">,</text:span><text:span text:style-name="T6">'MG'</text:span><text:span text:style-name="T4">),(</text:span><text:span text:style-name="T6">'MWI'</text:span><text:span text:style-name="T4">,</text:span><text:span text:style-name="T6">'Malawi'</text:span><text:span text:style-name="T4">,</text:span><text:span text:style-name="T6">'MW'</text:span><text:span text:style-name="T4">),(</text:span><text:span text:style-name="T6">'MYS'</text:span><text:span text:style-name="T4">,</text:span><text:span text:style-name="T6">'Malaysia'</text:span><text:span text:style-name="T4">,</text:span><text:span text:style-name="T6">'MY'</text:span><text:span text:style-name="T4">),</text:span></text:p>
      <text:p text:style-name="P4"><text:span text:style-name="T4">(</text:span><text:span text:style-name="T6">'MDV'</text:span><text:span text:style-name="T4">,</text:span><text:span text:style-name="T6">'Maldives'</text:span><text:span text:style-name="T4">,</text:span><text:span text:style-name="T6">'MV'</text:span><text:span text:style-name="T4">),(</text:span><text:span text:style-name="T6">'MLI'</text:span><text:span text:style-name="T4">,</text:span><text:span text:style-name="T6">'Mali'</text:span><text:span text:style-name="T4">,</text:span><text:span text:style-name="T6">'ML'</text:span><text:span text:style-name="T4">),(</text:span><text:span text:style-name="T6">'MLT'</text:span><text:span text:style-name="T4">,</text:span><text:span text:style-name="T6">'Malta'</text:span><text:span text:style-name="T4">,</text:span><text:span text:style-name="T6">'MT'</text:span><text:span text:style-name="T4">),(</text:span><text:span text:style-name="T6">'MHL'</text:span><text:span text:style-name="T4">,</text:span><text:span text:style-name="T6">'Marshall Islands'</text:span><text:span text:style-name="T4">,</text:span><text:span text:style-name="T6">'MH'</text:span><text:span text:style-name="T4">),</text:span></text:p>
      <text:p text:style-name="P4"><text:span text:style-name="T4">(</text:span><text:span text:style-name="T6">'MTQ'</text:span><text:span text:style-name="T4">,</text:span><text:span text:style-name="T6">'Martinique'</text:span><text:span text:style-name="T4">,</text:span><text:span text:style-name="T6">'MQ'</text:span><text:span text:style-name="T4">),(</text:span><text:span text:style-name="T6">'MRT'</text:span><text:span text:style-name="T4">,</text:span><text:span text:style-name="T6">'Mauritania'</text:span><text:span text:style-name="T4">,</text:span><text:span text:style-name="T6">'MR'</text:span><text:span text:style-name="T4">),(</text:span><text:span text:style-name="T6">'MUS'</text:span><text:span text:style-name="T4">,</text:span><text:span text:style-name="T6">'Mauritius'</text:span><text:span text:style-name="T4">,</text:span><text:span text:style-name="T6">'MU'</text:span><text:span text:style-name="T4">),(</text:span><text:span text:style-name="T6">'MYT'</text:span><text:span text:style-name="T4">,</text:span><text:span text:style-name="T6">'Mayotte'</text:span><text:span text:style-name="T4">,</text:span><text:span text:style-name="T6">'YT'</text:span><text:span text:style-name="T4">),</text:span></text:p>
      <text:p text:style-name="P4"><text:span text:style-name="T4">(</text:span><text:span text:style-name="T6">'MEX'</text:span><text:span text:style-name="T4">,</text:span><text:span text:style-name="T6">'Mexico'</text:span><text:span text:style-name="T4">,</text:span><text:span text:style-name="T6">'MX'</text:span><text:span text:style-name="T4">),(</text:span><text:span text:style-name="T6">'FSM'</text:span><text:span text:style-name="T4">,</text:span><text:span text:style-name="T6">'Micronesia'</text:span><text:span text:style-name="T4">,</text:span><text:span text:style-name="T6">'FM'</text:span><text:span text:style-name="T4">),(</text:span><text:span text:style-name="T6">'MDA'</text:span><text:span text:style-name="T4">,</text:span><text:span text:style-name="T6">'Moldova'</text:span><text:span text:style-name="T4">,</text:span><text:span text:style-name="T6">'MD'</text:span><text:span text:style-name="T4">),(</text:span><text:span text:style-name="T6">'MCO'</text:span><text:span text:style-name="T4">,</text:span><text:span text:style-name="T6">'Monaco'</text:span><text:span text:style-name="T4">,</text:span><text:span text:style-name="T6">'MC'</text:span><text:span text:style-name="T4">),</text:span></text:p>
      <text:p text:style-name="P4"><text:span text:style-name="T4">(</text:span><text:span text:style-name="T6">'MNG'</text:span><text:span text:style-name="T4">,</text:span><text:span text:style-name="T6">'Mongolia'</text:span><text:span text:style-name="T4">,</text:span><text:span text:style-name="T6">'MN'</text:span><text:span text:style-name="T4">),(</text:span><text:span text:style-name="T6">'MNE'</text:span><text:span text:style-name="T4">,</text:span><text:span text:style-name="T6">'Montenegro'</text:span><text:span text:style-name="T4">,</text:span><text:span text:style-name="T6">'ME'</text:span><text:span text:style-name="T4">),(</text:span><text:span text:style-name="T6">'MSR'</text:span><text:span text:style-name="T4">,</text:span><text:span text:style-name="T6">'Montserrat'</text:span><text:span text:style-name="T4">,</text:span><text:span text:style-name="T6">'MS'</text:span><text:span text:style-name="T4">),(</text:span><text:span text:style-name="T6">'MAR'</text:span><text:span text:style-name="T4">,</text:span><text:span text:style-name="T6">'Morocco'</text:span><text:span text:style-name="T4">,</text:span><text:span text:style-name="T6">'MA'</text:span><text:span text:style-name="T4">),</text:span></text:p>
      <text:p text:style-name="P4"><text:span text:style-name="T4">(</text:span><text:span text:style-name="T6">'MOZ'</text:span><text:span text:style-name="T4">,</text:span><text:span text:style-name="T6">'Mozambique'</text:span><text:span text:style-name="T4">,</text:span><text:span text:style-name="T6">'MZ'</text:span><text:span text:style-name="T4">),(</text:span><text:span text:style-name="T6">'MMR'</text:span><text:span text:style-name="T4">,</text:span><text:span text:style-name="T6">'Myanmar [Burma]'</text:span><text:span text:style-name="T4">,</text:span><text:span text:style-name="T6">'MM'</text:span><text:span text:style-name="T4">),(</text:span><text:span text:style-name="T6">'NAM'</text:span><text:span text:style-name="T4">,</text:span><text:span text:style-name="T6">'Namibia'</text:span><text:span text:style-name="T4">,</text:span><text:span text:style-name="T6">'NA'</text:span><text:span text:style-name="T4">),(</text:span><text:span text:style-name="T6">'NRU'</text:span><text:span text:style-name="T4">,</text:span><text:span text:style-name="T6">'Nauru'</text:span><text:span text:style-name="T4">,</text:span><text:span text:style-name="T6">'NR'</text:span><text:span text:style-name="T4">),</text:span></text:p>
      <text:p text:style-name="P4"><text:span text:style-name="T4">(</text:span><text:span text:style-name="T6">'NPL'</text:span><text:span text:style-name="T4">,</text:span><text:span text:style-name="T6">'Nepal'</text:span><text:span text:style-name="T4">,</text:span><text:span text:style-name="T6">'NP'</text:span><text:span text:style-name="T4">),(</text:span><text:span text:style-name="T6">'NLD'</text:span><text:span text:style-name="T4">,</text:span><text:span text:style-name="T6">'Netherlands'</text:span><text:span text:style-name="T4">,</text:span><text:span text:style-name="T6">'NL'</text:span><text:span text:style-name="T4">),(</text:span><text:span text:style-name="T6">'NCL'</text:span><text:span text:style-name="T4">,</text:span><text:span text:style-name="T6">'New Caledonia'</text:span><text:span text:style-name="T4">,</text:span><text:span text:style-name="T6">'NC'</text:span><text:span text:style-name="T4">),(</text:span><text:span text:style-name="T6">'NZL'</text:span><text:span text:style-name="T4">,</text:span><text:span text:style-name="T6">'New Zealand'</text:span><text:span text:style-name="T4">,</text:span><text:span text:style-name="T6">'NZ'</text:span><text:span text:style-name="T4">),</text:span></text:p>
      <text:p text:style-name="P4"><text:span text:style-name="T4">(</text:span><text:span text:style-name="T6">'NIC'</text:span><text:span text:style-name="T4">,</text:span><text:span text:style-name="T6">'Nicaragua'</text:span><text:span text:style-name="T4">,</text:span><text:span text:style-name="T6">'NI'</text:span><text:span text:style-name="T4">),(</text:span><text:span text:style-name="T6">'NER'</text:span><text:span text:style-name="T4">,</text:span><text:span text:style-name="T6">'Niger'</text:span><text:span text:style-name="T4">,</text:span><text:span text:style-name="T6">'NE'</text:span><text:span text:style-name="T4">),(</text:span><text:span text:style-name="T6">'NGA'</text:span><text:span text:style-name="T4">,</text:span><text:span text:style-name="T6">'Nigeria'</text:span><text:span text:style-name="T4">,</text:span><text:span text:style-name="T6">'NG'</text:span><text:span text:style-name="T4">),(</text:span><text:span text:style-name="T6">'NIU'</text:span><text:span text:style-name="T4">,</text:span><text:span text:style-name="T6">'Niue'</text:span><text:span text:style-name="T4">,</text:span><text:span text:style-name="T6">'NU'</text:span><text:span text:style-name="T4">),</text:span></text:p>
      <text:p text:style-name="P4"><text:span text:style-name="T4">(</text:span><text:span text:style-name="T6">'NFK'</text:span><text:span text:style-name="T4">,</text:span><text:span text:style-name="T6">'Norfolk Island'</text:span><text:span text:style-name="T4">,</text:span><text:span text:style-name="T6">'NF'</text:span><text:span text:style-name="T4">),(</text:span><text:span text:style-name="T6">'PRK'</text:span><text:span text:style-name="T4">,</text:span><text:span text:style-name="T6">'North Korea'</text:span><text:span text:style-name="T4">,</text:span><text:span text:style-name="T6">'KP'</text:span><text:span text:style-name="T4">),(</text:span><text:span text:style-name="T6">'MNP'</text:span><text:span text:style-name="T4">,</text:span><text:span text:style-name="T6">'Northern Mariana Islands'</text:span><text:span text:style-name="T4">,</text:span><text:span text:style-name="T6">'MP'</text:span><text:span text:style-name="T4">),</text:span></text:p>
      <text:p text:style-name="P4"><text:span text:style-name="T4">(</text:span><text:span text:style-name="T6">'NOR'</text:span><text:span text:style-name="T4">,</text:span><text:span text:style-name="T6">'Norway'</text:span><text:span text:style-name="T4">,</text:span><text:span text:style-name="T6">'NO'</text:span><text:span text:style-name="T4">),(</text:span><text:span text:style-name="T6">'OMN'</text:span><text:span text:style-name="T4">,</text:span><text:span text:style-name="T6">'Oman'</text:span><text:span text:style-name="T4">,</text:span><text:span text:style-name="T6">'OM'</text:span><text:span text:style-name="T4">),(</text:span><text:span text:style-name="T6">'PAK'</text:span><text:span text:style-name="T4">,</text:span><text:span text:style-name="T6">'Pakistan'</text:span><text:span text:style-name="T4">,</text:span><text:span text:style-name="T6">'PK'</text:span><text:span text:style-name="T4">),(</text:span><text:span text:style-name="T6">'PLW'</text:span><text:span text:style-name="T4">,</text:span><text:span text:style-name="T6">'Palau'</text:span><text:span text:style-name="T4">,</text:span><text:span text:style-name="T6">'PW'</text:span><text:span text:style-name="T4">),</text:span></text:p>
      <text:p text:style-name="P4"><text:span text:style-name="T4">(</text:span><text:span text:style-name="T6">'PSE'</text:span><text:span text:style-name="T4">,</text:span><text:span text:style-name="T6">'Palestine'</text:span><text:span text:style-name="T4">,</text:span><text:span text:style-name="T6">'PS'</text:span><text:span text:style-name="T4">),(</text:span><text:span text:style-name="T6">'PAN'</text:span><text:span text:style-name="T4">,</text:span><text:span text:style-name="T6">'Panama'</text:span><text:span text:style-name="T4">,</text:span><text:span text:style-name="T6">'PA'</text:span><text:span text:style-name="T4">),(</text:span><text:span text:style-name="T6">'PNG'</text:span><text:span text:style-name="T4">,</text:span><text:span text:style-name="T6">'Papua New Guinea'</text:span><text:span text:style-name="T4">,</text:span><text:span text:style-name="T6">'PG'</text:span><text:span text:style-name="T4">),(</text:span><text:span text:style-name="T6">'PRY'</text:span><text:span text:style-name="T4">,</text:span><text:span text:style-name="T6">'Paraguay'</text:span><text:span text:style-name="T4">,</text:span><text:span text:style-name="T6">'PY'</text:span><text:span text:style-name="T4">),</text:span></text:p>
      <text:p text:style-name="P4"><text:span text:style-name="T4">(</text:span><text:span text:style-name="T6">'PER'</text:span><text:span text:style-name="T4">,</text:span><text:span text:style-name="T6">'Peru'</text:span><text:span text:style-name="T4">,</text:span><text:span text:style-name="T6">'PE'</text:span><text:span text:style-name="T4">),(</text:span><text:span text:style-name="T6">'PHL'</text:span><text:span text:style-name="T4">,</text:span><text:span text:style-name="T6">'Philippines'</text:span><text:span text:style-name="T4">,</text:span><text:span text:style-name="T6">'PH'</text:span><text:span text:style-name="T4">),(</text:span><text:span text:style-name="T6">'PCN'</text:span><text:span text:style-name="T4">,</text:span><text:span text:style-name="T6">'Pitcairn Islands'</text:span><text:span text:style-name="T4">,</text:span><text:span text:style-name="T6">'PN'</text:span><text:span text:style-name="T4">),(</text:span><text:span text:style-name="T6">'POL'</text:span><text:span text:style-name="T4">,</text:span><text:span text:style-name="T6">'Poland'</text:span><text:span text:style-name="T4">,</text:span><text:span text:style-name="T6">'PL'</text:span><text:span text:style-name="T4">),</text:span></text:p>
      <text:p text:style-name="P4"><text:span text:style-name="T4">(</text:span><text:span text:style-name="T6">'PRT'</text:span><text:span text:style-name="T4">,</text:span><text:span text:style-name="T6">'Portugal'</text:span><text:span text:style-name="T4">,</text:span><text:span text:style-name="T6">'PT'</text:span><text:span text:style-name="T4">),(</text:span><text:span text:style-name="T6">'PRI'</text:span><text:span text:style-name="T4">,</text:span><text:span text:style-name="T6">'Puerto Rico'</text:span><text:span text:style-name="T4">,</text:span><text:span text:style-name="T6">'PR'</text:span><text:span text:style-name="T4">),(</text:span><text:span text:style-name="T6">'QAT'</text:span><text:span text:style-name="T4">,</text:span><text:span text:style-name="T6">'Qatar'</text:span><text:span text:style-name="T4">,</text:span><text:span text:style-name="T6">'QA'</text:span><text:span text:style-name="T4">),(</text:span><text:span text:style-name="T6">'COG'</text:span><text:span text:style-name="T4">,</text:span><text:span text:style-name="T6">'Republic of the Congo'</text:span><text:span text:style-name="T4">,</text:span><text:span text:style-name="T6">'CG'</text:span><text:span text:style-name="T4">),</text:span></text:p>
      <text:p text:style-name="P4"><text:span text:style-name="T4">(</text:span><text:span text:style-name="T6">'REU'</text:span><text:span text:style-name="T4">,</text:span><text:span text:style-name="T6">'Réunion'</text:span><text:span text:style-name="T4">,</text:span><text:span text:style-name="T6">'RE'</text:span><text:span text:style-name="T4">),(</text:span><text:span text:style-name="T6">'ROU'</text:span><text:span text:style-name="T4">,</text:span><text:span text:style-name="T6">'Romania'</text:span><text:span text:style-name="T4">,</text:span><text:span text:style-name="T6">'RO'</text:span><text:span text:style-name="T4">),(</text:span><text:span text:style-name="T6">'RUS'</text:span><text:span text:style-name="T4">,</text:span><text:span text:style-name="T6">'Russia'</text:span><text:span text:style-name="T4">,</text:span><text:span text:style-name="T6">'RU'</text:span><text:span text:style-name="T4">),(</text:span><text:span text:style-name="T6">'RWA'</text:span><text:span text:style-name="T4">,</text:span><text:span text:style-name="T6">'Rwanda'</text:span><text:span text:style-name="T4">,</text:span><text:span text:style-name="T6">'RW'</text:span><text:span text:style-name="T4">),</text:span></text:p>
      <text:p text:style-name="P4"><text:span text:style-name="T4">(</text:span><text:span text:style-name="T6">'BLM'</text:span><text:span text:style-name="T4">,</text:span><text:span text:style-name="T6">'Saint Barthélemy'</text:span><text:span text:style-name="T4">,</text:span><text:span text:style-name="T6">'BL'</text:span><text:span text:style-name="T4">),(</text:span><text:span text:style-name="T6">'SHN'</text:span><text:span text:style-name="T4">,</text:span><text:span text:style-name="T6">'Saint Helena'</text:span><text:span text:style-name="T4">,</text:span><text:span text:style-name="T6">'SH'</text:span><text:span text:style-name="T4">),(</text:span><text:span text:style-name="T6">'KNA'</text:span><text:span text:style-name="T4">,</text:span><text:span text:style-name="T6">'Saint Kitts and Nevis'</text:span><text:span text:style-name="T4">,</text:span><text:span text:style-name="T6">'KN'</text:span><text:span text:style-name="T4">),</text:span></text:p>
      <text:p text:style-name="P4"><text:span text:style-name="T4">(</text:span><text:span text:style-name="T6">'LCA'</text:span><text:span text:style-name="T4">,</text:span><text:span text:style-name="T6">'Saint Lucia'</text:span><text:span text:style-name="T4">,</text:span><text:span text:style-name="T6">'LC'</text:span><text:span text:style-name="T4">),(</text:span><text:span text:style-name="T6">'MAF'</text:span><text:span text:style-name="T4">,</text:span><text:span text:style-name="T6">'Saint Martin'</text:span><text:span text:style-name="T4">,</text:span><text:span text:style-name="T6">'MF'</text:span><text:span text:style-name="T4">),(</text:span><text:span text:style-name="T6">'SPM'</text:span><text:span text:style-name="T4">,</text:span><text:span text:style-name="T6">'Saint Pierre and Miquelon'</text:span><text:span text:style-name="T4">,</text:span><text:span text:style-name="T6">'PM'</text:span><text:span text:style-name="T4">),</text:span></text:p>
      <text:p text:style-name="P4"><text:span text:style-name="T4">(</text:span><text:span text:style-name="T6">'VCT'</text:span><text:span text:style-name="T4">,</text:span><text:span text:style-name="T6">'Saint Vincent and the Grenadines'</text:span><text:span text:style-name="T4">,</text:span><text:span text:style-name="T6">'VC'</text:span><text:span text:style-name="T4">),(</text:span><text:span text:style-name="T6">'WSM'</text:span><text:span text:style-name="T4">,</text:span><text:span text:style-name="T6">'Samoa'</text:span><text:span text:style-name="T4">,</text:span><text:span text:style-name="T6">'WS'</text:span><text:span text:style-name="T4">),(</text:span><text:span text:style-name="T6">'SMR'</text:span><text:span text:style-name="T4">,</text:span><text:span text:style-name="T6">'San Marino'</text:span><text:span text:style-name="T4">,</text:span><text:span text:style-name="T6">'SM'</text:span><text:span text:style-name="T4">),</text:span></text:p>
      <text:p text:style-name="P4"><text:span text:style-name="T4">(</text:span><text:span text:style-name="T6">'STP'</text:span><text:span text:style-name="T4">,</text:span><text:span text:style-name="T6">'São Tomé and Príncipe'</text:span><text:span text:style-name="T4">,</text:span><text:span text:style-name="T6">'ST'</text:span><text:span text:style-name="T4">),(</text:span><text:span text:style-name="T6">'SAU'</text:span><text:span text:style-name="T4">,</text:span><text:span text:style-name="T6">'Saudi Arabia'</text:span><text:span text:style-name="T4">,</text:span><text:span text:style-name="T6">'SA'</text:span><text:span text:style-name="T4">),(</text:span><text:span text:style-name="T6">'SEN'</text:span><text:span text:style-name="T4">,</text:span><text:span text:style-name="T6">'Senegal'</text:span><text:span text:style-name="T4">,</text:span><text:span text:style-name="T6">'SN'</text:span><text:span text:style-name="T4">),</text:span></text:p>
      <text:p text:style-name="P4"><text:span text:style-name="T4">(</text:span><text:span text:style-name="T6">'SRB'</text:span><text:span text:style-name="T4">,</text:span><text:span text:style-name="T6">'Serbia'</text:span><text:span text:style-name="T4">,</text:span><text:span text:style-name="T6">'RS'</text:span><text:span text:style-name="T4">),(</text:span><text:span text:style-name="T6">'SYC'</text:span><text:span text:style-name="T4">,</text:span><text:span text:style-name="T6">'Seychelles'</text:span><text:span text:style-name="T4">,</text:span><text:span text:style-name="T6">'SC'</text:span><text:span text:style-name="T4">),(</text:span><text:span text:style-name="T6">'SLE'</text:span><text:span text:style-name="T4">,</text:span><text:span text:style-name="T6">'Sierra Leone'</text:span><text:span text:style-name="T4">,</text:span><text:span text:style-name="T6">'SL'</text:span><text:span text:style-name="T4">),(</text:span><text:span text:style-name="T6">'SGP'</text:span><text:span text:style-name="T4">,</text:span><text:span text:style-name="T6">'Singapore'</text:span><text:span text:style-name="T4">,</text:span><text:span text:style-name="T6">'SG'</text:span><text:span text:style-name="T4">),</text:span></text:p>
      <text:p text:style-name="P4"><text:span text:style-name="T4">(</text:span><text:span text:style-name="T6">'SXM'</text:span><text:span text:style-name="T4">,</text:span><text:span text:style-name="T6">'Sint Maarten'</text:span><text:span text:style-name="T4">,</text:span><text:span text:style-name="T6">'SX'</text:span><text:span text:style-name="T4">),(</text:span><text:span text:style-name="T6">'SVK'</text:span><text:span text:style-name="T4">,</text:span><text:span text:style-name="T6">'Slovakia'</text:span><text:span text:style-name="T4">,</text:span><text:span text:style-name="T6">'SK'</text:span><text:span text:style-name="T4">),(</text:span><text:span text:style-name="T6">'SVN'</text:span><text:span text:style-name="T4">,</text:span><text:span text:style-name="T6">'Slovenia'</text:span><text:span text:style-name="T4">,</text:span><text:span text:style-name="T6">'SI'</text:span><text:span text:style-name="T4">),(</text:span><text:span text:style-name="T6">'SLB'</text:span><text:span text:style-name="T4">,</text:span><text:span text:style-name="T6">'Solomon Islands'</text:span><text:span text:style-name="T4">,</text:span><text:span text:style-name="T6">'SB'</text:span><text:span text:style-name="T4">),</text:span></text:p>
      <text:p text:style-name="P4"><text:soft-page-break/><text:span text:style-name="T4">(</text:span><text:span text:style-name="T6">'SOM'</text:span><text:span text:style-name="T4">,</text:span><text:span text:style-name="T6">'Somalia'</text:span><text:span text:style-name="T4">,</text:span><text:span text:style-name="T6">'SO'</text:span><text:span text:style-name="T4">),(</text:span><text:span text:style-name="T6">'ZAF'</text:span><text:span text:style-name="T4">,</text:span><text:span text:style-name="T6">'South Africa'</text:span><text:span text:style-name="T4">,</text:span><text:span text:style-name="T6">'ZA'</text:span><text:span text:style-name="T4">),</text:span></text:p>
      <text:p text:style-name="P4"><text:span text:style-name="T4">(</text:span><text:span text:style-name="T6">'SGS'</text:span><text:span text:style-name="T4">,</text:span><text:span text:style-name="T6">'South Georgia and the South Sandwich Islands'</text:span><text:span text:style-name="T4">,</text:span><text:span text:style-name="T6">'GS'</text:span><text:span text:style-name="T4">),</text:span></text:p>
      <text:p text:style-name="P4"><text:span text:style-name="T4">(</text:span><text:span text:style-name="T6">'KOR'</text:span><text:span text:style-name="T4">,</text:span><text:span text:style-name="T6">'South Korea'</text:span><text:span text:style-name="T4">,</text:span><text:span text:style-name="T6">'KR'</text:span><text:span text:style-name="T4">),(</text:span><text:span text:style-name="T6">'SSD'</text:span><text:span text:style-name="T4">,</text:span><text:span text:style-name="T6">'South Sudan'</text:span><text:span text:style-name="T4">,</text:span><text:span text:style-name="T6">'SS'</text:span><text:span text:style-name="T4">),(</text:span><text:span text:style-name="T6">'ESP'</text:span><text:span text:style-name="T4">,</text:span><text:span text:style-name="T6">'Spain'</text:span><text:span text:style-name="T4">,</text:span><text:span text:style-name="T6">'ES'</text:span><text:span text:style-name="T4">),(</text:span><text:span text:style-name="T6">'LKA'</text:span><text:span text:style-name="T4">,</text:span><text:span text:style-name="T6">'Sri Lanka'</text:span><text:span text:style-name="T4">,</text:span><text:span text:style-name="T6">'LK'</text:span><text:span text:style-name="T4">),</text:span></text:p>
      <text:p text:style-name="P4"><text:span text:style-name="T4">(</text:span><text:span text:style-name="T6">'SDN'</text:span><text:span text:style-name="T4">,</text:span><text:span text:style-name="T6">'Sudan'</text:span><text:span text:style-name="T4">,</text:span><text:span text:style-name="T6">'SD'</text:span><text:span text:style-name="T4">),(</text:span><text:span text:style-name="T6">'SUR'</text:span><text:span text:style-name="T4">,</text:span><text:span text:style-name="T6">'Suriname'</text:span><text:span text:style-name="T4">,</text:span><text:span text:style-name="T6">'SR'</text:span><text:span text:style-name="T4">),(</text:span><text:span text:style-name="T6">'SJM'</text:span><text:span text:style-name="T4">,</text:span><text:span text:style-name="T6">'Svalbard and Jan Mayen'</text:span><text:span text:style-name="T4">,</text:span><text:span text:style-name="T6">'SJ'</text:span><text:span text:style-name="T4">),</text:span></text:p>
      <text:p text:style-name="P4"><text:span text:style-name="T4">(</text:span><text:span text:style-name="T6">'SWZ'</text:span><text:span text:style-name="T4">,</text:span><text:span text:style-name="T6">'Swaziland'</text:span><text:span text:style-name="T4">,</text:span><text:span text:style-name="T6">'SZ'</text:span><text:span text:style-name="T4">),(</text:span><text:span text:style-name="T6">'SWE'</text:span><text:span text:style-name="T4">,</text:span><text:span text:style-name="T6">'Sweden'</text:span><text:span text:style-name="T4">,</text:span><text:span text:style-name="T6">'SE'</text:span><text:span text:style-name="T4">),(</text:span><text:span text:style-name="T6">'CHE'</text:span><text:span text:style-name="T4">,</text:span><text:span text:style-name="T6">'Switzerland'</text:span><text:span text:style-name="T4">,</text:span><text:span text:style-name="T6">'CH'</text:span><text:span text:style-name="T4">),(</text:span><text:span text:style-name="T6">'SYR'</text:span><text:span text:style-name="T4">,</text:span><text:span text:style-name="T6">'Syria'</text:span><text:span text:style-name="T4">,</text:span><text:span text:style-name="T6">'SY'</text:span><text:span text:style-name="T4">),</text:span></text:p>
      <text:p text:style-name="P4"><text:span text:style-name="T4">(</text:span><text:span text:style-name="T6">'TWN'</text:span><text:span text:style-name="T4">,</text:span><text:span text:style-name="T6">'Taiwan'</text:span><text:span text:style-name="T4">,</text:span><text:span text:style-name="T6">'TW'</text:span><text:span text:style-name="T4">),(</text:span><text:span text:style-name="T6">'TJK'</text:span><text:span text:style-name="T4">,</text:span><text:span text:style-name="T6">'Tajikistan'</text:span><text:span text:style-name="T4">,</text:span><text:span text:style-name="T6">'TJ'</text:span><text:span text:style-name="T4">),(</text:span><text:span text:style-name="T6">'TZA'</text:span><text:span text:style-name="T4">,</text:span><text:span text:style-name="T6">'Tanzania'</text:span><text:span text:style-name="T4">,</text:span><text:span text:style-name="T6">'TZ'</text:span><text:span text:style-name="T4">),(</text:span><text:span text:style-name="T6">'THA'</text:span><text:span text:style-name="T4">,</text:span><text:span text:style-name="T6">'Thailand'</text:span><text:span text:style-name="T4">,</text:span><text:span text:style-name="T6">'TH'</text:span><text:span text:style-name="T4">),</text:span></text:p>
      <text:p text:style-name="P4"><text:span text:style-name="T4">(</text:span><text:span text:style-name="T6">'TGO'</text:span><text:span text:style-name="T4">,</text:span><text:span text:style-name="T6">'Togo'</text:span><text:span text:style-name="T4">,</text:span><text:span text:style-name="T6">'TG'</text:span><text:span text:style-name="T4">),(</text:span><text:span text:style-name="T6">'TKL'</text:span><text:span text:style-name="T4">,</text:span><text:span text:style-name="T6">'Tokelau'</text:span><text:span text:style-name="T4">,</text:span><text:span text:style-name="T6">'TK'</text:span><text:span text:style-name="T4">),(</text:span><text:span text:style-name="T6">'TON'</text:span><text:span text:style-name="T4">,</text:span><text:span text:style-name="T6">'Tonga'</text:span><text:span text:style-name="T4">,</text:span><text:span text:style-name="T6">'TO'</text:span><text:span text:style-name="T4">),(</text:span><text:span text:style-name="T6">'TTO'</text:span><text:span text:style-name="T4">,</text:span><text:span text:style-name="T6">'Trinidad and Tobago'</text:span><text:span text:style-name="T4">,</text:span><text:span text:style-name="T6">'TT'</text:span><text:span text:style-name="T4">),</text:span></text:p>
      <text:p text:style-name="P4"><text:span text:style-name="T4">(</text:span><text:span text:style-name="T6">'TUN'</text:span><text:span text:style-name="T4">,</text:span><text:span text:style-name="T6">'Tunisia'</text:span><text:span text:style-name="T4">,</text:span><text:span text:style-name="T6">'TN'</text:span><text:span text:style-name="T4">),(</text:span><text:span text:style-name="T6">'TUR'</text:span><text:span text:style-name="T4">,</text:span><text:span text:style-name="T6">'Turkey'</text:span><text:span text:style-name="T4">,</text:span><text:span text:style-name="T6">'TR'</text:span><text:span text:style-name="T4">),(</text:span><text:span text:style-name="T6">'TKM'</text:span><text:span text:style-name="T4">,</text:span><text:span text:style-name="T6">'Turkmenistan'</text:span><text:span text:style-name="T4">,</text:span><text:span text:style-name="T6">'TM'</text:span><text:span text:style-name="T4">),(</text:span><text:span text:style-name="T6">'TCA'</text:span><text:span text:style-name="T4">,</text:span><text:span text:style-name="T6">'Turks and Caicos Islands'</text:span><text:span text:style-name="T4">,</text:span><text:span text:style-name="T6">'TC'</text:span><text:span text:style-name="T4">),</text:span></text:p>
      <text:p text:style-name="P4"><text:span text:style-name="T4">(</text:span><text:span text:style-name="T6">'TUV'</text:span><text:span text:style-name="T4">,</text:span><text:span text:style-name="T6">'Tuvalu'</text:span><text:span text:style-name="T4">,</text:span><text:span text:style-name="T6">'TV'</text:span><text:span text:style-name="T4">),(</text:span><text:span text:style-name="T6">'UMI'</text:span><text:span text:style-name="T4">,</text:span><text:span text:style-name="T6">'U.S. Minor Outlying Islands'</text:span><text:span text:style-name="T4">,</text:span><text:span text:style-name="T6">'UM'</text:span><text:span text:style-name="T4">),(</text:span><text:span text:style-name="T6">'VIR'</text:span><text:span text:style-name="T4">,</text:span><text:span text:style-name="T6">'U.S. Virgin Islands'</text:span><text:span text:style-name="T4">,</text:span><text:span text:style-name="T6">'VI'</text:span><text:span text:style-name="T4">),</text:span></text:p>
      <text:p text:style-name="P4"><text:span text:style-name="T4">(</text:span><text:span text:style-name="T6">'UGA'</text:span><text:span text:style-name="T4">,</text:span><text:span text:style-name="T6">'Uganda'</text:span><text:span text:style-name="T4">,</text:span><text:span text:style-name="T6">'UG'</text:span><text:span text:style-name="T4">),(</text:span><text:span text:style-name="T6">'UKR'</text:span><text:span text:style-name="T4">,</text:span><text:span text:style-name="T6">'Ukraine'</text:span><text:span text:style-name="T4">,</text:span><text:span text:style-name="T6">'UA'</text:span><text:span text:style-name="T4">),(</text:span><text:span text:style-name="T6">'ARE'</text:span><text:span text:style-name="T4">,</text:span><text:span text:style-name="T6">'United Arab Emirates'</text:span><text:span text:style-name="T4">,</text:span><text:span text:style-name="T6">'AE'</text:span><text:span text:style-name="T4">),</text:span></text:p>
      <text:p text:style-name="P4"><text:span text:style-name="T4">(</text:span><text:span text:style-name="T6">'GBR'</text:span><text:span text:style-name="T4">,</text:span><text:span text:style-name="T6">'United Kingdom'</text:span><text:span text:style-name="T4">,</text:span><text:span text:style-name="T6">'GB'</text:span><text:span text:style-name="T4">),(</text:span><text:span text:style-name="T6">'USA'</text:span><text:span text:style-name="T4">,</text:span><text:span text:style-name="T6">'United States'</text:span><text:span text:style-name="T4">,</text:span><text:span text:style-name="T6">'US'</text:span><text:span text:style-name="T4">),(</text:span><text:span text:style-name="T6">'URY'</text:span><text:span text:style-name="T4">,</text:span><text:span text:style-name="T6">'Uruguay'</text:span><text:span text:style-name="T4">,</text:span><text:span text:style-name="T6">'UY'</text:span><text:span text:style-name="T4">),(</text:span><text:span text:style-name="T6">'UZB'</text:span><text:span text:style-name="T4">,</text:span><text:span text:style-name="T6">'Uzbekistan'</text:span><text:span text:style-name="T4">,</text:span><text:span text:style-name="T6">'UZ'</text:span><text:span text:style-name="T4">),</text:span></text:p>
      <text:p text:style-name="P4"><text:span text:style-name="T4">(</text:span><text:span text:style-name="T6">'VUT'</text:span><text:span text:style-name="T4">,</text:span><text:span text:style-name="T6">'Vanuatu'</text:span><text:span text:style-name="T4">,</text:span><text:span text:style-name="T6">'VU'</text:span><text:span text:style-name="T4">),(</text:span><text:span text:style-name="T6">'VAT'</text:span><text:span text:style-name="T4">,</text:span><text:span text:style-name="T6">'Vatican City'</text:span><text:span text:style-name="T4">,</text:span><text:span text:style-name="T6">'VA'</text:span><text:span text:style-name="T4">),(</text:span><text:span text:style-name="T6">'VEN'</text:span><text:span text:style-name="T4">,</text:span><text:span text:style-name="T6">'Venezuela'</text:span><text:span text:style-name="T4">,</text:span><text:span text:style-name="T6">'VE'</text:span><text:span text:style-name="T4">),(</text:span><text:span text:style-name="T6">'VNM'</text:span><text:span text:style-name="T4">,</text:span><text:span text:style-name="T6">'Vietnam'</text:span><text:span text:style-name="T4">,</text:span><text:span text:style-name="T6">'VN'</text:span><text:span text:style-name="T4">),</text:span></text:p>
      <text:p text:style-name="P4"><text:span text:style-name="T4">(</text:span><text:span text:style-name="T6">'WLF'</text:span><text:span text:style-name="T4">,</text:span><text:span text:style-name="T6">'Wallis and Futuna'</text:span><text:span text:style-name="T4">,</text:span><text:span text:style-name="T6">'WF'</text:span><text:span text:style-name="T4">),(</text:span><text:span text:style-name="T6">'ESH'</text:span><text:span text:style-name="T4">,</text:span><text:span text:style-name="T6">'Western Sahara'</text:span><text:span text:style-name="T4">,</text:span><text:span text:style-name="T6">'EH'</text:span><text:span text:style-name="T4">),(</text:span><text:span text:style-name="T6">'YEM'</text:span><text:span text:style-name="T4">,</text:span><text:span text:style-name="T6">'Yemen'</text:span><text:span text:style-name="T4">,</text:span><text:span text:style-name="T6">'YE'</text:span><text:span text:style-name="T4">),</text:span></text:p>
      <text:p text:style-name="P4"><text:span text:style-name="T4">(</text:span><text:span text:style-name="T6">'ZMB'</text:span><text:span text:style-name="T4">,</text:span><text:span text:style-name="T6">'Zambia'</text:span><text:span text:style-name="T4">,</text:span><text:span text:style-name="T6">'ZM'</text:span><text:span text:style-name="T4">),(</text:span><text:span text:style-name="T6">'ZWE'</text:span><text:span text:style-name="T4">,</text:span><text:span text:style-name="T6">'Zimbabwe'</text:span><text:span text:style-name="T4">,</text:span><text:span text:style-name="T6">'ZW'</text:span><text:span text:style-name="T4">);</text:span></text:p>
      <text:p text:style-name="P4"><text:span text:style-name="T2">alter</text:span><text:span text:style-name="T3"> </text:span><text:span text:style-name="T2">table</text:span><text:span text:style-name="T3"> Paises </text:span><text:span text:style-name="T2">drop</text:span><text:span text:style-name="T3"> </text:span><text:span text:style-name="T2">column</text:span><text:span text:style-name="T3"> codNo </text:span><text:span text:style-name="T5">-- borro la columna agredada que no va</text:span></text:p>
      <text:p text:style-name="P1"/>
      <text:p text:style-name="P4"><text:span text:style-name="T2">insert</text:span><text:span text:style-name="T3"> </text:span><text:span text:style-name="T2">into</text:span><text:span text:style-name="T3"> Jugadores </text:span><text:span text:style-name="T2">values</text:span></text:p>
      <text:p text:style-name="P4"><text:span text:style-name="T4">(</text:span><text:span text:style-name="T6">'Rafael Nadal Parera'</text:span><text:span text:style-name="T4">,</text:span><text:span text:style-name="T3"> </text:span><text:span text:style-name="T5">--nombre</text:span></text:p>
      <text:p text:style-name="P4"><text:span text:style-name="T6">'19860603'</text:span><text:span text:style-name="T4">,</text:span><text:span text:style-name="T3"> </text:span><text:span text:style-name="T5">--fechaNacimiento</text:span></text:p>
      <text:p text:style-name="P4"><text:span text:style-name="T4">(</text:span><text:span text:style-name="T2">select</text:span><text:span text:style-name="T3"> paisId </text:span><text:span text:style-name="T2">from</text:span><text:span text:style-name="T3"> Paises </text:span><text:span text:style-name="T2">where</text:span><text:span text:style-name="T3"> paisNombre</text:span><text:span text:style-name="T4">=</text:span><text:span text:style-name="T6">'Spain'</text:span><text:span text:style-name="T4">),</text:span><text:span text:style-name="T3"> </text:span><text:span text:style-name="T5">--paisNacimiento</text:span></text:p>
      <text:p text:style-name="P4"><text:span text:style-name="T4">(</text:span><text:span text:style-name="T2">select</text:span><text:span text:style-name="T3"> paisId </text:span><text:span text:style-name="T2">from</text:span><text:span text:style-name="T3"> Paises </text:span><text:span text:style-name="T2">where</text:span><text:span text:style-name="T3"> paisNombre</text:span><text:span text:style-name="T4">=</text:span><text:span text:style-name="T6">'Spain'</text:span><text:span text:style-name="T4">),</text:span><text:span text:style-name="T3"> </text:span><text:span text:style-name="T5">--paisResidencia</text:span></text:p>
      <text:p text:style-name="P4"><text:span text:style-name="T3">185</text:span><text:span text:style-name="T4">,</text:span><text:span text:style-name="T3"> </text:span><text:span text:style-name="T5">--estatura</text:span></text:p>
      <text:p text:style-name="P4"><text:span text:style-name="T3">85</text:span><text:span text:style-name="T4">,</text:span><text:span text:style-name="T3"> </text:span><text:span text:style-name="T5">--peso</text:span></text:p>
      <text:p text:style-name="P4"><text:span text:style-name="T6">'Z'</text:span><text:span text:style-name="T4">,</text:span><text:span text:style-name="T3"> </text:span><text:span text:style-name="T5">--juego</text:span></text:p>
      <text:p text:style-name="P4"><text:span text:style-name="T6">'Carlos Moya and Toni Nadal'</text:span><text:span text:style-name="T4">,</text:span><text:span text:style-name="T5">--entrenador</text:span></text:p>
      <text:p text:style-name="P4"><text:span text:style-name="T3">2001</text:span><text:span text:style-name="T4">,</text:span><text:span text:style-name="T3"> </text:span><text:span text:style-name="T5">--profesionalDesde</text:span></text:p>
      <text:p text:style-name="P4"><text:span text:style-name="T3">100</text:span><text:span text:style-name="T4">,</text:span><text:span text:style-name="T3"> </text:span><text:span text:style-name="T5">--partidosGanados</text:span></text:p>
      <text:p text:style-name="P4"><text:span text:style-name="T3">50</text:span><text:span text:style-name="T4">,</text:span><text:span text:style-name="T3"> </text:span><text:span text:style-name="T5">--partidosPerdidos</text:span></text:p>
      <text:p text:style-name="P4"><text:span text:style-name="T3">20</text:span><text:span text:style-name="T4">,</text:span><text:span text:style-name="T3"> </text:span><text:span text:style-name="T5">--titulosGanados</text:span></text:p>
      <text:p text:style-name="P4"><text:span text:style-name="T3">15 </text:span><text:span text:style-name="T5">--premiosGanados</text:span></text:p>
      <text:p text:style-name="P15">)</text:p>
      <text:p text:style-name="P1"/>
      <text:p text:style-name="P4"><text:span text:style-name="T2">insert</text:span><text:span text:style-name="T3"> </text:span><text:span text:style-name="T2">into</text:span><text:span text:style-name="T3"> Jugadores </text:span><text:span text:style-name="T2">values</text:span></text:p>
      <text:p text:style-name="P4"><text:span text:style-name="T4">(</text:span><text:span text:style-name="T6">'Melesa Ivankov'</text:span><text:span text:style-name="T4">,</text:span><text:span text:style-name="T3"> </text:span><text:span text:style-name="T6">'1978/08/13'</text:span><text:span text:style-name="T4">,</text:span><text:span text:style-name="T3"> 3</text:span><text:span text:style-name="T4">,</text:span><text:span text:style-name="T3"> 96</text:span><text:span text:style-name="T4">,</text:span><text:span text:style-name="T3"> 167</text:span><text:span text:style-name="T4">,</text:span><text:span text:style-name="T3"> 76</text:span><text:span text:style-name="T4">,</text:span><text:span text:style-name="T3"> </text:span><text:span text:style-name="T6">'D'</text:span><text:span text:style-name="T4">,</text:span><text:span text:style-name="T3"> </text:span><text:span text:style-name="T6">'Mose Lamyman'</text:span><text:span text:style-name="T4">,</text:span><text:span text:style-name="T3"> 2013</text:span><text:span text:style-name="T4">,</text:span><text:span text:style-name="T3"> 3</text:span><text:span text:style-name="T4">,</text:span><text:span text:style-name="T3"> 53</text:span><text:span text:style-name="T4">,</text:span><text:span text:style-name="T3"> 20</text:span><text:span text:style-name="T4">,</text:span><text:span text:style-name="T3"> 50</text:span><text:span text:style-name="T4">),</text:span></text:p>
      <text:p text:style-name="P4"><text:span text:style-name="T4">(</text:span><text:span text:style-name="T6">'Skipton Pinchen'</text:span><text:span text:style-name="T4">,</text:span><text:span text:style-name="T3"> </text:span><text:span text:style-name="T6">'1980/02/22'</text:span><text:span text:style-name="T4">,</text:span><text:span text:style-name="T3"> 3</text:span><text:span text:style-name="T4">,</text:span><text:span text:style-name="T3"> 125</text:span><text:span text:style-name="T4">,</text:span><text:span text:style-name="T3"> 128</text:span><text:span text:style-name="T4">,</text:span><text:span text:style-name="T3"> 84</text:span><text:span text:style-name="T4">,</text:span><text:span text:style-name="T3"> </text:span><text:span text:style-name="T6">'D'</text:span><text:span text:style-name="T4">,</text:span><text:span text:style-name="T3"> </text:span><text:span text:style-name="T6">'Gunter Peniello'</text:span><text:span text:style-name="T4">,</text:span><text:span text:style-name="T3"> 1989</text:span><text:span text:style-name="T4">,</text:span><text:span text:style-name="T3"> 95</text:span><text:span text:style-name="T4">,</text:span><text:span text:style-name="T3"> 84</text:span><text:span text:style-name="T4">,</text:span><text:span text:style-name="T3"> 45</text:span><text:span text:style-name="T4">,</text:span><text:span text:style-name="T3"> 17</text:span><text:span text:style-name="T4">),</text:span></text:p>
      <text:p text:style-name="P4"><text:span text:style-name="T4">(</text:span><text:span text:style-name="T6">'Candida Riediger'</text:span><text:span text:style-name="T4">,</text:span><text:span text:style-name="T3"> </text:span><text:span text:style-name="T6">'1993/08/19'</text:span><text:span text:style-name="T4">,</text:span><text:span text:style-name="T3"> 3</text:span><text:span text:style-name="T4">,</text:span><text:span text:style-name="T3"> 226</text:span><text:span text:style-name="T4">,</text:span><text:span text:style-name="T3"> 121</text:span><text:span text:style-name="T4">,</text:span><text:span text:style-name="T3"> 55</text:span><text:span text:style-name="T4">,</text:span><text:span text:style-name="T3"> </text:span><text:span text:style-name="T6">'D'</text:span><text:span text:style-name="T4">,</text:span><text:span text:style-name="T3"> </text:span><text:span text:style-name="T6">'Maurine Gillbey'</text:span><text:span text:style-name="T4">,</text:span><text:span text:style-name="T3"> 1983</text:span><text:span text:style-name="T4">,</text:span><text:span text:style-name="T3"> 8</text:span><text:span text:style-name="T4">,</text:span><text:span text:style-name="T3"> 29</text:span><text:span text:style-name="T4">,</text:span><text:span text:style-name="T3"> 46</text:span><text:span text:style-name="T4">,</text:span><text:span text:style-name="T3"> 17</text:span><text:span text:style-name="T4">),</text:span></text:p>
      <text:p text:style-name="P4"><text:span text:style-name="T4">(</text:span><text:span text:style-name="T6">'Karie Andrag'</text:span><text:span text:style-name="T4">,</text:span><text:span text:style-name="T3"> </text:span><text:span text:style-name="T6">'1979/04/27'</text:span><text:span text:style-name="T4">,</text:span><text:span text:style-name="T3"> 134</text:span><text:span text:style-name="T4">,</text:span><text:span text:style-name="T3"> 8</text:span><text:span text:style-name="T4">,</text:span><text:span text:style-name="T3"> 140</text:span><text:span text:style-name="T4">,</text:span><text:span text:style-name="T3"> 63</text:span><text:span text:style-name="T4">,</text:span><text:span text:style-name="T3"> </text:span><text:span text:style-name="T6">'D'</text:span><text:span text:style-name="T4">,</text:span><text:span text:style-name="T3"> </text:span><text:span text:style-name="T6">'Madison Bissiker'</text:span><text:span text:style-name="T4">,</text:span><text:span text:style-name="T3"> 2009</text:span><text:span text:style-name="T4">,</text:span><text:span text:style-name="T3"> 48</text:span><text:span text:style-name="T4">,</text:span><text:span text:style-name="T3"> 75</text:span><text:span text:style-name="T4">,</text:span><text:span text:style-name="T3"> 46</text:span><text:span text:style-name="T4">,</text:span><text:span text:style-name="T3"> 17</text:span><text:span text:style-name="T4">),</text:span></text:p>
      <text:p text:style-name="P4"><text:span text:style-name="T4">(</text:span><text:span text:style-name="T6">'Charo MacChaell'</text:span><text:span text:style-name="T4">,</text:span><text:span text:style-name="T3"> </text:span><text:span text:style-name="T6">'1991/10/14'</text:span><text:span text:style-name="T4">,</text:span><text:span text:style-name="T3"> 48</text:span><text:span text:style-name="T4">,</text:span><text:span text:style-name="T3"> 42</text:span><text:span text:style-name="T4">,</text:span><text:span text:style-name="T3"> 144</text:span><text:span text:style-name="T4">,</text:span><text:span text:style-name="T3"> 53</text:span><text:span text:style-name="T4">,</text:span><text:span text:style-name="T3"> </text:span><text:span text:style-name="T6">'D'</text:span><text:span text:style-name="T4">,</text:span><text:span text:style-name="T3"> </text:span><text:span text:style-name="T6">'Hughie Blaydes'</text:span><text:span text:style-name="T4">,</text:span><text:span text:style-name="T3"> 2015</text:span><text:span text:style-name="T4">,</text:span><text:span text:style-name="T3"> 29</text:span><text:span text:style-name="T4">,</text:span><text:span text:style-name="T3"> 36</text:span><text:span text:style-name="T4">,</text:span><text:span text:style-name="T3"> 31</text:span><text:span text:style-name="T4">,</text:span><text:span text:style-name="T3"> 22</text:span><text:span text:style-name="T4">),</text:span></text:p>
      <text:p text:style-name="P4"><text:span text:style-name="T4">(</text:span><text:span text:style-name="T6">'Thibaud Cockburn'</text:span><text:span text:style-name="T4">,</text:span><text:span text:style-name="T3"> </text:span><text:span text:style-name="T6">'1996/08/23'</text:span><text:span text:style-name="T4">,</text:span><text:span text:style-name="T3"> 57</text:span><text:span text:style-name="T4">,</text:span><text:span text:style-name="T3"> 53</text:span><text:span text:style-name="T4">,</text:span><text:span text:style-name="T3"> 220</text:span><text:span text:style-name="T4">,</text:span><text:span text:style-name="T3"> 60</text:span><text:span text:style-name="T4">,</text:span><text:span text:style-name="T3"> </text:span><text:span text:style-name="T6">'D'</text:span><text:span text:style-name="T4">,</text:span><text:span text:style-name="T3"> </text:span><text:span text:style-name="T6">'Bernadina Labrone'</text:span><text:span text:style-name="T4">,</text:span><text:span text:style-name="T3"> 1980</text:span><text:span text:style-name="T4">,</text:span><text:span text:style-name="T3"> 21</text:span><text:span text:style-name="T4">,</text:span><text:span text:style-name="T3"> 39</text:span><text:span text:style-name="T4">,</text:span><text:span text:style-name="T3"> 25</text:span><text:span text:style-name="T4">,</text:span><text:span text:style-name="T3"> 45</text:span><text:span text:style-name="T4">),</text:span></text:p>
      <text:p text:style-name="P4"><text:span text:style-name="T4">(</text:span><text:span text:style-name="T6">'Culver Stebbings'</text:span><text:span text:style-name="T4">,</text:span><text:span text:style-name="T3"> </text:span><text:span text:style-name="T6">'1988/04/28'</text:span><text:span text:style-name="T4">,</text:span><text:span text:style-name="T3"> 106</text:span><text:span text:style-name="T4">,</text:span><text:span text:style-name="T3"> 216</text:span><text:span text:style-name="T4">,</text:span><text:span text:style-name="T3"> 186</text:span><text:span text:style-name="T4">,</text:span><text:span text:style-name="T3"> 65</text:span><text:span text:style-name="T4">,</text:span><text:span text:style-name="T3"> </text:span><text:span text:style-name="T6">'D'</text:span><text:span text:style-name="T4">,</text:span><text:span text:style-name="T3"> </text:span><text:span text:style-name="T6">'Ingrim Glassman'</text:span><text:span text:style-name="T4">,</text:span><text:span text:style-name="T3"> 2013</text:span><text:span text:style-name="T4">,</text:span><text:span text:style-name="T3"> 6</text:span><text:span text:style-name="T4">,</text:span><text:span text:style-name="T3"> 38</text:span><text:span text:style-name="T4">,</text:span><text:span text:style-name="T3"> 12</text:span><text:span text:style-name="T4">,</text:span><text:span text:style-name="T3"> 38</text:span><text:span text:style-name="T4">),</text:span></text:p>
      <text:p text:style-name="P4"><text:span text:style-name="T4">(</text:span><text:span text:style-name="T6">'Shel Trayton'</text:span><text:span text:style-name="T4">,</text:span><text:span text:style-name="T3"> </text:span><text:span text:style-name="T6">'1998/01/10'</text:span><text:span text:style-name="T4">,</text:span><text:span text:style-name="T3"> 126</text:span><text:span text:style-name="T4">,</text:span><text:span text:style-name="T3"> 63</text:span><text:span text:style-name="T4">,</text:span><text:span text:style-name="T3"> 181</text:span><text:span text:style-name="T4">,</text:span><text:span text:style-name="T3"> 79</text:span><text:span text:style-name="T4">,</text:span><text:span text:style-name="T3"> </text:span><text:span text:style-name="T6">'D'</text:span><text:span text:style-name="T4">,</text:span><text:span text:style-name="T3"> </text:span><text:span text:style-name="T6">'Claudian Friedlos'</text:span><text:span text:style-name="T4">,</text:span><text:span text:style-name="T3"> 1988</text:span><text:span text:style-name="T4">,</text:span><text:span text:style-name="T3"> 74</text:span><text:span text:style-name="T4">,</text:span><text:span text:style-name="T3"> 91</text:span><text:span text:style-name="T4">,</text:span><text:span text:style-name="T3"> 1</text:span><text:span text:style-name="T4">,</text:span><text:span text:style-name="T3"> 47</text:span><text:span text:style-name="T4">),</text:span></text:p>
      <text:p text:style-name="P4"><text:span text:style-name="T4">(</text:span><text:span text:style-name="T6">'Willette Theobold'</text:span><text:span text:style-name="T4">,</text:span><text:span text:style-name="T3"> </text:span><text:span text:style-name="T6">'1985/06/12'</text:span><text:span text:style-name="T4">,</text:span><text:span text:style-name="T3"> 50</text:span><text:span text:style-name="T4">,</text:span><text:span text:style-name="T3"> 223</text:span><text:span text:style-name="T4">,</text:span><text:span text:style-name="T3"> 216</text:span><text:span text:style-name="T4">,</text:span><text:span text:style-name="T3"> 56</text:span><text:span text:style-name="T4">,</text:span><text:span text:style-name="T3"> </text:span><text:span text:style-name="T6">'D'</text:span><text:span text:style-name="T4">,</text:span><text:span text:style-name="T3"> </text:span><text:span text:style-name="T6">'Dorette McLarens'</text:span><text:span text:style-name="T4">,</text:span><text:span text:style-name="T3"> 1997</text:span><text:span text:style-name="T4">,</text:span><text:span text:style-name="T3"> 14</text:span><text:span text:style-name="T4">,</text:span><text:span text:style-name="T3"> 87</text:span><text:span text:style-name="T4">,</text:span><text:span text:style-name="T3"> 6</text:span><text:span text:style-name="T4">,</text:span><text:span text:style-name="T3"> 5</text:span><text:span text:style-name="T4">),</text:span></text:p>
      <text:p text:style-name="P4"><text:span text:style-name="T4">(</text:span><text:span text:style-name="T6">'Brendon Calow'</text:span><text:span text:style-name="T4">,</text:span><text:span text:style-name="T3"> </text:span><text:span text:style-name="T6">'1983/12/28'</text:span><text:span text:style-name="T4">,</text:span><text:span text:style-name="T3"> 7</text:span><text:span text:style-name="T4">,</text:span><text:span text:style-name="T3"> 115</text:span><text:span text:style-name="T4">,</text:span><text:span text:style-name="T3"> 204</text:span><text:span text:style-name="T4">,</text:span><text:span text:style-name="T3"> 77</text:span><text:span text:style-name="T4">,</text:span><text:span text:style-name="T3"> </text:span><text:span text:style-name="T6">'D'</text:span><text:span text:style-name="T4">,</text:span><text:span text:style-name="T3"> </text:span><text:span text:style-name="T6">'Fanya Kirsz'</text:span><text:span text:style-name="T4">,</text:span><text:span text:style-name="T3"> 1980</text:span><text:span text:style-name="T4">,</text:span><text:span text:style-name="T3"> 83</text:span><text:span text:style-name="T4">,</text:span><text:span text:style-name="T3"> 34</text:span><text:span text:style-name="T4">,</text:span><text:span text:style-name="T3"> 12</text:span><text:span text:style-name="T4">,</text:span><text:span text:style-name="T3"> 50</text:span><text:span text:style-name="T4">),</text:span></text:p>
      <text:p text:style-name="P4"><text:span text:style-name="T4">(</text:span><text:span text:style-name="T6">'Lizzie Tuttle'</text:span><text:span text:style-name="T4">,</text:span><text:span text:style-name="T3"> </text:span><text:span text:style-name="T6">'1993/09/23'</text:span><text:span text:style-name="T4">,</text:span><text:span text:style-name="T3"> 246</text:span><text:span text:style-name="T4">,</text:span><text:span text:style-name="T3"> 110</text:span><text:span text:style-name="T4">,</text:span><text:span text:style-name="T3"> 194</text:span><text:span text:style-name="T4">,</text:span><text:span text:style-name="T3"> 56</text:span><text:span text:style-name="T4">,</text:span><text:span text:style-name="T3"> </text:span><text:span text:style-name="T6">'D'</text:span><text:span text:style-name="T4">,</text:span><text:span text:style-name="T3"> </text:span><text:span text:style-name="T6">'Ervin Caro'</text:span><text:span text:style-name="T4">,</text:span><text:span text:style-name="T3"> 1998</text:span><text:span text:style-name="T4">,</text:span><text:span text:style-name="T3"> 68</text:span><text:span text:style-name="T4">,</text:span><text:span text:style-name="T3"> 41</text:span><text:span text:style-name="T4">,</text:span><text:span text:style-name="T3"> 32</text:span><text:span text:style-name="T4">,</text:span><text:span text:style-name="T3"> 40</text:span><text:span text:style-name="T4">),</text:span></text:p>
      <text:p text:style-name="P4"><text:span text:style-name="T4">(</text:span><text:span text:style-name="T6">'Stephenie Chieco'</text:span><text:span text:style-name="T4">,</text:span><text:span text:style-name="T3"> </text:span><text:span text:style-name="T6">'1988/01/10'</text:span><text:span text:style-name="T4">,</text:span><text:span text:style-name="T3"> 25</text:span><text:span text:style-name="T4">,</text:span><text:span text:style-name="T3"> 87</text:span><text:span text:style-name="T4">,</text:span><text:span text:style-name="T3"> 134</text:span><text:span text:style-name="T4">,</text:span><text:span text:style-name="T3"> 86</text:span><text:span text:style-name="T4">,</text:span><text:span text:style-name="T3"> </text:span><text:span text:style-name="T6">'D'</text:span><text:span text:style-name="T4">,</text:span><text:span text:style-name="T3"> </text:span><text:span text:style-name="T6">'Cary Keywood'</text:span><text:span text:style-name="T4">,</text:span><text:span text:style-name="T3"> 1992</text:span><text:span text:style-name="T4">,</text:span><text:span text:style-name="T3"> 61</text:span><text:span text:style-name="T4">,</text:span><text:span text:style-name="T3"> 2</text:span><text:span text:style-name="T4">,</text:span><text:span text:style-name="T3"> 39</text:span><text:span text:style-name="T4">,</text:span><text:span text:style-name="T3"> 19</text:span><text:span text:style-name="T4">),</text:span></text:p>
      <text:p text:style-name="P4"><text:span text:style-name="T4">(</text:span><text:span text:style-name="T6">'Laurie Manes'</text:span><text:span text:style-name="T4">,</text:span><text:span text:style-name="T3"> </text:span><text:span text:style-name="T6">'1981/09/25'</text:span><text:span text:style-name="T4">,</text:span><text:span text:style-name="T3"> 4</text:span><text:span text:style-name="T4">,</text:span><text:span text:style-name="T3"> 17</text:span><text:span text:style-name="T4">,</text:span><text:span text:style-name="T3"> 182</text:span><text:span text:style-name="T4">,</text:span><text:span text:style-name="T3"> 53</text:span><text:span text:style-name="T4">,</text:span><text:span text:style-name="T3"> </text:span><text:span text:style-name="T6">'D'</text:span><text:span text:style-name="T4">,</text:span><text:span text:style-name="T3"> </text:span><text:span text:style-name="T6">'Vasili McLernon'</text:span><text:span text:style-name="T4">,</text:span><text:span text:style-name="T3"> 1991</text:span><text:span text:style-name="T4">,</text:span><text:span text:style-name="T3"> 78</text:span><text:span text:style-name="T4">,</text:span><text:span text:style-name="T3"> 94</text:span><text:span text:style-name="T4">,</text:span><text:span text:style-name="T3"> 36</text:span><text:span text:style-name="T4">,</text:span><text:span text:style-name="T3"> 43</text:span><text:span text:style-name="T4">),</text:span></text:p>
      <text:p text:style-name="P4"><text:span text:style-name="T4">(</text:span><text:span text:style-name="T6">'Remy Binnes'</text:span><text:span text:style-name="T4">,</text:span><text:span text:style-name="T3"> </text:span><text:span text:style-name="T6">'1986/02/07'</text:span><text:span text:style-name="T4">,</text:span><text:span text:style-name="T3"> 187</text:span><text:span text:style-name="T4">,</text:span><text:span text:style-name="T3"> 38</text:span><text:span text:style-name="T4">,</text:span><text:span text:style-name="T3"> 194</text:span><text:span text:style-name="T4">,</text:span><text:span text:style-name="T3"> 61</text:span><text:span text:style-name="T4">,</text:span><text:span text:style-name="T3"> </text:span><text:span text:style-name="T6">'D'</text:span><text:span text:style-name="T4">,</text:span><text:span text:style-name="T3"> </text:span><text:span text:style-name="T6">'Gal Grog'</text:span><text:span text:style-name="T4">,</text:span><text:span text:style-name="T3"> 1984</text:span><text:span text:style-name="T4">,</text:span><text:span text:style-name="T3"> 67</text:span><text:span text:style-name="T4">,</text:span><text:span text:style-name="T3"> 72</text:span><text:span text:style-name="T4">,</text:span><text:span text:style-name="T3"> 16</text:span><text:span text:style-name="T4">,</text:span><text:span text:style-name="T3"> 18</text:span><text:span text:style-name="T4">),</text:span></text:p>
      <text:p text:style-name="P4"><text:span text:style-name="T4">(</text:span><text:span text:style-name="T6">'Hermia O''Curneen'</text:span><text:span text:style-name="T4">,</text:span><text:span text:style-name="T3"> </text:span><text:span text:style-name="T6">'1995/04/03'</text:span><text:span text:style-name="T4">,</text:span><text:span text:style-name="T3"> 241</text:span><text:span text:style-name="T4">,</text:span><text:span text:style-name="T3"> 213</text:span><text:span text:style-name="T4">,</text:span><text:span text:style-name="T3"> 167</text:span><text:span text:style-name="T4">,</text:span><text:span text:style-name="T3"> 71</text:span><text:span text:style-name="T4">,</text:span><text:span text:style-name="T3"> </text:span><text:span text:style-name="T6">'D'</text:span><text:span text:style-name="T4">,</text:span><text:span text:style-name="T3"> </text:span><text:span text:style-name="T6">'Alec Kuzma'</text:span><text:span text:style-name="T4">,</text:span><text:span text:style-name="T3"> 1985</text:span><text:span text:style-name="T4">,</text:span><text:span text:style-name="T3"> 7</text:span><text:span text:style-name="T4">,</text:span><text:span text:style-name="T3"> 19</text:span><text:span text:style-name="T4">,</text:span><text:span text:style-name="T3"> 11</text:span><text:span text:style-name="T4">,</text:span><text:span text:style-name="T3"> 45</text:span><text:span text:style-name="T4">),</text:span></text:p>
      <text:p text:style-name="P4"><text:span text:style-name="T4">(</text:span><text:span text:style-name="T6">'Elfrieda Eshmade'</text:span><text:span text:style-name="T4">,</text:span><text:span text:style-name="T3"> </text:span><text:span text:style-name="T6">'1974/04/15'</text:span><text:span text:style-name="T4">,</text:span><text:span text:style-name="T3"> 21</text:span><text:span text:style-name="T4">,</text:span><text:span text:style-name="T3"> 202</text:span><text:span text:style-name="T4">,</text:span><text:span text:style-name="T3"> 187</text:span><text:span text:style-name="T4">,</text:span><text:span text:style-name="T3"> 62</text:span><text:span text:style-name="T4">,</text:span><text:span text:style-name="T3"> </text:span><text:span text:style-name="T6">'D'</text:span><text:span text:style-name="T4">,</text:span><text:span text:style-name="T3"> </text:span><text:span text:style-name="T6">'Siward Imison'</text:span><text:span text:style-name="T4">,</text:span><text:span text:style-name="T3"> 2005</text:span><text:span text:style-name="T4">,</text:span><text:span text:style-name="T3"> 40</text:span><text:span text:style-name="T4">,</text:span><text:span text:style-name="T3"> 15</text:span><text:span text:style-name="T4">,</text:span><text:span text:style-name="T3"> 38</text:span><text:span text:style-name="T4">,</text:span><text:span text:style-name="T3"> 39</text:span><text:span text:style-name="T4">),</text:span></text:p>
      <text:p text:style-name="P4"><text:span text:style-name="T4">(</text:span><text:span text:style-name="T6">'Dalenna McCole'</text:span><text:span text:style-name="T4">,</text:span><text:span text:style-name="T3"> </text:span><text:span text:style-name="T6">'1970/02/15'</text:span><text:span text:style-name="T4">,</text:span><text:span text:style-name="T3"> 6</text:span><text:span text:style-name="T4">,</text:span><text:span text:style-name="T3"> 43</text:span><text:span text:style-name="T4">,</text:span><text:span text:style-name="T3"> 137</text:span><text:span text:style-name="T4">,</text:span><text:span text:style-name="T3"> 87</text:span><text:span text:style-name="T4">,</text:span><text:span text:style-name="T3"> </text:span><text:span text:style-name="T6">'D'</text:span><text:span text:style-name="T4">,</text:span><text:span text:style-name="T3"> </text:span><text:span text:style-name="T6">'Brandy Buckett'</text:span><text:span text:style-name="T4">,</text:span><text:span text:style-name="T3"> 2013</text:span><text:span text:style-name="T4">,</text:span><text:span text:style-name="T3"> 43</text:span><text:span text:style-name="T4">,</text:span><text:span text:style-name="T3"> 89</text:span><text:span text:style-name="T4">,</text:span><text:span text:style-name="T3"> 8</text:span><text:span text:style-name="T4">,</text:span><text:span text:style-name="T3"> 12</text:span><text:span text:style-name="T4">),</text:span></text:p>
      <text:p text:style-name="P4"><text:span text:style-name="T4">(</text:span><text:span text:style-name="T6">'Micky Peverell'</text:span><text:span text:style-name="T4">,</text:span><text:span text:style-name="T3"> </text:span><text:span text:style-name="T6">'1998/01/18'</text:span><text:span text:style-name="T4">,</text:span><text:span text:style-name="T3"> 73</text:span><text:span text:style-name="T4">,</text:span><text:span text:style-name="T3"> 10</text:span><text:span text:style-name="T4">,</text:span><text:span text:style-name="T3"> 137</text:span><text:span text:style-name="T4">,</text:span><text:span text:style-name="T3"> 91</text:span><text:span text:style-name="T4">,</text:span><text:span text:style-name="T3"> </text:span><text:span text:style-name="T6">'D'</text:span><text:span text:style-name="T4">,</text:span><text:span text:style-name="T3"> </text:span><text:span text:style-name="T6">'Ferdinand Danzelman'</text:span><text:span text:style-name="T4">,</text:span><text:span text:style-name="T3"> 2013</text:span><text:span text:style-name="T4">,</text:span><text:span text:style-name="T3"> 30</text:span><text:span text:style-name="T4">,</text:span><text:span text:style-name="T3"> 87</text:span><text:span text:style-name="T4">,</text:span><text:span text:style-name="T3"> 39</text:span><text:span text:style-name="T4">,</text:span><text:span text:style-name="T3"> 44</text:span><text:span text:style-name="T4">),</text:span></text:p>
      <text:p text:style-name="P4"><text:span text:style-name="T4">(</text:span><text:span text:style-name="T6">'Bernarr O''Sheilds'</text:span><text:span text:style-name="T4">,</text:span><text:span text:style-name="T3"> </text:span><text:span text:style-name="T6">'1983/10/05'</text:span><text:span text:style-name="T4">,</text:span><text:span text:style-name="T3"> 103</text:span><text:span text:style-name="T4">,</text:span><text:span text:style-name="T3"> 131</text:span><text:span text:style-name="T4">,</text:span><text:span text:style-name="T3"> 130</text:span><text:span text:style-name="T4">,</text:span><text:span text:style-name="T3"> 62</text:span><text:span text:style-name="T4">,</text:span><text:span text:style-name="T3"> </text:span><text:span text:style-name="T6">'D'</text:span><text:span text:style-name="T4">,</text:span><text:span text:style-name="T3"> </text:span><text:span text:style-name="T6">'Ernst Haggith'</text:span><text:span text:style-name="T4">,</text:span><text:span text:style-name="T3"> 1990</text:span><text:span text:style-name="T4">,</text:span><text:span text:style-name="T3"> 16</text:span><text:span text:style-name="T4">,</text:span><text:span text:style-name="T3"> 85</text:span><text:span text:style-name="T4">,</text:span><text:span text:style-name="T3"> 13</text:span><text:span text:style-name="T4">,</text:span><text:span text:style-name="T3"> 4</text:span><text:span text:style-name="T4">),</text:span></text:p>
      <text:p text:style-name="P4"><text:span text:style-name="T4">(</text:span><text:span text:style-name="T6">'Orson Village'</text:span><text:span text:style-name="T4">,</text:span><text:span text:style-name="T3"> </text:span><text:span text:style-name="T6">'1981/12/05'</text:span><text:span text:style-name="T4">,</text:span><text:span text:style-name="T3"> 146</text:span><text:span text:style-name="T4">,</text:span><text:span text:style-name="T3"> 215</text:span><text:span text:style-name="T4">,</text:span><text:span text:style-name="T3"> 149</text:span><text:span text:style-name="T4">,</text:span><text:span text:style-name="T3"> 77</text:span><text:span text:style-name="T4">,</text:span><text:span text:style-name="T3"> </text:span><text:span text:style-name="T6">'D'</text:span><text:span text:style-name="T4">,</text:span><text:span text:style-name="T3"> </text:span><text:span text:style-name="T6">'Jarib Autrie'</text:span><text:span text:style-name="T4">,</text:span><text:span text:style-name="T3"> 1986</text:span><text:span text:style-name="T4">,</text:span><text:span text:style-name="T3"> 42</text:span><text:span text:style-name="T4">,</text:span><text:span text:style-name="T3"> 0</text:span><text:span text:style-name="T4">,</text:span><text:span text:style-name="T3"> 9</text:span><text:span text:style-name="T4">,</text:span><text:span text:style-name="T3"> 50</text:span><text:span text:style-name="T4">)</text:span></text:p>
      <text:p text:style-name="P1"/>
      <text:p text:style-name="P1"/>
      <text:p text:style-name="P4"><text:span text:style-name="T2">insert</text:span><text:span text:style-name="T3"> </text:span><text:span text:style-name="T2">into</text:span><text:span text:style-name="T3"> Torneos </text:span><text:span text:style-name="T2">values</text:span></text:p>
      <text:p text:style-name="P4"><text:span text:style-name="T4">(</text:span><text:span text:style-name="T6">'Wimbledon'</text:span><text:span text:style-name="T4">,</text:span><text:span text:style-name="T3"> </text:span><text:span text:style-name="T6">'GS'</text:span><text:span text:style-name="T4">,</text:span><text:span text:style-name="T3"> </text:span><text:span text:style-name="T6">'P'</text:span><text:span text:style-name="T4">,</text:span><text:span text:style-name="T3"> 1877</text:span><text:span text:style-name="T4">,</text:span><text:span text:style-name="T2"> </text:span><text:span text:style-name="T4">(</text:span><text:span text:style-name="T2">select</text:span><text:span text:style-name="T3"> paisId </text:span><text:span text:style-name="T2">from</text:span><text:span text:style-name="T3"> Paises </text:span><text:span text:style-name="T2">where</text:span><text:span text:style-name="T3"> paisNombre </text:span><text:span text:style-name="T4">=</text:span><text:span text:style-name="T3"> </text:span><text:span text:style-name="T6">'United Kingdom'</text:span><text:span text:style-name="T4">)),</text:span></text:p>
      <text:p text:style-name="P4"><text:span text:style-name="T4">(</text:span><text:span text:style-name="T6">'US Open'</text:span><text:span text:style-name="T4">,</text:span><text:span text:style-name="T3"> </text:span><text:span text:style-name="T6">'GS'</text:span><text:span text:style-name="T4">,</text:span><text:span text:style-name="T3"> </text:span><text:span text:style-name="T6">'C'</text:span><text:span text:style-name="T4">,</text:span><text:span text:style-name="T3"> 1881</text:span><text:span text:style-name="T4">,</text:span><text:span text:style-name="T2"> </text:span><text:span text:style-name="T4">(</text:span><text:span text:style-name="T2">select</text:span><text:span text:style-name="T3"> paisId </text:span><text:span text:style-name="T2">from</text:span><text:span text:style-name="T3"> Paises </text:span><text:span text:style-name="T2">where</text:span><text:span text:style-name="T3"> paisNombre </text:span><text:span text:style-name="T4">=</text:span><text:span text:style-name="T3"> </text:span><text:span text:style-name="T6">'United States'</text:span><text:span text:style-name="T4">)),</text:span></text:p>
      <text:p text:style-name="P4"><text:span text:style-name="T4">(</text:span><text:span text:style-name="T6">'French Open'</text:span><text:span text:style-name="T4">,</text:span><text:span text:style-name="T3"> </text:span><text:span text:style-name="T6">'GS'</text:span><text:span text:style-name="T4">,</text:span><text:span text:style-name="T3"> </text:span><text:span text:style-name="T6">'A'</text:span><text:span text:style-name="T4">,</text:span><text:span text:style-name="T3"> 1891</text:span><text:span text:style-name="T4">,</text:span><text:span text:style-name="T2"> </text:span><text:span text:style-name="T4">(</text:span><text:span text:style-name="T2">select</text:span><text:span text:style-name="T3"> paisId </text:span><text:span text:style-name="T2">from</text:span><text:span text:style-name="T3"> Paises </text:span><text:span text:style-name="T2">where</text:span><text:span text:style-name="T3"> paisNombre </text:span><text:span text:style-name="T4">=</text:span><text:span text:style-name="T3"> </text:span><text:span text:style-name="T6">'France'</text:span><text:span text:style-name="T4">)),</text:span></text:p>
      <text:p text:style-name="P4"><text:span text:style-name="T4">(</text:span><text:span text:style-name="T6">'Madrid Open'</text:span><text:span text:style-name="T4">,</text:span><text:span text:style-name="T3"> </text:span><text:span text:style-name="T6">'MC'</text:span><text:span text:style-name="T4">,</text:span><text:span text:style-name="T3"> </text:span><text:span text:style-name="T6">'A'</text:span><text:span text:style-name="T4">,</text:span><text:span text:style-name="T3"> 2002</text:span><text:span text:style-name="T4">,</text:span><text:span text:style-name="T2"> </text:span><text:span text:style-name="T4">(</text:span><text:span text:style-name="T2">select</text:span><text:span text:style-name="T3"> paisId </text:span><text:span text:style-name="T2">from</text:span><text:span text:style-name="T3"> Paises </text:span><text:span text:style-name="T2">where</text:span><text:span text:style-name="T3"> paisNombre </text:span><text:span text:style-name="T4">=</text:span><text:span text:style-name="T3"> </text:span><text:span text:style-name="T6">'Spain'</text:span><text:span text:style-name="T4">)),</text:span></text:p>
      <text:p text:style-name="P4"><text:span text:style-name="T4">(</text:span><text:span text:style-name="T6">'Shanghai Masters'</text:span><text:span text:style-name="T4">,</text:span><text:span text:style-name="T3"> </text:span><text:span text:style-name="T6">'1000'</text:span><text:span text:style-name="T4">,</text:span><text:span text:style-name="T3"> </text:span><text:span text:style-name="T6">'C'</text:span><text:span text:style-name="T4">,</text:span><text:span text:style-name="T3"> 2009</text:span><text:span text:style-name="T4">,</text:span><text:span text:style-name="T2"> </text:span><text:span text:style-name="T4">(</text:span><text:span text:style-name="T2">select</text:span><text:span text:style-name="T3"> paisId </text:span><text:span text:style-name="T2">from</text:span><text:span text:style-name="T3"> Paises </text:span><text:span text:style-name="T2">where</text:span><text:span text:style-name="T3"> paisNombre </text:span><text:span text:style-name="T4">=</text:span><text:span text:style-name="T3"> </text:span><text:span text:style-name="T6">'China'</text:span><text:span text:style-name="T4">)),</text:span></text:p>
      <text:p text:style-name="P4"><text:span text:style-name="T4">(</text:span><text:span text:style-name="T6">'Rio Open'</text:span><text:span text:style-name="T4">,</text:span><text:span text:style-name="T3"> </text:span><text:span text:style-name="T6">'500'</text:span><text:span text:style-name="T4">,</text:span><text:span text:style-name="T3"> </text:span><text:span text:style-name="T6">'A'</text:span><text:span text:style-name="T4">,</text:span><text:span text:style-name="T3"> 2014</text:span><text:span text:style-name="T4">,</text:span><text:span text:style-name="T2"> </text:span><text:span text:style-name="T4">(</text:span><text:span text:style-name="T2">select</text:span><text:span text:style-name="T3"> paisId </text:span><text:span text:style-name="T2">from</text:span><text:span text:style-name="T3"> Paises </text:span><text:span text:style-name="T2">where</text:span><text:span text:style-name="T3"> paisNombre </text:span><text:span text:style-name="T4">=</text:span><text:span text:style-name="T3"> </text:span><text:span text:style-name="T6">'Brazil'</text:span><text:span text:style-name="T4">)),</text:span></text:p>
      <text:p text:style-name="P4"><text:span text:style-name="T4">(</text:span><text:span text:style-name="T6">'Open 13'</text:span><text:span text:style-name="T4">,</text:span><text:span text:style-name="T3"> </text:span><text:span text:style-name="T6">'250'</text:span><text:span text:style-name="T4">,</text:span><text:span text:style-name="T3"> </text:span><text:span text:style-name="T6">'C'</text:span><text:span text:style-name="T4">,</text:span><text:span text:style-name="T3"> 1993</text:span><text:span text:style-name="T4">,</text:span><text:span text:style-name="T2"> </text:span><text:span text:style-name="T4">(</text:span><text:span text:style-name="T2">select</text:span><text:span text:style-name="T3"> paisId </text:span><text:span text:style-name="T2">from</text:span><text:span text:style-name="T3"> Paises </text:span><text:span text:style-name="T2">where</text:span><text:span text:style-name="T3"> paisNombre </text:span><text:span text:style-name="T4">=</text:span><text:span text:style-name="T3"> </text:span><text:span text:style-name="T6">'France'</text:span><text:span text:style-name="T4">))</text:span></text:p>
      <text:p text:style-name="P1"/>
      <text:p text:style-name="P1"/>
      <text:p text:style-name="P4"><text:span text:style-name="T2">insert</text:span><text:span text:style-name="T3"> </text:span><text:span text:style-name="T2">into</text:span><text:span text:style-name="T3"> TorneoEdicion </text:span><text:span text:style-name="T2">values</text:span><text:span text:style-name="T3"> </text:span></text:p>
      <text:p text:style-name="P4"><text:span text:style-name="T4">(</text:span><text:span text:style-name="T3">1</text:span><text:span text:style-name="T4">,</text:span><text:span text:style-name="T3"> 2018</text:span><text:span text:style-name="T4">,</text:span><text:span text:style-name="T3"> 13</text:span><text:span text:style-name="T4">,</text:span><text:span text:style-name="T3"> 18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80201'</text:span><text:span text:style-name="T4">,</text:span><text:span text:style-name="T3"> </text:span><text:span text:style-name="T6">'20180420'</text:span><text:span text:style-name="T4">),</text:span></text:p>
      <text:p text:style-name="P4"><text:span text:style-name="T4">(</text:span><text:span text:style-name="T3">1</text:span><text:span text:style-name="T4">,</text:span><text:span text:style-name="T3"> 2017</text:span><text:span text:style-name="T4">,</text:span><text:span text:style-name="T3"> 18</text:span><text:span text:style-name="T4">,</text:span><text:span text:style-name="T3"> 21</text:span><text:span text:style-name="T4">,</text:span><text:span text:style-name="T3"> 30000</text:span><text:span text:style-name="T4">,</text:span><text:span text:style-name="T3"> 60000</text:span><text:span text:style-name="T4">,</text:span><text:span text:style-name="T3"> </text:span><text:span text:style-name="T6">'20170203'</text:span><text:span text:style-name="T4">,</text:span><text:span text:style-name="T3"> </text:span><text:span text:style-name="T6">'20170409'</text:span><text:span text:style-name="T4">),</text:span></text:p>
      <text:p text:style-name="P4"><text:span text:style-name="T4">(</text:span><text:span text:style-name="T3">1</text:span><text:span text:style-name="T4">,</text:span><text:span text:style-name="T3"> 2016</text:span><text:span text:style-name="T4">,</text:span><text:span text:style-name="T3"> 2</text:span><text:span text:style-name="T4">,</text:span><text:span text:style-name="T3"> 12</text:span><text:span text:style-name="T4">,</text:span><text:span text:style-name="T3"> 20000</text:span><text:span text:style-name="T4">,</text:span><text:span text:style-name="T3"> 90000</text:span><text:span text:style-name="T4">,</text:span><text:span text:style-name="T3"> </text:span><text:span text:style-name="T6">'20160202'</text:span><text:span text:style-name="T4">,</text:span><text:span text:style-name="T3"> </text:span><text:span text:style-name="T6">'20160411'</text:span><text:span text:style-name="T4">),</text:span></text:p>
      <text:p text:style-name="P1"/>
      <text:p text:style-name="P4"><text:span text:style-name="T4">(</text:span><text:span text:style-name="T3">2</text:span><text:span text:style-name="T4">,</text:span><text:span text:style-name="T3"> 2018</text:span><text:span text:style-name="T4">,</text:span><text:span text:style-name="T3"> </text:span><text:span text:style-name="T4">null,</text:span><text:span text:style-name="T3"> </text:span><text:span text:style-name="T4">null,</text:span><text:span text:style-name="T3"> 50000</text:span><text:span text:style-name="T4">,</text:span><text:span text:style-name="T3"> 80000</text:span><text:span text:style-name="T4">,</text:span><text:span text:style-name="T3"> </text:span><text:span text:style-name="T6">'20180925'</text:span><text:span text:style-name="T4">,</text:span><text:span text:style-name="T3"> </text:span><text:span text:style-name="T6">'20181011'</text:span><text:span text:style-name="T4">),</text:span><text:span text:style-name="T3"> </text:span><text:span text:style-name="T5">-- todavía no se disputó</text:span></text:p>
      <text:p text:style-name="P4"><text:span text:style-name="T4">(</text:span><text:span text:style-name="T3">2</text:span><text:span text:style-name="T4">,</text:span><text:span text:style-name="T3"> 2017</text:span><text:span text:style-name="T4">,</text:span><text:span text:style-name="T3"> 12</text:span><text:span text:style-name="T4">,</text:span><text:span text:style-name="T3"> 6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70920'</text:span><text:span text:style-name="T4">,</text:span><text:span text:style-name="T3"> </text:span><text:span text:style-name="T6">'20171015'</text:span><text:span text:style-name="T4">),</text:span></text:p>
      <text:p text:style-name="P4"><text:soft-page-break/><text:span text:style-name="T4">(</text:span><text:span text:style-name="T3">2</text:span><text:span text:style-name="T4">,</text:span><text:span text:style-name="T3"> 2016</text:span><text:span text:style-name="T4">,</text:span><text:span text:style-name="T3"> 15</text:span><text:span text:style-name="T4">,</text:span><text:span text:style-name="T3"> 16</text:span><text:span text:style-name="T4">,</text:span><text:span text:style-name="T3"> 20000</text:span><text:span text:style-name="T4">,</text:span><text:span text:style-name="T3"> 70000</text:span><text:span text:style-name="T4">,</text:span><text:span text:style-name="T3"> </text:span><text:span text:style-name="T6">'20160909'</text:span><text:span text:style-name="T4">,</text:span><text:span text:style-name="T3"> </text:span><text:span text:style-name="T6">'20161010'</text:span><text:span text:style-name="T4">),</text:span></text:p>
      <text:p text:style-name="P1"/>
      <text:p text:style-name="P4"><text:span text:style-name="T4">(</text:span><text:span text:style-name="T3">3</text:span><text:span text:style-name="T4">,</text:span><text:span text:style-name="T3"> 2018</text:span><text:span text:style-name="T4">,</text:span><text:span text:style-name="T3"> </text:span><text:span text:style-name="T4">null,</text:span><text:span text:style-name="T3"> </text:span><text:span text:style-name="T4">null,</text:span><text:span text:style-name="T3"> 30000</text:span><text:span text:style-name="T4">,</text:span><text:span text:style-name="T3"> 80000</text:span><text:span text:style-name="T4">,</text:span><text:span text:style-name="T3"> </text:span><text:span text:style-name="T6">'20181111'</text:span><text:span text:style-name="T4">,</text:span><text:span text:style-name="T3"> </text:span><text:span text:style-name="T6">'20181211'</text:span><text:span text:style-name="T4">),</text:span><text:span text:style-name="T3"> </text:span><text:span text:style-name="T5">-- todavía no se disputó</text:span></text:p>
      <text:p text:style-name="P4"><text:span text:style-name="T4">(</text:span><text:span text:style-name="T3">3</text:span><text:span text:style-name="T4">,</text:span><text:span text:style-name="T3"> 2017</text:span><text:span text:style-name="T4">,</text:span><text:span text:style-name="T3"> 18</text:span><text:span text:style-name="T4">,</text:span><text:span text:style-name="T3"> 11</text:span><text:span text:style-name="T4">,</text:span><text:span text:style-name="T3"> 40000</text:span><text:span text:style-name="T4">,</text:span><text:span text:style-name="T3"> 60000</text:span><text:span text:style-name="T4">,</text:span><text:span text:style-name="T3"> </text:span><text:span text:style-name="T6">'20171110'</text:span><text:span text:style-name="T4">,</text:span><text:span text:style-name="T3"> </text:span><text:span text:style-name="T6">'20171209'</text:span><text:span text:style-name="T4">),</text:span></text:p>
      <text:p text:style-name="P4"><text:span text:style-name="T4">(</text:span><text:span text:style-name="T3">3</text:span><text:span text:style-name="T4">,</text:span><text:span text:style-name="T3"> 2016</text:span><text:span text:style-name="T4">,</text:span><text:span text:style-name="T3"> 11</text:span><text:span text:style-name="T4">,</text:span><text:span text:style-name="T3"> 5</text:span><text:span text:style-name="T4">,</text:span><text:span text:style-name="T3"> 30000</text:span><text:span text:style-name="T4">,</text:span><text:span text:style-name="T3"> 50000</text:span><text:span text:style-name="T4">,</text:span><text:span text:style-name="T3"> </text:span><text:span text:style-name="T6">'20161108'</text:span><text:span text:style-name="T4">,</text:span><text:span text:style-name="T3"> </text:span><text:span text:style-name="T6">'20161212'</text:span><text:span text:style-name="T4">),</text:span></text:p>
      <text:p text:style-name="P1"/>
      <text:p text:style-name="P4"><text:span text:style-name="T4">(</text:span><text:span text:style-name="T3">4</text:span><text:span text:style-name="T4">,</text:span><text:span text:style-name="T3"> 2018</text:span><text:span text:style-name="T4">,</text:span><text:span text:style-name="T3"> 19</text:span><text:span text:style-name="T4">,</text:span><text:span text:style-name="T3"> 1</text:span><text:span text:style-name="T4">,</text:span><text:span text:style-name="T3"> 20000</text:span><text:span text:style-name="T4">,</text:span><text:span text:style-name="T3"> 40000</text:span><text:span text:style-name="T4">,</text:span><text:span text:style-name="T3"> </text:span><text:span text:style-name="T6">'20180115'</text:span><text:span text:style-name="T4">,</text:span><text:span text:style-name="T3"> </text:span><text:span text:style-name="T6">'20180212'</text:span><text:span text:style-name="T4">),</text:span></text:p>
      <text:p text:style-name="P4"><text:span text:style-name="T4">(</text:span><text:span text:style-name="T3">4</text:span><text:span text:style-name="T4">,</text:span><text:span text:style-name="T3"> 2004</text:span><text:span text:style-name="T4">,</text:span><text:span text:style-name="T3"> 2</text:span><text:span text:style-name="T4">,</text:span><text:span text:style-name="T3"> 18</text:span><text:span text:style-name="T4">,</text:span><text:span text:style-name="T3"> 30000</text:span><text:span text:style-name="T4">,</text:span><text:span text:style-name="T3"> 80000</text:span><text:span text:style-name="T4">,</text:span><text:span text:style-name="T3"> </text:span><text:span text:style-name="T6">'20040724'</text:span><text:span text:style-name="T4">,</text:span><text:span text:style-name="T3"> </text:span><text:span text:style-name="T6">'20041214'</text:span><text:span text:style-name="T4">),</text:span></text:p>
      <text:p text:style-name="P1"/>
      <text:p text:style-name="P4"><text:span text:style-name="T4">(</text:span><text:span text:style-name="T3">5</text:span><text:span text:style-name="T4">,</text:span><text:span text:style-name="T3"> 2018</text:span><text:span text:style-name="T4">,</text:span><text:span text:style-name="T3"> 19</text:span><text:span text:style-name="T4">,</text:span><text:span text:style-name="T3"> 8</text:span><text:span text:style-name="T4">,</text:span><text:span text:style-name="T3"> 50000</text:span><text:span text:style-name="T4">,</text:span><text:span text:style-name="T3"> 90000</text:span><text:span text:style-name="T4">,</text:span><text:span text:style-name="T3"> </text:span><text:span text:style-name="T6">'20180129'</text:span><text:span text:style-name="T4">,</text:span><text:span text:style-name="T3"> </text:span><text:span text:style-name="T6">'20180214'</text:span><text:span text:style-name="T4">),</text:span><text:span text:style-name="T3"> </text:span><text:span text:style-name="T5">-- se repite ganador para ver distinct en cosulta d</text:span></text:p>
      <text:p text:style-name="P4"><text:span text:style-name="T4">(</text:span><text:span text:style-name="T3">5</text:span><text:span text:style-name="T4">,</text:span><text:span text:style-name="T3"> 2016</text:span><text:span text:style-name="T4">,</text:span><text:span text:style-name="T3"> 9</text:span><text:span text:style-name="T4">,</text:span><text:span text:style-name="T3"> 12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60324'</text:span><text:span text:style-name="T4">,</text:span><text:span text:style-name="T3"> </text:span><text:span text:style-name="T6">'20161015'</text:span><text:span text:style-name="T4">),</text:span></text:p>
      <text:p text:style-name="P1"/>
      <text:p text:style-name="P4"><text:span text:style-name="T4">(</text:span><text:span text:style-name="T3">6</text:span><text:span text:style-name="T4">,</text:span><text:span text:style-name="T3"> 2016</text:span><text:span text:style-name="T4">,</text:span><text:span text:style-name="T3"> 4</text:span><text:span text:style-name="T4">,</text:span><text:span text:style-name="T3"> 1</text:span><text:span text:style-name="T4">,</text:span><text:span text:style-name="T3"> 60000</text:span><text:span text:style-name="T4">,</text:span><text:span text:style-name="T3"> 90000</text:span><text:span text:style-name="T4">,</text:span><text:span text:style-name="T3"> </text:span><text:span text:style-name="T6">'20160915'</text:span><text:span text:style-name="T4">,</text:span><text:span text:style-name="T3"> </text:span><text:span text:style-name="T6">'20161009'</text:span><text:span text:style-name="T4">),</text:span></text:p>
      <text:p text:style-name="P4"><text:span text:style-name="T4">(</text:span><text:span text:style-name="T3">6</text:span><text:span text:style-name="T4">,</text:span><text:span text:style-name="T3"> 2017</text:span><text:span text:style-name="T4">,</text:span><text:span text:style-name="T3"> 18</text:span><text:span text:style-name="T4">,</text:span><text:span text:style-name="T3"> 7</text:span><text:span text:style-name="T4">,</text:span><text:span text:style-name="T3"> 30000</text:span><text:span text:style-name="T4">,</text:span><text:span text:style-name="T3"> 50000</text:span><text:span text:style-name="T4">,</text:span><text:span text:style-name="T3"> </text:span><text:span text:style-name="T6">'20170704'</text:span><text:span text:style-name="T4">,</text:span><text:span text:style-name="T3"> </text:span><text:span text:style-name="T6">'20171202'</text:span><text:span text:style-name="T4">),</text:span></text:p>
      <text:p text:style-name="P1"/>
      <text:p text:style-name="P4"><text:span text:style-name="T4">(</text:span><text:span text:style-name="T3">7</text:span><text:span text:style-name="T4">,</text:span><text:span text:style-name="T3"> 1995</text:span><text:span text:style-name="T4">,</text:span><text:span text:style-name="T3"> 18</text:span><text:span text:style-name="T4">,</text:span><text:span text:style-name="T3"> 10</text:span><text:span text:style-name="T4">,</text:span><text:span text:style-name="T3"> 20000</text:span><text:span text:style-name="T4">,</text:span><text:span text:style-name="T3"> 70000</text:span><text:span text:style-name="T4">,</text:span><text:span text:style-name="T3"> </text:span><text:span text:style-name="T6">'19950913'</text:span><text:span text:style-name="T4">,</text:span><text:span text:style-name="T3"> </text:span><text:span text:style-name="T6">'19951104'</text:span><text:span text:style-name="T4">),</text:span></text:p>
      <text:p text:style-name="P4"><text:span text:style-name="T4">(</text:span><text:span text:style-name="T3">7</text:span><text:span text:style-name="T4">,</text:span><text:span text:style-name="T3"> 2003</text:span><text:span text:style-name="T4">,</text:span><text:span text:style-name="T3"> 17</text:span><text:span text:style-name="T4">,</text:span><text:span text:style-name="T3"> 9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31003'</text:span><text:span text:style-name="T4">,</text:span><text:span text:style-name="T3"> </text:span><text:span text:style-name="T6">'20031211'</text:span><text:span text:style-name="T4">)</text:span></text:p>
      <text:p text:style-name="P1"/>
      <text:p text:style-name="P1"/>
      <text:p text:style-name="P4"><text:span text:style-name="T2">insert</text:span><text:span text:style-name="T3"> </text:span><text:span text:style-name="T2">into</text:span><text:span text:style-name="T3"> Partidos </text:span><text:span text:style-name="T2">values</text:span></text:p>
      <text:p text:style-name="P4"><text:span text:style-name="T4">(</text:span><text:span text:style-name="T3">5</text:span><text:span text:style-name="T4">,</text:span><text:span text:style-name="T3"> 3</text:span><text:span text:style-name="T4">,</text:span><text:span text:style-name="T3"> 1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3 3 6 6'</text:span><text:span text:style-name="T4">),</text:span></text:p>
      <text:p text:style-name="P4"><text:span text:style-name="T4">(</text:span><text:span text:style-name="T3">16</text:span><text:span text:style-name="T4">,</text:span><text:span text:style-name="T3"> 10</text:span><text:span text:style-name="T4">,</text:span><text:span text:style-name="T3"> 1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6 6 4 2'</text:span><text:span text:style-name="T4">),</text:span></text:p>
      <text:p text:style-name="P4"><text:span text:style-name="T4">(</text:span><text:span text:style-name="T3">19</text:span><text:span text:style-name="T4">,</text:span><text:span text:style-name="T3"> 9</text:span><text:span text:style-name="T4">,</text:span><text:span text:style-name="T3"> 1</text:span><text:span text:style-name="T4">,</text:span><text:span text:style-name="T3"> 2018</text:span><text:span text:style-name="T4">,</text:span><text:span text:style-name="T3"> </text:span><text:span text:style-name="T6">'R128'</text:span><text:span text:style-name="T4">,</text:span><text:span text:style-name="T3"> </text:span><text:span text:style-name="T6">'7 6 6 6 7 4'</text:span><text:span text:style-name="T4">),</text:span></text:p>
      <text:p text:style-name="P4"><text:span text:style-name="T4">(</text:span><text:span text:style-name="T3">17</text:span><text:span text:style-name="T4">,</text:span><text:span text:style-name="T3"> 7</text:span><text:span text:style-name="T4">,</text:span><text:span text:style-name="T3"> 1</text:span><text:span text:style-name="T4">,</text:span><text:span text:style-name="T3"> 2018</text:span><text:span text:style-name="T4">,</text:span><text:span text:style-name="T3"> </text:span><text:span text:style-name="T6">'R128'</text:span><text:span text:style-name="T4">,</text:span><text:span text:style-name="T3"> </text:span><text:span text:style-name="T6">'6 6 3 1'</text:span><text:span text:style-name="T4">),</text:span></text:p>
      <text:p text:style-name="P4"><text:span text:style-name="T4">(</text:span><text:span text:style-name="T3">20</text:span><text:span text:style-name="T4">,</text:span><text:span text:style-name="T3"> 6</text:span><text:span text:style-name="T4">,</text:span><text:span text:style-name="T3"> 1</text:span><text:span text:style-name="T4">,</text:span><text:span text:style-name="T3"> 2018</text:span><text:span text:style-name="T4">,</text:span><text:span text:style-name="T3"> </text:span><text:span text:style-name="T6">'R64'</text:span><text:span text:style-name="T4">,</text:span><text:span text:style-name="T3"> </text:span><text:span text:style-name="T6">'6 3 6 3 6 7'</text:span><text:span text:style-name="T4">),</text:span><text:span text:style-name="T3"> </text:span><text:span text:style-name="T5">--</text:span></text:p>
      <text:p text:style-name="P4"><text:span text:style-name="T4">(</text:span><text:span text:style-name="T3">14</text:span><text:span text:style-name="T4">,</text:span><text:span text:style-name="T3"> 20</text:span><text:span text:style-name="T4">,</text:span><text:span text:style-name="T3"> 2</text:span><text:span text:style-name="T4">,</text:span><text:span text:style-name="T3"> 2017</text:span><text:span text:style-name="T4">,</text:span><text:span text:style-name="T3"> </text:span><text:span text:style-name="T6">'R64'</text:span><text:span text:style-name="T4">,</text:span><text:span text:style-name="T3"> </text:span><text:span text:style-name="T6">'6 6 6 4 7 3'</text:span><text:span text:style-name="T4">),</text:span></text:p>
      <text:p text:style-name="P4"><text:span text:style-name="T4">(</text:span><text:span text:style-name="T3">13</text:span><text:span text:style-name="T4">,</text:span><text:span text:style-name="T3"> 10</text:span><text:span text:style-name="T4">,</text:span><text:span text:style-name="T3"> 2</text:span><text:span text:style-name="T4">,</text:span><text:span text:style-name="T3"> 2017</text:span><text:span text:style-name="T4">,</text:span><text:span text:style-name="T3"> </text:span><text:span text:style-name="T6">'R32'</text:span><text:span text:style-name="T4">,</text:span><text:span text:style-name="T3"> </text:span><text:span text:style-name="T6">'6 1 7 6'</text:span><text:span text:style-name="T4">),</text:span></text:p>
      <text:p text:style-name="P4"><text:span text:style-name="T4">(</text:span><text:span text:style-name="T3">4</text:span><text:span text:style-name="T4">,</text:span><text:span text:style-name="T3"> 16</text:span><text:span text:style-name="T4">,</text:span><text:span text:style-name="T3"> 2</text:span><text:span text:style-name="T4">,</text:span><text:span text:style-name="T3"> 2017</text:span><text:span text:style-name="T4">,</text:span><text:span text:style-name="T3"> </text:span><text:span text:style-name="T6">'R32'</text:span><text:span text:style-name="T4">,</text:span><text:span text:style-name="T3"> </text:span><text:span text:style-name="T6">'6 6 1 4'</text:span><text:span text:style-name="T4">),</text:span></text:p>
      <text:p text:style-name="P4"><text:span text:style-name="T4">(</text:span><text:span text:style-name="T3">14</text:span><text:span text:style-name="T4">,</text:span><text:span text:style-name="T3"> 5</text:span><text:span text:style-name="T4">,</text:span><text:span text:style-name="T3"> 2</text:span><text:span text:style-name="T4">,</text:span><text:span text:style-name="T3"> 2017</text:span><text:span text:style-name="T4">,</text:span><text:span text:style-name="T3"> </text:span><text:span text:style-name="T6">'R16'</text:span><text:span text:style-name="T4">,</text:span><text:span text:style-name="T3"> </text:span><text:span text:style-name="T6">'2 6 3 6 3 6'</text:span><text:span text:style-name="T4">),</text:span></text:p>
      <text:p text:style-name="P4"><text:span text:style-name="T4">(</text:span><text:span text:style-name="T3">5</text:span><text:span text:style-name="T4">,</text:span><text:span text:style-name="T3"> 6</text:span><text:span text:style-name="T4">,</text:span><text:span text:style-name="T3"> 2</text:span><text:span text:style-name="T4">,</text:span><text:span text:style-name="T3"> 2017</text:span><text:span text:style-name="T4">,</text:span><text:span text:style-name="T3"> </text:span><text:span text:style-name="T6">'R16'</text:span><text:span text:style-name="T4">,</text:span><text:span text:style-name="T3"> </text:span><text:span text:style-name="T6">'6 3 6 2 6 3'</text:span><text:span text:style-name="T4">),</text:span></text:p>
      <text:p text:style-name="P4"><text:span text:style-name="T4">(</text:span><text:span text:style-name="T3">12</text:span><text:span text:style-name="T4">,</text:span><text:span text:style-name="T3"> 3</text:span><text:span text:style-name="T4">,</text:span><text:span text:style-name="T3"> 2</text:span><text:span text:style-name="T4">,</text:span><text:span text:style-name="T3"> 2017</text:span><text:span text:style-name="T4">,</text:span><text:span text:style-name="T3"> </text:span><text:span text:style-name="T6">'R16'</text:span><text:span text:style-name="T4">,</text:span><text:span text:style-name="T3"> </text:span><text:span text:style-name="T6">'6 6 3 2'</text:span><text:span text:style-name="T4">),</text:span><text:span text:style-name="T3"> </text:span><text:span text:style-name="T5">--</text:span></text:p>
      <text:p text:style-name="P4"><text:span text:style-name="T4">(</text:span><text:span text:style-name="T3">13</text:span><text:span text:style-name="T4">,</text:span><text:span text:style-name="T3"> 8</text:span><text:span text:style-name="T4">,</text:span><text:span text:style-name="T3"> 3</text:span><text:span text:style-name="T4">,</text:span><text:span text:style-name="T3"> 2017</text:span><text:span text:style-name="T4">,</text:span><text:span text:style-name="T3"> </text:span><text:span text:style-name="T6">'R16'</text:span><text:span text:style-name="T4">,</text:span><text:span text:style-name="T3"> </text:span><text:span text:style-name="T6">'3 2 6 6'</text:span><text:span text:style-name="T4">),</text:span></text:p>
      <text:p text:style-name="P4"><text:span text:style-name="T4">(</text:span><text:span text:style-name="T3">19</text:span><text:span text:style-name="T4">,</text:span><text:span text:style-name="T3"> 2</text:span><text:span text:style-name="T4">,</text:span><text:span text:style-name="T3"> 3</text:span><text:span text:style-name="T4">,</text:span><text:span text:style-name="T3"> 2017</text:span><text:span text:style-name="T4">,</text:span><text:span text:style-name="T3"> </text:span><text:span text:style-name="T6">'CF'</text:span><text:span text:style-name="T4">,</text:span><text:span text:style-name="T3"> </text:span><text:span text:style-name="T6">'1 3 6 6'</text:span><text:span text:style-name="T4">),</text:span></text:p>
      <text:p text:style-name="P4"><text:span text:style-name="T4">(</text:span><text:span text:style-name="T3">4</text:span><text:span text:style-name="T4">,</text:span><text:span text:style-name="T3"> 12</text:span><text:span text:style-name="T4">,</text:span><text:span text:style-name="T3"> 3</text:span><text:span text:style-name="T4">,</text:span><text:span text:style-name="T3"> 2017</text:span><text:span text:style-name="T4">,</text:span><text:span text:style-name="T3"> </text:span><text:span text:style-name="T6">'CF'</text:span><text:span text:style-name="T4">,</text:span><text:span text:style-name="T3"> </text:span><text:span text:style-name="T6">'6 3 7 6'</text:span><text:span text:style-name="T4">),</text:span></text:p>
      <text:p text:style-name="P4"><text:span text:style-name="T4">(</text:span><text:span text:style-name="T3">11</text:span><text:span text:style-name="T4">,</text:span><text:span text:style-name="T3"> 7</text:span><text:span text:style-name="T4">,</text:span><text:span text:style-name="T3"> 3</text:span><text:span text:style-name="T4">,</text:span><text:span text:style-name="T3"> 2017</text:span><text:span text:style-name="T4">,</text:span><text:span text:style-name="T3"> </text:span><text:span text:style-name="T6">'CF'</text:span><text:span text:style-name="T4">,</text:span><text:span text:style-name="T3"> </text:span><text:span text:style-name="T6">'5 4 7 6'</text:span><text:span text:style-name="T4">),</text:span></text:p>
      <text:p text:style-name="P4"><text:span text:style-name="T4">(</text:span><text:span text:style-name="T3">14</text:span><text:span text:style-name="T4">,</text:span><text:span text:style-name="T3"> 21</text:span><text:span text:style-name="T4">,</text:span><text:span text:style-name="T3"> 3</text:span><text:span text:style-name="T4">,</text:span><text:span text:style-name="T3"> 2017</text:span><text:span text:style-name="T4">,</text:span><text:span text:style-name="T3"> </text:span><text:span text:style-name="T6">'CF'</text:span><text:span text:style-name="T4">,</text:span><text:span text:style-name="T3"> </text:span><text:span text:style-name="T6">'6 2 7 1 6 6'</text:span><text:span text:style-name="T4">),</text:span></text:p>
      <text:p text:style-name="P4"><text:span text:style-name="T4">(</text:span><text:span text:style-name="T3">10</text:span><text:span text:style-name="T4">,</text:span><text:span text:style-name="T3"> 1</text:span><text:span text:style-name="T4">,</text:span><text:span text:style-name="T3"> 3</text:span><text:span text:style-name="T4">,</text:span><text:span text:style-name="T3"> 2017</text:span><text:span text:style-name="T4">,</text:span><text:span text:style-name="T3"> </text:span><text:span text:style-name="T6">'SF'</text:span><text:span text:style-name="T4">,</text:span><text:span text:style-name="T3"> </text:span><text:span text:style-name="T6">'4 2 6 6'</text:span><text:span text:style-name="T4">),</text:span></text:p>
      <text:p text:style-name="P4"><text:span text:style-name="T4">(</text:span><text:span text:style-name="T3">2</text:span><text:span text:style-name="T4">,</text:span><text:span text:style-name="T3"> 20</text:span><text:span text:style-name="T4">,</text:span><text:span text:style-name="T3"> 3</text:span><text:span text:style-name="T4">,</text:span><text:span text:style-name="T3"> 2017</text:span><text:span text:style-name="T4">,</text:span><text:span text:style-name="T3"> </text:span><text:span text:style-name="T6">'SF'</text:span><text:span text:style-name="T4">,</text:span><text:span text:style-name="T3"> </text:span><text:span text:style-name="T6">'2 3 6 6'</text:span><text:span text:style-name="T4">),</text:span></text:p>
      <text:p text:style-name="P4"><text:span text:style-name="T4">(</text:span><text:span text:style-name="T3">2</text:span><text:span text:style-name="T4">,</text:span><text:span text:style-name="T3"> 13</text:span><text:span text:style-name="T4">,</text:span><text:span text:style-name="T3"> 3</text:span><text:span text:style-name="T4">,</text:span><text:span text:style-name="T3"> 2017</text:span><text:span text:style-name="T4">,</text:span><text:span text:style-name="T3"> </text:span><text:span text:style-name="T6">'SF'</text:span><text:span text:style-name="T4">,</text:span><text:span text:style-name="T3"> </text:span><text:span text:style-name="T6">'6 6 3 3'</text:span><text:span text:style-name="T4">),</text:span><text:span text:style-name="T5">--</text:span></text:p>
      <text:p text:style-name="P4"><text:span text:style-name="T4">(</text:span><text:span text:style-name="T3">12</text:span><text:span text:style-name="T4">,</text:span><text:span text:style-name="T3"> 9</text:span><text:span text:style-name="T4">,</text:span><text:span text:style-name="T3"> 1</text:span><text:span text:style-name="T4">,</text:span><text:span text:style-name="T3"> 2017</text:span><text:span text:style-name="T4">,</text:span><text:span text:style-name="T3"> </text:span><text:span text:style-name="T6">'F'</text:span><text:span text:style-name="T4">,</text:span><text:span text:style-name="T3"> </text:span><text:span text:style-name="T6">'4 0 6 6'</text:span><text:span text:style-name="T4">),</text:span></text:p>
      <text:p text:style-name="P4"><text:span text:style-name="T4">(</text:span><text:span text:style-name="T3">10</text:span><text:span text:style-name="T4">,</text:span><text:span text:style-name="T3"> 19</text:span><text:span text:style-name="T4">,</text:span><text:span text:style-name="T3"> 1</text:span><text:span text:style-name="T4">,</text:span><text:span text:style-name="T3"> 2017</text:span><text:span text:style-name="T4">,</text:span><text:span text:style-name="T3"> </text:span><text:span text:style-name="T6">'F'</text:span><text:span text:style-name="T4">,</text:span><text:span text:style-name="T3"> </text:span><text:span text:style-name="T6">'7 7 6 6'</text:span><text:span text:style-name="T4">),</text:span></text:p>
      <text:p text:style-name="P4"><text:span text:style-name="T4">(</text:span><text:span text:style-name="T3">9</text:span><text:span text:style-name="T4">,</text:span><text:span text:style-name="T3"> 11</text:span><text:span text:style-name="T4">,</text:span><text:span text:style-name="T3"> 1</text:span><text:span text:style-name="T4">,</text:span><text:span text:style-name="T3"> 2017</text:span><text:span text:style-name="T4">,</text:span><text:span text:style-name="T3"> </text:span><text:span text:style-name="T6">'F'</text:span><text:span text:style-name="T4">,</text:span><text:span text:style-name="T3"> </text:span><text:span text:style-name="T6">'4 4 6 6'</text:span><text:span text:style-name="T4">),</text:span></text:p>
      <text:p text:style-name="P4"><text:span text:style-name="T4">(</text:span><text:span text:style-name="T3">16</text:span><text:span text:style-name="T4">,</text:span><text:span text:style-name="T3"> 1</text:span><text:span text:style-name="T4">,</text:span><text:span text:style-name="T3"> 1</text:span><text:span text:style-name="T4">,</text:span><text:span text:style-name="T3"> 2017</text:span><text:span text:style-name="T4">,</text:span><text:span text:style-name="T3"> </text:span><text:span text:style-name="T6">'F'</text:span><text:span text:style-name="T4">,</text:span><text:span text:style-name="T3"> </text:span><text:span text:style-name="T6">'7 2 5 5 6 7'</text:span><text:span text:style-name="T4">),</text:span></text:p>
      <text:p text:style-name="P4"><text:span text:style-name="T4">(</text:span><text:span text:style-name="T3">5</text:span><text:span text:style-name="T4">,</text:span><text:span text:style-name="T3"> 12</text:span><text:span text:style-name="T4">,</text:span><text:span text:style-name="T3"> 1</text:span><text:span text:style-name="T4">,</text:span><text:span text:style-name="T3"> 2017</text:span><text:span text:style-name="T4">,</text:span><text:span text:style-name="T3"> </text:span><text:span text:style-name="T6">'F'</text:span><text:span text:style-name="T4">,</text:span><text:span text:style-name="T3"> </text:span><text:span text:style-name="T6">'6 6 4 3'</text:span><text:span text:style-name="T4">),</text:span></text:p>
      <text:p text:style-name="P4"><text:span text:style-name="T4">(</text:span><text:span text:style-name="T3">19</text:span><text:span text:style-name="T4">,</text:span><text:span text:style-name="T3"> 10</text:span><text:span text:style-name="T4">,</text:span><text:span text:style-name="T3"> 1</text:span><text:span text:style-name="T4">,</text:span><text:span text:style-name="T3"> 2017</text:span><text:span text:style-name="T4">,</text:span><text:span text:style-name="T3"> </text:span><text:span text:style-name="T6">'RR'</text:span><text:span text:style-name="T4">,</text:span><text:span text:style-name="T3"> </text:span><text:span text:style-name="T6">'6 6 4 7 4 6'</text:span><text:span text:style-name="T4">),</text:span><text:span text:style-name="T3"> </text:span><text:span text:style-name="T5">--</text:span></text:p>
      <text:p text:style-name="P4"><text:span text:style-name="T4">(</text:span><text:span text:style-name="T3">14</text:span><text:span text:style-name="T4">,</text:span><text:span text:style-name="T3"> 8</text:span><text:span text:style-name="T4">,</text:span><text:span text:style-name="T3"> 4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6 6 6 7 4 4'</text:span><text:span text:style-name="T4">),</text:span></text:p>
      <text:p text:style-name="P4"><text:span text:style-name="T4">(</text:span><text:span text:style-name="T3">7</text:span><text:span text:style-name="T4">,</text:span><text:span text:style-name="T3"> 2</text:span><text:span text:style-name="T4">,</text:span><text:span text:style-name="T3"> 4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7 3 6 5 6 3'</text:span><text:span text:style-name="T4">),</text:span></text:p>
      <text:p text:style-name="P4"><text:span text:style-name="T4">(</text:span><text:span text:style-name="T3">8</text:span><text:span text:style-name="T4">,</text:span><text:span text:style-name="T3"> 17</text:span><text:span text:style-name="T4">,</text:span><text:span text:style-name="T3"> 4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4 6 6 7'</text:span><text:span text:style-name="T4">),</text:span></text:p>
      <text:p text:style-name="P4"><text:span text:style-name="T4">(</text:span><text:span text:style-name="T3">15</text:span><text:span text:style-name="T4">,</text:span><text:span text:style-name="T3"> 7</text:span><text:span text:style-name="T4">,</text:span><text:span text:style-name="T3"> 4</text:span><text:span text:style-name="T4">,</text:span><text:span text:style-name="T3"> 2018</text:span><text:span text:style-name="T4">,</text:span><text:span text:style-name="T3"> </text:span><text:span text:style-name="T6">'R128'</text:span><text:span text:style-name="T4">,</text:span><text:span text:style-name="T3"> </text:span><text:span text:style-name="T6">'7 6 5 4'</text:span><text:span text:style-name="T4">),</text:span></text:p>
      <text:p text:style-name="P4"><text:span text:style-name="T4">(</text:span><text:span text:style-name="T3">21</text:span><text:span text:style-name="T4">,</text:span><text:span text:style-name="T3"> 10</text:span><text:span text:style-name="T4">,</text:span><text:span text:style-name="T3"> 4</text:span><text:span text:style-name="T4">,</text:span><text:span text:style-name="T3"> 2018</text:span><text:span text:style-name="T4">,</text:span><text:span text:style-name="T3"> </text:span><text:span text:style-name="T6">'R128'</text:span><text:span text:style-name="T4">,</text:span><text:span text:style-name="T3"> </text:span><text:span text:style-name="T6">'4 2 6 6'</text:span><text:span text:style-name="T4">),</text:span></text:p>
      <text:p text:style-name="P4"><text:span text:style-name="T4">(</text:span><text:span text:style-name="T3">6</text:span><text:span text:style-name="T4">,</text:span><text:span text:style-name="T3"> 7</text:span><text:span text:style-name="T4">,</text:span><text:span text:style-name="T3"> 4</text:span><text:span text:style-name="T4">,</text:span><text:span text:style-name="T3"> 2018</text:span><text:span text:style-name="T4">,</text:span><text:span text:style-name="T3"> </text:span><text:span text:style-name="T6">'R128'</text:span><text:span text:style-name="T4">,</text:span><text:span text:style-name="T3"> </text:span><text:span text:style-name="T6">'6 6 6 7 4 0'</text:span><text:span text:style-name="T4">),</text:span></text:p>
      <text:p text:style-name="P4"><text:span text:style-name="T4">(</text:span><text:span text:style-name="T3">13</text:span><text:span text:style-name="T4">,</text:span><text:span text:style-name="T3"> 7</text:span><text:span text:style-name="T4">,</text:span><text:span text:style-name="T3"> 4</text:span><text:span text:style-name="T4">,</text:span><text:span text:style-name="T3"> 2018</text:span><text:span text:style-name="T4">,</text:span><text:span text:style-name="T3"> </text:span><text:span text:style-name="T6">'R64'</text:span><text:span text:style-name="T4">,</text:span><text:span text:style-name="T3"> </text:span><text:span text:style-name="T6">'5 6 7 7 4 6'</text:span><text:span text:style-name="T4">),</text:span></text:p>
      <text:p text:style-name="P4"><text:span text:style-name="T4">(</text:span><text:span text:style-name="T3">7</text:span><text:span text:style-name="T4">,</text:span><text:span text:style-name="T3"> 14</text:span><text:span text:style-name="T4">,</text:span><text:span text:style-name="T3"> 4</text:span><text:span text:style-name="T4">,</text:span><text:span text:style-name="T3"> 2018</text:span><text:span text:style-name="T4">,</text:span><text:span text:style-name="T3"> </text:span><text:span text:style-name="T6">'R64'</text:span><text:span text:style-name="T4">,</text:span><text:span text:style-name="T3"> </text:span><text:span text:style-name="T6">'3 4 6 6'</text:span><text:span text:style-name="T4">),</text:span><text:span text:style-name="T3"> </text:span><text:span text:style-name="T5">--</text:span></text:p>
      <text:p text:style-name="P4"><text:span text:style-name="T4">(</text:span><text:span text:style-name="T3">16</text:span><text:span text:style-name="T4">,</text:span><text:span text:style-name="T3"> 21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R64'</text:span><text:span text:style-name="T4">,</text:span><text:span text:style-name="T3"> </text:span><text:span text:style-name="T6">'6 6 2 0'</text:span><text:span text:style-name="T4">),</text:span></text:p>
      <text:p text:style-name="P4"><text:span text:style-name="T4">(</text:span><text:span text:style-name="T3">21</text:span><text:span text:style-name="T4">,</text:span><text:span text:style-name="T3"> 11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R64'</text:span><text:span text:style-name="T4">,</text:span><text:span text:style-name="T3"> </text:span><text:span text:style-name="T6">'2 5 6 7'</text:span><text:span text:style-name="T4">),</text:span></text:p>
      <text:p text:style-name="P4"><text:span text:style-name="T4">(</text:span><text:span text:style-name="T3">14</text:span><text:span text:style-name="T4">,</text:span><text:span text:style-name="T3"> 6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R32'</text:span><text:span text:style-name="T4">,</text:span><text:span text:style-name="T3"> </text:span><text:span text:style-name="T6">'6 6 0 2'</text:span><text:span text:style-name="T4">),</text:span></text:p>
      <text:p text:style-name="P4"><text:span text:style-name="T4">(</text:span><text:span text:style-name="T3">16</text:span><text:span text:style-name="T4">,</text:span><text:span text:style-name="T3"> 7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R32'</text:span><text:span text:style-name="T4">,</text:span><text:span text:style-name="T3"> </text:span><text:span text:style-name="T6">'7 7 6 6'</text:span><text:span text:style-name="T4">),</text:span></text:p>
      <text:p text:style-name="P4"><text:span text:style-name="T4">(</text:span><text:span text:style-name="T3">17</text:span><text:span text:style-name="T4">,</text:span><text:span text:style-name="T3"> 12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R32'</text:span><text:span text:style-name="T4">,</text:span><text:span text:style-name="T3"> </text:span><text:span text:style-name="T6">'6 6 3 1'</text:span><text:span text:style-name="T4">),</text:span></text:p>
      <text:p text:style-name="P4"><text:span text:style-name="T4">(</text:span><text:span text:style-name="T3">5</text:span><text:span text:style-name="T4">,</text:span><text:span text:style-name="T3"> 9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R32'</text:span><text:span text:style-name="T4">,</text:span><text:span text:style-name="T3"> </text:span><text:span text:style-name="T6">'1 7 2 6 6 6'</text:span><text:span text:style-name="T4">),</text:span></text:p>
      <text:p text:style-name="P4"><text:span text:style-name="T4">(</text:span><text:span text:style-name="T3">19</text:span><text:span text:style-name="T4">,</text:span><text:span text:style-name="T3"> 1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R16'</text:span><text:span text:style-name="T4">,</text:span><text:span text:style-name="T3"> </text:span><text:span text:style-name="T6">'3 6 5 6 4 7'</text:span><text:span text:style-name="T4">),</text:span></text:p>
      <text:p text:style-name="P4"><text:span text:style-name="T4">(</text:span><text:span text:style-name="T3">20</text:span><text:span text:style-name="T4">,</text:span><text:span text:style-name="T3"> 5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R16'</text:span><text:span text:style-name="T4">,</text:span><text:span text:style-name="T3"> </text:span><text:span text:style-name="T6">'6 3 5 4 6 7'</text:span><text:span text:style-name="T4">),</text:span></text:p>
      <text:p text:style-name="P4"><text:span text:style-name="T4">(</text:span><text:span text:style-name="T3">13</text:span><text:span text:style-name="T4">,</text:span><text:span text:style-name="T3"> 7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R16'</text:span><text:span text:style-name="T4">,</text:span><text:span text:style-name="T3"> </text:span><text:span text:style-name="T6">'6 6 2 1'</text:span><text:span text:style-name="T4">),</text:span></text:p>
      <text:p text:style-name="P4"><text:span text:style-name="T4">(</text:span><text:span text:style-name="T3">15</text:span><text:span text:style-name="T4">,</text:span><text:span text:style-name="T3"> 18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CF'</text:span><text:span text:style-name="T4">,</text:span><text:span text:style-name="T3"> </text:span><text:span text:style-name="T6">'5 6 2 7 2 6'</text:span><text:span text:style-name="T4">),</text:span></text:p>
      <text:p text:style-name="P4"><text:span text:style-name="T4">(</text:span><text:span text:style-name="T3">10</text:span><text:span text:style-name="T4">,</text:span><text:span text:style-name="T3"> 9</text:span><text:span text:style-name="T4">,</text:span><text:span text:style-name="T3"> 5</text:span><text:span text:style-name="T4">,</text:span><text:span text:style-name="T3"> 2018</text:span><text:span text:style-name="T4">,</text:span><text:span text:style-name="T3"> </text:span><text:span text:style-name="T6">'CF'</text:span><text:span text:style-name="T4">,</text:span><text:span text:style-name="T3"> </text:span><text:span text:style-name="T6">'6 2 6 3 6 3'</text:span><text:span text:style-name="T4">),</text:span><text:span text:style-name="T3"> </text:span><text:span text:style-name="T5">--</text:span></text:p>
      <text:p text:style-name="P4"><text:span text:style-name="T4">(</text:span><text:span text:style-name="T3">14</text:span><text:span text:style-name="T4">,</text:span><text:span text:style-name="T3"> 9</text:span><text:span text:style-name="T4">,</text:span><text:span text:style-name="T3"> 6</text:span><text:span text:style-name="T4">,</text:span><text:span text:style-name="T3"> 2017</text:span><text:span text:style-name="T4">,</text:span><text:span text:style-name="T3"> </text:span><text:span text:style-name="T6">'CF'</text:span><text:span text:style-name="T4">,</text:span><text:span text:style-name="T3"> </text:span><text:span text:style-name="T6">'7 6 5 3'</text:span><text:span text:style-name="T4">),</text:span></text:p>
      <text:p text:style-name="P4"><text:span text:style-name="T4">(</text:span><text:span text:style-name="T3">16</text:span><text:span text:style-name="T4">,</text:span><text:span text:style-name="T3"> 6</text:span><text:span text:style-name="T4">,</text:span><text:span text:style-name="T3"> 6</text:span><text:span text:style-name="T4">,</text:span><text:span text:style-name="T3"> 2017</text:span><text:span text:style-name="T4">,</text:span><text:span text:style-name="T3"> </text:span><text:span text:style-name="T6">'R128'</text:span><text:span text:style-name="T4">,</text:span><text:span text:style-name="T3"> </text:span><text:span text:style-name="T6">'7 6 2 5 7 6'</text:span><text:span text:style-name="T4">),</text:span></text:p>
      <text:p text:style-name="P4"><text:span text:style-name="T4">(</text:span><text:span text:style-name="T3">9</text:span><text:span text:style-name="T4">,</text:span><text:span text:style-name="T3"> 11</text:span><text:span text:style-name="T4">,</text:span><text:span text:style-name="T3"> 6</text:span><text:span text:style-name="T4">,</text:span><text:span text:style-name="T3"> 2017</text:span><text:span text:style-name="T4">,</text:span><text:span text:style-name="T3"> </text:span><text:span text:style-name="T6">'R128'</text:span><text:span text:style-name="T4">,</text:span><text:span text:style-name="T3"> </text:span><text:span text:style-name="T6">'6 6 3 4'</text:span><text:span text:style-name="T4">),</text:span></text:p>
      <text:p text:style-name="P4"><text:span text:style-name="T4">(</text:span><text:span text:style-name="T3">13</text:span><text:span text:style-name="T4">,</text:span><text:span text:style-name="T3"> 4</text:span><text:span text:style-name="T4">,</text:span><text:span text:style-name="T3"> 6</text:span><text:span text:style-name="T4">,</text:span><text:span text:style-name="T3"> 2017</text:span><text:span text:style-name="T4">,</text:span><text:span text:style-name="T3"> </text:span><text:span text:style-name="T6">'R128'</text:span><text:span text:style-name="T4">,</text:span><text:span text:style-name="T3"> </text:span><text:span text:style-name="T6">'4 2 6 6'</text:span><text:span text:style-name="T4">),</text:span></text:p>
      <text:p text:style-name="P4"><text:span text:style-name="T4">(</text:span><text:span text:style-name="T3">8</text:span><text:span text:style-name="T4">,</text:span><text:span text:style-name="T3"> 5</text:span><text:span text:style-name="T4">,</text:span><text:span text:style-name="T3"> 6</text:span><text:span text:style-name="T4">,</text:span><text:span text:style-name="T3"> 2017</text:span><text:span text:style-name="T4">,</text:span><text:span text:style-name="T3"> </text:span><text:span text:style-name="T6">'R128'</text:span><text:span text:style-name="T4">,</text:span><text:span text:style-name="T3"> </text:span><text:span text:style-name="T6">'6 4 6 3 6 7'</text:span><text:span text:style-name="T4">),</text:span></text:p>
      <text:p text:style-name="P4"><text:span text:style-name="T4">(</text:span><text:span text:style-name="T3">2</text:span><text:span text:style-name="T4">,</text:span><text:span text:style-name="T3"> 11</text:span><text:span text:style-name="T4">,</text:span><text:span text:style-name="T3"> 6</text:span><text:span text:style-name="T4">,</text:span><text:span text:style-name="T3"> 2017</text:span><text:span text:style-name="T4">,</text:span><text:span text:style-name="T3"> </text:span><text:span text:style-name="T6">'R128'</text:span><text:span text:style-name="T4">,</text:span><text:span text:style-name="T3"> </text:span><text:span text:style-name="T6">'6 6 4 4'</text:span><text:span text:style-name="T4">)</text:span></text:p>
      <text:p text:style-name="P1"/>
      <text:p text:style-name="P1"/>
      <text:p text:style-name="P16"><text:soft-page-break/>----------------------------- más datos para testear la parte 2 -----------------------------</text:p>
      <text:p text:style-name="P1"/>
      <text:p text:style-name="P4"><text:span text:style-name="T2">insert</text:span><text:span text:style-name="T3"> </text:span><text:span text:style-name="T2">into</text:span><text:span text:style-name="T3"> Partidos </text:span><text:span text:style-name="T2">values</text:span></text:p>
      <text:p text:style-name="P4"><text:span text:style-name="T4">(</text:span><text:span text:style-name="T3">1</text:span><text:span text:style-name="T4">,</text:span><text:span text:style-name="T3"> 3</text:span><text:span text:style-name="T4">,</text:span><text:span text:style-name="T3"> 1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3 3 6 6'</text:span><text:span text:style-name="T4">),</text:span></text:p>
      <text:p text:style-name="P4"><text:span text:style-name="T4">(</text:span><text:span text:style-name="T3">1</text:span><text:span text:style-name="T4">,</text:span><text:span text:style-name="T3"> 4</text:span><text:span text:style-name="T4">,</text:span><text:span text:style-name="T3"> 2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3 3 6 6'</text:span><text:span text:style-name="T4">),</text:span></text:p>
      <text:p text:style-name="P4"><text:span text:style-name="T4">(</text:span><text:span text:style-name="T3">1</text:span><text:span text:style-name="T4">,</text:span><text:span text:style-name="T3"> 5</text:span><text:span text:style-name="T4">,</text:span><text:span text:style-name="T3"> 3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3 3 6 6'</text:span><text:span text:style-name="T4">),</text:span></text:p>
      <text:p text:style-name="P4"><text:span text:style-name="T4">(</text:span><text:span text:style-name="T3">2</text:span><text:span text:style-name="T4">,</text:span><text:span text:style-name="T3"> 3</text:span><text:span text:style-name="T4">,</text:span><text:span text:style-name="T3"> 1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3 3 6 6'</text:span><text:span text:style-name="T4">),</text:span></text:p>
      <text:p text:style-name="P4"><text:span text:style-name="T4">(</text:span><text:span text:style-name="T3">2</text:span><text:span text:style-name="T4">,</text:span><text:span text:style-name="T3"> 4</text:span><text:span text:style-name="T4">,</text:span><text:span text:style-name="T3"> 2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3 3 6 6'</text:span><text:span text:style-name="T4">),</text:span></text:p>
      <text:p text:style-name="P4"><text:span text:style-name="T4">(</text:span><text:span text:style-name="T3">2</text:span><text:span text:style-name="T4">,</text:span><text:span text:style-name="T3"> 5</text:span><text:span text:style-name="T4">,</text:span><text:span text:style-name="T3"> 3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3 3 6 6'</text:span><text:span text:style-name="T4">)</text:span></text:p>
      <text:p text:style-name="P1"/>
      <text:p text:style-name="P4"><text:span text:style-name="T2">insert</text:span><text:span text:style-name="T3"> </text:span><text:span text:style-name="T2">into</text:span><text:span text:style-name="T3"> Partidos </text:span><text:span text:style-name="T2">values</text:span></text:p>
      <text:p text:style-name="P4"><text:span text:style-name="T4">(</text:span><text:span text:style-name="T3">12</text:span><text:span text:style-name="T4">,</text:span><text:span text:style-name="T3"> 3</text:span><text:span text:style-name="T4">,</text:span><text:span text:style-name="T3"> 1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3 3 6 6'</text:span><text:span text:style-name="T4">),</text:span></text:p>
      <text:p text:style-name="P4"><text:span text:style-name="T4">(</text:span><text:span text:style-name="T3">13</text:span><text:span text:style-name="T4">,</text:span><text:span text:style-name="T3"> 4</text:span><text:span text:style-name="T4">,</text:span><text:span text:style-name="T3"> 2</text:span><text:span text:style-name="T4">,</text:span><text:span text:style-name="T3"> 2018</text:span><text:span text:style-name="T4">,</text:span><text:span text:style-name="T3"> </text:span><text:span text:style-name="T6">'RR'</text:span><text:span text:style-name="T4">,</text:span><text:span text:style-name="T3"> </text:span><text:span text:style-name="T6">'3 3 6 6'</text:span><text:span text:style-name="T4">)</text:span></text:p>
      <text:p text:style-name="P1"/>
      <text:p text:style-name="P4"><text:span text:style-name="T2">insert</text:span><text:span text:style-name="T3"> </text:span><text:span text:style-name="T2">into</text:span><text:span text:style-name="T3"> TorneoEdicion </text:span><text:span text:style-name="T2">values</text:span></text:p>
      <text:p text:style-name="P4"><text:span text:style-name="T4">(</text:span><text:span text:style-name="T3">3</text:span><text:span text:style-name="T4">,</text:span><text:span text:style-name="T3"> 2015</text:span><text:span text:style-name="T4">,</text:span><text:span text:style-name="T3"> 12</text:span><text:span text:style-name="T4">,</text:span><text:span text:style-name="T3"> 18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50201'</text:span><text:span text:style-name="T4">,</text:span><text:span text:style-name="T3"> </text:span><text:span text:style-name="T6">'20150420'</text:span><text:span text:style-name="T4">),</text:span></text:p>
      <text:p text:style-name="P4"><text:span text:style-name="T4">(</text:span><text:span text:style-name="T3">3</text:span><text:span text:style-name="T4">,</text:span><text:span text:style-name="T3"> 2014</text:span><text:span text:style-name="T4">,</text:span><text:span text:style-name="T3"> 12</text:span><text:span text:style-name="T4">,</text:span><text:span text:style-name="T3"> 11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40201'</text:span><text:span text:style-name="T4">,</text:span><text:span text:style-name="T3"> </text:span><text:span text:style-name="T6">'20140420'</text:span><text:span text:style-name="T4">),</text:span></text:p>
      <text:p text:style-name="P4"><text:span text:style-name="T4">(</text:span><text:span text:style-name="T3">3</text:span><text:span text:style-name="T4">,</text:span><text:span text:style-name="T3"> 2013</text:span><text:span text:style-name="T4">,</text:span><text:span text:style-name="T3"> 12</text:span><text:span text:style-name="T4">,</text:span><text:span text:style-name="T3"> 5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30201'</text:span><text:span text:style-name="T4">,</text:span><text:span text:style-name="T3"> </text:span><text:span text:style-name="T6">'20130420'</text:span><text:span text:style-name="T4">),</text:span></text:p>
      <text:p text:style-name="P4"><text:span text:style-name="T4">(</text:span><text:span text:style-name="T3">3</text:span><text:span text:style-name="T4">,</text:span><text:span text:style-name="T3"> 2012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20201'</text:span><text:span text:style-name="T4">,</text:span><text:span text:style-name="T3"> </text:span><text:span text:style-name="T6">'20120420'</text:span><text:span text:style-name="T4">),</text:span></text:p>
      <text:p text:style-name="P4"><text:span text:style-name="T4">(</text:span><text:span text:style-name="T3">3</text:span><text:span text:style-name="T4">,</text:span><text:span text:style-name="T3"> 2011</text:span><text:span text:style-name="T4">,</text:span><text:span text:style-name="T3"> 12</text:span><text:span text:style-name="T4">,</text:span><text:span text:style-name="T3"> 9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10201'</text:span><text:span text:style-name="T4">,</text:span><text:span text:style-name="T3"> </text:span><text:span text:style-name="T6">'20110420'</text:span><text:span text:style-name="T4">),</text:span></text:p>
      <text:p text:style-name="P4"><text:span text:style-name="T4">(</text:span><text:span text:style-name="T3">3</text:span><text:span text:style-name="T4">,</text:span><text:span text:style-name="T3"> 1998</text:span><text:span text:style-name="T4">,</text:span><text:span text:style-name="T3"> 12</text:span><text:span text:style-name="T4">,</text:span><text:span text:style-name="T3"> 9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80201'</text:span><text:span text:style-name="T4">,</text:span><text:span text:style-name="T3"> </text:span><text:span text:style-name="T6">'19980420'</text:span><text:span text:style-name="T4">),</text:span></text:p>
      <text:p text:style-name="P4"><text:span text:style-name="T4">(</text:span><text:span text:style-name="T3">3</text:span><text:span text:style-name="T4">,</text:span><text:span text:style-name="T3"> 2010</text:span><text:span text:style-name="T4">,</text:span><text:span text:style-name="T3"> 15</text:span><text:span text:style-name="T4">,</text:span><text:span text:style-name="T3"> 18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00201'</text:span><text:span text:style-name="T4">,</text:span><text:span text:style-name="T3"> </text:span><text:span text:style-name="T6">'20100420'</text:span><text:span text:style-name="T4">),</text:span></text:p>
      <text:p text:style-name="P4"><text:span text:style-name="T4">(</text:span><text:span text:style-name="T3">3</text:span><text:span text:style-name="T4">,</text:span><text:span text:style-name="T3"> 2009</text:span><text:span text:style-name="T4">,</text:span><text:span text:style-name="T3"> 15</text:span><text:span text:style-name="T4">,</text:span><text:span text:style-name="T3"> 11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90201'</text:span><text:span text:style-name="T4">,</text:span><text:span text:style-name="T3"> </text:span><text:span text:style-name="T6">'20090420'</text:span><text:span text:style-name="T4">),</text:span></text:p>
      <text:p text:style-name="P4"><text:span text:style-name="T4">(</text:span><text:span text:style-name="T3">3</text:span><text:span text:style-name="T4">,</text:span><text:span text:style-name="T3"> 2008</text:span><text:span text:style-name="T4">,</text:span><text:span text:style-name="T3"> 15</text:span><text:span text:style-name="T4">,</text:span><text:span text:style-name="T3"> 5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80201'</text:span><text:span text:style-name="T4">,</text:span><text:span text:style-name="T3"> </text:span><text:span text:style-name="T6">'20080420'</text:span><text:span text:style-name="T4">),</text:span></text:p>
      <text:p text:style-name="P4"><text:span text:style-name="T4">(</text:span><text:span text:style-name="T3">3</text:span><text:span text:style-name="T4">,</text:span><text:span text:style-name="T3"> 2007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70201'</text:span><text:span text:style-name="T4">,</text:span><text:span text:style-name="T3"> </text:span><text:span text:style-name="T6">'20070420'</text:span><text:span text:style-name="T4">),</text:span></text:p>
      <text:p text:style-name="P4"><text:span text:style-name="T4">(</text:span><text:span text:style-name="T3">3</text:span><text:span text:style-name="T4">,</text:span><text:span text:style-name="T3"> 2006</text:span><text:span text:style-name="T4">,</text:span><text:span text:style-name="T3"> 15</text:span><text:span text:style-name="T4">,</text:span><text:span text:style-name="T3"> 9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60201'</text:span><text:span text:style-name="T4">,</text:span><text:span text:style-name="T3"> </text:span><text:span text:style-name="T6">'20060420'</text:span><text:span text:style-name="T4">),</text:span></text:p>
      <text:p text:style-name="P4"><text:span text:style-name="T4">(</text:span><text:span text:style-name="T3">3</text:span><text:span text:style-name="T4">,</text:span><text:span text:style-name="T3"> 1999</text:span><text:span text:style-name="T4">,</text:span><text:span text:style-name="T3"> 15</text:span><text:span text:style-name="T4">,</text:span><text:span text:style-name="T3"> 9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90201'</text:span><text:span text:style-name="T4">,</text:span><text:span text:style-name="T3"> </text:span><text:span text:style-name="T6">'19990420'</text:span><text:span text:style-name="T4">),</text:span></text:p>
      <text:p text:style-name="P4"><text:span text:style-name="T4">(</text:span><text:span text:style-name="T3">3</text:span><text:span text:style-name="T4">,</text:span><text:span text:style-name="T3"> 2005</text:span><text:span text:style-name="T4">,</text:span><text:span text:style-name="T3"> 2</text:span><text:span text:style-name="T4">,</text:span><text:span text:style-name="T3"> 18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50201'</text:span><text:span text:style-name="T4">,</text:span><text:span text:style-name="T3"> </text:span><text:span text:style-name="T6">'20050420'</text:span><text:span text:style-name="T4">),</text:span></text:p>
      <text:p text:style-name="P4"><text:span text:style-name="T4">(</text:span><text:span text:style-name="T3">3</text:span><text:span text:style-name="T4">,</text:span><text:span text:style-name="T3"> 2000</text:span><text:span text:style-name="T4">,</text:span><text:span text:style-name="T3"> 2</text:span><text:span text:style-name="T4">,</text:span><text:span text:style-name="T3"> 11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00201'</text:span><text:span text:style-name="T4">,</text:span><text:span text:style-name="T3"> </text:span><text:span text:style-name="T6">'20000420'</text:span><text:span text:style-name="T4">),</text:span></text:p>
      <text:p text:style-name="P4"><text:span text:style-name="T4">(</text:span><text:span text:style-name="T3">3</text:span><text:span text:style-name="T4">,</text:span><text:span text:style-name="T3"> 2003</text:span><text:span text:style-name="T4">,</text:span><text:span text:style-name="T3"> 2</text:span><text:span text:style-name="T4">,</text:span><text:span text:style-name="T3"> 5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30201'</text:span><text:span text:style-name="T4">,</text:span><text:span text:style-name="T3"> </text:span><text:span text:style-name="T6">'20030420'</text:span><text:span text:style-name="T4">),</text:span></text:p>
      <text:p text:style-name="P4"><text:span text:style-name="T4">(</text:span><text:span text:style-name="T3">3</text:span><text:span text:style-name="T4">,</text:span><text:span text:style-name="T3"> 2002</text:span><text:span text:style-name="T4">,</text:span><text:span text:style-name="T3"> 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20201'</text:span><text:span text:style-name="T4">,</text:span><text:span text:style-name="T3"> </text:span><text:span text:style-name="T6">'20020420'</text:span><text:span text:style-name="T4">),</text:span></text:p>
      <text:p text:style-name="P4"><text:span text:style-name="T4">(</text:span><text:span text:style-name="T3">3</text:span><text:span text:style-name="T4">,</text:span><text:span text:style-name="T3"> 2001</text:span><text:span text:style-name="T4">,</text:span><text:span text:style-name="T3"> 2</text:span><text:span text:style-name="T4">,</text:span><text:span text:style-name="T3"> 9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10201'</text:span><text:span text:style-name="T4">,</text:span><text:span text:style-name="T3"> </text:span><text:span text:style-name="T6">'20010420'</text:span><text:span text:style-name="T4">)</text:span></text:p>
      <text:p text:style-name="P1"/>
      <text:p text:style-name="P4"><text:span text:style-name="T2">insert</text:span><text:span text:style-name="T3"> </text:span><text:span text:style-name="T2">into</text:span><text:span text:style-name="T3"> TorneoEdicion </text:span><text:span text:style-name="T2">values</text:span></text:p>
      <text:p text:style-name="P4"><text:span text:style-name="T4">(</text:span><text:span text:style-name="T3">5</text:span><text:span text:style-name="T4">,</text:span><text:span text:style-name="T3"> 2015</text:span><text:span text:style-name="T4">,</text:span><text:span text:style-name="T3"> 12</text:span><text:span text:style-name="T4">,</text:span><text:span text:style-name="T3"> 18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50201'</text:span><text:span text:style-name="T4">,</text:span><text:span text:style-name="T3"> </text:span><text:span text:style-name="T6">'20150420'</text:span><text:span text:style-name="T4">),</text:span></text:p>
      <text:p text:style-name="P4"><text:span text:style-name="T4">(</text:span><text:span text:style-name="T3">5</text:span><text:span text:style-name="T4">,</text:span><text:span text:style-name="T3"> 2014</text:span><text:span text:style-name="T4">,</text:span><text:span text:style-name="T3"> 12</text:span><text:span text:style-name="T4">,</text:span><text:span text:style-name="T3"> 11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40201'</text:span><text:span text:style-name="T4">,</text:span><text:span text:style-name="T3"> </text:span><text:span text:style-name="T6">'20140420'</text:span><text:span text:style-name="T4">),</text:span></text:p>
      <text:p text:style-name="P4"><text:span text:style-name="T4">(</text:span><text:span text:style-name="T3">5</text:span><text:span text:style-name="T4">,</text:span><text:span text:style-name="T3"> 2013</text:span><text:span text:style-name="T4">,</text:span><text:span text:style-name="T3"> 12</text:span><text:span text:style-name="T4">,</text:span><text:span text:style-name="T3"> 5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30201'</text:span><text:span text:style-name="T4">,</text:span><text:span text:style-name="T3"> </text:span><text:span text:style-name="T6">'20130420'</text:span><text:span text:style-name="T4">),</text:span></text:p>
      <text:p text:style-name="P4"><text:span text:style-name="T4">(</text:span><text:span text:style-name="T3">5</text:span><text:span text:style-name="T4">,</text:span><text:span text:style-name="T3"> 2012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20201'</text:span><text:span text:style-name="T4">,</text:span><text:span text:style-name="T3"> </text:span><text:span text:style-name="T6">'20120420'</text:span><text:span text:style-name="T4">),</text:span></text:p>
      <text:p text:style-name="P4"><text:span text:style-name="T4">(</text:span><text:span text:style-name="T3">5</text:span><text:span text:style-name="T4">,</text:span><text:span text:style-name="T3"> 2011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10201'</text:span><text:span text:style-name="T4">,</text:span><text:span text:style-name="T3"> </text:span><text:span text:style-name="T6">'20110420'</text:span><text:span text:style-name="T4">),</text:span></text:p>
      <text:p text:style-name="P4"><text:span text:style-name="T4">(</text:span><text:span text:style-name="T3">5</text:span><text:span text:style-name="T4">,</text:span><text:span text:style-name="T3"> 2010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00201'</text:span><text:span text:style-name="T4">,</text:span><text:span text:style-name="T3"> </text:span><text:span text:style-name="T6">'20100420'</text:span><text:span text:style-name="T4">),</text:span></text:p>
      <text:p text:style-name="P4"><text:span text:style-name="T4">(</text:span><text:span text:style-name="T3">5</text:span><text:span text:style-name="T4">,</text:span><text:span text:style-name="T3"> 2009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90201'</text:span><text:span text:style-name="T4">,</text:span><text:span text:style-name="T3"> </text:span><text:span text:style-name="T6">'20090420'</text:span><text:span text:style-name="T4">),</text:span></text:p>
      <text:p text:style-name="P4"><text:span text:style-name="T4">(</text:span><text:span text:style-name="T3">5</text:span><text:span text:style-name="T4">,</text:span><text:span text:style-name="T3"> 2008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80201'</text:span><text:span text:style-name="T4">,</text:span><text:span text:style-name="T3"> </text:span><text:span text:style-name="T6">'20080420'</text:span><text:span text:style-name="T4">),</text:span></text:p>
      <text:p text:style-name="P4"><text:span text:style-name="T4">(</text:span><text:span text:style-name="T3">5</text:span><text:span text:style-name="T4">,</text:span><text:span text:style-name="T3"> 2007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70201'</text:span><text:span text:style-name="T4">,</text:span><text:span text:style-name="T3"> </text:span><text:span text:style-name="T6">'20070420'</text:span><text:span text:style-name="T4">),</text:span></text:p>
      <text:p text:style-name="P4"><text:span text:style-name="T4">(</text:span><text:span text:style-name="T3">5</text:span><text:span text:style-name="T4">,</text:span><text:span text:style-name="T3"> 2006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60201'</text:span><text:span text:style-name="T4">,</text:span><text:span text:style-name="T3"> </text:span><text:span text:style-name="T6">'20060420'</text:span><text:span text:style-name="T4">),</text:span></text:p>
      <text:p text:style-name="P4"><text:span text:style-name="T4">(</text:span><text:span text:style-name="T3">5</text:span><text:span text:style-name="T4">,</text:span><text:span text:style-name="T3"> 2005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50201'</text:span><text:span text:style-name="T4">,</text:span><text:span text:style-name="T3"> </text:span><text:span text:style-name="T6">'20050420'</text:span><text:span text:style-name="T4">),</text:span></text:p>
      <text:p text:style-name="P4"><text:span text:style-name="T4">(</text:span><text:span text:style-name="T3">5</text:span><text:span text:style-name="T4">,</text:span><text:span text:style-name="T3"> 2004</text:span><text:span text:style-name="T4">,</text:span><text:span text:style-name="T3"> 15</text:span><text:span text:style-name="T4">,</text:span><text:span text:style-name="T3"> 18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40201'</text:span><text:span text:style-name="T4">,</text:span><text:span text:style-name="T3"> </text:span><text:span text:style-name="T6">'20040420'</text:span><text:span text:style-name="T4">),</text:span></text:p>
      <text:p text:style-name="P4"><text:span text:style-name="T4">(</text:span><text:span text:style-name="T3">5</text:span><text:span text:style-name="T4">,</text:span><text:span text:style-name="T3"> 2003</text:span><text:span text:style-name="T4">,</text:span><text:span text:style-name="T3"> 15</text:span><text:span text:style-name="T4">,</text:span><text:span text:style-name="T3"> 11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30201'</text:span><text:span text:style-name="T4">,</text:span><text:span text:style-name="T3"> </text:span><text:span text:style-name="T6">'20030420'</text:span><text:span text:style-name="T4">),</text:span></text:p>
      <text:p text:style-name="P4"><text:span text:style-name="T4">(</text:span><text:span text:style-name="T3">5</text:span><text:span text:style-name="T4">,</text:span><text:span text:style-name="T3"> 2002</text:span><text:span text:style-name="T4">,</text:span><text:span text:style-name="T3"> 15</text:span><text:span text:style-name="T4">,</text:span><text:span text:style-name="T3"> 5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20201'</text:span><text:span text:style-name="T4">,</text:span><text:span text:style-name="T3"> </text:span><text:span text:style-name="T6">'20020420'</text:span><text:span text:style-name="T4">),</text:span></text:p>
      <text:p text:style-name="P4"><text:span text:style-name="T4">(</text:span><text:span text:style-name="T3">5</text:span><text:span text:style-name="T4">,</text:span><text:span text:style-name="T3"> 2001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10201'</text:span><text:span text:style-name="T4">,</text:span><text:span text:style-name="T3"> </text:span><text:span text:style-name="T6">'20010420'</text:span><text:span text:style-name="T4">),</text:span></text:p>
      <text:p text:style-name="P4"><text:span text:style-name="T4">(</text:span><text:span text:style-name="T3">5</text:span><text:span text:style-name="T4">,</text:span><text:span text:style-name="T3"> 2000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00201'</text:span><text:span text:style-name="T4">,</text:span><text:span text:style-name="T3"> </text:span><text:span text:style-name="T6">'20000420'</text:span><text:span text:style-name="T4">),</text:span></text:p>
      <text:p text:style-name="P4"><text:span text:style-name="T4">(</text:span><text:span text:style-name="T3">5</text:span><text:span text:style-name="T4">,</text:span><text:span text:style-name="T3"> 1999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90201'</text:span><text:span text:style-name="T4">,</text:span><text:span text:style-name="T3"> </text:span><text:span text:style-name="T6">'19990420'</text:span><text:span text:style-name="T4">),</text:span></text:p>
      <text:p text:style-name="P4"><text:span text:style-name="T4">(</text:span><text:span text:style-name="T3">5</text:span><text:span text:style-name="T4">,</text:span><text:span text:style-name="T3"> 1998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80201'</text:span><text:span text:style-name="T4">,</text:span><text:span text:style-name="T3"> </text:span><text:span text:style-name="T6">'19980420'</text:span><text:span text:style-name="T4">),</text:span></text:p>
      <text:p text:style-name="P4"><text:span text:style-name="T4">(</text:span><text:span text:style-name="T3">5</text:span><text:span text:style-name="T4">,</text:span><text:span text:style-name="T3"> 1997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70201'</text:span><text:span text:style-name="T4">,</text:span><text:span text:style-name="T3"> </text:span><text:span text:style-name="T6">'19970420'</text:span><text:span text:style-name="T4">),</text:span></text:p>
      <text:p text:style-name="P4"><text:span text:style-name="T4">(</text:span><text:span text:style-name="T3">5</text:span><text:span text:style-name="T4">,</text:span><text:span text:style-name="T3"> 1996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60201'</text:span><text:span text:style-name="T4">,</text:span><text:span text:style-name="T3"> </text:span><text:span text:style-name="T6">'19960420'</text:span><text:span text:style-name="T4">),</text:span></text:p>
      <text:p text:style-name="P4"><text:span text:style-name="T4">(</text:span><text:span text:style-name="T3">5</text:span><text:span text:style-name="T4">,</text:span><text:span text:style-name="T3"> 1995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50201'</text:span><text:span text:style-name="T4">,</text:span><text:span text:style-name="T3"> </text:span><text:span text:style-name="T6">'19950420'</text:span><text:span text:style-name="T4">),</text:span></text:p>
      <text:p text:style-name="P4"><text:span text:style-name="T4">(</text:span><text:span text:style-name="T3">5</text:span><text:span text:style-name="T4">,</text:span><text:span text:style-name="T3"> 1994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40201'</text:span><text:span text:style-name="T4">,</text:span><text:span text:style-name="T3"> </text:span><text:span text:style-name="T6">'19940420'</text:span><text:span text:style-name="T4">)</text:span></text:p>
      <text:p text:style-name="P1"/>
      <text:p text:style-name="P4"><text:span text:style-name="T2">insert</text:span><text:span text:style-name="T3"> </text:span><text:span text:style-name="T2">into</text:span><text:span text:style-name="T3"> TorneoEdicion </text:span><text:span text:style-name="T2">values</text:span></text:p>
      <text:p text:style-name="P4"><text:span text:style-name="T4">(</text:span><text:span text:style-name="T3">6</text:span><text:span text:style-name="T4">,</text:span><text:span text:style-name="T3"> 2015</text:span><text:span text:style-name="T4">,</text:span><text:span text:style-name="T3"> 12</text:span><text:span text:style-name="T4">,</text:span><text:span text:style-name="T3"> 18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50201'</text:span><text:span text:style-name="T4">,</text:span><text:span text:style-name="T3"> </text:span><text:span text:style-name="T6">'20150420'</text:span><text:span text:style-name="T4">),</text:span></text:p>
      <text:p text:style-name="P4"><text:span text:style-name="T4">(</text:span><text:span text:style-name="T3">6</text:span><text:span text:style-name="T4">,</text:span><text:span text:style-name="T3"> 2014</text:span><text:span text:style-name="T4">,</text:span><text:span text:style-name="T3"> 12</text:span><text:span text:style-name="T4">,</text:span><text:span text:style-name="T3"> 11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40201'</text:span><text:span text:style-name="T4">,</text:span><text:span text:style-name="T3"> </text:span><text:span text:style-name="T6">'20140420'</text:span><text:span text:style-name="T4">),</text:span></text:p>
      <text:p text:style-name="P4"><text:span text:style-name="T4">(</text:span><text:span text:style-name="T3">6</text:span><text:span text:style-name="T4">,</text:span><text:span text:style-name="T3"> 2013</text:span><text:span text:style-name="T4">,</text:span><text:span text:style-name="T3"> 12</text:span><text:span text:style-name="T4">,</text:span><text:span text:style-name="T3"> 5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30201'</text:span><text:span text:style-name="T4">,</text:span><text:span text:style-name="T3"> </text:span><text:span text:style-name="T6">'20130420'</text:span><text:span text:style-name="T4">),</text:span></text:p>
      <text:p text:style-name="P4"><text:span text:style-name="T4">(</text:span><text:span text:style-name="T3">6</text:span><text:span text:style-name="T4">,</text:span><text:span text:style-name="T3"> 2012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20201'</text:span><text:span text:style-name="T4">,</text:span><text:span text:style-name="T3"> </text:span><text:span text:style-name="T6">'20120420'</text:span><text:span text:style-name="T4">),</text:span></text:p>
      <text:p text:style-name="P4"><text:span text:style-name="T4">(</text:span><text:span text:style-name="T3">6</text:span><text:span text:style-name="T4">,</text:span><text:span text:style-name="T3"> 2011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10201'</text:span><text:span text:style-name="T4">,</text:span><text:span text:style-name="T3"> </text:span><text:span text:style-name="T6">'20110420'</text:span><text:span text:style-name="T4">),</text:span></text:p>
      <text:p text:style-name="P4"><text:span text:style-name="T4">(</text:span><text:span text:style-name="T3">6</text:span><text:span text:style-name="T4">,</text:span><text:span text:style-name="T3"> 2010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00201'</text:span><text:span text:style-name="T4">,</text:span><text:span text:style-name="T3"> </text:span><text:span text:style-name="T6">'20100420'</text:span><text:span text:style-name="T4">),</text:span></text:p>
      <text:p text:style-name="P4"><text:span text:style-name="T4">(</text:span><text:span text:style-name="T3">6</text:span><text:span text:style-name="T4">,</text:span><text:span text:style-name="T3"> 2009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90201'</text:span><text:span text:style-name="T4">,</text:span><text:span text:style-name="T3"> </text:span><text:span text:style-name="T6">'20090420'</text:span><text:span text:style-name="T4">),</text:span></text:p>
      <text:p text:style-name="P4"><text:span text:style-name="T4">(</text:span><text:span text:style-name="T3">6</text:span><text:span text:style-name="T4">,</text:span><text:span text:style-name="T3"> 2008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80201'</text:span><text:span text:style-name="T4">,</text:span><text:span text:style-name="T3"> </text:span><text:span text:style-name="T6">'20080420'</text:span><text:span text:style-name="T4">),</text:span></text:p>
      <text:p text:style-name="P4"><text:span text:style-name="T4">(</text:span><text:span text:style-name="T3">6</text:span><text:span text:style-name="T4">,</text:span><text:span text:style-name="T3"> 2007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70201'</text:span><text:span text:style-name="T4">,</text:span><text:span text:style-name="T3"> </text:span><text:span text:style-name="T6">'20070420'</text:span><text:span text:style-name="T4">),</text:span></text:p>
      <text:p text:style-name="P4"><text:span text:style-name="T4">(</text:span><text:span text:style-name="T3">6</text:span><text:span text:style-name="T4">,</text:span><text:span text:style-name="T3"> 2006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60201'</text:span><text:span text:style-name="T4">,</text:span><text:span text:style-name="T3"> </text:span><text:span text:style-name="T6">'20060420'</text:span><text:span text:style-name="T4">),</text:span></text:p>
      <text:p text:style-name="P4"><text:span text:style-name="T4">(</text:span><text:span text:style-name="T3">6</text:span><text:span text:style-name="T4">,</text:span><text:span text:style-name="T3"> 2005</text:span><text:span text:style-name="T4">,</text:span><text:span text:style-name="T3"> 12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50201'</text:span><text:span text:style-name="T4">,</text:span><text:span text:style-name="T3"> </text:span><text:span text:style-name="T6">'20050420'</text:span><text:span text:style-name="T4">),</text:span></text:p>
      <text:p text:style-name="P4"><text:span text:style-name="T4">(</text:span><text:span text:style-name="T3">6</text:span><text:span text:style-name="T4">,</text:span><text:span text:style-name="T3"> 2004</text:span><text:span text:style-name="T4">,</text:span><text:span text:style-name="T3"> 15</text:span><text:span text:style-name="T4">,</text:span><text:span text:style-name="T3"> 18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40201'</text:span><text:span text:style-name="T4">,</text:span><text:span text:style-name="T3"> </text:span><text:span text:style-name="T6">'20040420'</text:span><text:span text:style-name="T4">),</text:span></text:p>
      <text:p text:style-name="P4"><text:span text:style-name="T4">(</text:span><text:span text:style-name="T3">6</text:span><text:span text:style-name="T4">,</text:span><text:span text:style-name="T3"> 2003</text:span><text:span text:style-name="T4">,</text:span><text:span text:style-name="T3"> 15</text:span><text:span text:style-name="T4">,</text:span><text:span text:style-name="T3"> 11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30201'</text:span><text:span text:style-name="T4">,</text:span><text:span text:style-name="T3"> </text:span><text:span text:style-name="T6">'20030420'</text:span><text:span text:style-name="T4">),</text:span></text:p>
      <text:p text:style-name="P4"><text:span text:style-name="T4">(</text:span><text:span text:style-name="T3">6</text:span><text:span text:style-name="T4">,</text:span><text:span text:style-name="T3"> 2002</text:span><text:span text:style-name="T4">,</text:span><text:span text:style-name="T3"> 15</text:span><text:span text:style-name="T4">,</text:span><text:span text:style-name="T3"> 5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20201'</text:span><text:span text:style-name="T4">,</text:span><text:span text:style-name="T3"> </text:span><text:span text:style-name="T6">'20020420'</text:span><text:span text:style-name="T4">),</text:span></text:p>
      <text:p text:style-name="P4"><text:soft-page-break/><text:span text:style-name="T4">(</text:span><text:span text:style-name="T3">6</text:span><text:span text:style-name="T4">,</text:span><text:span text:style-name="T3"> 2001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10201'</text:span><text:span text:style-name="T4">,</text:span><text:span text:style-name="T3"> </text:span><text:span text:style-name="T6">'20010420'</text:span><text:span text:style-name="T4">),</text:span></text:p>
      <text:p text:style-name="P4"><text:span text:style-name="T4">(</text:span><text:span text:style-name="T3">6</text:span><text:span text:style-name="T4">,</text:span><text:span text:style-name="T3"> 2000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000201'</text:span><text:span text:style-name="T4">,</text:span><text:span text:style-name="T3"> </text:span><text:span text:style-name="T6">'20000420'</text:span><text:span text:style-name="T4">),</text:span></text:p>
      <text:p text:style-name="P4"><text:span text:style-name="T4">(</text:span><text:span text:style-name="T3">6</text:span><text:span text:style-name="T4">,</text:span><text:span text:style-name="T3"> 1999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90201'</text:span><text:span text:style-name="T4">,</text:span><text:span text:style-name="T3"> </text:span><text:span text:style-name="T6">'19990420'</text:span><text:span text:style-name="T4">),</text:span></text:p>
      <text:p text:style-name="P4"><text:span text:style-name="T4">(</text:span><text:span text:style-name="T3">6</text:span><text:span text:style-name="T4">,</text:span><text:span text:style-name="T3"> 1998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80201'</text:span><text:span text:style-name="T4">,</text:span><text:span text:style-name="T3"> </text:span><text:span text:style-name="T6">'19980420'</text:span><text:span text:style-name="T4">),</text:span></text:p>
      <text:p text:style-name="P4"><text:span text:style-name="T4">(</text:span><text:span text:style-name="T3">6</text:span><text:span text:style-name="T4">,</text:span><text:span text:style-name="T3"> 1997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70201'</text:span><text:span text:style-name="T4">,</text:span><text:span text:style-name="T3"> </text:span><text:span text:style-name="T6">'19970420'</text:span><text:span text:style-name="T4">),</text:span></text:p>
      <text:p text:style-name="P4"><text:span text:style-name="T4">(</text:span><text:span text:style-name="T3">6</text:span><text:span text:style-name="T4">,</text:span><text:span text:style-name="T3"> 1996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60201'</text:span><text:span text:style-name="T4">,</text:span><text:span text:style-name="T3"> </text:span><text:span text:style-name="T6">'19960420'</text:span><text:span text:style-name="T4">),</text:span></text:p>
      <text:p text:style-name="P4"><text:span text:style-name="T4">(</text:span><text:span text:style-name="T3">6</text:span><text:span text:style-name="T4">,</text:span><text:span text:style-name="T3"> 1995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50201'</text:span><text:span text:style-name="T4">,</text:span><text:span text:style-name="T3"> </text:span><text:span text:style-name="T6">'19950420'</text:span><text:span text:style-name="T4">),</text:span></text:p>
      <text:p text:style-name="P4"><text:span text:style-name="T4">(</text:span><text:span text:style-name="T3">6</text:span><text:span text:style-name="T4">,</text:span><text:span text:style-name="T3"> 1994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40201'</text:span><text:span text:style-name="T4">,</text:span><text:span text:style-name="T3"> </text:span><text:span text:style-name="T6">'19940420'</text:span><text:span text:style-name="T4">),</text:span></text:p>
      <text:p text:style-name="P4"><text:span text:style-name="T4">(</text:span><text:span text:style-name="T3">6</text:span><text:span text:style-name="T4">,</text:span><text:span text:style-name="T3"> 1993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30201'</text:span><text:span text:style-name="T4">,</text:span><text:span text:style-name="T3"> </text:span><text:span text:style-name="T6">'19930420'</text:span><text:span text:style-name="T4">),</text:span></text:p>
      <text:p text:style-name="P4"><text:span text:style-name="T4">(</text:span><text:span text:style-name="T3">6</text:span><text:span text:style-name="T4">,</text:span><text:span text:style-name="T3"> 1992</text:span><text:span text:style-name="T4">,</text:span><text:span text:style-name="T3"> 15</text:span><text:span text:style-name="T4">,</text:span><text:span text:style-name="T3"> 4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19920201'</text:span><text:span text:style-name="T4">,</text:span><text:span text:style-name="T3"> </text:span><text:span text:style-name="T6">'19920420'</text:span><text:span text:style-name="T4">)</text:span></text:p>
      <text:p text:style-name="P1"/>
      <text:p text:style-name="P4"><text:span text:style-name="T2">insert</text:span><text:span text:style-name="T3"> </text:span><text:span text:style-name="T2">into</text:span><text:span text:style-name="T3"> TorneoEdicion </text:span><text:span text:style-name="T2">values</text:span></text:p>
      <text:p text:style-name="P4"><text:span text:style-name="T4">(</text:span><text:span text:style-name="T3">2</text:span><text:span text:style-name="T4">,</text:span><text:span text:style-name="T3"> 2015</text:span><text:span text:style-name="T4">,</text:span><text:span text:style-name="T3"> 2</text:span><text:span text:style-name="T4">,</text:span><text:span text:style-name="T3"> 11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50201'</text:span><text:span text:style-name="T4">,</text:span><text:span text:style-name="T3"> </text:span><text:span text:style-name="T6">'20150420'</text:span><text:span text:style-name="T4">)</text:span></text:p>
      <text:p text:style-name="P1"/>
      <text:p text:style-name="P4"><text:span text:style-name="T2">insert</text:span><text:span text:style-name="T3"> </text:span><text:span text:style-name="T2">into</text:span><text:span text:style-name="T3"> Jugadores </text:span><text:span text:style-name="T2">values</text:span></text:p>
      <text:p text:style-name="P4"><text:span text:style-name="T4">(</text:span><text:span text:style-name="T6">'Alguien que no jugó'</text:span><text:span text:style-name="T4">,</text:span><text:span text:style-name="T3"> </text:span><text:span text:style-name="T6">'1973/09/11'</text:span><text:span text:style-name="T4">,</text:span><text:span text:style-name="T3"> 3</text:span><text:span text:style-name="T4">,</text:span><text:span text:style-name="T3"> 94</text:span><text:span text:style-name="T4">,</text:span><text:span text:style-name="T3"> 160</text:span><text:span text:style-name="T4">,</text:span><text:span text:style-name="T3"> 73</text:span><text:span text:style-name="T4">,</text:span><text:span text:style-name="T3"> </text:span><text:span text:style-name="T6">'Z'</text:span><text:span text:style-name="T4">,</text:span><text:span text:style-name="T3"> </text:span><text:span text:style-name="T6">'Mose Lamyman'</text:span><text:span text:style-name="T4">,</text:span><text:span text:style-name="T3"> 2015</text:span><text:span text:style-name="T4">,</text:span><text:span text:style-name="T3"> 0</text:span><text:span text:style-name="T4">,</text:span><text:span text:style-name="T3"> 53</text:span><text:span text:style-name="T4">,</text:span><text:span text:style-name="T3"> 0</text:span><text:span text:style-name="T4">,</text:span><text:span text:style-name="T3"> 0</text:span><text:span text:style-name="T4">)</text:span></text:p>
      <text:p text:style-name="P1"/>
      <text:p text:style-name="P4"><text:span text:style-name="T2">insert</text:span><text:span text:style-name="T3"> </text:span><text:span text:style-name="T2">into</text:span><text:span text:style-name="T3"> FechaRanking </text:span><text:span text:style-name="T2">values</text:span><text:span text:style-name="T3"> </text:span></text:p>
      <text:p text:style-name="P4"><text:span text:style-name="T4">(</text:span><text:span text:style-name="T6">'20180305'</text:span><text:span text:style-name="T4">),</text:span><text:span text:style-name="T2"> </text:span><text:span text:style-name="T4">(</text:span><text:span text:style-name="T6">'20180312'</text:span><text:span text:style-name="T4">),</text:span><text:span text:style-name="T2"> </text:span><text:span text:style-name="T4">(</text:span><text:span text:style-name="T6">'20180319'</text:span><text:span text:style-name="T4">),(</text:span><text:span text:style-name="T6">'20180326'</text:span><text:span text:style-name="T4">),</text:span><text:span text:style-name="T2"> </text:span><text:span text:style-name="T4">(</text:span><text:span text:style-name="T6">'20180402'</text:span><text:span text:style-name="T4">),</text:span><text:span text:style-name="T3"> </text:span></text:p>
      <text:p text:style-name="P4"><text:span text:style-name="T4">(</text:span><text:span text:style-name="T6">'20180409'</text:span><text:span text:style-name="T4">),(</text:span><text:span text:style-name="T6">'20180416'</text:span><text:span text:style-name="T4">),</text:span><text:span text:style-name="T2"> </text:span><text:span text:style-name="T4">(</text:span><text:span text:style-name="T6">'20180423'</text:span><text:span text:style-name="T4">),</text:span><text:span text:style-name="T2"> </text:span><text:span text:style-name="T4">(</text:span><text:span text:style-name="T6">'20180430'</text:span><text:span text:style-name="T4">),</text:span><text:span text:style-name="T2"> </text:span><text:span text:style-name="T4">(</text:span><text:span text:style-name="T6">'20180507'</text:span><text:span text:style-name="T4">)</text:span></text:p>
      <text:p text:style-name="P1"/>
      <text:p text:style-name="P4"><text:span text:style-name="T2">insert</text:span><text:span text:style-name="T3"> </text:span><text:span text:style-name="T2">into</text:span><text:span text:style-name="T3"> Ranking </text:span><text:span text:style-name="T2">values</text:span></text:p>
      <text:p text:style-name="P4"><text:span text:style-name="T4">(</text:span><text:span text:style-name="T3">10</text:span><text:span text:style-name="T4">,</text:span><text:span text:style-name="T3"> 9</text:span><text:span text:style-name="T4">,</text:span><text:span text:style-name="T3"> 1</text:span><text:span text:style-name="T4">,</text:span><text:span text:style-name="T3"> 772</text:span><text:span text:style-name="T4">),</text:span></text:p>
      <text:p text:style-name="P4"><text:span text:style-name="T4">(</text:span><text:span text:style-name="T3">10</text:span><text:span text:style-name="T4">,</text:span><text:span text:style-name="T3"> 4</text:span><text:span text:style-name="T4">,</text:span><text:span text:style-name="T3"> 2</text:span><text:span text:style-name="T4">,</text:span><text:span text:style-name="T3"> 429</text:span><text:span text:style-name="T4">),</text:span></text:p>
      <text:p text:style-name="P4"><text:span text:style-name="T4">(</text:span><text:span text:style-name="T3">10</text:span><text:span text:style-name="T4">,</text:span><text:span text:style-name="T3"> 12</text:span><text:span text:style-name="T4">,</text:span><text:span text:style-name="T3"> 3</text:span><text:span text:style-name="T4">,</text:span><text:span text:style-name="T3"> 219</text:span><text:span text:style-name="T4">),</text:span></text:p>
      <text:p text:style-name="P4"><text:span text:style-name="T4">(</text:span><text:span text:style-name="T3">10</text:span><text:span text:style-name="T4">,</text:span><text:span text:style-name="T3"> 2</text:span><text:span text:style-name="T4">,</text:span><text:span text:style-name="T3"> 4</text:span><text:span text:style-name="T4">,</text:span><text:span text:style-name="T3"> 495</text:span><text:span text:style-name="T4">),</text:span></text:p>
      <text:p text:style-name="P4"><text:span text:style-name="T4">(</text:span><text:span text:style-name="T3">10</text:span><text:span text:style-name="T4">,</text:span><text:span text:style-name="T3"> 10</text:span><text:span text:style-name="T4">,</text:span><text:span text:style-name="T3"> 5</text:span><text:span text:style-name="T4">,</text:span><text:span text:style-name="T3"> 866</text:span><text:span text:style-name="T4">),</text:span></text:p>
      <text:p text:style-name="P4"><text:span text:style-name="T4">(</text:span><text:span text:style-name="T3">10</text:span><text:span text:style-name="T4">,</text:span><text:span text:style-name="T3"> 13</text:span><text:span text:style-name="T4">,</text:span><text:span text:style-name="T3"> 6</text:span><text:span text:style-name="T4">,</text:span><text:span text:style-name="T3"> 139</text:span><text:span text:style-name="T4">),</text:span></text:p>
      <text:p text:style-name="P4"><text:span text:style-name="T4">(</text:span><text:span text:style-name="T3">10</text:span><text:span text:style-name="T4">,</text:span><text:span text:style-name="T3"> 14</text:span><text:span text:style-name="T4">,</text:span><text:span text:style-name="T3"> 7</text:span><text:span text:style-name="T4">,</text:span><text:span text:style-name="T3"> 569</text:span><text:span text:style-name="T4">),</text:span></text:p>
      <text:p text:style-name="P4"><text:span text:style-name="T4">(</text:span><text:span text:style-name="T3">10</text:span><text:span text:style-name="T4">,</text:span><text:span text:style-name="T3"> 11</text:span><text:span text:style-name="T4">,</text:span><text:span text:style-name="T3"> 8</text:span><text:span text:style-name="T4">,</text:span><text:span text:style-name="T3"> 756</text:span><text:span text:style-name="T4">),</text:span></text:p>
      <text:p text:style-name="P4"><text:span text:style-name="T4">(</text:span><text:span text:style-name="T3">10</text:span><text:span text:style-name="T4">,</text:span><text:span text:style-name="T3"> 5</text:span><text:span text:style-name="T4">,</text:span><text:span text:style-name="T3"> 9</text:span><text:span text:style-name="T4">,</text:span><text:span text:style-name="T3"> 114</text:span><text:span text:style-name="T4">),</text:span></text:p>
      <text:p text:style-name="P4"><text:span text:style-name="T4">(</text:span><text:span text:style-name="T3">10</text:span><text:span text:style-name="T4">,</text:span><text:span text:style-name="T3"> 8</text:span><text:span text:style-name="T4">,</text:span><text:span text:style-name="T3"> 10</text:span><text:span text:style-name="T4">,</text:span><text:span text:style-name="T3"> 325</text:span><text:span text:style-name="T4">),</text:span></text:p>
      <text:p text:style-name="P4"><text:span text:style-name="T4">(</text:span><text:span text:style-name="T3">10</text:span><text:span text:style-name="T4">,</text:span><text:span text:style-name="T3"> 16</text:span><text:span text:style-name="T4">,</text:span><text:span text:style-name="T3"> 11</text:span><text:span text:style-name="T4">,</text:span><text:span text:style-name="T3"> 419</text:span><text:span text:style-name="T4">),</text:span></text:p>
      <text:p text:style-name="P4"><text:span text:style-name="T4">(</text:span><text:span text:style-name="T3">10</text:span><text:span text:style-name="T4">,</text:span><text:span text:style-name="T3"> 3</text:span><text:span text:style-name="T4">,</text:span><text:span text:style-name="T3"> 12</text:span><text:span text:style-name="T4">,</text:span><text:span text:style-name="T3"> 500</text:span><text:span text:style-name="T4">),</text:span></text:p>
      <text:p text:style-name="P4"><text:span text:style-name="T4">(</text:span><text:span text:style-name="T3">10</text:span><text:span text:style-name="T4">,</text:span><text:span text:style-name="T3"> 7</text:span><text:span text:style-name="T4">,</text:span><text:span text:style-name="T3"> 13</text:span><text:span text:style-name="T4">,</text:span><text:span text:style-name="T3"> 145</text:span><text:span text:style-name="T4">),</text:span></text:p>
      <text:p text:style-name="P4"><text:span text:style-name="T4">(</text:span><text:span text:style-name="T3">10</text:span><text:span text:style-name="T4">,</text:span><text:span text:style-name="T3"> 6</text:span><text:span text:style-name="T4">,</text:span><text:span text:style-name="T3"> 14</text:span><text:span text:style-name="T4">,</text:span><text:span text:style-name="T3"> 957</text:span><text:span text:style-name="T4">),</text:span></text:p>
      <text:p text:style-name="P4"><text:span text:style-name="T4">(</text:span><text:span text:style-name="T3">10</text:span><text:span text:style-name="T4">,</text:span><text:span text:style-name="T3"> 1</text:span><text:span text:style-name="T4">,</text:span><text:span text:style-name="T3"> 15</text:span><text:span text:style-name="T4">,</text:span><text:span text:style-name="T3"> 370</text:span><text:span text:style-name="T4">),</text:span><text:span text:style-name="T3"> </text:span><text:span text:style-name="T5">--</text:span></text:p>
      <text:p text:style-name="P1"/>
      <text:p text:style-name="P4"><text:span text:style-name="T4">(</text:span><text:span text:style-name="T3">9</text:span><text:span text:style-name="T4">,</text:span><text:span text:style-name="T3"> 18</text:span><text:span text:style-name="T4">,</text:span><text:span text:style-name="T3"> 1</text:span><text:span text:style-name="T4">,</text:span><text:span text:style-name="T3"> 803</text:span><text:span text:style-name="T4">),</text:span></text:p>
      <text:p text:style-name="P4"><text:span text:style-name="T4">(</text:span><text:span text:style-name="T3">9</text:span><text:span text:style-name="T4">,</text:span><text:span text:style-name="T3"> 6</text:span><text:span text:style-name="T4">,</text:span><text:span text:style-name="T3"> 2</text:span><text:span text:style-name="T4">,</text:span><text:span text:style-name="T3"> 767</text:span><text:span text:style-name="T4">),</text:span></text:p>
      <text:p text:style-name="P4"><text:span text:style-name="T4">(</text:span><text:span text:style-name="T3">9</text:span><text:span text:style-name="T4">,</text:span><text:span text:style-name="T3"> 5</text:span><text:span text:style-name="T4">,</text:span><text:span text:style-name="T3"> 3</text:span><text:span text:style-name="T4">,</text:span><text:span text:style-name="T3"> 934</text:span><text:span text:style-name="T4">),</text:span></text:p>
      <text:p text:style-name="P4"><text:span text:style-name="T4">(</text:span><text:span text:style-name="T3">9</text:span><text:span text:style-name="T4">,</text:span><text:span text:style-name="T3"> 19</text:span><text:span text:style-name="T4">,</text:span><text:span text:style-name="T3"> 4</text:span><text:span text:style-name="T4">,</text:span><text:span text:style-name="T3"> 283</text:span><text:span text:style-name="T4">),</text:span></text:p>
      <text:p text:style-name="P4"><text:span text:style-name="T4">(</text:span><text:span text:style-name="T3">9</text:span><text:span text:style-name="T4">,</text:span><text:span text:style-name="T3"> 4</text:span><text:span text:style-name="T4">,</text:span><text:span text:style-name="T3"> 5</text:span><text:span text:style-name="T4">,</text:span><text:span text:style-name="T3"> 264</text:span><text:span text:style-name="T4">),</text:span></text:p>
      <text:p text:style-name="P4"><text:span text:style-name="T4">(</text:span><text:span text:style-name="T3">9</text:span><text:span text:style-name="T4">,</text:span><text:span text:style-name="T3"> 1</text:span><text:span text:style-name="T4">,</text:span><text:span text:style-name="T3"> 6</text:span><text:span text:style-name="T4">,</text:span><text:span text:style-name="T3"> 353</text:span><text:span text:style-name="T4">),</text:span></text:p>
      <text:p text:style-name="P4"><text:span text:style-name="T4">(</text:span><text:span text:style-name="T3">9</text:span><text:span text:style-name="T4">,</text:span><text:span text:style-name="T3"> 13</text:span><text:span text:style-name="T4">,</text:span><text:span text:style-name="T3"> 7</text:span><text:span text:style-name="T4">,</text:span><text:span text:style-name="T3"> 725</text:span><text:span text:style-name="T4">),</text:span></text:p>
      <text:p text:style-name="P4"><text:span text:style-name="T4">(</text:span><text:span text:style-name="T3">9</text:span><text:span text:style-name="T4">,</text:span><text:span text:style-name="T3"> 14</text:span><text:span text:style-name="T4">,</text:span><text:span text:style-name="T3"> 8</text:span><text:span text:style-name="T4">,</text:span><text:span text:style-name="T3"> 903</text:span><text:span text:style-name="T4">),</text:span></text:p>
      <text:p text:style-name="P4"><text:span text:style-name="T4">(</text:span><text:span text:style-name="T3">9</text:span><text:span text:style-name="T4">,</text:span><text:span text:style-name="T3"> 3</text:span><text:span text:style-name="T4">,</text:span><text:span text:style-name="T3"> 9</text:span><text:span text:style-name="T4">,</text:span><text:span text:style-name="T3"> 278</text:span><text:span text:style-name="T4">),</text:span></text:p>
      <text:p text:style-name="P4"><text:span text:style-name="T4">(</text:span><text:span text:style-name="T3">9</text:span><text:span text:style-name="T4">,</text:span><text:span text:style-name="T3"> 9</text:span><text:span text:style-name="T4">,</text:span><text:span text:style-name="T3"> 10</text:span><text:span text:style-name="T4">,</text:span><text:span text:style-name="T3"> 432</text:span><text:span text:style-name="T4">),</text:span></text:p>
      <text:p text:style-name="P4"><text:span text:style-name="T4">(</text:span><text:span text:style-name="T3">9</text:span><text:span text:style-name="T4">,</text:span><text:span text:style-name="T3"> 10</text:span><text:span text:style-name="T4">,</text:span><text:span text:style-name="T3"> 11</text:span><text:span text:style-name="T4">,</text:span><text:span text:style-name="T3"> 760</text:span><text:span text:style-name="T4">),</text:span></text:p>
      <text:p text:style-name="P4"><text:span text:style-name="T4">(</text:span><text:span text:style-name="T3">9</text:span><text:span text:style-name="T4">,</text:span><text:span text:style-name="T3"> 16</text:span><text:span text:style-name="T4">,</text:span><text:span text:style-name="T3"> 12</text:span><text:span text:style-name="T4">,</text:span><text:span text:style-name="T3"> 849</text:span><text:span text:style-name="T4">),</text:span></text:p>
      <text:p text:style-name="P4"><text:span text:style-name="T4">(</text:span><text:span text:style-name="T3">9</text:span><text:span text:style-name="T4">,</text:span><text:span text:style-name="T3"> 11</text:span><text:span text:style-name="T4">,</text:span><text:span text:style-name="T3"> 13</text:span><text:span text:style-name="T4">,</text:span><text:span text:style-name="T3"> 623</text:span><text:span text:style-name="T4">),</text:span></text:p>
      <text:p text:style-name="P4"><text:span text:style-name="T4">(</text:span><text:span text:style-name="T3">9</text:span><text:span text:style-name="T4">,</text:span><text:span text:style-name="T3"> 7</text:span><text:span text:style-name="T4">,</text:span><text:span text:style-name="T3"> 14</text:span><text:span text:style-name="T4">,</text:span><text:span text:style-name="T3"> 645</text:span><text:span text:style-name="T4">),</text:span></text:p>
      <text:p text:style-name="P4"><text:span text:style-name="T4">(</text:span><text:span text:style-name="T3">9</text:span><text:span text:style-name="T4">,</text:span><text:span text:style-name="T3"> 2</text:span><text:span text:style-name="T4">,</text:span><text:span text:style-name="T3"> 15</text:span><text:span text:style-name="T4">,</text:span><text:span text:style-name="T3"> 426</text:span><text:span text:style-name="T4">),</text:span></text:p>
      <text:p text:style-name="P4"><text:span text:style-name="T4">(</text:span><text:span text:style-name="T3">9</text:span><text:span text:style-name="T4">,</text:span><text:span text:style-name="T3"> 17</text:span><text:span text:style-name="T4">,</text:span><text:span text:style-name="T3"> 16</text:span><text:span text:style-name="T4">,</text:span><text:span text:style-name="T3"> 250</text:span><text:span text:style-name="T4">),</text:span></text:p>
      <text:p text:style-name="P4"><text:span text:style-name="T4">(</text:span><text:span text:style-name="T3">9</text:span><text:span text:style-name="T4">,</text:span><text:span text:style-name="T3"> 8</text:span><text:span text:style-name="T4">,</text:span><text:span text:style-name="T3"> 17</text:span><text:span text:style-name="T4">,</text:span><text:span text:style-name="T3"> 378</text:span><text:span text:style-name="T4">),</text:span></text:p>
      <text:p text:style-name="P4"><text:span text:style-name="T4">(</text:span><text:span text:style-name="T3">9</text:span><text:span text:style-name="T4">,</text:span><text:span text:style-name="T3"> 12</text:span><text:span text:style-name="T4">,</text:span><text:span text:style-name="T3"> 18</text:span><text:span text:style-name="T4">,</text:span><text:span text:style-name="T3"> 262</text:span><text:span text:style-name="T4">),</text:span></text:p>
      <text:p text:style-name="P4"><text:span text:style-name="T4">(</text:span><text:span text:style-name="T3">9</text:span><text:span text:style-name="T4">,</text:span><text:span text:style-name="T3"> 15</text:span><text:span text:style-name="T4">,</text:span><text:span text:style-name="T3"> 19</text:span><text:span text:style-name="T4">,</text:span><text:span text:style-name="T3"> 557</text:span><text:span text:style-name="T4">)</text:span><text:span text:style-name="T3"> </text:span><text:span text:style-name="T5">--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5"/>
      <text:p text:style-name="P16"><text:soft-page-break/>--------------------------------- procedimientos y funciones --------------------------------</text:p>
      <text:p text:style-name="P1"/>
      <text:p text:style-name="P16">--a. Crear un procedimiento almacenado 'torneosGanadosPorTipoYAnio' que reciba como</text:p>
      <text:p text:style-name="P16">--parámetros un año y un id de jugador, y devuelva por parámetro: la cantidad de</text:p>
      <text:p text:style-name="P16">--torneos de Grand Slam ganados por este jugador en el año, la cantidad de M1000,</text:p>
      <text:p text:style-name="P16">--M500 y M250 ganados respectivamente por este jugador en el año pasado como</text:p>
      <text:p text:style-name="P16">--parámetro. Si el jugador no hubiera ganado algún tipo de estos torneos, se devolverá 0</text:p>
      <text:p text:style-name="P16">--en el parámetro correspondiente.</text:p>
      <text:p text:style-name="P14">go</text:p>
      <text:p text:style-name="P4"><text:span text:style-name="T2">create</text:span><text:span text:style-name="T3"> </text:span><text:span text:style-name="T2">procedure</text:span><text:span text:style-name="T3"> torneosGanadosPorTipoYAnio</text:span></text:p>
      <text:p text:style-name="P4"><text:span text:style-name="T3">@anio </text:span><text:span text:style-name="T2">int</text:span><text:span text:style-name="T4">,</text:span></text:p>
      <text:p text:style-name="P4"><text:span text:style-name="T3">@idJugador </text:span><text:span text:style-name="T2">int</text:span><text:span text:style-name="T4">,</text:span></text:p>
      <text:p text:style-name="P4"><text:span text:style-name="T3">@GS </text:span><text:span text:style-name="T2">int</text:span><text:span text:style-name="T3"> </text:span><text:span text:style-name="T2">output</text:span><text:span text:style-name="T4">,</text:span></text:p>
      <text:p text:style-name="P4"><text:span text:style-name="T3">@M1000 </text:span><text:span text:style-name="T2">int</text:span><text:span text:style-name="T3"> </text:span><text:span text:style-name="T2">output</text:span><text:span text:style-name="T4">,</text:span></text:p>
      <text:p text:style-name="P4"><text:span text:style-name="T3">@M500 </text:span><text:span text:style-name="T2">int</text:span><text:span text:style-name="T3"> </text:span><text:span text:style-name="T2">output</text:span><text:span text:style-name="T4">,</text:span></text:p>
      <text:p text:style-name="P4"><text:span text:style-name="T3">@M250 </text:span><text:span text:style-name="T2">int</text:span><text:span text:style-name="T3"> </text:span><text:span text:style-name="T2">output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select</text:span><text:span text:style-name="T3"> @GS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TorneoEdicion TE</text:span><text:span text:style-name="T4">,</text:span><text:span text:style-name="T3"> Torneos T</text:span></text:p>
      <text:p text:style-name="P4"><text:span text:style-name="T3"><text:tab/></text:span><text:span text:style-name="T2">where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</text:span></text:p>
      <text:p text:style-name="P4"><text:span text:style-name="T3"><text:tab/></text:span><text:span text:style-name="T4">and</text:span><text:span text:style-name="T3"> jugadorGanador </text:span><text:span text:style-name="T4">=</text:span><text:span text:style-name="T3"> @idJugador</text:span></text:p>
      <text:p text:style-name="P4"><text:span text:style-name="T3"><text:tab/></text:span><text:span text:style-name="T4">and</text:span><text:span text:style-name="T3"> torneoTipo </text:span><text:span text:style-name="T4">=</text:span><text:span text:style-name="T3"> </text:span><text:span text:style-name="T6">'GS'</text:span></text:p>
      <text:p text:style-name="P1"/>
      <text:p text:style-name="P4"><text:span text:style-name="T3"><text:tab/></text:span><text:span text:style-name="T2">select</text:span><text:span text:style-name="T3"> @M1000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TorneoEdicion TE</text:span><text:span text:style-name="T4">,</text:span><text:span text:style-name="T3"> Torneos T</text:span></text:p>
      <text:p text:style-name="P4"><text:span text:style-name="T3"><text:tab/></text:span><text:span text:style-name="T2">where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</text:span></text:p>
      <text:p text:style-name="P4"><text:span text:style-name="T3"><text:tab/></text:span><text:span text:style-name="T4">and</text:span><text:span text:style-name="T3"> jugadorGanador </text:span><text:span text:style-name="T4">=</text:span><text:span text:style-name="T3"> @idJugador</text:span></text:p>
      <text:p text:style-name="P4"><text:span text:style-name="T3"><text:tab/></text:span><text:span text:style-name="T4">and</text:span><text:span text:style-name="T3"> torneoTipo </text:span><text:span text:style-name="T4">=</text:span><text:span text:style-name="T3"> </text:span><text:span text:style-name="T6">'1000'</text:span></text:p>
      <text:p text:style-name="P1"/>
      <text:p text:style-name="P4"><text:span text:style-name="T3"><text:tab/></text:span><text:span text:style-name="T2">select</text:span><text:span text:style-name="T3"> @M500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TorneoEdicion TE</text:span><text:span text:style-name="T4">,</text:span><text:span text:style-name="T3"> Torneos T</text:span></text:p>
      <text:p text:style-name="P4"><text:span text:style-name="T3"><text:tab/></text:span><text:span text:style-name="T2">where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</text:span></text:p>
      <text:p text:style-name="P4"><text:span text:style-name="T3"><text:tab/></text:span><text:span text:style-name="T4">and</text:span><text:span text:style-name="T3"> jugadorGanador </text:span><text:span text:style-name="T4">=</text:span><text:span text:style-name="T3"> @idJugador</text:span></text:p>
      <text:p text:style-name="P4"><text:span text:style-name="T3"><text:tab/></text:span><text:span text:style-name="T4">and</text:span><text:span text:style-name="T3"> torneoTipo </text:span><text:span text:style-name="T4">=</text:span><text:span text:style-name="T3"> </text:span><text:span text:style-name="T6">'500'</text:span></text:p>
      <text:p text:style-name="P1"/>
      <text:p text:style-name="P4"><text:span text:style-name="T3"><text:tab/></text:span><text:span text:style-name="T2">select</text:span><text:span text:style-name="T3"> @M250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TorneoEdicion TE</text:span><text:span text:style-name="T4">,</text:span><text:span text:style-name="T3"> Torneos T</text:span></text:p>
      <text:p text:style-name="P4"><text:span text:style-name="T3"><text:tab/></text:span><text:span text:style-name="T2">where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</text:span></text:p>
      <text:p text:style-name="P4"><text:span text:style-name="T3"><text:tab/></text:span><text:span text:style-name="T4">and</text:span><text:span text:style-name="T3"> jugadorGanador </text:span><text:span text:style-name="T4">=</text:span><text:span text:style-name="T3"> @idJugador</text:span></text:p>
      <text:p text:style-name="P4"><text:span text:style-name="T3"><text:tab/></text:span><text:span text:style-name="T4">and</text:span><text:span text:style-name="T3"> torneoTipo </text:span><text:span text:style-name="T4">=</text:span><text:span text:style-name="T3"> </text:span><text:span text:style-name="T6">'250'</text:span></text:p>
      <text:p text:style-name="P14">end</text:p>
      <text:p text:style-name="P1"/>
      <text:p text:style-name="P4"><text:span text:style-name="T2">declare</text:span><text:span text:style-name="T3"> @GS </text:span><text:span text:style-name="T2">int</text:span><text:span text:style-name="T3"> </text:span><text:span text:style-name="T2">declare</text:span><text:span text:style-name="T3"> @M1000 </text:span><text:span text:style-name="T2">int</text:span><text:span text:style-name="T3"> </text:span><text:span text:style-name="T2">declare</text:span><text:span text:style-name="T3"> @M500 </text:span><text:span text:style-name="T2">int</text:span><text:span text:style-name="T3"> </text:span><text:span text:style-name="T2">declare</text:span><text:span text:style-name="T3"> @M250 </text:span><text:span text:style-name="T2">int</text:span></text:p>
      <text:p text:style-name="P4"><text:span text:style-name="T2">exec</text:span><text:span text:style-name="T3"> torneosGanadosPorTipoYAnio</text:span><text:span text:style-name="T2"> </text:span><text:span text:style-name="T3">2011</text:span><text:span text:style-name="T4">,</text:span><text:span text:style-name="T3"> 12</text:span><text:span text:style-name="T4">,</text:span><text:span text:style-name="T3"> </text:span></text:p>
      <text:p text:style-name="P4"><text:span text:style-name="T3">@GS </text:span><text:span text:style-name="T2">output</text:span><text:span text:style-name="T4">,</text:span><text:span text:style-name="T3"> @M1000 </text:span><text:span text:style-name="T2">output</text:span><text:span text:style-name="T4">,</text:span><text:span text:style-name="T3"> @M500 </text:span><text:span text:style-name="T2">output</text:span><text:span text:style-name="T4">,</text:span><text:span text:style-name="T3"> @M250 </text:span><text:span text:style-name="T2">output</text:span></text:p>
      <text:p text:style-name="P4"><text:span text:style-name="T2">select</text:span><text:span text:style-name="T3"> @GS GS</text:span><text:span text:style-name="T4">,</text:span><text:span text:style-name="T3"> @M1000 M1000</text:span><text:span text:style-name="T4">,</text:span><text:span text:style-name="T3"> @M500 M500</text:span><text:span text:style-name="T4">,</text:span><text:span text:style-name="T3"> @M250 M250</text:span></text:p>
      <text:p text:style-name="P1"/>
      <text:p text:style-name="P1"/>
      <text:p text:style-name="P16">--b. Crear un procedimiento almacenado 'mejorPosicionJugador', que dado el código de un</text:p>
      <text:p text:style-name="P16">--jugador, devuelva por parámetro, la mejor posición en el ranking en la historia de este</text:p>
      <text:p text:style-name="P16">--jugador, y la fecha en que obtuvo por primera vez esta posición.</text:p>
      <text:p text:style-name="P14">go</text:p>
      <text:p text:style-name="P4"><text:span text:style-name="T2">create</text:span><text:span text:style-name="T3"> </text:span><text:span text:style-name="T2">procedure</text:span><text:span text:style-name="T3"> mejorPosicionJugador</text:span></text:p>
      <text:p text:style-name="P4"><text:span text:style-name="T3">@idJugador </text:span><text:span text:style-name="T2">int</text:span><text:span text:style-name="T4">,</text:span></text:p>
      <text:p text:style-name="P4"><text:span text:style-name="T3">@mejorPosición </text:span><text:span text:style-name="T2">int</text:span><text:span text:style-name="T3"> </text:span><text:span text:style-name="T2">output</text:span><text:span text:style-name="T4">,</text:span></text:p>
      <text:p text:style-name="P4"><text:span text:style-name="T3">@fecha </text:span><text:span text:style-name="T2">date</text:span><text:span text:style-name="T3"> </text:span><text:span text:style-name="T2">output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select</text:span><text:span text:style-name="T3"> @mejorPosición </text:span><text:span text:style-name="T4">=</text:span><text:span text:style-name="T3"> posicion </text:span></text:p>
      <text:p text:style-name="P4"><text:span text:style-name="T3"><text:tab/></text:span><text:span text:style-name="T2">from</text:span><text:span text:style-name="T3"> Ranking</text:span></text:p>
      <text:p text:style-name="P4"><text:span text:style-name="T3"><text:tab/></text:span><text:span text:style-name="T2">where</text:span><text:span text:style-name="T3"> jugadorId </text:span><text:span text:style-name="T4">=</text:span><text:span text:style-name="T3"> @idJugador</text:span></text:p>
      <text:p text:style-name="P4"><text:span text:style-name="T3"><text:tab/></text:span><text:span text:style-name="T4">and</text:span><text:span text:style-name="T3"> posicion </text:span><text:span text:style-name="T4">&lt;=</text:span><text:span text:style-name="T3"> </text:span><text:span text:style-name="T4">all</text:span><text:span text:style-name="T2"> </text:span><text:span text:style-name="T4">(</text:span></text:p>
      <text:p text:style-name="P4"><text:span text:style-name="T3"><text:tab/><text:tab/><text:tab/><text:tab/><text:tab/><text:tab/></text:span><text:span text:style-name="T2">select</text:span><text:span text:style-name="T3"> posicion</text:span></text:p>
      <text:p text:style-name="P4"><text:span text:style-name="T3"><text:tab/><text:tab/><text:tab/><text:tab/><text:tab/><text:tab/></text:span><text:span text:style-name="T2">from</text:span><text:span text:style-name="T3"> Ranking</text:span></text:p>
      <text:p text:style-name="P4"><text:span text:style-name="T3"><text:tab/><text:tab/><text:tab/><text:tab/><text:tab/><text:tab/></text:span><text:span text:style-name="T2">where</text:span><text:span text:style-name="T3"> jugadorId </text:span><text:span text:style-name="T4">=</text:span><text:span text:style-name="T3"> @idJugador </text:span><text:span text:style-name="T4">)</text:span></text:p>
      <text:p text:style-name="P1"/>
      <text:p text:style-name="P4"><text:span text:style-name="T3"><text:tab/></text:span><text:span text:style-name="T2">select</text:span><text:span text:style-name="T3"> @fecha </text:span><text:span text:style-name="T4">=</text:span><text:span text:style-name="T3"> </text:span><text:span text:style-name="T7">min</text:span><text:span text:style-name="T4">(</text:span><text:span text:style-name="T3">fecha</text:span><text:span text:style-name="T4">)</text:span></text:p>
      <text:p text:style-name="P4"><text:span text:style-name="T3"><text:tab/></text:span><text:span text:style-name="T2">from</text:span><text:span text:style-name="T3"> Ranking R</text:span><text:span text:style-name="T4">,</text:span><text:span text:style-name="T3"> FechaRanking FR</text:span></text:p>
      <text:p text:style-name="P4"><text:span text:style-name="T3"><text:tab/></text:span><text:span text:style-name="T2">where</text:span><text:span text:style-name="T3"> R</text:span><text:span text:style-name="T4">.</text:span><text:span text:style-name="T3">fechaRanking </text:span><text:span text:style-name="T4">=</text:span><text:span text:style-name="T3"> FR</text:span><text:span text:style-name="T4">.</text:span><text:span text:style-name="T3">fechaRankingId</text:span></text:p>
      <text:p text:style-name="P4"><text:soft-page-break/><text:span text:style-name="T3"><text:tab/></text:span><text:span text:style-name="T4">and</text:span><text:span text:style-name="T3"> jugadorId </text:span><text:span text:style-name="T4">=</text:span><text:span text:style-name="T3"> @idJugador</text:span></text:p>
      <text:p text:style-name="P4"><text:span text:style-name="T3"><text:tab/></text:span><text:span text:style-name="T4">and</text:span><text:span text:style-name="T3"> posicion </text:span><text:span text:style-name="T4">=</text:span><text:span text:style-name="T3"> @mejorPosición</text:span></text:p>
      <text:p text:style-name="P14">end</text:p>
      <text:p text:style-name="P1"/>
      <text:p text:style-name="P4"><text:span text:style-name="T2">declare</text:span><text:span text:style-name="T3"> @mejorPosición </text:span><text:span text:style-name="T2">int</text:span><text:span text:style-name="T3"> </text:span><text:span text:style-name="T2">declare</text:span><text:span text:style-name="T3"> @fecha </text:span><text:span text:style-name="T2">date</text:span></text:p>
      <text:p text:style-name="P4"><text:span text:style-name="T2">exec</text:span><text:span text:style-name="T3"> mejorPosicionJugador</text:span><text:span text:style-name="T2"> </text:span><text:span text:style-name="T3">11</text:span><text:span text:style-name="T4">,</text:span><text:span text:style-name="T3"> </text:span></text:p>
      <text:p text:style-name="P4"><text:span text:style-name="T3">@mejorPosición </text:span><text:span text:style-name="T2">output</text:span><text:span text:style-name="T4">,</text:span><text:span text:style-name="T3"> @fecha </text:span><text:span text:style-name="T2">output</text:span></text:p>
      <text:p text:style-name="P4"><text:span text:style-name="T2">select</text:span><text:span text:style-name="T3"> @mejorPosición mejorPosición</text:span><text:span text:style-name="T4">,</text:span><text:span text:style-name="T3"> @fecha fecha</text:span></text:p>
      <text:p text:style-name="P1"/>
      <text:p text:style-name="P1"/>
      <text:p text:style-name="P16">--c. Implementar una función 'torneosPorJugadorPorAnio', que reciba como parámetros el</text:p>
      <text:p text:style-name="P16">--id de un jugador y un año, devolviendo la cantidad de torneos jugados por el jugador</text:p>
      <text:p text:style-name="P16">--en el año.</text:p>
      <text:p text:style-name="P14">go</text:p>
      <text:p text:style-name="P4"><text:span text:style-name="T2">create</text:span><text:span text:style-name="T3"> </text:span><text:span text:style-name="T2">function</text:span><text:span text:style-name="T3"> torneosPorJugadorPorAnio</text:span></text:p>
      <text:p text:style-name="P4"><text:span text:style-name="T4">(</text:span><text:span text:style-name="T3"> @jugadorId </text:span><text:span text:style-name="T2">int</text:span><text:span text:style-name="T4">,</text:span><text:span text:style-name="T3"> @anio </text:span><text:span text:style-name="T2">int</text:span><text:span text:style-name="T3"> </text:span><text:span text:style-name="T4">)</text:span></text:p>
      <text:p text:style-name="P4"><text:span text:style-name="T2">returns</text:span><text:span text:style-name="T3"> </text:span><text:span text:style-name="T2">int</text:span></text:p>
      <text:p text:style-name="P4"><text:span text:style-name="T2">as</text:span><text:span text:style-name="T3"> </text:span><text:span text:style-name="T2">begin</text:span></text:p>
      <text:p text:style-name="P4"><text:span text:style-name="T2">declare</text:span><text:span text:style-name="T3"> @ret </text:span><text:span text:style-name="T2">int</text:span></text:p>
      <text:p text:style-name="P4"><text:span text:style-name="T3"><text:tab/></text:span><text:span text:style-name="T2">select</text:span><text:span text:style-name="T3"> @ret </text:span><text:span text:style-name="T4">=</text:span><text:span text:style-name="T3"> </text:span><text:span text:style-name="T7">count</text:span><text:span text:style-name="T4">(</text:span><text:span text:style-name="T2">distinct</text:span><text:span text:style-name="T3"> torneoId</text:span><text:span text:style-name="T4">)</text:span></text:p>
      <text:p text:style-name="P4"><text:span text:style-name="T3"><text:tab/></text:span><text:span text:style-name="T2">from</text:span><text:span text:style-name="T3"> Partidos</text:span></text:p>
      <text:p text:style-name="P4"><text:span text:style-name="T3"><text:tab/></text:span><text:span text:style-name="T2">where </text:span><text:span text:style-name="T4">(</text:span><text:span text:style-name="T3"> jugadorGanador </text:span><text:span text:style-name="T4">=</text:span><text:span text:style-name="T3"> @jugadorId<text:tab/></text:span><text:span text:style-name="T4">or</text:span><text:span text:style-name="T3"> jugadorPerdedor </text:span><text:span text:style-name="T4">=</text:span><text:span text:style-name="T3"> @jugadorId </text:span><text:span text:style-name="T4">)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</text:span></text:p>
      <text:p text:style-name="P4"><text:span text:style-name="T2">return</text:span><text:span text:style-name="T3"> @ret</text:span></text:p>
      <text:p text:style-name="P14">end</text:p>
      <text:p text:style-name="P1"/>
      <text:p text:style-name="P4"><text:span text:style-name="T2">print</text:span><text:span text:style-name="T3"> dbo</text:span><text:span text:style-name="T4">.</text:span><text:span text:style-name="T3">torneosPorJugadorPorAnio</text:span><text:span text:style-name="T4">(</text:span><text:span text:style-name="T3">2</text:span><text:span text:style-name="T4">,</text:span><text:span text:style-name="T3"> 2017</text:span><text:span text:style-name="T4">)</text:span></text:p>
      <text:p text:style-name="P1"/>
      <text:p text:style-name="P1"/>
      <text:p text:style-name="P16">--d. Implementar un procedimiento almacenado 'resumenJugadorPorAnio', que dados el</text:p>
      <text:p text:style-name="P16">--código de un jugador y un año, devuelva por parámetro la cantidad de partidos</text:p>
      <text:p text:style-name="P16">--ganados en el año, la cantidad de partidos perdidos en el año, la cantidad de torneos</text:p>
      <text:p text:style-name="P16">--en los que alcanzó la final en el año (haya ganado o no), la cantidad de torneos que</text:p>
      <text:p text:style-name="P16">--ganó en el año, el importe en premios obtenido por los títulos ganados en el año.</text:p>
      <text:p text:style-name="P14">go</text:p>
      <text:p text:style-name="P4"><text:span text:style-name="T2">create</text:span><text:span text:style-name="T3"> </text:span><text:span text:style-name="T2">procedure</text:span><text:span text:style-name="T3"> resumenJugadorPorAnio</text:span></text:p>
      <text:p text:style-name="P4"><text:span text:style-name="T3">@idJugador </text:span><text:span text:style-name="T2">int</text:span><text:span text:style-name="T4">,</text:span></text:p>
      <text:p text:style-name="P4"><text:span text:style-name="T3">@anio </text:span><text:span text:style-name="T2">int</text:span><text:span text:style-name="T4">,</text:span></text:p>
      <text:p text:style-name="P4"><text:span text:style-name="T3">@partGanados </text:span><text:span text:style-name="T2">int</text:span><text:span text:style-name="T3"> </text:span><text:span text:style-name="T2">output</text:span><text:span text:style-name="T4">,</text:span></text:p>
      <text:p text:style-name="P4"><text:span text:style-name="T3">@partPerdidos </text:span><text:span text:style-name="T2">int</text:span><text:span text:style-name="T3"> </text:span><text:span text:style-name="T2">output</text:span><text:span text:style-name="T4">,</text:span></text:p>
      <text:p text:style-name="P4"><text:span text:style-name="T3">@torFinal </text:span><text:span text:style-name="T2">int</text:span><text:span text:style-name="T3"> </text:span><text:span text:style-name="T2">output</text:span><text:span text:style-name="T4">,</text:span><text:span text:style-name="T3"> </text:span><text:span text:style-name="T5">--(haya ganado o no)</text:span></text:p>
      <text:p text:style-name="P4"><text:span text:style-name="T3">@torGanador </text:span><text:span text:style-name="T2">int</text:span><text:span text:style-name="T3"> </text:span><text:span text:style-name="T2">output</text:span><text:span text:style-name="T4">,</text:span></text:p>
      <text:p text:style-name="P4"><text:span text:style-name="T3">@impPremios </text:span><text:span text:style-name="T2">int</text:span><text:span text:style-name="T3"> </text:span><text:span text:style-name="T2">output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select</text:span><text:span text:style-name="T3"> @partGanados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Partidos</text:span></text:p>
      <text:p text:style-name="P4"><text:span text:style-name="T3"><text:tab/></text:span><text:span text:style-name="T2">where</text:span><text:span text:style-name="T3"> jugadorGanador </text:span><text:span text:style-name="T4">=</text:span><text:span text:style-name="T3"> @idJugador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</text:span></text:p>
      <text:p text:style-name="P1"/>
      <text:p text:style-name="P4"><text:span text:style-name="T3"><text:tab/></text:span><text:span text:style-name="T2">select</text:span><text:span text:style-name="T3"> @partPerdidos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Partidos</text:span></text:p>
      <text:p text:style-name="P4"><text:span text:style-name="T3"><text:tab/></text:span><text:span text:style-name="T2">where</text:span><text:span text:style-name="T3"> jugadorPerdedor </text:span><text:span text:style-name="T4">=</text:span><text:span text:style-name="T3"> @idJugador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</text:span></text:p>
      <text:p text:style-name="P1"/>
      <text:p text:style-name="P4"><text:span text:style-name="T3"><text:tab/></text:span><text:span text:style-name="T2">select</text:span><text:span text:style-name="T3"> @torFinal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TorneoEdicion</text:span></text:p>
      <text:p text:style-name="P4"><text:span text:style-name="T3"><text:tab/></text:span><text:span text:style-name="T2">where</text:span><text:span text:style-name="T3"> anio </text:span><text:span text:style-name="T4">=</text:span><text:span text:style-name="T3"> @anio</text:span></text:p>
      <text:p text:style-name="P4"><text:span text:style-name="T3"><text:tab/></text:span><text:span text:style-name="T4">and</text:span><text:span text:style-name="T3"> jugadorGanador </text:span><text:span text:style-name="T4">=</text:span><text:span text:style-name="T3"> @idJugador</text:span></text:p>
      <text:p text:style-name="P4"><text:span text:style-name="T3"><text:tab/></text:span><text:span text:style-name="T4">or</text:span><text:span text:style-name="T3"> finalista </text:span><text:span text:style-name="T4">=</text:span><text:span text:style-name="T3"> @idJugador</text:span></text:p>
      <text:p text:style-name="P1"/>
      <text:p text:style-name="P4"><text:span text:style-name="T3"><text:tab/></text:span><text:span text:style-name="T2">select</text:span><text:span text:style-name="T3"> @torGanador </text:span><text:span text:style-name="T4">=</text:span><text:span text:style-name="T3"> </text:span><text:span text:style-name="T7">count</text:span><text:span text:style-name="T4">(*),</text:span><text:span text:style-name="T3"> @impPremios </text:span><text:span text:style-name="T4">=</text:span><text:span text:style-name="T3"> </text:span><text:span text:style-name="T7">sum</text:span><text:span text:style-name="T4">(</text:span><text:span text:style-name="T3">premioGanador</text:span><text:span text:style-name="T4">)</text:span></text:p>
      <text:p text:style-name="P4"><text:span text:style-name="T3"><text:tab/></text:span><text:span text:style-name="T2">from</text:span><text:span text:style-name="T3"> TorneoEdicion</text:span></text:p>
      <text:p text:style-name="P4"><text:span text:style-name="T3"><text:tab/></text:span><text:span text:style-name="T2">where</text:span><text:span text:style-name="T3"> anio </text:span><text:span text:style-name="T4">=</text:span><text:span text:style-name="T3"> @anio</text:span></text:p>
      <text:p text:style-name="P4"><text:span text:style-name="T3"><text:tab/></text:span><text:span text:style-name="T4">and</text:span><text:span text:style-name="T3"> jugadorGanador </text:span><text:span text:style-name="T4">=</text:span><text:span text:style-name="T3"> @idJugador</text:span></text:p>
      <text:p text:style-name="P14">end</text:p>
      <text:p text:style-name="P1"/>
      <text:p text:style-name="P4"><text:span text:style-name="T2">declare</text:span><text:span text:style-name="T3"> @partGanados </text:span><text:span text:style-name="T2">int</text:span><text:span text:style-name="T3"> </text:span><text:span text:style-name="T2">declare</text:span><text:span text:style-name="T3"> @partPerdidos </text:span><text:span text:style-name="T2">int</text:span><text:span text:style-name="T3"> </text:span><text:span text:style-name="T2">declare</text:span><text:span text:style-name="T3"> @torFinal </text:span><text:span text:style-name="T2">int</text:span><text:span text:style-name="T3"> </text:span></text:p>
      <text:p text:style-name="P4"><text:span text:style-name="T2">declare</text:span><text:span text:style-name="T3"> @torGanador </text:span><text:span text:style-name="T2">int</text:span><text:span text:style-name="T3"> </text:span><text:span text:style-name="T2">declare</text:span><text:span text:style-name="T3"> @impPremios </text:span><text:span text:style-name="T2">int</text:span></text:p>
      <text:p text:style-name="P4"><text:span text:style-name="T2">exec</text:span><text:span text:style-name="T3"> resumenJugadorPorAnio</text:span><text:span text:style-name="T2"> </text:span><text:span text:style-name="T3">12</text:span><text:span text:style-name="T4">,</text:span><text:span text:style-name="T3">2017</text:span><text:span text:style-name="T4">,</text:span><text:span text:style-name="T3"> @partGanados </text:span><text:span text:style-name="T2">output</text:span><text:span text:style-name="T4">,</text:span><text:span text:style-name="T3"> @partPerdidos </text:span><text:span text:style-name="T2">output</text:span><text:span text:style-name="T4">,</text:span></text:p>
      <text:p text:style-name="P4"><text:span text:style-name="T3">@torFinal </text:span><text:span text:style-name="T2">output</text:span><text:span text:style-name="T4">,</text:span><text:span text:style-name="T3"> @torGanador </text:span><text:span text:style-name="T2">output</text:span><text:span text:style-name="T4">,</text:span><text:span text:style-name="T3"> @impPremios </text:span><text:span text:style-name="T2">output</text:span></text:p>
      <text:p text:style-name="P4"><text:span text:style-name="T2">select</text:span><text:span text:style-name="T3"> @partGanados partGanados</text:span><text:span text:style-name="T4">,</text:span><text:span text:style-name="T3"> @partPerdidos partPerdidos</text:span><text:span text:style-name="T4">,</text:span></text:p>
      <text:p text:style-name="P4"><text:span text:style-name="T3">@torFinal torFinal</text:span><text:span text:style-name="T4">,</text:span><text:span text:style-name="T3"> @torGanador torGanador</text:span><text:span text:style-name="T4">,</text:span><text:span text:style-name="T3"> @impPremios impPremios</text:span></text:p>
      <text:p text:style-name="P16"><text:soft-page-break/>--e. Crear un procedimiento almacenado 'enfrentamientosJugadores', que reciba como</text:p>
      <text:p text:style-name="P16">--parámetros dos jugadores (sus ids) y devuelva por parámetro: la cantidad total de</text:p>
      <text:p text:style-name="P16">--enfrentamientos entre estos jugadores, la cantidad de partidos que el jugador 1 le ganó</text:p>
      <text:p text:style-name="P16">--al jugador 2, la cantidad de partidos que el jugador 2 le ganó al jugador 1.</text:p>
      <text:p text:style-name="P14">go</text:p>
      <text:p text:style-name="P4"><text:span text:style-name="T2">create</text:span><text:span text:style-name="T3"> </text:span><text:span text:style-name="T2">procedure</text:span><text:span text:style-name="T3"> enfrentamientosJugadores</text:span></text:p>
      <text:p text:style-name="P4"><text:span text:style-name="T3">@jugador1 </text:span><text:span text:style-name="T2">int</text:span><text:span text:style-name="T4">,</text:span></text:p>
      <text:p text:style-name="P4"><text:span text:style-name="T3">@jugador2 </text:span><text:span text:style-name="T2">int</text:span><text:span text:style-name="T4">,</text:span></text:p>
      <text:p text:style-name="P4"><text:span text:style-name="T3">@enfrentamientos </text:span><text:span text:style-name="T2">int</text:span><text:span text:style-name="T3"> </text:span><text:span text:style-name="T2">output</text:span><text:span text:style-name="T4">,</text:span></text:p>
      <text:p text:style-name="P4"><text:span text:style-name="T3">@jugador1gana </text:span><text:span text:style-name="T2">int</text:span><text:span text:style-name="T3"> </text:span><text:span text:style-name="T2">output</text:span><text:span text:style-name="T4">,</text:span></text:p>
      <text:p text:style-name="P4"><text:span text:style-name="T3">@jugador2gana </text:span><text:span text:style-name="T2">int</text:span><text:span text:style-name="T3"> </text:span><text:span text:style-name="T2">output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select</text:span><text:span text:style-name="T3"> @enfrentamientos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Partidos</text:span></text:p>
      <text:p text:style-name="P4"><text:span text:style-name="T3"><text:tab/></text:span><text:span text:style-name="T2">where </text:span><text:span text:style-name="T4">(</text:span><text:span text:style-name="T3">jugadorGanador </text:span><text:span text:style-name="T4">=</text:span><text:span text:style-name="T3"> @jugador1 </text:span><text:span text:style-name="T4">and</text:span><text:span text:style-name="T3"> jugadorPerdedor </text:span><text:span text:style-name="T4">=</text:span><text:span text:style-name="T3"> @jugador2</text:span><text:span text:style-name="T4">)</text:span></text:p>
      <text:p text:style-name="P4"><text:span text:style-name="T3"><text:tab/></text:span><text:span text:style-name="T4">or</text:span><text:span text:style-name="T2"> </text:span><text:span text:style-name="T4">(</text:span><text:span text:style-name="T3">jugadorGanador </text:span><text:span text:style-name="T4">=</text:span><text:span text:style-name="T3"> @jugador2 </text:span><text:span text:style-name="T4">and</text:span><text:span text:style-name="T3"> jugadorPerdedor </text:span><text:span text:style-name="T4">=</text:span><text:span text:style-name="T3"> @jugador1</text:span><text:span text:style-name="T4">)</text:span></text:p>
      <text:p text:style-name="P1"/>
      <text:p text:style-name="P4"><text:span text:style-name="T3"><text:tab/></text:span><text:span text:style-name="T2">select</text:span><text:span text:style-name="T3"> @jugador1gana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Partidos</text:span></text:p>
      <text:p text:style-name="P4"><text:span text:style-name="T3"><text:tab/></text:span><text:span text:style-name="T2">where </text:span><text:span text:style-name="T4">(</text:span><text:span text:style-name="T3">jugadorGanador </text:span><text:span text:style-name="T4">=</text:span><text:span text:style-name="T3"> @jugador1 </text:span><text:span text:style-name="T4">and</text:span><text:span text:style-name="T3"> jugadorPerdedor </text:span><text:span text:style-name="T4">=</text:span><text:span text:style-name="T3"> @jugador2</text:span><text:span text:style-name="T4">)</text:span></text:p>
      <text:p text:style-name="P1"/>
      <text:p text:style-name="P4"><text:span text:style-name="T3"><text:tab/></text:span><text:span text:style-name="T2">select</text:span><text:span text:style-name="T3"> @jugador2gana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Partidos</text:span></text:p>
      <text:p text:style-name="P4"><text:span text:style-name="T3"><text:tab/></text:span><text:span text:style-name="T2">where </text:span><text:span text:style-name="T4">(</text:span><text:span text:style-name="T3">jugadorGanador </text:span><text:span text:style-name="T4">=</text:span><text:span text:style-name="T3"> @jugador2 </text:span><text:span text:style-name="T4">and</text:span><text:span text:style-name="T3"> jugadorPerdedor </text:span><text:span text:style-name="T4">=</text:span><text:span text:style-name="T3"> @jugador1</text:span><text:span text:style-name="T4">)</text:span></text:p>
      <text:p text:style-name="P14">end</text:p>
      <text:p text:style-name="P1"/>
      <text:p text:style-name="P4"><text:span text:style-name="T2">declare</text:span><text:span text:style-name="T3"> @enfrentamientos </text:span><text:span text:style-name="T2">int</text:span><text:span text:style-name="T3"> </text:span><text:span text:style-name="T2">declare</text:span><text:span text:style-name="T3"> @jugador1gana </text:span><text:span text:style-name="T2">int</text:span><text:span text:style-name="T3"> </text:span><text:span text:style-name="T2">declare</text:span><text:span text:style-name="T3"> @jugador2gana </text:span><text:span text:style-name="T2">int</text:span></text:p>
      <text:p text:style-name="P4"><text:span text:style-name="T2">exec</text:span><text:span text:style-name="T3"> enfrentamientosJugadores</text:span><text:span text:style-name="T2"> </text:span><text:span text:style-name="T3">4</text:span><text:span text:style-name="T4">,</text:span><text:span text:style-name="T3"> 13</text:span><text:span text:style-name="T4">,</text:span><text:span text:style-name="T3"> @enfrentamientos </text:span><text:span text:style-name="T2">output</text:span><text:span text:style-name="T4">,</text:span></text:p>
      <text:p text:style-name="P4"><text:span text:style-name="T3">@jugador1gana </text:span><text:span text:style-name="T2">output</text:span><text:span text:style-name="T4">,</text:span><text:span text:style-name="T3"> @jugador2gana </text:span><text:span text:style-name="T2">output</text:span></text:p>
      <text:p text:style-name="P4"><text:span text:style-name="T2">select</text:span><text:span text:style-name="T3"> @enfrentamientos enfrentamientos</text:span><text:span text:style-name="T4">,</text:span><text:span text:style-name="T3"> @jugador1gana jugador1gana</text:span><text:span text:style-name="T4">,</text:span><text:span text:style-name="T3"> </text:span></text:p>
      <text:p text:style-name="P1">@jugador2gana jugador2gana</text:p>
      <text:p text:style-name="P1"/>
      <text:p text:style-name="P1"/>
      <text:p text:style-name="P16">--f. Implementar un procedimiento almacenado 'masGanadoresPorSuperficiePorAnio', que</text:p>
      <text:p text:style-name="P16">--reciba como parámetro un año, y devuelva también por parámetro, el id del jugador</text:p>
      <text:p text:style-name="P16">--que ganó más partidos en cemento en el año, el id del jugador que ganó más partidos</text:p>
      <text:p text:style-name="P16">--en arcilla en el año y el id del jugador que ganó más partidos en pasto en el año.</text:p>
      <text:p text:style-name="P14">go</text:p>
      <text:p text:style-name="P4"><text:span text:style-name="T2">create</text:span><text:span text:style-name="T3"> </text:span><text:span text:style-name="T2">procedure</text:span><text:span text:style-name="T3"> masGanadoresPorSuperficiePorAnio</text:span></text:p>
      <text:p text:style-name="P4"><text:span text:style-name="T3">@anio </text:span><text:span text:style-name="T2">int</text:span><text:span text:style-name="T4">,</text:span></text:p>
      <text:p text:style-name="P4"><text:span text:style-name="T3">@jugadorCemento </text:span><text:span text:style-name="T2">int</text:span><text:span text:style-name="T3"> </text:span><text:span text:style-name="T2">output</text:span><text:span text:style-name="T4">,</text:span></text:p>
      <text:p text:style-name="P4"><text:span text:style-name="T3">@jugadorArcilla </text:span><text:span text:style-name="T2">int</text:span><text:span text:style-name="T3"> </text:span><text:span text:style-name="T2">output</text:span><text:span text:style-name="T4">,</text:span></text:p>
      <text:p text:style-name="P4"><text:span text:style-name="T3">@jugadorPasto </text:span><text:span text:style-name="T2">int</text:span><text:span text:style-name="T3"> </text:span><text:span text:style-name="T2">output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select</text:span><text:span text:style-name="T3"> @jugadorCemento </text:span><text:span text:style-name="T4">=</text:span><text:span text:style-name="T3"> jugadorGanador</text:span></text:p>
      <text:p text:style-name="P4"><text:span text:style-name="T3"><text:tab/></text:span><text:span text:style-name="T2">from</text:span><text:span text:style-name="T3"> Partidos P</text:span><text:span text:style-name="T4">,</text:span><text:span text:style-name="T3"> Torneos T</text:span></text:p>
      <text:p text:style-name="P4"><text:span text:style-name="T3"><text:tab/></text:span><text:span text:style-name="T2">where</text:span><text:span text:style-name="T3"> P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 </text:span><text:span text:style-name="T4">and</text:span><text:span text:style-name="T3"> T</text:span><text:span text:style-name="T4">.</text:span><text:span text:style-name="T3">torneoSuperficie </text:span><text:span text:style-name="T4">=</text:span><text:span text:style-name="T3"> </text:span><text:span text:style-name="T6">'C'</text:span></text:p>
      <text:p text:style-name="P4"><text:span text:style-name="T3"><text:tab/></text:span><text:span text:style-name="T2">group</text:span><text:span text:style-name="T3"> </text:span><text:span text:style-name="T2">by</text:span><text:span text:style-name="T3"> jugadorGanador</text:span></text:p>
      <text:p text:style-name="P4"><text:span text:style-name="T3"><text:tab/></text:span><text:span text:style-name="T2">having</text:span><text:span text:style-name="T3"> </text:span><text:span text:style-name="T7">count</text:span><text:span text:style-name="T4">(*)</text:span><text:span text:style-name="T3"> </text:span><text:span text:style-name="T4">&gt;=</text:span><text:span text:style-name="T3"> </text:span><text:span text:style-name="T4">all</text:span><text:span text:style-name="T2"> </text:span><text:span text:style-name="T4">(</text:span></text:p>
      <text:p text:style-name="P4"><text:span text:style-name="T3"><text:tab/><text:tab/><text:tab/><text:tab/><text:tab/><text:tab/></text:span><text:span text:style-name="T2">select</text:span><text:span text:style-name="T3"> </text:span><text:span text:style-name="T7">count</text:span><text:span text:style-name="T4">(*)</text:span></text:p>
      <text:p text:style-name="P4"><text:span text:style-name="T3"><text:tab/><text:tab/><text:tab/><text:tab/><text:tab/><text:tab/></text:span><text:span text:style-name="T2">from</text:span><text:span text:style-name="T3"> Partidos P</text:span><text:span text:style-name="T4">,</text:span><text:span text:style-name="T3"> Torneos T</text:span></text:p>
      <text:p text:style-name="P4"><text:span text:style-name="T3"><text:tab/><text:tab/><text:tab/><text:tab/><text:tab/><text:tab/></text:span><text:span text:style-name="T2">where</text:span><text:span text:style-name="T3"> P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text:tab/><text:tab/><text:tab/><text:tab/><text:tab/></text:span><text:span text:style-name="T4">and</text:span><text:span text:style-name="T3"> anio </text:span><text:span text:style-name="T4">=</text:span><text:span text:style-name="T3"> @anio </text:span><text:span text:style-name="T4">and</text:span><text:span text:style-name="T3"> T</text:span><text:span text:style-name="T4">.</text:span><text:span text:style-name="T3">torneoSuperficie </text:span><text:span text:style-name="T4">=</text:span><text:span text:style-name="T3"> </text:span><text:span text:style-name="T6">'C'</text:span></text:p>
      <text:p text:style-name="P4"><text:span text:style-name="T3"><text:tab/><text:tab/><text:tab/><text:tab/><text:tab/><text:tab/></text:span><text:span text:style-name="T2">group</text:span><text:span text:style-name="T3"> </text:span><text:span text:style-name="T2">by</text:span><text:span text:style-name="T3"> jugadorGanador </text:span><text:span text:style-name="T4">)</text:span></text:p>
      <text:p text:style-name="P1"/>
      <text:p text:style-name="P4"><text:span text:style-name="T3"><text:tab/></text:span><text:span text:style-name="T2">select</text:span><text:span text:style-name="T3"> @jugadorArcilla </text:span><text:span text:style-name="T4">=</text:span><text:span text:style-name="T3"> jugadorGanador</text:span></text:p>
      <text:p text:style-name="P4"><text:span text:style-name="T3"><text:tab/></text:span><text:span text:style-name="T2">from</text:span><text:span text:style-name="T3"> Partidos P</text:span><text:span text:style-name="T4">,</text:span><text:span text:style-name="T3"> Torneos T</text:span></text:p>
      <text:p text:style-name="P4"><text:span text:style-name="T3"><text:tab/></text:span><text:span text:style-name="T2">where</text:span><text:span text:style-name="T3"> P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 </text:span><text:span text:style-name="T4">and</text:span><text:span text:style-name="T3"> T</text:span><text:span text:style-name="T4">.</text:span><text:span text:style-name="T3">torneoSuperficie </text:span><text:span text:style-name="T4">=</text:span><text:span text:style-name="T3"> </text:span><text:span text:style-name="T6">'A'</text:span></text:p>
      <text:p text:style-name="P4"><text:span text:style-name="T3"><text:tab/></text:span><text:span text:style-name="T2">group</text:span><text:span text:style-name="T3"> </text:span><text:span text:style-name="T2">by</text:span><text:span text:style-name="T3"> jugadorGanador</text:span></text:p>
      <text:p text:style-name="P4"><text:span text:style-name="T3"><text:tab/></text:span><text:span text:style-name="T2">having</text:span><text:span text:style-name="T3"> </text:span><text:span text:style-name="T7">count</text:span><text:span text:style-name="T4">(*)</text:span><text:span text:style-name="T3"> </text:span><text:span text:style-name="T4">&gt;=</text:span><text:span text:style-name="T3"> </text:span><text:span text:style-name="T4">all</text:span><text:span text:style-name="T2"> </text:span><text:span text:style-name="T4">(</text:span></text:p>
      <text:p text:style-name="P4"><text:span text:style-name="T3"><text:tab/><text:tab/><text:tab/><text:tab/><text:tab/><text:tab/></text:span><text:span text:style-name="T2">select</text:span><text:span text:style-name="T3"> </text:span><text:span text:style-name="T7">count</text:span><text:span text:style-name="T4">(*)</text:span></text:p>
      <text:p text:style-name="P4"><text:span text:style-name="T3"><text:tab/><text:tab/><text:tab/><text:tab/><text:tab/><text:tab/></text:span><text:span text:style-name="T2">from</text:span><text:span text:style-name="T3"> Partidos P</text:span><text:span text:style-name="T4">,</text:span><text:span text:style-name="T3"> Torneos T</text:span></text:p>
      <text:p text:style-name="P4"><text:span text:style-name="T3"><text:tab/><text:tab/><text:tab/><text:tab/><text:tab/><text:tab/></text:span><text:span text:style-name="T2">where</text:span><text:span text:style-name="T3"> P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text:tab/><text:tab/><text:tab/><text:tab/><text:tab/></text:span><text:span text:style-name="T4">and</text:span><text:span text:style-name="T3"> anio </text:span><text:span text:style-name="T4">=</text:span><text:span text:style-name="T3"> @anio </text:span><text:span text:style-name="T4">and</text:span><text:span text:style-name="T3"> T</text:span><text:span text:style-name="T4">.</text:span><text:span text:style-name="T3">torneoSuperficie </text:span><text:span text:style-name="T4">=</text:span><text:span text:style-name="T3"> </text:span><text:span text:style-name="T6">'A'</text:span></text:p>
      <text:p text:style-name="P4"><text:span text:style-name="T3"><text:tab/><text:tab/><text:tab/><text:tab/><text:tab/><text:tab/></text:span><text:span text:style-name="T2">group</text:span><text:span text:style-name="T3"> </text:span><text:span text:style-name="T2">by</text:span><text:span text:style-name="T3"> jugadorGanador </text:span><text:span text:style-name="T4">)</text:span></text:p>
      <text:p text:style-name="P1"/>
      <text:p text:style-name="P4"><text:span text:style-name="T3"><text:tab/></text:span><text:span text:style-name="T2">select</text:span><text:span text:style-name="T3"> @jugadorPasto </text:span><text:span text:style-name="T4">=</text:span><text:span text:style-name="T3"> jugadorGanador</text:span></text:p>
      <text:p text:style-name="P4"><text:span text:style-name="T3"><text:tab/></text:span><text:span text:style-name="T2">from</text:span><text:span text:style-name="T3"> Partidos P</text:span><text:span text:style-name="T4">,</text:span><text:span text:style-name="T3"> Torneos T</text:span></text:p>
      <text:p text:style-name="P4"><text:span text:style-name="T3"><text:tab/></text:span><text:span text:style-name="T2">where</text:span><text:span text:style-name="T3"> P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/text:span><text:span text:style-name="T4">and</text:span><text:span text:style-name="T3"> anio </text:span><text:span text:style-name="T4">=</text:span><text:span text:style-name="T3"> @anio </text:span><text:span text:style-name="T4">and</text:span><text:span text:style-name="T3"> T</text:span><text:span text:style-name="T4">.</text:span><text:span text:style-name="T3">torneoSuperficie </text:span><text:span text:style-name="T4">=</text:span><text:span text:style-name="T3"> </text:span><text:span text:style-name="T6">'P'</text:span></text:p>
      <text:p text:style-name="P4"><text:soft-page-break/><text:span text:style-name="T3"><text:tab/></text:span><text:span text:style-name="T2">group</text:span><text:span text:style-name="T3"> </text:span><text:span text:style-name="T2">by</text:span><text:span text:style-name="T3"> jugadorGanador</text:span></text:p>
      <text:p text:style-name="P4"><text:span text:style-name="T3"><text:tab/></text:span><text:span text:style-name="T2">having</text:span><text:span text:style-name="T3"> </text:span><text:span text:style-name="T7">count</text:span><text:span text:style-name="T4">(*)</text:span><text:span text:style-name="T3"> </text:span><text:span text:style-name="T4">&gt;=</text:span><text:span text:style-name="T3"> </text:span><text:span text:style-name="T4">all</text:span><text:span text:style-name="T2"> </text:span><text:span text:style-name="T4">(</text:span></text:p>
      <text:p text:style-name="P4"><text:span text:style-name="T3"><text:tab/><text:tab/><text:tab/><text:tab/><text:tab/><text:tab/></text:span><text:span text:style-name="T2">select</text:span><text:span text:style-name="T3"> </text:span><text:span text:style-name="T7">count</text:span><text:span text:style-name="T4">(*)</text:span></text:p>
      <text:p text:style-name="P4"><text:span text:style-name="T3"><text:tab/><text:tab/><text:tab/><text:tab/><text:tab/><text:tab/></text:span><text:span text:style-name="T2">from</text:span><text:span text:style-name="T3"> Partidos P</text:span><text:span text:style-name="T4">,</text:span><text:span text:style-name="T3"> Torneos T</text:span></text:p>
      <text:p text:style-name="P4"><text:span text:style-name="T3"><text:tab/><text:tab/><text:tab/><text:tab/><text:tab/><text:tab/></text:span><text:span text:style-name="T2">where</text:span><text:span text:style-name="T3"> P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text:tab/><text:tab/><text:tab/><text:tab/><text:tab/></text:span><text:span text:style-name="T4">and</text:span><text:span text:style-name="T3"> anio </text:span><text:span text:style-name="T4">=</text:span><text:span text:style-name="T3"> @anio </text:span><text:span text:style-name="T4">and</text:span><text:span text:style-name="T3"> T</text:span><text:span text:style-name="T4">.</text:span><text:span text:style-name="T3">torneoSuperficie </text:span><text:span text:style-name="T4">=</text:span><text:span text:style-name="T3"> </text:span><text:span text:style-name="T6">'P'</text:span></text:p>
      <text:p text:style-name="P4"><text:span text:style-name="T3"><text:tab/><text:tab/><text:tab/><text:tab/><text:tab/><text:tab/></text:span><text:span text:style-name="T2">group</text:span><text:span text:style-name="T3"> </text:span><text:span text:style-name="T2">by</text:span><text:span text:style-name="T3"> jugadorGanador </text:span><text:span text:style-name="T4">)</text:span></text:p>
      <text:p text:style-name="P14">end</text:p>
      <text:p text:style-name="P1"/>
      <text:p text:style-name="P4"><text:span text:style-name="T2">declare</text:span><text:span text:style-name="T3"> @anio </text:span><text:span text:style-name="T2">int</text:span><text:span text:style-name="T3"> </text:span><text:span text:style-name="T2">declare</text:span><text:span text:style-name="T3"> @jugadorCemento </text:span><text:span text:style-name="T2">int</text:span><text:span text:style-name="T3"> </text:span><text:span text:style-name="T2">declare</text:span><text:span text:style-name="T3"> @jugadorArcilla </text:span><text:span text:style-name="T2">int</text:span><text:span text:style-name="T3"> </text:span><text:span text:style-name="T2">declare</text:span><text:span text:style-name="T3"> @jugadorPasto </text:span><text:span text:style-name="T2">int</text:span></text:p>
      <text:p text:style-name="P4"><text:span text:style-name="T2">exec</text:span><text:span text:style-name="T3"> masGanadoresPorSuperficiePorAnio</text:span><text:span text:style-name="T2"> </text:span><text:span text:style-name="T3">2017</text:span><text:span text:style-name="T4">,</text:span><text:span text:style-name="T3"> @jugadorCemento </text:span><text:span text:style-name="T2">output</text:span><text:span text:style-name="T4">,</text:span></text:p>
      <text:p text:style-name="P4"><text:span text:style-name="T3">@jugadorArcilla </text:span><text:span text:style-name="T2">output</text:span><text:span text:style-name="T4">,</text:span><text:span text:style-name="T3"> @jugadorPasto </text:span><text:span text:style-name="T2">output</text:span></text:p>
      <text:p text:style-name="P4"><text:span text:style-name="T2">select</text:span><text:span text:style-name="T3"> @jugadorCemento cemento</text:span><text:span text:style-name="T4">,</text:span><text:span text:style-name="T3"> @jugadorArcilla arcilla</text:span><text:span text:style-name="T4">,</text:span><text:span text:style-name="T3"> @jugadorPasto pasto</text:span></text:p>
      <text:p text:style-name="P1"/>
      <text:p text:style-name="P1"/>
      <text:p text:style-name="P16">--g. Crear una función 'jugadoresPorPais' que reciba como parámetro un id de país y</text:p>
      <text:p text:style-name="P16">--devuelva la cantidad de jugadores de dicho país que disputaron algún torneo este año.</text:p>
      <text:p text:style-name="P1"/>
      <text:p text:style-name="P14">go</text:p>
      <text:p text:style-name="P4"><text:span text:style-name="T2">create</text:span><text:span text:style-name="T3"> </text:span><text:span text:style-name="T2">function</text:span><text:span text:style-name="T3"> jugadoresPorPais</text:span><text:span text:style-name="T2"> </text:span><text:span text:style-name="T4">(</text:span><text:span text:style-name="T3"> @paisId </text:span><text:span text:style-name="T2">int</text:span><text:span text:style-name="T3"> </text:span><text:span text:style-name="T4">)</text:span></text:p>
      <text:p text:style-name="P4"><text:span text:style-name="T2">returns</text:span><text:span text:style-name="T3"> </text:span><text:span text:style-name="T2">int</text:span></text:p>
      <text:p text:style-name="P4"><text:span text:style-name="T2">as</text:span><text:span text:style-name="T3"> </text:span><text:span text:style-name="T2">begin</text:span></text:p>
      <text:p text:style-name="P4"><text:span text:style-name="T2">declare</text:span><text:span text:style-name="T3"> @ret </text:span><text:span text:style-name="T2">int</text:span></text:p>
      <text:p text:style-name="P4"><text:span text:style-name="T3"><text:tab/></text:span><text:span text:style-name="T2">select</text:span><text:span text:style-name="T3"> @ret </text:span><text:span text:style-name="T4">=</text:span><text:span text:style-name="T3"> </text:span><text:span text:style-name="T7">count</text:span><text:span text:style-name="T4">(*)</text:span></text:p>
      <text:p text:style-name="P4"><text:span text:style-name="T3"><text:tab/></text:span><text:span text:style-name="T2">from</text:span><text:span text:style-name="T3"> Jugadores</text:span></text:p>
      <text:p text:style-name="P4"><text:span text:style-name="T3"><text:tab/></text:span><text:span text:style-name="T2">where</text:span><text:span text:style-name="T3"> paisNacimiento </text:span><text:span text:style-name="T4">=</text:span><text:span text:style-name="T3"> @paisId</text:span></text:p>
      <text:p text:style-name="P4"><text:span text:style-name="T3"><text:tab/></text:span><text:span text:style-name="T4">and</text:span><text:span text:style-name="T2"> </text:span><text:span text:style-name="T4">(</text:span><text:span text:style-name="T3"> jugadorId </text:span><text:span text:style-name="T4">in</text:span><text:span text:style-name="T2"> </text:span><text:span text:style-name="T4">(</text:span><text:span text:style-name="T3"> </text:span><text:span text:style-name="T2">select</text:span><text:span text:style-name="T3"> jugadorGanador </text:span><text:span text:style-name="T2">from</text:span><text:span text:style-name="T3"> Partidos </text:span><text:span text:style-name="T2">where</text:span><text:span text:style-name="T3"> anio </text:span><text:span text:style-name="T4">=</text:span><text:span text:style-name="T3"> </text:span><text:span text:style-name="T7">year</text:span><text:span text:style-name="T4">(</text:span><text:span text:style-name="T7">getdate</text:span><text:span text:style-name="T4">())</text:span><text:span text:style-name="T3"> </text:span><text:span text:style-name="T4">)</text:span></text:p>
      <text:p text:style-name="P4"><text:span text:style-name="T3"><text:tab/><text:tab/></text:span><text:span text:style-name="T4">or</text:span><text:span text:style-name="T3"> jugadorId </text:span><text:span text:style-name="T4">in</text:span><text:span text:style-name="T2"> </text:span><text:span text:style-name="T4">(</text:span><text:span text:style-name="T3"> </text:span><text:span text:style-name="T2">select</text:span><text:span text:style-name="T3"> jugadorPerdedor </text:span><text:span text:style-name="T2">from</text:span><text:span text:style-name="T3"> Partidos </text:span><text:span text:style-name="T2">where</text:span><text:span text:style-name="T3"> anio </text:span><text:span text:style-name="T4">=</text:span><text:span text:style-name="T3"> </text:span><text:span text:style-name="T7">year</text:span><text:span text:style-name="T4">(</text:span><text:span text:style-name="T7">getdate</text:span><text:span text:style-name="T4">())</text:span><text:span text:style-name="T3"> </text:span><text:span text:style-name="T4">)</text:span><text:span text:style-name="T3"> </text:span><text:span text:style-name="T4">)</text:span></text:p>
      <text:p text:style-name="P4"><text:span text:style-name="T3"><text:tab/></text:span><text:span text:style-name="T2">group</text:span><text:span text:style-name="T3"> </text:span><text:span text:style-name="T2">by</text:span><text:span text:style-name="T3"> paisNacimiento</text:span></text:p>
      <text:p text:style-name="P4"><text:span text:style-name="T2">return</text:span><text:span text:style-name="T3"> @ret</text:span></text:p>
      <text:p text:style-name="P14">end</text:p>
      <text:p text:style-name="P1"/>
      <text:p text:style-name="P4"><text:span text:style-name="T2">print</text:span><text:span text:style-name="T3"> dbo</text:span><text:span text:style-name="T4">.</text:span><text:span text:style-name="T3">jugadoresPorPais</text:span><text:span text:style-name="T4">(</text:span><text:span text:style-name="T3">3</text:span><text:span text:style-name="T4">)</text:span><text:span text:style-name="T3"> </text:span><text:span text:style-name="T5">-- hay 4 del mismo país pero uno no jugó</text:span></text:p>
      <text:p text:style-name="P4"><text:span text:style-name="T2">print</text:span><text:span text:style-name="T3"> dbo</text:span><text:span text:style-name="T4">.</text:span><text:span text:style-name="T3">jugadoresPorPais</text:span><text:span text:style-name="T4">(</text:span><text:span text:style-name="T3">241</text:span><text:span text:style-name="T4">)</text:span><text:span text:style-name="T3"> </text:span><text:span text:style-name="T5">-- hay uno sol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--------------------------------------- disparadores ----------------------------------------</text:p>
      <text:p text:style-name="P1"/>
      <text:p text:style-name="P16">--a. Cada vez que se ingrese un partido, se actualicen los partidos ganados y perdidos</text:p>
      <text:p text:style-name="P16">--según corresponda en los datos del jugador.</text:p>
      <text:p text:style-name="P14">go</text:p>
      <text:p text:style-name="P4"><text:span text:style-name="T2">create</text:span><text:span text:style-name="T3"> </text:span><text:span text:style-name="T2">trigger</text:span><text:span text:style-name="T3"> PartidosJugadores</text:span></text:p>
      <text:p text:style-name="P4"><text:span text:style-name="T2">on</text:span><text:span text:style-name="T3"> Partidos</text:span></text:p>
      <text:p text:style-name="P4"><text:span text:style-name="T2">after</text:span><text:span text:style-name="T3"> </text:span><text:span text:style-name="T2">insert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7">update</text:span><text:span text:style-name="T3"> Jugadores</text:span></text:p>
      <text:p text:style-name="P4"><text:span text:style-name="T3"><text:tab/></text:span><text:span text:style-name="T2">set</text:span><text:span text:style-name="T3"> partidosGanados </text:span><text:span text:style-name="T4">=</text:span><text:span text:style-name="T3"> partidosGanados </text:span><text:span text:style-name="T4">+</text:span><text:span text:style-name="T2"> </text:span><text:span text:style-name="T4">(</text:span><text:span text:style-name="T3"> </text:span></text:p>
      <text:p text:style-name="P4"><text:span text:style-name="T3"><text:tab/><text:tab/><text:tab/><text:tab/><text:tab/><text:tab/><text:tab/><text:tab/><text:tab/><text:tab/></text:span><text:span text:style-name="T2">select</text:span><text:span text:style-name="T3"> </text:span><text:span text:style-name="T7">count</text:span><text:span text:style-name="T4">(*)</text:span><text:span text:style-name="T3"> </text:span></text:p>
      <text:p text:style-name="P4"><text:span text:style-name="T3"><text:tab/><text:tab/><text:tab/><text:tab/><text:tab/><text:tab/><text:tab/><text:tab/><text:tab/><text:tab/></text:span><text:span text:style-name="T2">from</text:span><text:span text:style-name="T3"> inserted I </text:span></text:p>
      <text:p text:style-name="P4"><text:span text:style-name="T3"><text:tab/><text:tab/><text:tab/><text:tab/><text:tab/><text:tab/><text:tab/><text:tab/><text:tab/><text:tab/></text:span><text:span text:style-name="T2">where</text:span><text:span text:style-name="T3"> I</text:span><text:span text:style-name="T4">.</text:span><text:span text:style-name="T3">jugadorGanador </text:span><text:span text:style-name="T4">=</text:span><text:span text:style-name="T3"> J</text:span><text:span text:style-name="T4">.</text:span><text:span text:style-name="T3">jugadorId </text:span><text:span text:style-name="T4">)</text:span></text:p>
      <text:p text:style-name="P4"><text:span text:style-name="T3"><text:tab/></text:span><text:span text:style-name="T2">from</text:span><text:span text:style-name="T3"> Jugadores J</text:span><text:span text:style-name="T4">,</text:span><text:span text:style-name="T3"> inserted I</text:span></text:p>
      <text:p text:style-name="P4"><text:span text:style-name="T3"><text:tab/></text:span><text:span text:style-name="T2">where</text:span><text:span text:style-name="T3"> J</text:span><text:span text:style-name="T4">.</text:span><text:span text:style-name="T3">jugadorId </text:span><text:span text:style-name="T4">=</text:span><text:span text:style-name="T3"> I</text:span><text:span text:style-name="T4">.</text:span><text:span text:style-name="T3">jugadorGanador</text:span></text:p>
      <text:p text:style-name="P1"/>
      <text:p text:style-name="P4"><text:span text:style-name="T3"><text:tab/></text:span><text:span text:style-name="T7">update</text:span><text:span text:style-name="T3"> Jugadores</text:span></text:p>
      <text:p text:style-name="P4"><text:span text:style-name="T3"><text:tab/></text:span><text:span text:style-name="T2">set</text:span><text:span text:style-name="T3"> partidosPerdidos </text:span><text:span text:style-name="T4">=</text:span><text:span text:style-name="T3"> partidosPerdidos </text:span><text:span text:style-name="T4">+</text:span><text:span text:style-name="T2"> </text:span><text:span text:style-name="T4">(</text:span><text:span text:style-name="T3"> </text:span></text:p>
      <text:p text:style-name="P4"><text:span text:style-name="T3"><text:tab/><text:tab/><text:tab/><text:tab/><text:tab/><text:tab/><text:tab/><text:tab/><text:tab/><text:tab/></text:span><text:span text:style-name="T2">select</text:span><text:span text:style-name="T3"> </text:span><text:span text:style-name="T7">count</text:span><text:span text:style-name="T4">(*)</text:span><text:span text:style-name="T3"> </text:span></text:p>
      <text:p text:style-name="P4"><text:span text:style-name="T3"><text:tab/><text:tab/><text:tab/><text:tab/><text:tab/><text:tab/><text:tab/><text:tab/><text:tab/><text:tab/></text:span><text:span text:style-name="T2">from</text:span><text:span text:style-name="T3"> inserted I </text:span></text:p>
      <text:p text:style-name="P4"><text:span text:style-name="T3"><text:tab/><text:tab/><text:tab/><text:tab/><text:tab/><text:tab/><text:tab/><text:tab/><text:tab/><text:tab/></text:span><text:span text:style-name="T2">where</text:span><text:span text:style-name="T3"> I</text:span><text:span text:style-name="T4">.</text:span><text:span text:style-name="T3">jugadorPerdedor </text:span><text:span text:style-name="T4">=</text:span><text:span text:style-name="T3"> J</text:span><text:span text:style-name="T4">.</text:span><text:span text:style-name="T3">jugadorId </text:span><text:span text:style-name="T4">)</text:span></text:p>
      <text:p text:style-name="P4"><text:span text:style-name="T3"><text:tab/></text:span><text:span text:style-name="T2">from</text:span><text:span text:style-name="T3"> Jugadores J</text:span><text:span text:style-name="T4">,</text:span><text:span text:style-name="T3"> inserted I</text:span></text:p>
      <text:p text:style-name="P4"><text:span text:style-name="T3"><text:tab/></text:span><text:span text:style-name="T2">where</text:span><text:span text:style-name="T3"> J</text:span><text:span text:style-name="T4">.</text:span><text:span text:style-name="T3">jugadorId </text:span><text:span text:style-name="T4">=</text:span><text:span text:style-name="T3"> I</text:span><text:span text:style-name="T4">.</text:span><text:span text:style-name="T3">jugadorPerdedor</text:span></text:p>
      <text:p text:style-name="P14">end</text:p>
      <text:p text:style-name="P1"/>
      <text:p text:style-name="P4"><text:span text:style-name="T2">select</text:span><text:span text:style-name="T3"> jugadorId</text:span><text:span text:style-name="T4">,</text:span><text:span text:style-name="T3"> partidosGanados</text:span><text:span text:style-name="T4">,</text:span><text:span text:style-name="T3"> partidosPerdidos </text:span><text:span text:style-name="T2">from</text:span><text:span text:style-name="T3"> Jugadores</text:span></text:p>
      <text:p text:style-name="P4"><text:span text:style-name="T2">where</text:span><text:span text:style-name="T3"> jugadorId </text:span><text:span text:style-name="T4">=</text:span><text:span text:style-name="T3"> 1 </text:span><text:span text:style-name="T4">or</text:span><text:span text:style-name="T3"> jugadorId </text:span><text:span text:style-name="T4">=</text:span><text:span text:style-name="T3"> 2 </text:span><text:span text:style-name="T4">or</text:span><text:span text:style-name="T3"> jugadorId </text:span><text:span text:style-name="T4">=</text:span><text:span text:style-name="T3"> 3</text:span></text:p>
      <text:p text:style-name="P4"><text:span text:style-name="T2">insert</text:span><text:span text:style-name="T3"> </text:span><text:span text:style-name="T2">into</text:span><text:span text:style-name="T3"> Partidos </text:span><text:span text:style-name="T2">values</text:span></text:p>
      <text:p text:style-name="P4"><text:span text:style-name="T4">(</text:span><text:span text:style-name="T3">1</text:span><text:span text:style-name="T4">,</text:span><text:span text:style-name="T3"> 2</text:span><text:span text:style-name="T4">,</text:span><text:span text:style-name="T3"> 3</text:span><text:span text:style-name="T4">,</text:span><text:span text:style-name="T3"> 2018</text:span><text:span text:style-name="T4">,</text:span><text:span text:style-name="T3"> </text:span><text:span text:style-name="T6">'R16'</text:span><text:span text:style-name="T4">,</text:span><text:span text:style-name="T3"> </text:span><text:span text:style-name="T6">'3 3 6 6'</text:span><text:span text:style-name="T4">),</text:span></text:p>
      <text:p text:style-name="P4"><text:span text:style-name="T4">(</text:span><text:span text:style-name="T3">1</text:span><text:span text:style-name="T4">,</text:span><text:span text:style-name="T3"> 2</text:span><text:span text:style-name="T4">,</text:span><text:span text:style-name="T3"> 3</text:span><text:span text:style-name="T4">,</text:span><text:span text:style-name="T3"> 2018</text:span><text:span text:style-name="T4">,</text:span><text:span text:style-name="T3"> </text:span><text:span text:style-name="T6">'R32'</text:span><text:span text:style-name="T4">,</text:span><text:span text:style-name="T3"> </text:span><text:span text:style-name="T6">'3 3 6 6'</text:span><text:span text:style-name="T4">),</text:span></text:p>
      <text:p text:style-name="P4"><text:span text:style-name="T4">(</text:span><text:span text:style-name="T3">2</text:span><text:span text:style-name="T4">,</text:span><text:span text:style-name="T3"> 3</text:span><text:span text:style-name="T4">,</text:span><text:span text:style-name="T3"> 3</text:span><text:span text:style-name="T4">,</text:span><text:span text:style-name="T3"> 2018</text:span><text:span text:style-name="T4">,</text:span><text:span text:style-name="T3"> </text:span><text:span text:style-name="T6">'R16'</text:span><text:span text:style-name="T4">,</text:span><text:span text:style-name="T3"> </text:span><text:span text:style-name="T6">'3 3 6 6'</text:span><text:span text:style-name="T4">)</text:span></text:p>
      <text:p text:style-name="P4"><text:span text:style-name="T2">select</text:span><text:span text:style-name="T3"> jugadorId</text:span><text:span text:style-name="T4">,</text:span><text:span text:style-name="T3"> partidosGanados</text:span><text:span text:style-name="T4">,</text:span><text:span text:style-name="T3"> partidosPerdidos </text:span><text:span text:style-name="T2">from</text:span><text:span text:style-name="T3"> Jugadores</text:span></text:p>
      <text:p text:style-name="P4"><text:span text:style-name="T2">where</text:span><text:span text:style-name="T3"> jugadorId </text:span><text:span text:style-name="T4">=</text:span><text:span text:style-name="T3"> 1 </text:span><text:span text:style-name="T4">or</text:span><text:span text:style-name="T3"> jugadorId </text:span><text:span text:style-name="T4">=</text:span><text:span text:style-name="T3"> 2 </text:span><text:span text:style-name="T4">or</text:span><text:span text:style-name="T3"> jugadorId </text:span><text:span text:style-name="T4">=</text:span><text:span text:style-name="T3"> 3</text:span></text:p>
      <text:p text:style-name="P1"/>
      <text:p text:style-name="P1"/>
      <text:p text:style-name="P16">--b. Cuando se ingrese el ganador de un torneo, se sume a los premios del jugador el</text:p>
      <text:p text:style-name="P16">--premio obtenido en el torneo.</text:p>
      <text:p text:style-name="P14">go</text:p>
      <text:p text:style-name="P4"><text:span text:style-name="T2">create</text:span><text:span text:style-name="T3"> </text:span><text:span text:style-name="T2">trigger</text:span><text:span text:style-name="T3"> GanadorTorneo</text:span></text:p>
      <text:p text:style-name="P4"><text:span text:style-name="T2">on</text:span><text:span text:style-name="T3"> TorneoEdicion</text:span></text:p>
      <text:p text:style-name="P4"><text:span text:style-name="T2">after</text:span><text:span text:style-name="T3"> </text:span><text:span text:style-name="T2">insert</text:span><text:span text:style-name="T4">,</text:span><text:span text:style-name="T3"> </text:span><text:span text:style-name="T7">update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7">update</text:span><text:span text:style-name="T3"> Jugadores</text:span></text:p>
      <text:p text:style-name="P4"><text:span text:style-name="T3"><text:tab/></text:span><text:span text:style-name="T2">set</text:span><text:span text:style-name="T3"> premiosGanados </text:span><text:span text:style-name="T4">=</text:span><text:span text:style-name="T3"> premiosGanados </text:span><text:span text:style-name="T4">+</text:span><text:span text:style-name="T2"> </text:span><text:span text:style-name="T4">(</text:span><text:span text:style-name="T3"> </text:span><text:span text:style-name="T2">select</text:span><text:span text:style-name="T3"> </text:span><text:span text:style-name="T7">sum</text:span><text:span text:style-name="T4">(</text:span><text:span text:style-name="T3">premioGanador</text:span><text:span text:style-name="T4">)</text:span><text:span text:style-name="T3"> </text:span></text:p>
      <text:p text:style-name="P4"><text:span text:style-name="T3"><text:tab/><text:tab/><text:tab/><text:tab/><text:tab/><text:tab/><text:tab/><text:tab/><text:tab/><text:tab/><text:tab/></text:span><text:span text:style-name="T2">from</text:span><text:span text:style-name="T3"> inserted </text:span></text:p>
      <text:p text:style-name="P4"><text:span text:style-name="T3"><text:tab/><text:tab/><text:tab/><text:tab/><text:tab/><text:tab/><text:tab/><text:tab/><text:tab/><text:tab/><text:tab/></text:span><text:span text:style-name="T2">where</text:span><text:span text:style-name="T3"> J</text:span><text:span text:style-name="T4">.</text:span><text:span text:style-name="T3">jugadorId </text:span><text:span text:style-name="T4">=</text:span><text:span text:style-name="T3"> jugadorGanador </text:span><text:span text:style-name="T4">)</text:span></text:p>
      <text:p text:style-name="P4"><text:span text:style-name="T3"><text:tab/></text:span><text:span text:style-name="T2">from</text:span><text:span text:style-name="T3"> Jugadores J</text:span><text:span text:style-name="T4">,</text:span><text:span text:style-name="T3"> inserted I</text:span></text:p>
      <text:p text:style-name="P4"><text:span text:style-name="T3"><text:tab/></text:span><text:span text:style-name="T2">where</text:span><text:span text:style-name="T3"> J</text:span><text:span text:style-name="T4">.</text:span><text:span text:style-name="T3">jugadorId </text:span><text:span text:style-name="T4">=</text:span><text:span text:style-name="T3"> I</text:span><text:span text:style-name="T4">.</text:span><text:span text:style-name="T3">jugadorGanador</text:span></text:p>
      <text:p text:style-name="P14">end</text:p>
      <text:p text:style-name="P1"/>
      <text:p text:style-name="P4"><text:span text:style-name="T2">select</text:span><text:span text:style-name="T3"> jugadorId</text:span><text:span text:style-name="T4">,</text:span><text:span text:style-name="T3"> nombre</text:span><text:span text:style-name="T4">,</text:span><text:span text:style-name="T3"> premiosGanados </text:span></text:p>
      <text:p text:style-name="P4"><text:span text:style-name="T2">from</text:span><text:span text:style-name="T3"> Jugadores </text:span><text:span text:style-name="T2">where</text:span><text:span text:style-name="T3"> jugadorId </text:span><text:span text:style-name="T4">=</text:span><text:span text:style-name="T3"> 2 </text:span><text:span text:style-name="T4">or</text:span><text:span text:style-name="T3"> jugadorId </text:span><text:span text:style-name="T4">=</text:span><text:span text:style-name="T3"> 3</text:span></text:p>
      <text:p text:style-name="P4"><text:span text:style-name="T2">insert</text:span><text:span text:style-name="T3"> </text:span><text:span text:style-name="T2">into</text:span><text:span text:style-name="T3"> TorneoEdicion </text:span><text:span text:style-name="T2">values</text:span><text:span text:style-name="T3"> </text:span></text:p>
      <text:p text:style-name="P4"><text:span text:style-name="T4">(</text:span><text:span text:style-name="T3">7</text:span><text:span text:style-name="T4">,</text:span><text:span text:style-name="T3"> 2015</text:span><text:span text:style-name="T4">,</text:span><text:span text:style-name="T3"> 2</text:span><text:span text:style-name="T4">,</text:span><text:span text:style-name="T3"> 11</text:span><text:span text:style-name="T4">,</text:span><text:span text:style-name="T3"> 10000</text:span><text:span text:style-name="T4">,</text:span><text:span text:style-name="T3"> 20000</text:span><text:span text:style-name="T4">,</text:span><text:span text:style-name="T3"> </text:span><text:span text:style-name="T6">'20150201'</text:span><text:span text:style-name="T4">,</text:span><text:span text:style-name="T3"> </text:span><text:span text:style-name="T6">'20150420'</text:span><text:span text:style-name="T4">),</text:span></text:p>
      <text:p text:style-name="P4"><text:span text:style-name="T4">(</text:span><text:span text:style-name="T3">7</text:span><text:span text:style-name="T4">,</text:span><text:span text:style-name="T3"> 2014</text:span><text:span text:style-name="T4">,</text:span><text:span text:style-name="T3"> 2</text:span><text:span text:style-name="T4">,</text:span><text:span text:style-name="T3"> 18</text:span><text:span text:style-name="T4">,</text:span><text:span text:style-name="T3"> 20000</text:span><text:span text:style-name="T4">,</text:span><text:span text:style-name="T3"> 30000</text:span><text:span text:style-name="T4">,</text:span><text:span text:style-name="T3"> </text:span><text:span text:style-name="T6">'20140201'</text:span><text:span text:style-name="T4">,</text:span><text:span text:style-name="T3"> </text:span><text:span text:style-name="T6">'20140420'</text:span><text:span text:style-name="T4">),</text:span></text:p>
      <text:p text:style-name="P4"><text:span text:style-name="T4">(</text:span><text:span text:style-name="T3">7</text:span><text:span text:style-name="T4">,</text:span><text:span text:style-name="T3"> 2013</text:span><text:span text:style-name="T4">,</text:span><text:span text:style-name="T3"> 3</text:span><text:span text:style-name="T4">,</text:span><text:span text:style-name="T3"> 15</text:span><text:span text:style-name="T4">,</text:span><text:span text:style-name="T3"> 20000</text:span><text:span text:style-name="T4">,</text:span><text:span text:style-name="T3"> 30000</text:span><text:span text:style-name="T4">,</text:span><text:span text:style-name="T3"> </text:span><text:span text:style-name="T6">'20130201'</text:span><text:span text:style-name="T4">,</text:span><text:span text:style-name="T3"> </text:span><text:span text:style-name="T6">'20130420'</text:span><text:span text:style-name="T4">)</text:span></text:p>
      <text:p text:style-name="P4"><text:span text:style-name="T2">select</text:span><text:span text:style-name="T3"> jugadorId</text:span><text:span text:style-name="T4">,</text:span><text:span text:style-name="T3"> nombre</text:span><text:span text:style-name="T4">,</text:span><text:span text:style-name="T3"> premiosGanados </text:span></text:p>
      <text:p text:style-name="P4"><text:span text:style-name="T2">from</text:span><text:span text:style-name="T3"> Jugadores </text:span><text:span text:style-name="T2">where</text:span><text:span text:style-name="T3"> jugadorId </text:span><text:span text:style-name="T4">=</text:span><text:span text:style-name="T3"> 2 </text:span><text:span text:style-name="T4">or</text:span><text:span text:style-name="T3"> jugadorId </text:span><text:span text:style-name="T4">=</text:span><text:span text:style-name="T3"> 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--c. Cuando se cree un nuevo ranking, se debe generar un log en el que se deberá</text:p>
      <text:p text:style-name="P16">--registrar para cada jugador del top ten: si mantiene la posición, si modifica la posición,</text:p>
      <text:p text:style-name="P16">--o si deja de estar en el top 10. Implementar la estructura necesaria para poder soportar</text:p>
      <text:p text:style-name="P16">--este disparador.</text:p>
      <text:p text:style-name="P1"/>
      <text:p text:style-name="P4"><text:span text:style-name="T2">create</text:span><text:span text:style-name="T3"> </text:span><text:span text:style-name="T2">table</text:span><text:span text:style-name="T3"> LogRanking</text:span><text:span text:style-name="T2"> </text:span><text:span text:style-name="T4">(</text:span></text:p>
      <text:p text:style-name="P4"><text:span text:style-name="T3">jugadorId </text:span><text:span text:style-name="T2">int</text:span><text:span text:style-name="T4">,</text:span></text:p>
      <text:p text:style-name="P4"><text:span text:style-name="T3">pos </text:span><text:span text:style-name="T2">varchar</text:span><text:span text:style-name="T4">(</text:span><text:span text:style-name="T3">9</text:span><text:span text:style-name="T4">)</text:span><text:span text:style-name="T3"> </text:span><text:span text:style-name="T2">check </text:span><text:span text:style-name="T4">(</text:span><text:span text:style-name="T3">pos </text:span><text:span text:style-name="T4">in</text:span><text:span text:style-name="T2"> </text:span><text:span text:style-name="T4">(</text:span><text:span text:style-name="T6">'mantiene'</text:span><text:span text:style-name="T4">,</text:span><text:span text:style-name="T3"> </text:span><text:span text:style-name="T6">'modifica'</text:span><text:span text:style-name="T4">,</text:span><text:span text:style-name="T3"> </text:span><text:span text:style-name="T6">'dejaTop10'</text:span><text:span text:style-name="T4">)),</text:span></text:p>
      <text:p text:style-name="P4"><text:span text:style-name="T3">fecha </text:span><text:span text:style-name="T2">date</text:span></text:p>
      <text:p text:style-name="P15">)</text:p>
      <text:p text:style-name="P14">go</text:p>
      <text:p text:style-name="P4"><text:span text:style-name="T2">create</text:span><text:span text:style-name="T3"> </text:span><text:span text:style-name="T2">trigger</text:span><text:span text:style-name="T3"> RankingLog</text:span></text:p>
      <text:p text:style-name="P4"><text:span text:style-name="T2">on</text:span><text:span text:style-name="T3"> Ranking</text:span></text:p>
      <text:p text:style-name="P4"><text:span text:style-name="T2">after</text:span><text:span text:style-name="T3"> </text:span><text:span text:style-name="T2">insert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insert</text:span><text:span text:style-name="T3"> LogRanking</text:span></text:p>
      <text:p text:style-name="P4"><text:span text:style-name="T3"><text:tab/></text:span><text:span text:style-name="T2">select</text:span><text:span text:style-name="T3"> jugadorId</text:span><text:span text:style-name="T4">,</text:span><text:span text:style-name="T3"> </text:span><text:span text:style-name="T6">'mantiene'</text:span><text:span text:style-name="T4">,</text:span><text:span text:style-name="T2"> </text:span><text:span text:style-name="T4">(</text:span><text:span text:style-name="T2">select</text:span><text:span text:style-name="T3"> fecha </text:span><text:span text:style-name="T2">from</text:span><text:span text:style-name="T3"> FechaRanking </text:span></text:p>
      <text:p text:style-name="P4"><text:span text:style-name="T3"><text:tab/><text:tab/><text:tab/><text:tab/><text:tab/><text:tab/><text:tab/><text:tab/><text:tab/></text:span><text:span text:style-name="T2">where</text:span><text:span text:style-name="T3"> fechaRankingId </text:span><text:span text:style-name="T4">=</text:span><text:span text:style-name="T3"> fechaRanking </text:span><text:span text:style-name="T4">)</text:span></text:p>
      <text:p text:style-name="P4"><text:span text:style-name="T3"><text:tab/></text:span><text:span text:style-name="T2">from</text:span><text:span text:style-name="T3"> inserted I</text:span></text:p>
      <text:p text:style-name="P4"><text:span text:style-name="T3"><text:tab/></text:span><text:span text:style-name="T2">where</text:span><text:span text:style-name="T3"> </text:span><text:span text:style-name="T4">exists</text:span><text:span text:style-name="T2"> </text:span><text:span text:style-name="T4">(</text:span><text:span text:style-name="T3"> </text:span><text:span text:style-name="T2">select</text:span><text:span text:style-name="T3"> </text:span><text:span text:style-name="T4">*</text:span><text:span text:style-name="T3"> </text:span><text:span text:style-name="T2">from</text:span><text:span text:style-name="T3"> Ranking R</text:span></text:p>
      <text:p text:style-name="P4"><text:span text:style-name="T3"><text:tab/><text:tab/><text:tab/><text:tab/><text:tab/></text:span><text:span text:style-name="T2">where</text:span><text:span text:style-name="T3"> fechaRanking </text:span><text:span text:style-name="T4">=</text:span><text:span text:style-name="T2"> </text:span><text:span text:style-name="T4">(</text:span><text:span text:style-name="T3"> </text:span><text:span text:style-name="T2">select</text:span><text:span text:style-name="T3"> </text:span><text:span text:style-name="T7">max</text:span><text:span text:style-name="T4">(</text:span><text:span text:style-name="T3">fechaRankingId</text:span><text:span text:style-name="T4">)</text:span><text:span text:style-name="T3"> </text:span><text:span text:style-name="T4">-</text:span><text:span text:style-name="T3">1</text:span></text:p>
      <text:p text:style-name="P4"><text:span text:style-name="T3"><text:tab/><text:tab/><text:tab/><text:tab/><text:tab/><text:tab/><text:tab/><text:tab/><text:tab/><text:tab/><text:tab/></text:span><text:span text:style-name="T2">from</text:span><text:span text:style-name="T3"> FechaRanking </text:span><text:span text:style-name="T4">)</text:span></text:p>
      <text:p text:style-name="P4"><text:span text:style-name="T3"><text:tab/><text:tab/><text:tab/><text:tab/><text:tab/></text:span><text:span text:style-name="T4">and</text:span><text:span text:style-name="T3"> R</text:span><text:span text:style-name="T4">.</text:span><text:span text:style-name="T3">jugadorId </text:span><text:span text:style-name="T4">=</text:span><text:span text:style-name="T3"> I</text:span><text:span text:style-name="T4">.</text:span><text:span text:style-name="T3">jugadorId</text:span></text:p>
      <text:p text:style-name="P4"><text:span text:style-name="T3"><text:tab/><text:tab/><text:tab/><text:tab/><text:tab/></text:span><text:span text:style-name="T4">and</text:span><text:span text:style-name="T3"> R</text:span><text:span text:style-name="T4">.</text:span><text:span text:style-name="T3">posicion </text:span><text:span text:style-name="T4">=</text:span><text:span text:style-name="T3"> I</text:span><text:span text:style-name="T4">.</text:span><text:span text:style-name="T3">posicion </text:span><text:span text:style-name="T4">)</text:span></text:p>
      <text:p text:style-name="P1"/>
      <text:p text:style-name="P4"><text:span text:style-name="T3"><text:tab/></text:span><text:span text:style-name="T2">insert</text:span><text:span text:style-name="T3"> LogRanking</text:span></text:p>
      <text:p text:style-name="P4"><text:span text:style-name="T3"><text:tab/></text:span><text:span text:style-name="T2">select</text:span><text:span text:style-name="T3"> jugadorId</text:span><text:span text:style-name="T4">,</text:span><text:span text:style-name="T3"> </text:span><text:span text:style-name="T6">'modifica'</text:span><text:span text:style-name="T4">,</text:span><text:span text:style-name="T2"> </text:span><text:span text:style-name="T4">(</text:span><text:span text:style-name="T2">select</text:span><text:span text:style-name="T3"> fecha </text:span><text:span text:style-name="T2">from</text:span><text:span text:style-name="T3"> FechaRanking </text:span></text:p>
      <text:p text:style-name="P4"><text:span text:style-name="T3"><text:tab/><text:tab/><text:tab/><text:tab/><text:tab/><text:tab/><text:tab/><text:tab/><text:tab/></text:span><text:span text:style-name="T2">where</text:span><text:span text:style-name="T3"> fechaRankingId </text:span><text:span text:style-name="T4">=</text:span><text:span text:style-name="T3"> fechaRanking </text:span><text:span text:style-name="T4">)</text:span></text:p>
      <text:p text:style-name="P4"><text:span text:style-name="T3"><text:tab/></text:span><text:span text:style-name="T2">from</text:span><text:span text:style-name="T3"> inserted I</text:span></text:p>
      <text:p text:style-name="P4"><text:span text:style-name="T3"><text:tab/></text:span><text:span text:style-name="T2">where</text:span><text:span text:style-name="T3"> </text:span><text:span text:style-name="T4">exists</text:span><text:span text:style-name="T2"> </text:span><text:span text:style-name="T4">(</text:span><text:span text:style-name="T3"> </text:span><text:span text:style-name="T2">select</text:span><text:span text:style-name="T3"> </text:span><text:span text:style-name="T4">*</text:span><text:span text:style-name="T3"> </text:span><text:span text:style-name="T2">from</text:span><text:span text:style-name="T3"> Ranking R</text:span></text:p>
      <text:p text:style-name="P4"><text:span text:style-name="T3"><text:tab/><text:tab/><text:tab/><text:tab/><text:tab/></text:span><text:span text:style-name="T2">where</text:span><text:span text:style-name="T3"> fechaRanking </text:span><text:span text:style-name="T4">=</text:span><text:span text:style-name="T2"> </text:span><text:span text:style-name="T4">(</text:span><text:span text:style-name="T3"> </text:span><text:span text:style-name="T2">select</text:span><text:span text:style-name="T3"> </text:span><text:span text:style-name="T7">max</text:span><text:span text:style-name="T4">(</text:span><text:span text:style-name="T3">fechaRankingId</text:span><text:span text:style-name="T4">)</text:span><text:span text:style-name="T3"> </text:span><text:span text:style-name="T4">-</text:span><text:span text:style-name="T3">1</text:span></text:p>
      <text:p text:style-name="P4"><text:span text:style-name="T3"><text:tab/><text:tab/><text:tab/><text:tab/><text:tab/><text:tab/><text:tab/><text:tab/><text:tab/><text:tab/><text:tab/></text:span><text:span text:style-name="T2">from</text:span><text:span text:style-name="T3"> FechaRanking </text:span><text:span text:style-name="T4">)</text:span></text:p>
      <text:p text:style-name="P4"><text:span text:style-name="T3"><text:tab/><text:tab/><text:tab/><text:tab/><text:tab/></text:span><text:span text:style-name="T4">and</text:span><text:span text:style-name="T3"> R</text:span><text:span text:style-name="T4">.</text:span><text:span text:style-name="T3">jugadorId </text:span><text:span text:style-name="T4">=</text:span><text:span text:style-name="T3"> I</text:span><text:span text:style-name="T4">.</text:span><text:span text:style-name="T3">jugadorId</text:span></text:p>
      <text:p text:style-name="P4"><text:span text:style-name="T3"><text:tab/><text:tab/><text:tab/><text:tab/><text:tab/></text:span><text:span text:style-name="T4">and</text:span><text:span text:style-name="T3"> R</text:span><text:span text:style-name="T4">.</text:span><text:span text:style-name="T3">posicion </text:span><text:span text:style-name="T4">&lt;&gt;</text:span><text:span text:style-name="T3"> I</text:span><text:span text:style-name="T4">.</text:span><text:span text:style-name="T3">posicion </text:span></text:p>
      <text:p text:style-name="P4"><text:span text:style-name="T3"><text:tab/><text:tab/><text:tab/><text:tab/><text:tab/></text:span><text:span text:style-name="T4">and</text:span><text:span text:style-name="T3"> </text:span><text:span text:style-name="T4">not</text:span><text:span text:style-name="T2"> </text:span><text:span text:style-name="T4">(</text:span><text:span text:style-name="T3">R</text:span><text:span text:style-name="T4">.</text:span><text:span text:style-name="T3">posicion </text:span><text:span text:style-name="T4">&lt;=</text:span><text:span text:style-name="T3"> 10 </text:span><text:span text:style-name="T4">and</text:span><text:span text:style-name="T3"> I</text:span><text:span text:style-name="T4">.</text:span><text:span text:style-name="T3">posicion </text:span><text:span text:style-name="T4">&gt;</text:span><text:span text:style-name="T3"> 10 </text:span><text:span text:style-name="T4">))</text:span></text:p>
      <text:p text:style-name="P1"/>
      <text:p text:style-name="P4"><text:span text:style-name="T3"><text:tab/></text:span><text:span text:style-name="T2">insert</text:span><text:span text:style-name="T3"> LogRanking</text:span></text:p>
      <text:p text:style-name="P4"><text:span text:style-name="T3"><text:tab/></text:span><text:span text:style-name="T2">select</text:span><text:span text:style-name="T3"> jugadorId</text:span><text:span text:style-name="T4">,</text:span><text:span text:style-name="T3"> </text:span><text:span text:style-name="T6">'dejaTop10'</text:span><text:span text:style-name="T4">,</text:span><text:span text:style-name="T2"> </text:span><text:span text:style-name="T4">(</text:span><text:span text:style-name="T2">select</text:span><text:span text:style-name="T3"> fecha </text:span><text:span text:style-name="T2">from</text:span><text:span text:style-name="T3"> FechaRanking </text:span></text:p>
      <text:p text:style-name="P4"><text:span text:style-name="T3"><text:tab/><text:tab/><text:tab/><text:tab/><text:tab/><text:tab/><text:tab/><text:tab/><text:tab/></text:span><text:span text:style-name="T2">where</text:span><text:span text:style-name="T3"> fechaRankingId </text:span><text:span text:style-name="T4">=</text:span><text:span text:style-name="T3"> fechaRanking </text:span><text:span text:style-name="T4">)</text:span></text:p>
      <text:p text:style-name="P4"><text:span text:style-name="T3"><text:tab/></text:span><text:span text:style-name="T2">from</text:span><text:span text:style-name="T3"> inserted I</text:span></text:p>
      <text:p text:style-name="P4"><text:span text:style-name="T3"><text:tab/></text:span><text:span text:style-name="T2">where</text:span><text:span text:style-name="T3"> </text:span><text:span text:style-name="T4">exists</text:span><text:span text:style-name="T2"> </text:span><text:span text:style-name="T4">(</text:span><text:span text:style-name="T3"> </text:span><text:span text:style-name="T2">select</text:span><text:span text:style-name="T3"> </text:span><text:span text:style-name="T4">*</text:span><text:span text:style-name="T3"> </text:span><text:span text:style-name="T2">from</text:span><text:span text:style-name="T3"> Ranking R</text:span></text:p>
      <text:p text:style-name="P4"><text:span text:style-name="T3"><text:tab/><text:tab/><text:tab/><text:tab/><text:tab/></text:span><text:span text:style-name="T2">where</text:span><text:span text:style-name="T3"> fechaRanking </text:span><text:span text:style-name="T4">=</text:span><text:span text:style-name="T2"> </text:span><text:span text:style-name="T4">(</text:span><text:span text:style-name="T3"> </text:span><text:span text:style-name="T2">select</text:span><text:span text:style-name="T3"> </text:span><text:span text:style-name="T7">max</text:span><text:span text:style-name="T4">(</text:span><text:span text:style-name="T3">fechaRankingId</text:span><text:span text:style-name="T4">)</text:span><text:span text:style-name="T3"> </text:span><text:span text:style-name="T4">-</text:span><text:span text:style-name="T3">1</text:span></text:p>
      <text:p text:style-name="P4"><text:span text:style-name="T3"><text:tab/><text:tab/><text:tab/><text:tab/><text:tab/><text:tab/><text:tab/><text:tab/><text:tab/><text:tab/><text:tab/></text:span><text:span text:style-name="T2">from</text:span><text:span text:style-name="T3"> FechaRanking </text:span><text:span text:style-name="T4">)</text:span></text:p>
      <text:p text:style-name="P4"><text:span text:style-name="T3"><text:tab/><text:tab/><text:tab/><text:tab/><text:tab/></text:span><text:span text:style-name="T4">and</text:span><text:span text:style-name="T3"> R</text:span><text:span text:style-name="T4">.</text:span><text:span text:style-name="T3">jugadorId </text:span><text:span text:style-name="T4">=</text:span><text:span text:style-name="T3"> I</text:span><text:span text:style-name="T4">.</text:span><text:span text:style-name="T3">jugadorId</text:span></text:p>
      <text:p text:style-name="P4"><text:span text:style-name="T3"><text:tab/><text:tab/><text:tab/><text:tab/><text:tab/></text:span><text:span text:style-name="T4">and</text:span><text:span text:style-name="T3"> R</text:span><text:span text:style-name="T4">.</text:span><text:span text:style-name="T3">posicion </text:span><text:span text:style-name="T4">&lt;=</text:span><text:span text:style-name="T3"> 10</text:span></text:p>
      <text:p text:style-name="P4"><text:span text:style-name="T3"><text:tab/><text:tab/><text:tab/><text:tab/><text:tab/></text:span><text:span text:style-name="T4">and</text:span><text:span text:style-name="T3"> I</text:span><text:span text:style-name="T4">.</text:span><text:span text:style-name="T3">posicion </text:span><text:span text:style-name="T4">&gt;</text:span><text:span text:style-name="T3"> 10 </text:span><text:span text:style-name="T4">)</text:span></text:p>
      <text:p text:style-name="P14">end</text:p>
      <text:p text:style-name="P1"/>
      <text:p text:style-name="P4"><text:span text:style-name="T2">insert</text:span><text:span text:style-name="T3"> </text:span><text:span text:style-name="T2">into</text:span><text:span text:style-name="T3"> FechaRanking </text:span><text:span text:style-name="T2">values </text:span><text:span text:style-name="T4">(</text:span><text:span text:style-name="T6">'20180611'</text:span><text:span text:style-name="T4">)</text:span></text:p>
      <text:p text:style-name="P4"><text:span text:style-name="T2">insert</text:span><text:span text:style-name="T3"> </text:span><text:span text:style-name="T2">into</text:span><text:span text:style-name="T3"> Ranking </text:span><text:span text:style-name="T2">values </text:span><text:span text:style-name="T4">(</text:span><text:span text:style-name="T3">11</text:span><text:span text:style-name="T4">,</text:span><text:span text:style-name="T3"> 8</text:span><text:span text:style-name="T4">,</text:span><text:span text:style-name="T3"> 12</text:span><text:span text:style-name="T4">,</text:span><text:span text:style-name="T3"> 775</text:span><text:span text:style-name="T4">),</text:span><text:span text:style-name="T3"> </text:span><text:span text:style-name="T5">--jugador 8 pasa de 10 a 12 - dejaTop10</text:span></text:p>
      <text:p text:style-name="P4"><text:span text:style-name="T4">(</text:span><text:span text:style-name="T3">11</text:span><text:span text:style-name="T4">,</text:span><text:span text:style-name="T3"> 2</text:span><text:span text:style-name="T4">,</text:span><text:span text:style-name="T3"> 4</text:span><text:span text:style-name="T4">,</text:span><text:span text:style-name="T3"> 429</text:span><text:span text:style-name="T4">),</text:span><text:span text:style-name="T3"> </text:span><text:span text:style-name="T5">--jugador 2 mantiene la pos 4 - mantiene</text:span></text:p>
      <text:p text:style-name="P4"><text:span text:style-name="T4">(</text:span><text:span text:style-name="T3">11</text:span><text:span text:style-name="T4">,</text:span><text:span text:style-name="T3"> 11</text:span><text:span text:style-name="T4">,</text:span><text:span text:style-name="T3"> 6</text:span><text:span text:style-name="T4">,</text:span><text:span text:style-name="T3"> 233</text:span><text:span text:style-name="T4">)</text:span><text:span text:style-name="T3"> </text:span><text:span text:style-name="T5">--jugador 11 pasa de 8 a 6 - modifica</text:span></text:p>
      <text:p text:style-name="P4"><text:span text:style-name="T2">select</text:span><text:span text:style-name="T3"> </text:span><text:span text:style-name="T4">*</text:span><text:span text:style-name="T3"> </text:span><text:span text:style-name="T2">from</text:span><text:span text:style-name="T3"> LogRanking</text:span></text:p>
      <text:p text:style-name="P1"/>
      <text:p text:style-name="P1"/>
      <text:p text:style-name="P16">--d. No permitir ingresar una nueva edición de torneo, si el total de premios estipulado para</text:p>
      <text:p text:style-name="P16">--esta edición es menor al total de premios de la edición anterior del torneo.</text:p>
      <text:p text:style-name="P14">go</text:p>
      <text:p text:style-name="P4"><text:span text:style-name="T2">create</text:span><text:span text:style-name="T3"> </text:span><text:span text:style-name="T2">trigger</text:span><text:span text:style-name="T3"> TorneoPremios</text:span></text:p>
      <text:p text:style-name="P4"><text:span text:style-name="T2">on</text:span><text:span text:style-name="T3"> TorneoEdicion</text:span></text:p>
      <text:p text:style-name="P4"><text:span text:style-name="T2">instead</text:span><text:span text:style-name="T3"> </text:span><text:span text:style-name="T2">of</text:span><text:span text:style-name="T3"> </text:span><text:span text:style-name="T2">insert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insert</text:span><text:span text:style-name="T3"> TorneoEdicion</text:span></text:p>
      <text:p text:style-name="P4"><text:span text:style-name="T3"><text:tab/></text:span><text:span text:style-name="T2">select</text:span><text:span text:style-name="T3"> torneoId</text:span><text:span text:style-name="T4">,</text:span><text:span text:style-name="T3"> anio</text:span><text:span text:style-name="T4">,</text:span><text:span text:style-name="T3"> jugadorGanador</text:span><text:span text:style-name="T4">,</text:span><text:span text:style-name="T3"> finalista</text:span><text:span text:style-name="T4">,</text:span><text:span text:style-name="T3"> premioGanador</text:span><text:span text:style-name="T4">,</text:span></text:p>
      <text:p text:style-name="P4"><text:span text:style-name="T3"><text:tab/><text:tab/>premiosTotales</text:span><text:span text:style-name="T4">,</text:span><text:span text:style-name="T3"><text:tab/>fechaComienzo</text:span><text:span text:style-name="T4">,</text:span><text:span text:style-name="T3"> fechaFin</text:span></text:p>
      <text:p text:style-name="P4"><text:span text:style-name="T3"><text:tab/></text:span><text:span text:style-name="T2">from</text:span><text:span text:style-name="T3"> inserted I</text:span></text:p>
      <text:p text:style-name="P4"><text:span text:style-name="T3"><text:tab/></text:span><text:span text:style-name="T2">where</text:span><text:span text:style-name="T3"> I</text:span><text:span text:style-name="T4">.</text:span><text:span text:style-name="T3">premiosTotales </text:span><text:span text:style-name="T4">&gt;=</text:span><text:span text:style-name="T2"> </text:span><text:span text:style-name="T4">(</text:span></text:p>
      <text:p text:style-name="P4"><text:span text:style-name="T3"><text:tab/><text:tab/><text:tab/><text:tab/><text:tab/><text:tab/><text:tab/></text:span><text:span text:style-name="T2">select</text:span><text:span text:style-name="T3"> premiosTotales</text:span></text:p>
      <text:p text:style-name="P4"><text:span text:style-name="T3"><text:tab/><text:tab/><text:tab/><text:tab/><text:tab/><text:tab/><text:tab/></text:span><text:span text:style-name="T2">from</text:span><text:span text:style-name="T3"> TorneoEdicion TE</text:span></text:p>
      <text:p text:style-name="P4"><text:span text:style-name="T3"><text:tab/><text:tab/><text:tab/><text:tab/><text:tab/><text:tab/><text:tab/></text:span><text:span text:style-name="T2">where</text:span><text:span text:style-name="T3"> TE</text:span><text:span text:style-name="T4">.</text:span><text:span text:style-name="T3">torneoId </text:span><text:span text:style-name="T4">=</text:span><text:span text:style-name="T3"> I</text:span><text:span text:style-name="T4">.</text:span><text:span text:style-name="T3">torneoId</text:span></text:p>
      <text:p text:style-name="P4"><text:span text:style-name="T3"><text:tab/><text:tab/><text:tab/><text:tab/><text:tab/><text:tab/><text:tab/></text:span><text:span text:style-name="T4">and</text:span><text:span text:style-name="T3"> TE</text:span><text:span text:style-name="T4">.</text:span><text:span text:style-name="T3">anio </text:span><text:span text:style-name="T4">=</text:span><text:span text:style-name="T2"> </text:span><text:span text:style-name="T4">(</text:span></text:p>
      <text:p text:style-name="P4"><text:span text:style-name="T3"><text:tab/><text:tab/><text:tab/><text:tab/><text:tab/><text:tab/><text:tab/><text:tab/><text:tab/><text:tab/></text:span><text:span text:style-name="T2">select</text:span><text:span text:style-name="T3"> </text:span><text:span text:style-name="T7">max</text:span><text:span text:style-name="T4">(</text:span><text:span text:style-name="T3">anio</text:span><text:span text:style-name="T4">)</text:span></text:p>
      <text:p text:style-name="P4"><text:soft-page-break/><text:span text:style-name="T3"><text:tab/><text:tab/><text:tab/><text:tab/><text:tab/><text:tab/><text:tab/><text:tab/><text:tab/><text:tab/></text:span><text:span text:style-name="T2">from</text:span><text:span text:style-name="T3"> TorneoEdicion TEA</text:span></text:p>
      <text:p text:style-name="P4"><text:span text:style-name="T3"><text:tab/><text:tab/><text:tab/><text:tab/><text:tab/><text:tab/><text:tab/><text:tab/><text:tab/><text:tab/></text:span><text:span text:style-name="T2">where</text:span><text:span text:style-name="T3"> TEA</text:span><text:span text:style-name="T4">.</text:span><text:span text:style-name="T3">torneoId </text:span><text:span text:style-name="T4">=</text:span><text:span text:style-name="T3"> TE</text:span><text:span text:style-name="T4">.</text:span><text:span text:style-name="T3">torneoId </text:span><text:span text:style-name="T4">)</text:span><text:span text:style-name="T3"> </text:span><text:span text:style-name="T4">)</text:span></text:p>
      <text:p text:style-name="P14">end</text:p>
      <text:p text:style-name="P1"/>
      <text:p text:style-name="P4"><text:span text:style-name="T2">insert</text:span><text:span text:style-name="T3"> </text:span><text:span text:style-name="T2">into</text:span><text:span text:style-name="T3"> TorneoEdicion </text:span><text:span text:style-name="T2">values</text:span></text:p>
      <text:p text:style-name="P4"><text:span text:style-name="T4">(</text:span><text:span text:style-name="T3">1</text:span><text:span text:style-name="T4">,</text:span><text:span text:style-name="T3"> 2019</text:span><text:span text:style-name="T4">,</text:span><text:span text:style-name="T3"> </text:span><text:span text:style-name="T4">null,</text:span><text:span text:style-name="T3"> </text:span><text:span text:style-name="T4">null,</text:span><text:span text:style-name="T3"> 9000</text:span><text:span text:style-name="T4">,</text:span><text:span text:style-name="T3"> 19000</text:span><text:span text:style-name="T4">,</text:span><text:span text:style-name="T3"> </text:span><text:span text:style-name="T6">'20190201'</text:span><text:span text:style-name="T4">,</text:span><text:span text:style-name="T3"> </text:span><text:span text:style-name="T6">'20190420'</text:span><text:span text:style-name="T4">),</text:span></text:p>
      <text:p text:style-name="P4"><text:span text:style-name="T4">(</text:span><text:span text:style-name="T3">2</text:span><text:span text:style-name="T4">,</text:span><text:span text:style-name="T3"> 2019</text:span><text:span text:style-name="T4">,</text:span><text:span text:style-name="T3"> </text:span><text:span text:style-name="T4">null,</text:span><text:span text:style-name="T3"> </text:span><text:span text:style-name="T4">null,</text:span><text:span text:style-name="T3"> 1000</text:span><text:span text:style-name="T4">,</text:span><text:span text:style-name="T3"> 20000</text:span><text:span text:style-name="T4">,</text:span><text:span text:style-name="T3"> </text:span><text:span text:style-name="T6">'20190201'</text:span><text:span text:style-name="T4">,</text:span><text:span text:style-name="T3"> </text:span><text:span text:style-name="T6">'20190420'</text:span><text:span text:style-name="T4">)</text:span></text:p>
      <text:p text:style-name="P4"><text:span text:style-name="T2">select</text:span><text:span text:style-name="T3"> </text:span><text:span text:style-name="T4">*</text:span><text:span text:style-name="T3"> </text:span><text:span text:style-name="T2">from</text:span><text:span text:style-name="T3"> TorneoEdicion </text:span><text:span text:style-name="T2">where</text:span><text:span text:style-name="T3"> anio </text:span><text:span text:style-name="T4">=</text:span><text:span text:style-name="T3"> 2019</text:span></text:p>
      <text:p text:style-name="P1"/>
      <text:p text:style-name="P1"/>
      <text:p text:style-name="P16">--e. Controlar que no se ingrese más de un ranking por semana (controlar el ingreso y</text:p>
      <text:p text:style-name="P16">--modificación de la fecha en FechaRanking).</text:p>
      <text:p text:style-name="P14">go</text:p>
      <text:p text:style-name="P4"><text:span text:style-name="T2">create</text:span><text:span text:style-name="T3"> </text:span><text:span text:style-name="T2">trigger</text:span><text:span text:style-name="T3"> ControlSemana</text:span></text:p>
      <text:p text:style-name="P4"><text:span text:style-name="T2">on</text:span><text:span text:style-name="T3"> FechaRanking</text:span></text:p>
      <text:p text:style-name="P4"><text:span text:style-name="T2">instead</text:span><text:span text:style-name="T3"> </text:span><text:span text:style-name="T2">of</text:span><text:span text:style-name="T3"> </text:span><text:span text:style-name="T2">insert</text:span><text:span text:style-name="T4">,</text:span><text:span text:style-name="T3"> </text:span><text:span text:style-name="T7">update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if</text:span><text:span text:style-name="T3"> </text:span><text:span text:style-name="T4">exists</text:span><text:span text:style-name="T2"> </text:span><text:span text:style-name="T4">(</text:span><text:span text:style-name="T3"> </text:span><text:span text:style-name="T2">select</text:span><text:span text:style-name="T3"> </text:span><text:span text:style-name="T4">*</text:span><text:span text:style-name="T3"> </text:span><text:span text:style-name="T2">from</text:span><text:span text:style-name="T3"> deleted </text:span><text:span text:style-name="T4">)</text:span></text:p>
      <text:p text:style-name="P4"><text:span text:style-name="T3"><text:tab/></text:span><text:span text:style-name="T2">begin</text:span></text:p>
      <text:p text:style-name="P4"><text:span text:style-name="T3"><text:tab/><text:tab/></text:span><text:span text:style-name="T7">update</text:span><text:span text:style-name="T3"> FechaRanking </text:span><text:span text:style-name="T2">set</text:span><text:span text:style-name="T3"> fecha </text:span><text:span text:style-name="T4">=</text:span><text:span text:style-name="T3"> I</text:span><text:span text:style-name="T4">.</text:span><text:span text:style-name="T3">fecha</text:span></text:p>
      <text:p text:style-name="P4"><text:span text:style-name="T3"><text:tab/><text:tab/></text:span><text:span text:style-name="T2">from</text:span><text:span text:style-name="T3"> inserted I</text:span></text:p>
      <text:p text:style-name="P4"><text:span text:style-name="T3"><text:tab/><text:tab/></text:span><text:span text:style-name="T2">where</text:span><text:span text:style-name="T3"> </text:span><text:span text:style-name="T4">not</text:span><text:span text:style-name="T3"> </text:span><text:span text:style-name="T4">exists</text:span><text:span text:style-name="T2"> </text:span><text:span text:style-name="T4">(</text:span><text:span text:style-name="T3"> </text:span><text:span text:style-name="T2">select</text:span><text:span text:style-name="T3"> FR</text:span><text:span text:style-name="T4">.</text:span><text:span text:style-name="T3">fecha</text:span></text:p>
      <text:p text:style-name="P4"><text:span text:style-name="T3"><text:tab/><text:tab/><text:tab/><text:tab/><text:tab/><text:tab/><text:tab/></text:span><text:span text:style-name="T2">from</text:span><text:span text:style-name="T3"> FechaRanking FR</text:span></text:p>
      <text:p text:style-name="P4"><text:span text:style-name="T3"><text:tab/><text:tab/><text:tab/><text:tab/><text:tab/><text:tab/><text:tab/></text:span><text:span text:style-name="T2">where</text:span><text:span text:style-name="T3"> FR</text:span><text:span text:style-name="T4">.</text:span><text:span text:style-name="T3">fecha </text:span><text:span text:style-name="T4">&gt;</text:span><text:span text:style-name="T3"> </text:span><text:span text:style-name="T7">dateadd</text:span><text:span text:style-name="T4">(</text:span><text:span text:style-name="T7">day</text:span><text:span text:style-name="T4">,</text:span><text:span text:style-name="T3"> </text:span><text:span text:style-name="T4">-</text:span><text:span text:style-name="T3">7</text:span><text:span text:style-name="T4">,</text:span><text:span text:style-name="T3"> I</text:span><text:span text:style-name="T4">.</text:span><text:span text:style-name="T3">fecha</text:span><text:span text:style-name="T4">)</text:span><text:span text:style-name="T3"> </text:span><text:span text:style-name="T4">)</text:span></text:p>
      <text:p text:style-name="P4"><text:span text:style-name="T3"><text:tab/></text:span><text:span text:style-name="T2">end</text:span></text:p>
      <text:p text:style-name="P4"><text:span text:style-name="T3"><text:tab/></text:span><text:span text:style-name="T2">else</text:span></text:p>
      <text:p text:style-name="P4"><text:span text:style-name="T3"><text:tab/></text:span><text:span text:style-name="T2">begin</text:span></text:p>
      <text:p text:style-name="P4"><text:span text:style-name="T3"><text:tab/><text:tab/></text:span><text:span text:style-name="T2">insert</text:span><text:span text:style-name="T3"> FechaRanking<text:tab/></text:span><text:span text:style-name="T2">select</text:span><text:span text:style-name="T3"> fecha</text:span></text:p>
      <text:p text:style-name="P4"><text:span text:style-name="T3"><text:tab/><text:tab/></text:span><text:span text:style-name="T2">from</text:span><text:span text:style-name="T3"> inserted I</text:span></text:p>
      <text:p text:style-name="P4"><text:span text:style-name="T3"><text:tab/><text:tab/></text:span><text:span text:style-name="T2">where</text:span><text:span text:style-name="T3"> </text:span><text:span text:style-name="T4">not</text:span><text:span text:style-name="T3"> </text:span><text:span text:style-name="T4">exists</text:span><text:span text:style-name="T2"> </text:span><text:span text:style-name="T4">(</text:span><text:span text:style-name="T3"> </text:span><text:span text:style-name="T2">select</text:span><text:span text:style-name="T3"> FR</text:span><text:span text:style-name="T4">.</text:span><text:span text:style-name="T3">fecha</text:span></text:p>
      <text:p text:style-name="P4"><text:span text:style-name="T3"><text:tab/><text:tab/><text:tab/><text:tab/><text:tab/><text:tab/><text:tab/></text:span><text:span text:style-name="T2">from</text:span><text:span text:style-name="T3"> FechaRanking FR</text:span></text:p>
      <text:p text:style-name="P4"><text:span text:style-name="T3"><text:tab/><text:tab/><text:tab/><text:tab/><text:tab/><text:tab/><text:tab/></text:span><text:span text:style-name="T2">where</text:span><text:span text:style-name="T3"> FR</text:span><text:span text:style-name="T4">.</text:span><text:span text:style-name="T3">fecha </text:span><text:span text:style-name="T4">&gt;</text:span><text:span text:style-name="T3"> </text:span><text:span text:style-name="T7">dateadd</text:span><text:span text:style-name="T4">(</text:span><text:span text:style-name="T7">day</text:span><text:span text:style-name="T4">,</text:span><text:span text:style-name="T3"> </text:span><text:span text:style-name="T4">-</text:span><text:span text:style-name="T3">7</text:span><text:span text:style-name="T4">,</text:span><text:span text:style-name="T3"> I</text:span><text:span text:style-name="T4">.</text:span><text:span text:style-name="T3">fecha</text:span><text:span text:style-name="T4">)</text:span><text:span text:style-name="T3"> </text:span><text:span text:style-name="T4">)</text:span></text:p>
      <text:p text:style-name="P4"><text:span text:style-name="T3"><text:tab/></text:span><text:span text:style-name="T2">end</text:span></text:p>
      <text:p text:style-name="P14">end</text:p>
      <text:p text:style-name="P1"/>
      <text:p text:style-name="P4"><text:span text:style-name="T2">alter</text:span><text:span text:style-name="T3"> </text:span><text:span text:style-name="T2">table</text:span><text:span text:style-name="T3"> FechaRanking </text:span><text:span text:style-name="T2">drop</text:span><text:span text:style-name="T3"> es_lunes </text:span><text:span text:style-name="T5">-- borro eso para que no revise si es lunes</text:span></text:p>
      <text:p text:style-name="P4"><text:span text:style-name="T2">insert</text:span><text:span text:style-name="T3"> </text:span><text:span text:style-name="T2">into</text:span><text:span text:style-name="T3"> FechaRanking </text:span><text:span text:style-name="T2">values </text:span><text:span text:style-name="T4">(</text:span><text:span text:style-name="T6">'20180618'</text:span><text:span text:style-name="T4">)</text:span></text:p>
      <text:p text:style-name="P4"><text:span text:style-name="T2">insert</text:span><text:span text:style-name="T3"> </text:span><text:span text:style-name="T2">into</text:span><text:span text:style-name="T3"> FechaRanking </text:span><text:span text:style-name="T2">values</text:span><text:span text:style-name="T4">(</text:span><text:span text:style-name="T6">'20180625'</text:span><text:span text:style-name="T4">)</text:span></text:p>
      <text:p text:style-name="P4"><text:span text:style-name="T2">insert</text:span><text:span text:style-name="T3"> </text:span><text:span text:style-name="T2">into</text:span><text:span text:style-name="T3"> FechaRanking </text:span><text:span text:style-name="T2">values</text:span><text:span text:style-name="T4">(</text:span><text:span text:style-name="T6">'20180627'</text:span><text:span text:style-name="T4">)</text:span><text:span text:style-name="T3"> </text:span><text:span text:style-name="T5">-- este no lo agrega</text:span></text:p>
      <text:p text:style-name="P4"><text:span text:style-name="T7">update</text:span><text:span text:style-name="T3"> FechaRanking </text:span><text:span text:style-name="T2">set</text:span><text:span text:style-name="T3"> fecha </text:span><text:span text:style-name="T4">=</text:span><text:span text:style-name="T3"> </text:span><text:span text:style-name="T6">'20180623'</text:span><text:span text:style-name="T3"> </text:span><text:span text:style-name="T2">where</text:span><text:span text:style-name="T3"> fecha </text:span><text:span text:style-name="T4">=</text:span><text:span text:style-name="T3"> </text:span><text:span text:style-name="T6">'20180625'</text:span><text:span text:style-name="T3"> </text:span><text:span text:style-name="T5">-- no deja hacerlo</text:span></text:p>
      <text:p text:style-name="P4"><text:span text:style-name="T2">select</text:span><text:span text:style-name="T3"> </text:span><text:span text:style-name="T4">*</text:span><text:span text:style-name="T3"> </text:span><text:span text:style-name="T2">from</text:span><text:span text:style-name="T3"> FechaRanking</text:span></text:p>
      <text:p text:style-name="P1"/>
      <text:p text:style-name="P1"/>
      <text:p text:style-name="P16">--f. Crear un trigger que registre en un log el historial de entrenadores de un jugador.</text:p>
      <text:p text:style-name="P16">--(Cada vez que un jugador cambia de entrenador se debe guardar el registro del</text:p>
      <text:p text:style-name="P16">--entrenador anterior y la fecha en que se registra el cambio). Implementar la estructura</text:p>
      <text:p text:style-name="P16">--necesaria para soportar este trigger.</text:p>
      <text:p text:style-name="P14">go</text:p>
      <text:p text:style-name="P4"><text:span text:style-name="T2">create</text:span><text:span text:style-name="T3"> </text:span><text:span text:style-name="T2">table</text:span><text:span text:style-name="T3"> LogEntrenadores</text:span><text:span text:style-name="T4">(</text:span></text:p>
      <text:p text:style-name="P4"><text:span text:style-name="T3">jugadorId </text:span><text:span text:style-name="T2">int</text:span><text:span text:style-name="T4">,</text:span></text:p>
      <text:p text:style-name="P4"><text:span text:style-name="T3">entrenadorAnterior </text:span><text:span text:style-name="T2">varchar</text:span><text:span text:style-name="T4">(</text:span><text:span text:style-name="T3">30</text:span><text:span text:style-name="T4">),</text:span></text:p>
      <text:p text:style-name="P4"><text:span text:style-name="T3">fechaCambio </text:span><text:span text:style-name="T2">date</text:span></text:p>
      <text:p text:style-name="P15">)</text:p>
      <text:p text:style-name="P14">go</text:p>
      <text:p text:style-name="P4"><text:span text:style-name="T2">create</text:span><text:span text:style-name="T3"> </text:span><text:span text:style-name="T2">trigger</text:span><text:span text:style-name="T3"> EntrenadoresLog</text:span></text:p>
      <text:p text:style-name="P4"><text:span text:style-name="T2">on</text:span><text:span text:style-name="T3"> Jugadores</text:span></text:p>
      <text:p text:style-name="P4"><text:span text:style-name="T2">after</text:span><text:span text:style-name="T3"> </text:span><text:span text:style-name="T7">update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if</text:span><text:span text:style-name="T3"> </text:span><text:span text:style-name="T7">update</text:span><text:span text:style-name="T4">(</text:span><text:span text:style-name="T3">entrenador</text:span><text:span text:style-name="T4">)</text:span></text:p>
      <text:p text:style-name="P4"><text:span text:style-name="T3"><text:tab/></text:span><text:span text:style-name="T2">begin</text:span></text:p>
      <text:p text:style-name="P4"><text:span text:style-name="T3"><text:tab/><text:tab/></text:span><text:span text:style-name="T2">insert</text:span><text:span text:style-name="T3"> </text:span><text:span text:style-name="T2">into</text:span><text:span text:style-name="T3"> LogEntrenadores</text:span><text:span text:style-name="T2"> </text:span><text:span text:style-name="T4">(</text:span><text:span text:style-name="T3">jugadorId</text:span><text:span text:style-name="T4">,</text:span><text:span text:style-name="T3"> entrenadorAnterior</text:span><text:span text:style-name="T4">,</text:span><text:span text:style-name="T3"> fechaCambio</text:span><text:span text:style-name="T4">)</text:span></text:p>
      <text:p text:style-name="P4"><text:span text:style-name="T3"><text:tab/><text:tab/></text:span><text:span text:style-name="T2">select</text:span><text:span text:style-name="T3"> jugadorId</text:span><text:span text:style-name="T4">,</text:span><text:span text:style-name="T3"> entrenador</text:span><text:span text:style-name="T4">,</text:span><text:span text:style-name="T3"> </text:span><text:span text:style-name="T7">getdate</text:span><text:span text:style-name="T4">()</text:span></text:p>
      <text:p text:style-name="P4"><text:span text:style-name="T3"><text:tab/><text:tab/></text:span><text:span text:style-name="T2">from</text:span><text:span text:style-name="T3"> deleted</text:span></text:p>
      <text:p text:style-name="P4"><text:span text:style-name="T3"><text:tab/></text:span><text:span text:style-name="T2">end</text:span></text:p>
      <text:p text:style-name="P14">end</text:p>
      <text:p text:style-name="P1"/>
      <text:p text:style-name="P4"><text:span text:style-name="T7">update</text:span><text:span text:style-name="T3"> Jugadores </text:span><text:span text:style-name="T2">set</text:span><text:span text:style-name="T3"> entrenador </text:span><text:span text:style-name="T4">=</text:span><text:span text:style-name="T3"> </text:span><text:span text:style-name="T6">'Otro entrenador'</text:span><text:span text:style-name="T3"> </text:span><text:span text:style-name="T2">where</text:span><text:span text:style-name="T3"> jugadorId </text:span><text:span text:style-name="T4">=</text:span><text:span text:style-name="T3"> 2</text:span></text:p>
      <text:p text:style-name="P4"><text:span text:style-name="T2">select</text:span><text:span text:style-name="T3"> </text:span><text:span text:style-name="T4">*</text:span><text:span text:style-name="T3"> </text:span><text:span text:style-name="T2">from</text:span><text:span text:style-name="T3"> Jugadores </text:span><text:span text:style-name="T2">where</text:span><text:span text:style-name="T3"> jugadorId </text:span><text:span text:style-name="T4">=</text:span><text:span text:style-name="T3"> 2</text:span></text:p>
      <text:p text:style-name="P4"><text:span text:style-name="T2">select</text:span><text:span text:style-name="T3"> </text:span><text:span text:style-name="T4">*</text:span><text:span text:style-name="T3"> </text:span><text:span text:style-name="T2">from</text:span><text:span text:style-name="T3"> LogEntrenadores</text:span></text:p>
      <text:p text:style-name="P1"/>
      <text:p text:style-name="P1"/>
      <text:p text:style-name="P16"><text:soft-page-break/>--g. Implementar un disparador que al eliminar un torneo elimine todo lo relacionado al</text:p>
      <text:p text:style-name="P16">--mismo (edición, partidos).</text:p>
      <text:p text:style-name="P14">go</text:p>
      <text:p text:style-name="P4"><text:span text:style-name="T2">create</text:span><text:span text:style-name="T3"> </text:span><text:span text:style-name="T2">trigger</text:span><text:span text:style-name="T3"> EliminarTorneoTotalmente</text:span></text:p>
      <text:p text:style-name="P4"><text:span text:style-name="T2">on</text:span><text:span text:style-name="T3"> Torneos</text:span></text:p>
      <text:p text:style-name="P4"><text:span text:style-name="T2">instead</text:span><text:span text:style-name="T3"> </text:span><text:span text:style-name="T2">of</text:span><text:span text:style-name="T3"> </text:span><text:span text:style-name="T2">delete</text:span></text:p>
      <text:p text:style-name="P4"><text:span text:style-name="T2">as</text:span><text:span text:style-name="T3"> </text:span><text:span text:style-name="T2">begin</text:span></text:p>
      <text:p text:style-name="P4"><text:span text:style-name="T3"><text:tab/></text:span><text:span text:style-name="T2">delete</text:span><text:span text:style-name="T3"> Partidos</text:span></text:p>
      <text:p text:style-name="P4"><text:span text:style-name="T3"><text:tab/></text:span><text:span text:style-name="T2">from</text:span><text:span text:style-name="T3"> Partidos P</text:span><text:span text:style-name="T4">,</text:span><text:span text:style-name="T3"> deleted D</text:span></text:p>
      <text:p text:style-name="P4"><text:span text:style-name="T3"><text:tab/></text:span><text:span text:style-name="T2">where</text:span><text:span text:style-name="T3"> P</text:span><text:span text:style-name="T4">.</text:span><text:span text:style-name="T3">torneoId </text:span><text:span text:style-name="T4">=</text:span><text:span text:style-name="T3"> D</text:span><text:span text:style-name="T4">.</text:span><text:span text:style-name="T3">torneoId</text:span></text:p>
      <text:p text:style-name="P1"/>
      <text:p text:style-name="P4"><text:span text:style-name="T3"><text:tab/></text:span><text:span text:style-name="T2">delete</text:span><text:span text:style-name="T3"> TorneoEdicion</text:span></text:p>
      <text:p text:style-name="P4"><text:span text:style-name="T3"><text:tab/></text:span><text:span text:style-name="T2">from</text:span><text:span text:style-name="T3"> TorneoEdicion TE</text:span><text:span text:style-name="T4">,</text:span><text:span text:style-name="T3"> deleted D</text:span></text:p>
      <text:p text:style-name="P4"><text:span text:style-name="T3"><text:tab/></text:span><text:span text:style-name="T2">where</text:span><text:span text:style-name="T3"> TE</text:span><text:span text:style-name="T4">.</text:span><text:span text:style-name="T3">torneoId </text:span><text:span text:style-name="T4">=</text:span><text:span text:style-name="T3"> D</text:span><text:span text:style-name="T4">.</text:span><text:span text:style-name="T3">torneoId</text:span></text:p>
      <text:p text:style-name="P1"/>
      <text:p text:style-name="P4"><text:span text:style-name="T3"><text:tab/></text:span><text:span text:style-name="T2">delete</text:span><text:span text:style-name="T3"> Torneos</text:span></text:p>
      <text:p text:style-name="P4"><text:span text:style-name="T3"><text:tab/></text:span><text:span text:style-name="T2">from</text:span><text:span text:style-name="T3"> Torneos T</text:span><text:span text:style-name="T4">,</text:span><text:span text:style-name="T3"> deleted D</text:span></text:p>
      <text:p text:style-name="P4"><text:span text:style-name="T3"><text:tab/></text:span><text:span text:style-name="T2">where</text:span><text:span text:style-name="T3"> T</text:span><text:span text:style-name="T4">.</text:span><text:span text:style-name="T3">torneoId </text:span><text:span text:style-name="T4">=</text:span><text:span text:style-name="T3"> D</text:span><text:span text:style-name="T4">.</text:span><text:span text:style-name="T3">torneoId</text:span></text:p>
      <text:p text:style-name="P14">end</text:p>
      <text:p text:style-name="P1"/>
      <text:p text:style-name="P4"><text:span text:style-name="T2">delete</text:span><text:span text:style-name="T3"> </text:span><text:span text:style-name="T2">from</text:span><text:span text:style-name="T3"> Torneos </text:span><text:span text:style-name="T2">where</text:span><text:span text:style-name="T3"> torneoId </text:span><text:span text:style-name="T4">=</text:span><text:span text:style-name="T3"> 1</text:span></text:p>
      <text:p text:style-name="P4"><text:span text:style-name="T2">select</text:span><text:span text:style-name="T3"> </text:span><text:span text:style-name="T4">*</text:span><text:span text:style-name="T3"> </text:span><text:span text:style-name="T2">from</text:span><text:span text:style-name="T3"> Torneos </text:span><text:span text:style-name="T2">where</text:span><text:span text:style-name="T3"> torneoId </text:span><text:span text:style-name="T4">=</text:span><text:span text:style-name="T3"> 1</text:span></text:p>
      <text:p text:style-name="P4"><text:span text:style-name="T2">select</text:span><text:span text:style-name="T3"> </text:span><text:span text:style-name="T4">*</text:span><text:span text:style-name="T3"> </text:span><text:span text:style-name="T2">from</text:span><text:span text:style-name="T3"> TorneoEdicion </text:span><text:span text:style-name="T2">where</text:span><text:span text:style-name="T3"> torneoId </text:span><text:span text:style-name="T4">=</text:span><text:span text:style-name="T3"> 1</text:span></text:p>
      <text:p text:style-name="P4"><text:span text:style-name="T2">select</text:span><text:span text:style-name="T3"> </text:span><text:span text:style-name="T4">*</text:span><text:span text:style-name="T3"> </text:span><text:span text:style-name="T2">from</text:span><text:span text:style-name="T3"> Partidos </text:span><text:span text:style-name="T2">where</text:span><text:span text:style-name="T3"> torneoId </text:span><text:span text:style-name="T4">=</text:span><text:span text:style-name="T3"> 1</text:span></text:p>
      <text:p text:style-name="P1"/>
      <text:p text:style-name="P1"/>
      <text:p text:style-name="P1"/>
      <text:p text:style-name="P1"/>
      <text:p text:style-name="P1"/>
      <text:p text:style-name="P16"/>
      <text:p text:style-name="P5"/>
      <text:p text:style-name="P16">------------------------------------- consultas y vistas ------------------------------------</text:p>
      <text:p text:style-name="P1"/>
      <text:p text:style-name="P16">--a. Mostrar los jugadores que han jugado todos los torneos de Grand Slam de este año.</text:p>
      <text:p text:style-name="P1"/>
      <text:p text:style-name="P4"><text:span text:style-name="T2">select</text:span><text:span text:style-name="T3"> J</text:span><text:span text:style-name="T4">.</text:span><text:span text:style-name="T3">jugadorId</text:span></text:p>
      <text:p text:style-name="P4"><text:span text:style-name="T2">from</text:span><text:span text:style-name="T3"> Jugadores J</text:span><text:span text:style-name="T4">,</text:span><text:span text:style-name="T3"> Partidos P</text:span><text:span text:style-name="T4">,</text:span><text:span text:style-name="T3"> Torneos T</text:span></text:p>
      <text:p text:style-name="P4"><text:span text:style-name="T2">where </text:span><text:span text:style-name="T4">(</text:span><text:span text:style-name="T3"> J</text:span><text:span text:style-name="T4">.</text:span><text:span text:style-name="T3">jugadorId </text:span><text:span text:style-name="T4">=</text:span><text:span text:style-name="T3"> P</text:span><text:span text:style-name="T4">.</text:span><text:span text:style-name="T3">jugadorGanador </text:span><text:span text:style-name="T4">or</text:span><text:span text:style-name="T3"> J</text:span><text:span text:style-name="T4">.</text:span><text:span text:style-name="T3">jugadorId </text:span><text:span text:style-name="T4">=</text:span><text:span text:style-name="T3"> P</text:span><text:span text:style-name="T4">.</text:span><text:span text:style-name="T3">jugadorPerdedor </text:span><text:span text:style-name="T4">)</text:span></text:p>
      <text:p text:style-name="P4"><text:span text:style-name="T4">and</text:span><text:span text:style-name="T3"> P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4">and</text:span><text:span text:style-name="T3"> T</text:span><text:span text:style-name="T4">.</text:span><text:span text:style-name="T3">torneoTipo </text:span><text:span text:style-name="T4">=</text:span><text:span text:style-name="T3"> </text:span><text:span text:style-name="T6">'GS'</text:span></text:p>
      <text:p text:style-name="P4"><text:span text:style-name="T4">and</text:span><text:span text:style-name="T3"> P</text:span><text:span text:style-name="T4">.</text:span><text:span text:style-name="T3">anio </text:span><text:span text:style-name="T4">=</text:span><text:span text:style-name="T3"> </text:span><text:span text:style-name="T7">year</text:span><text:span text:style-name="T4">(</text:span><text:span text:style-name="T7">getdate</text:span><text:span text:style-name="T4">())</text:span></text:p>
      <text:p text:style-name="P4"><text:span text:style-name="T2">group</text:span><text:span text:style-name="T3"> </text:span><text:span text:style-name="T2">by</text:span><text:span text:style-name="T3"> J</text:span><text:span text:style-name="T4">.</text:span><text:span text:style-name="T3">jugadorId</text:span></text:p>
      <text:p text:style-name="P4"><text:span text:style-name="T2">having</text:span><text:span text:style-name="T3"> </text:span><text:span text:style-name="T7">count</text:span><text:span text:style-name="T4">(</text:span><text:span text:style-name="T2">distinct</text:span><text:span text:style-name="T3"> P</text:span><text:span text:style-name="T4">.</text:span><text:span text:style-name="T3">torneoId</text:span><text:span text:style-name="T4">)</text:span><text:span text:style-name="T3"> </text:span><text:span text:style-name="T4">=</text:span><text:span text:style-name="T2"> </text:span><text:span text:style-name="T4">(</text:span></text:p>
      <text:p text:style-name="P4"><text:span text:style-name="T3"><text:tab/><text:tab/><text:tab/><text:tab/><text:tab/><text:tab/><text:tab/><text:tab/><text:tab/></text:span><text:span text:style-name="T2">select</text:span><text:span text:style-name="T3"> </text:span><text:span text:style-name="T7">count</text:span><text:span text:style-name="T4">(*)</text:span></text:p>
      <text:p text:style-name="P4"><text:span text:style-name="T3"><text:tab/><text:tab/><text:tab/><text:tab/><text:tab/><text:tab/><text:tab/><text:tab/><text:tab/></text:span><text:span text:style-name="T2">from</text:span><text:span text:style-name="T3"> Torneos T</text:span><text:span text:style-name="T4">,</text:span><text:span text:style-name="T3"> TorneoEdicion TE</text:span></text:p>
      <text:p text:style-name="P4"><text:span text:style-name="T3"><text:tab/><text:tab/><text:tab/><text:tab/><text:tab/><text:tab/><text:tab/><text:tab/><text:tab/></text:span><text:span text:style-name="T2">where</text:span><text:span text:style-name="T3"> T</text:span><text:span text:style-name="T4">.</text:span><text:span text:style-name="T3">torneoId </text:span><text:span text:style-name="T4">=</text:span><text:span text:style-name="T3"> TE</text:span><text:span text:style-name="T4">.</text:span><text:span text:style-name="T3">torneoId</text:span></text:p>
      <text:p text:style-name="P4"><text:span text:style-name="T3"><text:tab/><text:tab/><text:tab/><text:tab/><text:tab/><text:tab/><text:tab/><text:tab/><text:tab/></text:span><text:span text:style-name="T4">and</text:span><text:span text:style-name="T3"> torneoTipo </text:span><text:span text:style-name="T4">=</text:span><text:span text:style-name="T3"> </text:span><text:span text:style-name="T6">'GS'</text:span></text:p>
      <text:p text:style-name="P4"><text:span text:style-name="T3"><text:tab/><text:tab/><text:tab/><text:tab/><text:tab/><text:tab/><text:tab/><text:tab/><text:tab/></text:span><text:span text:style-name="T4">and</text:span><text:span text:style-name="T3"> TE</text:span><text:span text:style-name="T4">.</text:span><text:span text:style-name="T3">anio </text:span><text:span text:style-name="T4">=</text:span><text:span text:style-name="T3"> </text:span><text:span text:style-name="T7">year</text:span><text:span text:style-name="T4">(</text:span><text:span text:style-name="T7">getdate</text:span><text:span text:style-name="T4">())</text:span><text:span text:style-name="T3"> </text:span><text:span text:style-name="T4">)</text:span></text:p>
      <text:p text:style-name="P1"/>
      <text:p text:style-name="P1"/>
      <text:p text:style-name="P16">--b. Mostrar los jugadores que no han jugado torneos de Grand Slam este año, pero que</text:p>
      <text:p text:style-name="P16">--han ganado algún torneo de este tipo en la última década.</text:p>
      <text:p text:style-name="P1"/>
      <text:p text:style-name="P4"><text:span text:style-name="T2">select</text:span><text:span text:style-name="T3"> </text:span><text:span text:style-name="T4">*</text:span></text:p>
      <text:p text:style-name="P4"><text:span text:style-name="T2">from</text:span><text:span text:style-name="T3"> Jugadores J</text:span></text:p>
      <text:p text:style-name="P4"><text:span text:style-name="T2">where</text:span><text:span text:style-name="T3"> J</text:span><text:span text:style-name="T4">.</text:span><text:span text:style-name="T3">jugadorId </text:span><text:span text:style-name="T4">in</text:span><text:span text:style-name="T2"> </text:span><text:span text:style-name="T4">(</text:span><text:span text:style-name="T3"> </text:span></text:p>
      <text:p text:style-name="P4"><text:span text:style-name="T3"><text:tab/><text:tab/><text:tab/><text:tab/></text:span><text:span text:style-name="T2">select</text:span><text:span text:style-name="T3"> TE</text:span><text:span text:style-name="T4">.</text:span><text:span text:style-name="T3">jugadorGanador</text:span></text:p>
      <text:p text:style-name="P4"><text:span text:style-name="T3"><text:tab/><text:tab/><text:tab/><text:tab/></text:span><text:span text:style-name="T2">from</text:span><text:span text:style-name="T3"> TorneoEdicion TE</text:span><text:span text:style-name="T4">,</text:span><text:span text:style-name="T3"> Torneos T</text:span></text:p>
      <text:p text:style-name="P4"><text:span text:style-name="T3"><text:tab/><text:tab/><text:tab/><text:tab/></text:span><text:span text:style-name="T2">where</text:span><text:span text:style-name="T3"> <text:s/>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text:tab/><text:tab/><text:tab/></text:span><text:span text:style-name="T4">and</text:span><text:span text:style-name="T3"> TE</text:span><text:span text:style-name="T4">.</text:span><text:span text:style-name="T3">anio </text:span><text:span text:style-name="T4">&gt;=</text:span><text:span text:style-name="T3"> </text:span><text:span text:style-name="T7">year</text:span><text:span text:style-name="T4">(</text:span><text:span text:style-name="T7">getdate</text:span><text:span text:style-name="T4">())</text:span><text:span text:style-name="T3"> </text:span><text:span text:style-name="T4">-</text:span><text:span text:style-name="T3"> 10</text:span></text:p>
      <text:p text:style-name="P4"><text:span text:style-name="T3"><text:tab/><text:tab/><text:tab/><text:tab/></text:span><text:span text:style-name="T4">and</text:span><text:span text:style-name="T3"> T</text:span><text:span text:style-name="T4">.</text:span><text:span text:style-name="T3">torneoTipo </text:span><text:span text:style-name="T4">=</text:span><text:span text:style-name="T3"> </text:span><text:span text:style-name="T6">'GS'</text:span><text:span text:style-name="T3"> </text:span><text:span text:style-name="T4">)</text:span></text:p>
      <text:p text:style-name="P4"><text:span text:style-name="T4">and</text:span><text:span text:style-name="T3"> J</text:span><text:span text:style-name="T4">.</text:span><text:span text:style-name="T3">jugadorId </text:span><text:span text:style-name="T4">not</text:span><text:span text:style-name="T3"> </text:span><text:span text:style-name="T4">in</text:span><text:span text:style-name="T2"> </text:span><text:span text:style-name="T4">(</text:span><text:span text:style-name="T3"> </text:span></text:p>
      <text:p text:style-name="P4"><text:span text:style-name="T3"><text:tab/><text:tab/><text:tab/><text:tab/><text:tab/></text:span><text:span text:style-name="T2">select</text:span><text:span text:style-name="T3"> P</text:span><text:span text:style-name="T4">.</text:span><text:span text:style-name="T3">jugadorGanador</text:span></text:p>
      <text:p text:style-name="P4"><text:span text:style-name="T3"><text:tab/><text:tab/><text:tab/><text:tab/><text:tab/></text:span><text:span text:style-name="T2">from</text:span><text:span text:style-name="T3"> Partidos P</text:span><text:span text:style-name="T4">,</text:span><text:span text:style-name="T3"> TorneoEdicion TE</text:span><text:span text:style-name="T4">,</text:span><text:span text:style-name="T3"> Torneos T</text:span></text:p>
      <text:p text:style-name="P4"><text:span text:style-name="T3"><text:tab/><text:tab/><text:tab/><text:tab/><text:tab/></text:span><text:span text:style-name="T2">where</text:span><text:span text:style-name="T3"> P</text:span><text:span text:style-name="T4">.</text:span><text:span text:style-name="T3">torneoId </text:span><text:span text:style-name="T4">=</text:span><text:span text:style-name="T3"> TE</text:span><text:span text:style-name="T4">.</text:span><text:span text:style-name="T3">torneoId</text:span></text:p>
      <text:p text:style-name="P4"><text:span text:style-name="T3"><text:tab/><text:tab/><text:tab/><text:tab/><text:tab/></text:span><text:span text:style-name="T4">and</text:span><text:span text:style-name="T3"> P</text:span><text:span text:style-name="T4">.</text:span><text:span text:style-name="T3">anio </text:span><text:span text:style-name="T4">=</text:span><text:span text:style-name="T3"> TE</text:span><text:span text:style-name="T4">.</text:span><text:span text:style-name="T3"> anio</text:span></text:p>
      <text:p text:style-name="P4"><text:span text:style-name="T3"><text:tab/><text:tab/><text:tab/><text:tab/><text:tab/></text:span><text:span text:style-name="T4">and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text:tab/><text:tab/><text:tab/><text:tab/></text:span><text:span text:style-name="T4">and</text:span><text:span text:style-name="T3"> TE</text:span><text:span text:style-name="T4">.</text:span><text:span text:style-name="T3">anio </text:span><text:span text:style-name="T4">=</text:span><text:span text:style-name="T3"> </text:span><text:span text:style-name="T7">year</text:span><text:span text:style-name="T4">(</text:span><text:span text:style-name="T7">getdate</text:span><text:span text:style-name="T4">())</text:span></text:p>
      <text:p text:style-name="P4"><text:span text:style-name="T3"><text:tab/><text:tab/><text:tab/><text:tab/><text:tab/></text:span><text:span text:style-name="T4">and</text:span><text:span text:style-name="T3"> T</text:span><text:span text:style-name="T4">.</text:span><text:span text:style-name="T3">torneoTipo </text:span><text:span text:style-name="T4">=</text:span><text:span text:style-name="T3"> </text:span><text:span text:style-name="T6">'GS'</text:span><text:span text:style-name="T3"> </text:span><text:span text:style-name="T4">)</text:span></text:p>
      <text:p text:style-name="P4"><text:span text:style-name="T4">and</text:span><text:span text:style-name="T3"> J</text:span><text:span text:style-name="T4">.</text:span><text:span text:style-name="T3">jugadorId </text:span><text:span text:style-name="T4">not</text:span><text:span text:style-name="T3"> </text:span><text:span text:style-name="T4">in</text:span><text:span text:style-name="T2"> </text:span><text:span text:style-name="T4">(</text:span><text:span text:style-name="T3"> </text:span></text:p>
      <text:p text:style-name="P4"><text:span text:style-name="T3"><text:tab/><text:tab/><text:tab/><text:tab/><text:tab/></text:span><text:span text:style-name="T2">select</text:span><text:span text:style-name="T3"> P</text:span><text:span text:style-name="T4">.</text:span><text:span text:style-name="T3">jugadorPerdedor</text:span></text:p>
      <text:p text:style-name="P4"><text:span text:style-name="T3"><text:tab/><text:tab/><text:tab/><text:tab/><text:tab/></text:span><text:span text:style-name="T2">from</text:span><text:span text:style-name="T3"> Partidos P</text:span><text:span text:style-name="T4">,</text:span><text:span text:style-name="T3"> TorneoEdicion TE</text:span><text:span text:style-name="T4">,</text:span><text:span text:style-name="T3"> Torneos T</text:span></text:p>
      <text:p text:style-name="P4"><text:soft-page-break/><text:span text:style-name="T3"><text:tab/><text:tab/><text:tab/><text:tab/><text:tab/></text:span><text:span text:style-name="T2">where</text:span><text:span text:style-name="T3"> P</text:span><text:span text:style-name="T4">.</text:span><text:span text:style-name="T3">torneoId </text:span><text:span text:style-name="T4">=</text:span><text:span text:style-name="T3"> TE</text:span><text:span text:style-name="T4">.</text:span><text:span text:style-name="T3">torneoId</text:span></text:p>
      <text:p text:style-name="P4"><text:span text:style-name="T3"><text:tab/><text:tab/><text:tab/><text:tab/><text:tab/></text:span><text:span text:style-name="T4">and</text:span><text:span text:style-name="T3"> P</text:span><text:span text:style-name="T4">.</text:span><text:span text:style-name="T3">anio </text:span><text:span text:style-name="T4">=</text:span><text:span text:style-name="T3"> TE</text:span><text:span text:style-name="T4">.</text:span><text:span text:style-name="T3"> anio</text:span></text:p>
      <text:p text:style-name="P4"><text:span text:style-name="T3"><text:tab/><text:tab/><text:tab/><text:tab/><text:tab/></text:span><text:span text:style-name="T4">and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text:tab/><text:tab/><text:tab/><text:tab/></text:span><text:span text:style-name="T4">and</text:span><text:span text:style-name="T3"> TE</text:span><text:span text:style-name="T4">.</text:span><text:span text:style-name="T3">anio </text:span><text:span text:style-name="T4">=</text:span><text:span text:style-name="T3"> </text:span><text:span text:style-name="T7">year</text:span><text:span text:style-name="T4">(</text:span><text:span text:style-name="T7">getdate</text:span><text:span text:style-name="T4">())</text:span></text:p>
      <text:p text:style-name="P4"><text:span text:style-name="T3"><text:tab/><text:tab/><text:tab/><text:tab/><text:tab/></text:span><text:span text:style-name="T4">and</text:span><text:span text:style-name="T3"> T</text:span><text:span text:style-name="T4">.</text:span><text:span text:style-name="T3">torneoTipo </text:span><text:span text:style-name="T4">=</text:span><text:span text:style-name="T3"> </text:span><text:span text:style-name="T6">'GS'</text:span><text:span text:style-name="T3"> </text:span><text:span text:style-name="T4">)</text:span></text:p>
      <text:p text:style-name="P1"/>
      <text:p text:style-name="P1"/>
      <text:p text:style-name="P16">--c. Realizar una consulta que muestre el nombre de cada jugador, conjuntamente con el</text:p>
      <text:p text:style-name="P16">--nombre del jugador que le ganó más veces y el nombre del jugador al que le ganó más</text:p>
      <text:p text:style-name="P16">--veces.</text:p>
      <text:p text:style-name="P1"/>
      <text:p text:style-name="P14">select</text:p>
      <text:p text:style-name="P4"><text:span text:style-name="T3">J</text:span><text:span text:style-name="T4">.</text:span><text:span text:style-name="T3">nombre </text:span><text:span text:style-name="T2">as</text:span><text:span text:style-name="T3"> jugador</text:span><text:span text:style-name="T4">,</text:span><text:span text:style-name="T3"> </text:span></text:p>
      <text:p text:style-name="P4"><text:span text:style-name="T4">(</text:span><text:span text:style-name="T3"> </text:span><text:span text:style-name="T2">select</text:span><text:span text:style-name="T3"> </text:span><text:span text:style-name="T2">top</text:span><text:span text:style-name="T4">(</text:span><text:span text:style-name="T3">1</text:span><text:span text:style-name="T4">)</text:span><text:span text:style-name="T3"> J2</text:span><text:span text:style-name="T4">.</text:span><text:span text:style-name="T3">nombre </text:span></text:p>
      <text:p text:style-name="P4"><text:span text:style-name="T3"><text:tab/></text:span><text:span text:style-name="T2">from</text:span><text:span text:style-name="T3"> Jugadores J2</text:span><text:span text:style-name="T4">,</text:span><text:span text:style-name="T3"> Partidos P2 </text:span></text:p>
      <text:p text:style-name="P4"><text:span text:style-name="T3"><text:tab/></text:span><text:span text:style-name="T2">where</text:span><text:span text:style-name="T3"> J2</text:span><text:span text:style-name="T4">.</text:span><text:span text:style-name="T3">jugadorId </text:span><text:span text:style-name="T4">=</text:span><text:span text:style-name="T3"> P2</text:span><text:span text:style-name="T4">.</text:span><text:span text:style-name="T3">jugadorGanador</text:span></text:p>
      <text:p text:style-name="P4"><text:span text:style-name="T3"><text:tab/></text:span><text:span text:style-name="T4">and</text:span><text:span text:style-name="T3"> P2</text:span><text:span text:style-name="T4">.</text:span><text:span text:style-name="T3">jugadorPerdedor </text:span><text:span text:style-name="T4">=</text:span><text:span text:style-name="T3"> J</text:span><text:span text:style-name="T4">.</text:span><text:span text:style-name="T3">jugadorId</text:span></text:p>
      <text:p text:style-name="P4"><text:span text:style-name="T3"><text:tab/></text:span><text:span text:style-name="T2">group</text:span><text:span text:style-name="T3"> </text:span><text:span text:style-name="T2">by</text:span><text:span text:style-name="T3"> J2</text:span><text:span text:style-name="T4">.</text:span><text:span text:style-name="T3">nombre</text:span></text:p>
      <text:p text:style-name="P4"><text:span text:style-name="T3"><text:tab/></text:span><text:span text:style-name="T2">order</text:span><text:span text:style-name="T3"> </text:span><text:span text:style-name="T2">by</text:span><text:span text:style-name="T3"> </text:span><text:span text:style-name="T7">count</text:span><text:span text:style-name="T4">(*)</text:span><text:span text:style-name="T3"> </text:span><text:span text:style-name="T2">desc</text:span><text:span text:style-name="T3"> </text:span><text:span text:style-name="T4">)</text:span><text:span text:style-name="T3"> </text:span><text:span text:style-name="T2">as</text:span><text:span text:style-name="T3"> [perdió mucho contra]</text:span><text:span text:style-name="T4">,</text:span></text:p>
      <text:p text:style-name="P4"><text:span text:style-name="T4">(</text:span><text:span text:style-name="T3"> </text:span><text:span text:style-name="T2">select</text:span><text:span text:style-name="T3"> </text:span><text:span text:style-name="T2">top</text:span><text:span text:style-name="T4">(</text:span><text:span text:style-name="T3">1</text:span><text:span text:style-name="T4">)</text:span><text:span text:style-name="T3"> J3</text:span><text:span text:style-name="T4">.</text:span><text:span text:style-name="T3">nombre </text:span></text:p>
      <text:p text:style-name="P4"><text:span text:style-name="T3"><text:tab/></text:span><text:span text:style-name="T2">from</text:span><text:span text:style-name="T3"> Jugadores J3</text:span><text:span text:style-name="T4">,</text:span><text:span text:style-name="T3"> Partidos P3 </text:span></text:p>
      <text:p text:style-name="P4"><text:span text:style-name="T3"><text:tab/></text:span><text:span text:style-name="T2">where</text:span><text:span text:style-name="T3"> J3</text:span><text:span text:style-name="T4">.</text:span><text:span text:style-name="T3">jugadorId </text:span><text:span text:style-name="T4">=</text:span><text:span text:style-name="T3"> P3</text:span><text:span text:style-name="T4">.</text:span><text:span text:style-name="T3">jugadorPerdedor</text:span></text:p>
      <text:p text:style-name="P4"><text:span text:style-name="T3"><text:tab/></text:span><text:span text:style-name="T4">and</text:span><text:span text:style-name="T3"> P3</text:span><text:span text:style-name="T4">.</text:span><text:span text:style-name="T3">jugadorGanador </text:span><text:span text:style-name="T4">=</text:span><text:span text:style-name="T3"> J</text:span><text:span text:style-name="T4">.</text:span><text:span text:style-name="T3">jugadorId</text:span></text:p>
      <text:p text:style-name="P4"><text:span text:style-name="T3"><text:tab/></text:span><text:span text:style-name="T2">group</text:span><text:span text:style-name="T3"> </text:span><text:span text:style-name="T2">by</text:span><text:span text:style-name="T3"> J3</text:span><text:span text:style-name="T4">.</text:span><text:span text:style-name="T3">nombre</text:span></text:p>
      <text:p text:style-name="P4"><text:span text:style-name="T3"><text:tab/></text:span><text:span text:style-name="T2">order</text:span><text:span text:style-name="T3"> </text:span><text:span text:style-name="T2">by</text:span><text:span text:style-name="T3"> </text:span><text:span text:style-name="T7">count</text:span><text:span text:style-name="T4">(*)</text:span><text:span text:style-name="T3"> </text:span><text:span text:style-name="T2">desc</text:span><text:span text:style-name="T3"> </text:span><text:span text:style-name="T4">)</text:span><text:span text:style-name="T3"> </text:span><text:span text:style-name="T2">as</text:span><text:span text:style-name="T3"> [le ganó mucho a]</text:span></text:p>
      <text:p text:style-name="P4"><text:span text:style-name="T2">from</text:span><text:span text:style-name="T3"> Jugadores J</text:span></text:p>
      <text:p text:style-name="P1"/>
      <text:p text:style-name="P1"/>
      <text:p text:style-name="P16">--d. Devolver el id de los jugadores conjuntamente con la cantidad de torneos ganados,</text:p>
      <text:p text:style-name="P16">--para los jugadores que ganaron más de 5 Grand Slams, más de 10 M1000, más de 5</text:p>
      <text:p text:style-name="P16">--M500 pero que nunca ganaron una Master Cup.</text:p>
      <text:p text:style-name="P1"/>
      <text:p text:style-name="P4"><text:span text:style-name="T2">select</text:span><text:span text:style-name="T3"> jugadorGanador jugadorId</text:span><text:span text:style-name="T4">,</text:span><text:span text:style-name="T3"> </text:span><text:span text:style-name="T7">count</text:span><text:span text:style-name="T4">(*)</text:span><text:span text:style-name="T3"> cantTorneosGanados</text:span></text:p>
      <text:p text:style-name="P4"><text:span text:style-name="T2">from</text:span><text:span text:style-name="T3"> TorneoEdicion TE</text:span></text:p>
      <text:p text:style-name="P4"><text:span text:style-name="T2">where</text:span><text:span text:style-name="T3"> 5 </text:span><text:span text:style-name="T4">&lt;</text:span><text:span text:style-name="T2"> </text:span><text:span text:style-name="T4">(</text:span><text:span text:style-name="T3"> </text:span></text:p>
      <text:p text:style-name="P4"><text:span text:style-name="T3"><text:tab/><text:tab/></text:span><text:span text:style-name="T2">select</text:span><text:span text:style-name="T3"> </text:span><text:span text:style-name="T7">count</text:span><text:span text:style-name="T4">(*)</text:span><text:span text:style-name="T3"> </text:span></text:p>
      <text:p text:style-name="P4"><text:span text:style-name="T3"><text:tab/><text:tab/></text:span><text:span text:style-name="T2">from</text:span><text:span text:style-name="T3"> TorneoEdicion TEGS</text:span><text:span text:style-name="T4">,</text:span><text:span text:style-name="T3"> Torneos TGS</text:span></text:p>
      <text:p text:style-name="P4"><text:span text:style-name="T3"><text:tab/><text:tab/></text:span><text:span text:style-name="T2">where</text:span><text:span text:style-name="T3"> TEGS</text:span><text:span text:style-name="T4">.</text:span><text:span text:style-name="T3">torneoId </text:span><text:span text:style-name="T4">=</text:span><text:span text:style-name="T3"> TGS</text:span><text:span text:style-name="T4">.</text:span><text:span text:style-name="T3">torneoId</text:span></text:p>
      <text:p text:style-name="P4"><text:span text:style-name="T3"><text:tab/><text:tab/></text:span><text:span text:style-name="T4">and</text:span><text:span text:style-name="T3"> TEGS</text:span><text:span text:style-name="T4">.</text:span><text:span text:style-name="T3">jugadorGanador </text:span><text:span text:style-name="T4">=</text:span><text:span text:style-name="T3"> TE</text:span><text:span text:style-name="T4">.</text:span><text:span text:style-name="T3">jugadorGanador</text:span></text:p>
      <text:p text:style-name="P4"><text:span text:style-name="T3"><text:tab/><text:tab/></text:span><text:span text:style-name="T4">and</text:span><text:span text:style-name="T3"> TGS</text:span><text:span text:style-name="T4">.</text:span><text:span text:style-name="T3">torneoTipo </text:span><text:span text:style-name="T4">=</text:span><text:span text:style-name="T3"> </text:span><text:span text:style-name="T6">'GS'</text:span><text:span text:style-name="T3"> </text:span><text:span text:style-name="T4">)</text:span></text:p>
      <text:p text:style-name="P4"><text:span text:style-name="T4">and</text:span><text:span text:style-name="T3"> 10 </text:span><text:span text:style-name="T4">&lt;</text:span><text:span text:style-name="T2"> </text:span><text:span text:style-name="T4">(</text:span></text:p>
      <text:p text:style-name="P4"><text:span text:style-name="T3"><text:tab/><text:tab/></text:span><text:span text:style-name="T2">select</text:span><text:span text:style-name="T3"> </text:span><text:span text:style-name="T7">count</text:span><text:span text:style-name="T4">(*)</text:span><text:span text:style-name="T3"> </text:span></text:p>
      <text:p text:style-name="P4"><text:span text:style-name="T3"><text:tab/><text:tab/></text:span><text:span text:style-name="T2">from</text:span><text:span text:style-name="T3"> TorneoEdicion TEGS</text:span><text:span text:style-name="T4">,</text:span><text:span text:style-name="T3"> Torneos TGS</text:span></text:p>
      <text:p text:style-name="P4"><text:span text:style-name="T3"><text:tab/><text:tab/></text:span><text:span text:style-name="T2">where</text:span><text:span text:style-name="T3"> TEGS</text:span><text:span text:style-name="T4">.</text:span><text:span text:style-name="T3">torneoId </text:span><text:span text:style-name="T4">=</text:span><text:span text:style-name="T3"> TGS</text:span><text:span text:style-name="T4">.</text:span><text:span text:style-name="T3">torneoId</text:span></text:p>
      <text:p text:style-name="P4"><text:span text:style-name="T3"><text:tab/><text:tab/></text:span><text:span text:style-name="T4">and</text:span><text:span text:style-name="T3"> TEGS</text:span><text:span text:style-name="T4">.</text:span><text:span text:style-name="T3">jugadorGanador </text:span><text:span text:style-name="T4">=</text:span><text:span text:style-name="T3"> TE</text:span><text:span text:style-name="T4">.</text:span><text:span text:style-name="T3">jugadorGanador</text:span></text:p>
      <text:p text:style-name="P4"><text:span text:style-name="T3"><text:tab/><text:tab/></text:span><text:span text:style-name="T4">and</text:span><text:span text:style-name="T3"> TGS</text:span><text:span text:style-name="T4">.</text:span><text:span text:style-name="T3">torneoTipo </text:span><text:span text:style-name="T4">=</text:span><text:span text:style-name="T3"> </text:span><text:span text:style-name="T6">'1000'</text:span><text:span text:style-name="T3"> </text:span><text:span text:style-name="T4">)</text:span></text:p>
      <text:p text:style-name="P4"><text:span text:style-name="T4">and</text:span><text:span text:style-name="T3"> 5 </text:span><text:span text:style-name="T4">&lt;</text:span><text:span text:style-name="T2"> </text:span><text:span text:style-name="T4">(</text:span></text:p>
      <text:p text:style-name="P4"><text:span text:style-name="T3"><text:tab/><text:tab/></text:span><text:span text:style-name="T2">select</text:span><text:span text:style-name="T3"> </text:span><text:span text:style-name="T7">count</text:span><text:span text:style-name="T4">(*)</text:span><text:span text:style-name="T3"> </text:span></text:p>
      <text:p text:style-name="P4"><text:span text:style-name="T3"><text:tab/><text:tab/></text:span><text:span text:style-name="T2">from</text:span><text:span text:style-name="T3"> TorneoEdicion TEGS</text:span><text:span text:style-name="T4">,</text:span><text:span text:style-name="T3"> Torneos TGS</text:span></text:p>
      <text:p text:style-name="P4"><text:span text:style-name="T3"><text:tab/><text:tab/></text:span><text:span text:style-name="T2">where</text:span><text:span text:style-name="T3"> TEGS</text:span><text:span text:style-name="T4">.</text:span><text:span text:style-name="T3">torneoId </text:span><text:span text:style-name="T4">=</text:span><text:span text:style-name="T3"> TGS</text:span><text:span text:style-name="T4">.</text:span><text:span text:style-name="T3">torneoId</text:span></text:p>
      <text:p text:style-name="P4"><text:span text:style-name="T3"><text:tab/><text:tab/></text:span><text:span text:style-name="T4">and</text:span><text:span text:style-name="T3"> TEGS</text:span><text:span text:style-name="T4">.</text:span><text:span text:style-name="T3">jugadorGanador </text:span><text:span text:style-name="T4">=</text:span><text:span text:style-name="T3"> TE</text:span><text:span text:style-name="T4">.</text:span><text:span text:style-name="T3">jugadorGanador</text:span></text:p>
      <text:p text:style-name="P4"><text:span text:style-name="T3"><text:tab/><text:tab/></text:span><text:span text:style-name="T4">and</text:span><text:span text:style-name="T3"> TGS</text:span><text:span text:style-name="T4">.</text:span><text:span text:style-name="T3">torneoTipo </text:span><text:span text:style-name="T4">=</text:span><text:span text:style-name="T3"> </text:span><text:span text:style-name="T6">'500'</text:span><text:span text:style-name="T3"> </text:span><text:span text:style-name="T4">)</text:span></text:p>
      <text:p text:style-name="P4"><text:span text:style-name="T4">and</text:span><text:span text:style-name="T3"> jugadorGanador </text:span><text:span text:style-name="T4">not</text:span><text:span text:style-name="T3"> </text:span><text:span text:style-name="T4">in</text:span><text:span text:style-name="T2"> </text:span><text:span text:style-name="T4">(</text:span></text:p>
      <text:p text:style-name="P4"><text:span text:style-name="T3"><text:tab/><text:tab/></text:span><text:span text:style-name="T2">select</text:span><text:span text:style-name="T3"> jugadorGanador</text:span></text:p>
      <text:p text:style-name="P4"><text:span text:style-name="T3"><text:tab/><text:tab/></text:span><text:span text:style-name="T2">from</text:span><text:span text:style-name="T3"> TorneoEdicion TEGS</text:span><text:span text:style-name="T4">,</text:span><text:span text:style-name="T3"> Torneos TGS</text:span></text:p>
      <text:p text:style-name="P4"><text:span text:style-name="T3"><text:tab/><text:tab/></text:span><text:span text:style-name="T2">where</text:span><text:span text:style-name="T3"> TEGS</text:span><text:span text:style-name="T4">.</text:span><text:span text:style-name="T3">torneoId </text:span><text:span text:style-name="T4">=</text:span><text:span text:style-name="T3"> TGS</text:span><text:span text:style-name="T4">.</text:span><text:span text:style-name="T3">torneoId</text:span></text:p>
      <text:p text:style-name="P4"><text:span text:style-name="T3"><text:tab/><text:tab/></text:span><text:span text:style-name="T4">and</text:span><text:span text:style-name="T3"> TGS</text:span><text:span text:style-name="T4">.</text:span><text:span text:style-name="T3">torneoTipo </text:span><text:span text:style-name="T4">=</text:span><text:span text:style-name="T3"> </text:span><text:span text:style-name="T6">'MC'</text:span><text:span text:style-name="T3"> </text:span><text:span text:style-name="T4">)</text:span></text:p>
      <text:p text:style-name="P4"><text:span text:style-name="T2">group</text:span><text:span text:style-name="T3"> </text:span><text:span text:style-name="T2">by</text:span><text:span text:style-name="T3"> jugadorGanador</text:span></text:p>
      <text:p text:style-name="P1"/>
      <text:p text:style-name="P1"/>
      <text:p text:style-name="P16">--e. Devolver el nombre del jugador que ganó más Grand Slams. Considerar solamente los</text:p>
      <text:p text:style-name="P16">--jugadores que hayan participado en algún torneo este año.</text:p>
      <text:p text:style-name="P1"/>
      <text:p text:style-name="P4"><text:span text:style-name="T2">select</text:span><text:span text:style-name="T3"> nombre</text:span></text:p>
      <text:p text:style-name="P4"><text:span text:style-name="T2">from</text:span><text:span text:style-name="T3"> Jugadores J</text:span><text:span text:style-name="T4">,</text:span><text:span text:style-name="T3"> TorneoEdicion TE</text:span><text:span text:style-name="T4">,</text:span><text:span text:style-name="T3"> Torneos T</text:span></text:p>
      <text:p text:style-name="P4"><text:span text:style-name="T2">where</text:span><text:span text:style-name="T3"> jugadorId </text:span><text:span text:style-name="T4">in</text:span><text:span text:style-name="T2"> </text:span><text:span text:style-name="T4">(</text:span><text:span text:style-name="T3"> </text:span></text:p>
      <text:p text:style-name="P4"><text:span text:style-name="T3"><text:tab/><text:tab/><text:tab/><text:tab/></text:span><text:span text:style-name="T2">select</text:span><text:span text:style-name="T3"> jugadorGanador </text:span></text:p>
      <text:p text:style-name="P4"><text:span text:style-name="T3"><text:tab/><text:tab/><text:tab/><text:tab/></text:span><text:span text:style-name="T2">from</text:span><text:span text:style-name="T3"> Partidos</text:span></text:p>
      <text:p text:style-name="P4"><text:span text:style-name="T3"><text:tab/><text:tab/><text:tab/><text:tab/></text:span><text:span text:style-name="T2">where</text:span><text:span text:style-name="T3"> anio </text:span><text:span text:style-name="T4">=</text:span><text:span text:style-name="T3"> </text:span><text:span text:style-name="T7">year</text:span><text:span text:style-name="T4">(</text:span><text:span text:style-name="T7">getdate</text:span><text:span text:style-name="T4">())</text:span><text:span text:style-name="T3"> </text:span><text:span text:style-name="T4">)</text:span></text:p>
      <text:p text:style-name="P4"><text:span text:style-name="T4">and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4">and</text:span><text:span text:style-name="T3"> J</text:span><text:span text:style-name="T4">.</text:span><text:span text:style-name="T3">jugadorId </text:span><text:span text:style-name="T4">=</text:span><text:span text:style-name="T3"> TE</text:span><text:span text:style-name="T4">.</text:span><text:span text:style-name="T3">jugadorGanador</text:span></text:p>
      <text:p text:style-name="P4"><text:span text:style-name="T4">and</text:span><text:span text:style-name="T3"> T</text:span><text:span text:style-name="T4">.</text:span><text:span text:style-name="T3">torneoTipo </text:span><text:span text:style-name="T4">=</text:span><text:span text:style-name="T3"> </text:span><text:span text:style-name="T6">'GS'</text:span></text:p>
      <text:p text:style-name="P1"><text:soft-page-break/></text:p>
      <text:p text:style-name="P4"><text:span text:style-name="T4">or</text:span><text:span text:style-name="T3"> jugadorId </text:span><text:span text:style-name="T4">in</text:span><text:span text:style-name="T2"> </text:span><text:span text:style-name="T4">(</text:span></text:p>
      <text:p text:style-name="P4"><text:span text:style-name="T3"><text:tab/><text:tab/><text:tab/><text:tab/></text:span><text:span text:style-name="T2">select</text:span><text:span text:style-name="T3"> jugadorPerdedor </text:span></text:p>
      <text:p text:style-name="P4"><text:span text:style-name="T3"><text:tab/><text:tab/><text:tab/><text:tab/></text:span><text:span text:style-name="T2">from</text:span><text:span text:style-name="T3"> Partidos</text:span></text:p>
      <text:p text:style-name="P4"><text:span text:style-name="T3"><text:tab/><text:tab/><text:tab/><text:tab/></text:span><text:span text:style-name="T2">where</text:span><text:span text:style-name="T3"> anio </text:span><text:span text:style-name="T4">=</text:span><text:span text:style-name="T3"> </text:span><text:span text:style-name="T7">year</text:span><text:span text:style-name="T4">(</text:span><text:span text:style-name="T7">getdate</text:span><text:span text:style-name="T4">())</text:span><text:span text:style-name="T3"> </text:span><text:span text:style-name="T4">)</text:span></text:p>
      <text:p text:style-name="P4"><text:span text:style-name="T4">and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4">and</text:span><text:span text:style-name="T3"> J</text:span><text:span text:style-name="T4">.</text:span><text:span text:style-name="T3">jugadorId </text:span><text:span text:style-name="T4">=</text:span><text:span text:style-name="T3"> TE</text:span><text:span text:style-name="T4">.</text:span><text:span text:style-name="T3">jugadorGanador</text:span></text:p>
      <text:p text:style-name="P4"><text:span text:style-name="T4">and</text:span><text:span text:style-name="T3"> T</text:span><text:span text:style-name="T4">.</text:span><text:span text:style-name="T3">torneoTipo </text:span><text:span text:style-name="T4">=</text:span><text:span text:style-name="T3"> </text:span><text:span text:style-name="T6">'GS'</text:span></text:p>
      <text:p text:style-name="P1"/>
      <text:p text:style-name="P4"><text:span text:style-name="T2">group</text:span><text:span text:style-name="T3"> </text:span><text:span text:style-name="T2">by</text:span><text:span text:style-name="T3"> nombre</text:span></text:p>
      <text:p text:style-name="P4"><text:span text:style-name="T2">having</text:span><text:span text:style-name="T3"> </text:span><text:span text:style-name="T7">count</text:span><text:span text:style-name="T4">(*)</text:span><text:span text:style-name="T3"> </text:span><text:span text:style-name="T4">&gt;=</text:span><text:span text:style-name="T3"> </text:span><text:span text:style-name="T4">all</text:span><text:span text:style-name="T2"> </text:span><text:span text:style-name="T4">(</text:span></text:p>
      <text:p text:style-name="P4"><text:span text:style-name="T3"><text:tab/><text:tab/><text:tab/><text:tab/><text:tab/></text:span><text:span text:style-name="T2">select</text:span><text:span text:style-name="T3"> </text:span><text:span text:style-name="T7">count</text:span><text:span text:style-name="T4">(*)</text:span></text:p>
      <text:p text:style-name="P4"><text:span text:style-name="T3"><text:tab/><text:tab/><text:tab/><text:tab/><text:tab/></text:span><text:span text:style-name="T2">from</text:span><text:span text:style-name="T3"> TorneoEdicion TE</text:span><text:span text:style-name="T4">,</text:span><text:span text:style-name="T3"> Torneos T</text:span></text:p>
      <text:p text:style-name="P4"><text:span text:style-name="T3"><text:tab/><text:tab/><text:tab/><text:tab/><text:tab/></text:span><text:span text:style-name="T2">where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3"><text:tab/><text:tab/><text:tab/><text:tab/><text:tab/></text:span><text:span text:style-name="T4">and</text:span><text:span text:style-name="T3"> T</text:span><text:span text:style-name="T4">.</text:span><text:span text:style-name="T3">torneoTipo </text:span><text:span text:style-name="T4">=</text:span><text:span text:style-name="T3"> </text:span><text:span text:style-name="T6">'GS'</text:span></text:p>
      <text:p text:style-name="P4"><text:span text:style-name="T3"><text:tab/><text:tab/><text:tab/><text:tab/><text:tab/></text:span><text:span text:style-name="T2">group</text:span><text:span text:style-name="T3"> </text:span><text:span text:style-name="T2">by</text:span><text:span text:style-name="T3"> jugadorGanador </text:span><text:span text:style-name="T4">)</text:span></text:p>
      <text:p text:style-name="P1"/>
      <text:p text:style-name="P1"/>
      <text:p text:style-name="P16">--f. Devolver el nombre de los jugadores que hayan ganado torneos en todas las</text:p>
      <text:p text:style-name="P16">--superficies.</text:p>
      <text:p text:style-name="P1"/>
      <text:p text:style-name="P4"><text:span text:style-name="T2">select</text:span><text:span text:style-name="T3"> nombre</text:span></text:p>
      <text:p text:style-name="P4"><text:span text:style-name="T2">from</text:span><text:span text:style-name="T3"> Jugadores J</text:span><text:span text:style-name="T4">,</text:span><text:span text:style-name="T3"> TorneoEdicion TE</text:span><text:span text:style-name="T4">,</text:span><text:span text:style-name="T3"> Torneos T</text:span></text:p>
      <text:p text:style-name="P4"><text:span text:style-name="T2">where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4">and</text:span><text:span text:style-name="T3"> J</text:span><text:span text:style-name="T4">.</text:span><text:span text:style-name="T3">jugadorId </text:span><text:span text:style-name="T4">=</text:span><text:span text:style-name="T3"> TE</text:span><text:span text:style-name="T4">.</text:span><text:span text:style-name="T3">jugadorGanador</text:span></text:p>
      <text:p text:style-name="P4"><text:span text:style-name="T2">group</text:span><text:span text:style-name="T3"> </text:span><text:span text:style-name="T2">by</text:span><text:span text:style-name="T3"> nombre</text:span></text:p>
      <text:p text:style-name="P4"><text:span text:style-name="T2">having</text:span><text:span text:style-name="T3"> </text:span><text:span text:style-name="T7">count</text:span><text:span text:style-name="T4">(</text:span><text:span text:style-name="T2">distinct</text:span><text:span text:style-name="T3"> torneoSuperficie</text:span><text:span text:style-name="T4">)</text:span><text:span text:style-name="T3"> </text:span><text:span text:style-name="T4">=</text:span><text:span text:style-name="T2"> </text:span><text:span text:style-name="T4">(</text:span><text:span text:style-name="T3"><text:tab/></text:span></text:p>
      <text:p text:style-name="P4"><text:span text:style-name="T3"><text:tab/><text:tab/><text:tab/><text:tab/><text:tab/><text:tab/><text:tab/><text:tab/><text:tab/><text:tab/></text:span><text:span text:style-name="T2">select</text:span><text:span text:style-name="T3"> </text:span><text:span text:style-name="T7">count</text:span><text:span text:style-name="T4">(</text:span><text:span text:style-name="T2">distinct</text:span><text:span text:style-name="T3"> torneoSuperficie</text:span><text:span text:style-name="T4">)</text:span></text:p>
      <text:p text:style-name="P4"><text:span text:style-name="T3"><text:tab/><text:tab/><text:tab/><text:tab/><text:tab/><text:tab/><text:tab/><text:tab/><text:tab/><text:tab/></text:span><text:span text:style-name="T2">from</text:span><text:span text:style-name="T3"> Torneos </text:span><text:span text:style-name="T4">)</text:span></text:p>
      <text:p text:style-name="P1"/>
      <text:p text:style-name="P1"/>
      <text:p text:style-name="P16">--g. Mostrar el nombre del torneo que a lo largo de su historia ha repartido más premios.</text:p>
      <text:p text:style-name="P16">--Devolver en la misma consulta, el mínimo monto entregado por este torneo a un</text:p>
      <text:p text:style-name="P16">--ganador y el máximo monto percibido por el ganador de este torneo.</text:p>
      <text:p text:style-name="P1"/>
      <text:p text:style-name="P4"><text:span text:style-name="T2">select</text:span><text:span text:style-name="T3"> torneoNombre</text:span><text:span text:style-name="T4">,</text:span><text:span text:style-name="T3"> </text:span><text:span text:style-name="T7">min</text:span><text:span text:style-name="T4">(</text:span><text:span text:style-name="T3">premioGanador</text:span><text:span text:style-name="T4">)</text:span><text:span text:style-name="T3"> montoMin</text:span><text:span text:style-name="T4">,</text:span><text:span text:style-name="T3"> </text:span><text:span text:style-name="T7">max</text:span><text:span text:style-name="T4">(</text:span><text:span text:style-name="T3">premioGanador</text:span><text:span text:style-name="T4">)</text:span><text:span text:style-name="T3"> montoMax</text:span></text:p>
      <text:p text:style-name="P4"><text:span text:style-name="T2">from</text:span><text:span text:style-name="T3"> TorneoEdicion TE</text:span><text:span text:style-name="T4">,</text:span><text:span text:style-name="T3"> Torneos T</text:span></text:p>
      <text:p text:style-name="P4"><text:span text:style-name="T2">where</text:span><text:span text:style-name="T3"> TE</text:span><text:span text:style-name="T4">.</text:span><text:span text:style-name="T3">torneoId </text:span><text:span text:style-name="T4">=</text:span><text:span text:style-name="T3"> T</text:span><text:span text:style-name="T4">.</text:span><text:span text:style-name="T3">torneoId</text:span></text:p>
      <text:p text:style-name="P4"><text:span text:style-name="T2">group</text:span><text:span text:style-name="T3"> </text:span><text:span text:style-name="T2">by</text:span><text:span text:style-name="T3"> torneoNombre</text:span></text:p>
      <text:p text:style-name="P4"><text:span text:style-name="T2">having</text:span><text:span text:style-name="T3"> </text:span><text:span text:style-name="T7">sum</text:span><text:span text:style-name="T4">(</text:span><text:span text:style-name="T3">premiosTotales</text:span><text:span text:style-name="T4">)</text:span><text:span text:style-name="T3"> </text:span><text:span text:style-name="T4">&gt;=</text:span><text:span text:style-name="T3"> </text:span><text:span text:style-name="T4">all</text:span><text:span text:style-name="T2"> </text:span><text:span text:style-name="T4">(</text:span><text:span text:style-name="T3"> </text:span></text:p>
      <text:p text:style-name="P4"><text:span text:style-name="T3"><text:tab/><text:tab/><text:tab/><text:tab/><text:tab/><text:tab/><text:tab/><text:tab/></text:span><text:span text:style-name="T2">select</text:span><text:span text:style-name="T3"> </text:span><text:span text:style-name="T7">sum</text:span><text:span text:style-name="T4">(</text:span><text:span text:style-name="T3">premiosTotales</text:span><text:span text:style-name="T4">)</text:span><text:span text:style-name="T3"> </text:span></text:p>
      <text:p text:style-name="P4"><text:span text:style-name="T3"><text:tab/><text:tab/><text:tab/><text:tab/><text:tab/><text:tab/><text:tab/><text:tab/></text:span><text:span text:style-name="T2">from</text:span><text:span text:style-name="T3"> TorneoEdicion</text:span></text:p>
      <text:p text:style-name="P4"><text:span text:style-name="T3"><text:tab/><text:tab/><text:tab/><text:tab/><text:tab/><text:tab/><text:tab/><text:tab/></text:span><text:span text:style-name="T2">group</text:span><text:span text:style-name="T3"> </text:span><text:span text:style-name="T2">by</text:span><text:span text:style-name="T3"> torneoId </text:span><text:span text:style-name="T4">)</text:span></text:p>
      <text:p text:style-name="P1"/>
      <text:p text:style-name="P1"/>
      <text:p text:style-name="P16">--Vistas: crear una vista 'rankingActualPorPais' que muestre por país la cantidad de jugadores</text:p>
      <text:p text:style-name="P16">--en el top ten del ranking actual (mostrar solo los países con jugadores en el resultado).</text:p>
      <text:p text:style-name="P1"/>
      <text:p text:style-name="P14">go</text:p>
      <text:p text:style-name="P4"><text:span text:style-name="T2">create</text:span><text:span text:style-name="T3"> </text:span><text:span text:style-name="T2">view</text:span><text:span text:style-name="T3"> rankingActualPorPais</text:span></text:p>
      <text:p text:style-name="P4"><text:span text:style-name="T2">as </text:span><text:span text:style-name="T4">(</text:span></text:p>
      <text:p text:style-name="P4"><text:span text:style-name="T3"><text:tab/></text:span><text:span text:style-name="T2">select</text:span><text:span text:style-name="T3"> paisId</text:span><text:span text:style-name="T4">,</text:span><text:span text:style-name="T3"> paisNombre</text:span><text:span text:style-name="T4">,</text:span><text:span text:style-name="T3"> </text:span><text:span text:style-name="T7">count</text:span><text:span text:style-name="T4">(*)</text:span><text:span text:style-name="T3"> cantJugadores</text:span></text:p>
      <text:p text:style-name="P4"><text:span text:style-name="T3"><text:tab/></text:span><text:span text:style-name="T2">from</text:span><text:span text:style-name="T3"> FechaRanking FR</text:span><text:span text:style-name="T4">,</text:span><text:span text:style-name="T3"> Ranking R</text:span><text:span text:style-name="T4">,</text:span><text:span text:style-name="T3"> Jugadores J</text:span><text:span text:style-name="T4">,</text:span><text:span text:style-name="T3"> Paises P</text:span></text:p>
      <text:p text:style-name="P4"><text:span text:style-name="T3"><text:tab/></text:span><text:span text:style-name="T2">where</text:span><text:span text:style-name="T3"> FR</text:span><text:span text:style-name="T4">.</text:span><text:span text:style-name="T3">fecha </text:span><text:span text:style-name="T4">=</text:span><text:span text:style-name="T2"> </text:span><text:span text:style-name="T4">(</text:span><text:span text:style-name="T3"> </text:span><text:span text:style-name="T2">select</text:span><text:span text:style-name="T3"> </text:span><text:span text:style-name="T7">max</text:span><text:span text:style-name="T4">(</text:span><text:span text:style-name="T3">fecha</text:span><text:span text:style-name="T4">)</text:span><text:span text:style-name="T3"> </text:span><text:span text:style-name="T2">from</text:span><text:span text:style-name="T3"> FechaRanking </text:span><text:span text:style-name="T4">)</text:span></text:p>
      <text:p text:style-name="P4"><text:span text:style-name="T3"><text:tab/></text:span><text:span text:style-name="T4">and</text:span><text:span text:style-name="T3"> FR</text:span><text:span text:style-name="T4">.</text:span><text:span text:style-name="T3">fechaRankingId </text:span><text:span text:style-name="T4">=</text:span><text:span text:style-name="T3"> R</text:span><text:span text:style-name="T4">.</text:span><text:span text:style-name="T3">fechaRanking</text:span></text:p>
      <text:p text:style-name="P4"><text:span text:style-name="T3"><text:tab/></text:span><text:span text:style-name="T4">and</text:span><text:span text:style-name="T3"> R</text:span><text:span text:style-name="T4">.</text:span><text:span text:style-name="T3">jugadorId </text:span><text:span text:style-name="T4">=</text:span><text:span text:style-name="T3"> J</text:span><text:span text:style-name="T4">.</text:span><text:span text:style-name="T3">jugadorId</text:span></text:p>
      <text:p text:style-name="P4"><text:span text:style-name="T3"><text:tab/></text:span><text:span text:style-name="T4">and</text:span><text:span text:style-name="T3"> J</text:span><text:span text:style-name="T4">.</text:span><text:span text:style-name="T3">paisNacimiento </text:span><text:span text:style-name="T4">=</text:span><text:span text:style-name="T3"> P</text:span><text:span text:style-name="T4">.</text:span><text:span text:style-name="T3">paisId</text:span></text:p>
      <text:p text:style-name="P4"><text:span text:style-name="T3"><text:tab/></text:span><text:span text:style-name="T4">and</text:span><text:span text:style-name="T3"> posicion </text:span><text:span text:style-name="T4">&lt;=</text:span><text:span text:style-name="T3"> 10</text:span></text:p>
      <text:p text:style-name="P4"><text:span text:style-name="T3"><text:tab/></text:span><text:span text:style-name="T2">group</text:span><text:span text:style-name="T3"> </text:span><text:span text:style-name="T2">by</text:span><text:span text:style-name="T3"> paisId</text:span><text:span text:style-name="T4">,</text:span><text:span text:style-name="T3"> paisNombre</text:span></text:p>
      <text:p text:style-name="P15">)</text:p>
      <text:p text:style-name="P1"/>
      <text:p text:style-name="P4"><text:span text:style-name="T2">select</text:span><text:span text:style-name="T3"> </text:span><text:span text:style-name="T4">*</text:span><text:span text:style-name="T3"> </text:span><text:span text:style-name="T2">from</text:span><text:span text:style-name="T3"> rankingActualPorPais</text:span></text:p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8"><text:soft-page-break/>Informe de consideraciones de la solución</text:p>
      <text:p text:style-name="P8"/>
      <text:p text:style-name="P9">Procedimiento F:</text:p>
      <text:p text:style-name="P9">Si más de un jugador ganó la máxima cantidad de partidos en alguna superficie, el procedimiento dará como resultado solamente un jugador, el que tiene mayor id. <text:span text:style-name="T8">Si no se jugó ningún partido en esa superficie ese año el resultado será null.</text:span></text:p>
      <text:p text:style-name="P8"/>
      <text:p text:style-name="P10">Función G:</text:p>
      <text:p text:style-name="P10">Tomo como que un jugador es de un país cuando es el país de nacimiento. Además supongo que no se juegan o no están ingresados partidos que no pertenezcan a un torneo.</text:p>
      <text:p text:style-name="P8"/>
      <text:p text:style-name="P11">Disparador C:</text:p>
      <text:p text:style-name="P11">Para saber si se modifica la posición se elige la fecha anterior mediante el id. Sería mejor elegirla en base a la fecha (date), pero queda más complicado.</text:p>
      <text:p text:style-name="P7"/>
      <text:p text:style-name="P11">Disparador E:</text:p>
      <text:p text:style-name="P12">Los insert hay que hacerlos de a uno, si se hacen de a muchos no funciona bien, y no entiendo porqué.</text:p>
      <text:p text:style-name="P12"/>
      <text:p text:style-name="P7">Consulta <text:span text:style-name="T9">C</text:span>:</text:p>
      <text:p text:style-name="P7">La segunda y tercer columna están limitadas a un solo valor por el "top(1)". Si un jugador le ganó la misma cantidad <text:span text:style-name="T10">máxima</text:span> de veces a otros dos apareceá solamente uno. Lo mismo pasa si perdió la misma cantidad <text:span text:style-name="T10">máxima</text:span> de veces con otros dos.</text:p>
      <text:p text:style-name="P6">Si el jugador nunca perdió un partido la segunda columna será null. Si el jugador nunca ganó un partido la tercera columna será nu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34S</meta:editing-duration>
    <meta:editing-cycles>5</meta:editing-cycles>
    <meta:generator>LibreOffice/5.4.3.2$Windows_X86_64 LibreOffice_project/92a7159f7e4af62137622921e809f8546db437e5</meta:generator>
    <dc:date>2018-09-14T13:47:24.375000000</dc:date>
    <meta:document-statistic meta:table-count="0" meta:image-count="0" meta:object-count="0" meta:page-count="19" meta:paragraph-count="1019" meta:word-count="5859" meta:character-count="43699" meta:non-whitespace-character-count="37987"/>
    <meta:user-defined meta:name="Info 1"/>
    <meta:user-defined meta:name="Info 2"/>
    <meta:user-defined meta:name="Info 3"/>
    <meta:user-defined meta:name="Info 4"/>
  </office:meta>
</office:document-meta>
</file>